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wiss"/>
    <style:font-face style:name="Times New Roman3" svg:font-family="'Times New Roman'"/>
    <style:font-face style:name="TimesNewRoman" svg:font-family="TimesNewRoman"/>
  </office:font-face-decls>
  <office:automatic-styles>
    <style:style style:name="co1" style:family="table-column">
      <style:table-column-properties fo:break-before="auto" style:column-width="2.683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0.50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5.071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2.18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49cm"/>
    </style:style>
    <style:style style:name="co12" style:family="table-column">
      <style:table-column-properties fo:break-before="auto" style:column-width="3.316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0.981cm"/>
    </style:style>
    <style:style style:name="co15" style:family="table-column">
      <style:table-column-properties fo:break-before="auto" style:column-width="2.228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0.582cm"/>
    </style:style>
    <style:style style:name="co18" style:family="table-column">
      <style:table-column-properties fo:break-before="auto" style:column-width="0.388cm"/>
    </style:style>
    <style:style style:name="co19" style:family="table-column">
      <style:table-column-properties fo:break-before="auto" style:column-width="1.767cm"/>
    </style:style>
    <style:style style:name="co20" style:family="table-column">
      <style:table-column-properties fo:break-before="auto" style:column-width="2.611cm"/>
    </style:style>
    <style:style style:name="co21" style:family="table-column">
      <style:table-column-properties fo:break-before="auto" style:column-width="1.042cm"/>
    </style:style>
    <style:style style:name="co22" style:family="table-column">
      <style:table-column-properties fo:break-before="auto" style:column-width="6.809cm"/>
    </style:style>
    <style:style style:name="co23" style:family="table-column">
      <style:table-column-properties fo:break-before="auto" style:column-width="5.004cm"/>
    </style:style>
    <style:style style:name="co24" style:family="table-column">
      <style:table-column-properties fo:break-before="auto" style:column-width="6.57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2.08cm"/>
    </style:style>
    <style:style style:name="co27" style:family="table-column">
      <style:table-column-properties fo:break-before="auto" style:column-width="1.676cm"/>
    </style:style>
    <style:style style:name="co28" style:family="table-column">
      <style:table-column-properties fo:break-before="auto" style:column-width="1.54cm"/>
    </style:style>
    <style:style style:name="co29" style:family="table-column">
      <style:table-column-properties fo:break-before="auto" style:column-width="1.127cm"/>
    </style:style>
    <style:style style:name="co30" style:family="table-column">
      <style:table-column-properties fo:break-before="auto" style:column-width="2.97cm"/>
    </style:style>
    <style:style style:name="co31" style:family="table-column">
      <style:table-column-properties fo:break-before="auto" style:column-width="2.586cm"/>
    </style:style>
    <style:style style:name="co32" style:family="table-column">
      <style:table-column-properties fo:break-before="auto" style:column-width="4.332cm"/>
    </style:style>
    <style:style style:name="co33" style:family="table-column">
      <style:table-column-properties fo:break-before="auto" style:column-width="3.112cm"/>
    </style:style>
    <style:style style:name="co34" style:family="table-column">
      <style:table-column-properties fo:break-before="auto" style:column-width="3.501cm"/>
    </style:style>
    <style:style style:name="co35" style:family="table-column">
      <style:table-column-properties fo:break-before="auto" style:column-width="4.512cm"/>
    </style:style>
    <style:style style:name="co36" style:family="table-column">
      <style:table-column-properties fo:break-before="auto" style:column-width="6.652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9.232cm"/>
    </style:style>
    <style:style style:name="co39" style:family="table-column">
      <style:table-column-properties fo:break-before="auto" style:column-width="7.922cm"/>
    </style:style>
    <style:style style:name="co40" style:family="table-column">
      <style:table-column-properties fo:break-before="auto" style:column-width="2.069cm"/>
    </style:style>
    <style:style style:name="co41" style:family="table-column">
      <style:table-column-properties fo:break-before="auto" style:column-width="0.466cm"/>
    </style:style>
    <style:style style:name="co42" style:family="table-column">
      <style:table-column-properties fo:break-before="auto" style:column-width="1.187cm"/>
    </style:style>
    <style:style style:name="co43" style:family="table-column">
      <style:table-column-properties fo:break-before="auto" style:column-width="0.487cm"/>
    </style:style>
    <style:style style:name="co44" style:family="table-column">
      <style:table-column-properties fo:break-before="auto" style:column-width="3.522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0.635cm"/>
    </style:style>
    <style:style style:name="co47" style:family="table-column">
      <style:table-column-properties fo:break-before="auto" style:column-width="0.975cm"/>
    </style:style>
    <style:style style:name="co48" style:family="table-column">
      <style:table-column-properties fo:break-before="auto" style:column-width="3.417cm"/>
    </style:style>
    <style:style style:name="co49" style:family="table-column">
      <style:table-column-properties fo:break-before="auto" style:column-width="1.295cm"/>
    </style:style>
    <style:style style:name="co50" style:family="table-column">
      <style:table-column-properties fo:break-before="auto" style:column-width="0.572cm"/>
    </style:style>
    <style:style style:name="co51" style:family="table-column">
      <style:table-column-properties fo:break-before="auto" style:column-width="1.145cm"/>
    </style:style>
    <style:style style:name="co52" style:family="table-column">
      <style:table-column-properties fo:break-before="auto" style:column-width="1.797cm"/>
    </style:style>
    <style:style style:name="co53" style:family="table-column">
      <style:table-column-properties fo:break-before="auto" style:column-width="0.614cm"/>
    </style:style>
    <style:style style:name="co54" style:family="table-column">
      <style:table-column-properties fo:break-before="auto" style:column-width="3.311cm"/>
    </style:style>
    <style:style style:name="co55" style:family="table-column">
      <style:table-column-properties fo:break-before="auto" style:column-width="1.06cm"/>
    </style:style>
    <style:style style:name="co56" style:family="table-column">
      <style:table-column-properties fo:break-before="auto" style:column-width="1.931cm"/>
    </style:style>
    <style:style style:name="co57" style:family="table-column">
      <style:table-column-properties fo:break-before="auto" style:column-width="1.36cm"/>
    </style:style>
    <style:style style:name="co58" style:family="table-column">
      <style:table-column-properties fo:break-before="auto" style:column-width="15.522cm"/>
    </style:style>
    <style:style style:name="co59" style:family="table-column">
      <style:table-column-properties fo:break-before="auto" style:column-width="2.572cm"/>
    </style:style>
    <style:style style:name="co60" style:family="table-column">
      <style:table-column-properties fo:break-before="auto" style:column-width="10.317cm"/>
    </style:style>
    <style:style style:name="co61" style:family="table-column">
      <style:table-column-properties fo:break-before="auto" style:column-width="10.149cm"/>
    </style:style>
    <style:style style:name="co62" style:family="table-column">
      <style:table-column-properties fo:break-before="auto" style:column-width="4.477cm"/>
    </style:style>
    <style:style style:name="co63" style:family="table-column">
      <style:table-column-properties fo:break-before="auto" style:column-width="0.743cm"/>
    </style:style>
    <style:style style:name="co64" style:family="table-column">
      <style:table-column-properties fo:break-before="auto" style:column-width="1.718cm"/>
    </style:style>
    <style:style style:name="co65" style:family="table-column">
      <style:table-column-properties fo:break-before="auto" style:column-width="0.445cm"/>
    </style:style>
    <style:style style:name="co66" style:family="table-column">
      <style:table-column-properties fo:break-before="auto" style:column-width="1.143cm"/>
    </style:style>
    <style:style style:name="co67" style:family="table-column">
      <style:table-column-properties fo:break-before="auto" style:column-width="0.764cm"/>
    </style:style>
    <style:style style:name="co68" style:family="table-column">
      <style:table-column-properties fo:break-before="auto" style:column-width="3.055cm"/>
    </style:style>
    <style:style style:name="co69" style:family="table-column">
      <style:table-column-properties fo:break-before="auto" style:column-width="1.579cm"/>
    </style:style>
    <style:style style:name="co70" style:family="table-column">
      <style:table-column-properties fo:break-before="auto" style:column-width="1.953cm"/>
    </style:style>
    <style:style style:name="co71" style:family="table-column">
      <style:table-column-properties fo:break-before="auto" style:column-width="0.721cm"/>
    </style:style>
    <style:style style:name="co72" style:family="table-column">
      <style:table-column-properties fo:break-before="auto" style:column-width="1.018cm"/>
    </style:style>
    <style:style style:name="co73" style:family="table-column">
      <style:table-column-properties fo:break-before="auto" style:column-width="0.679cm"/>
    </style:style>
    <style:style style:name="co74" style:family="table-column">
      <style:table-column-properties fo:break-before="auto" style:column-width="3.076cm"/>
    </style:style>
    <style:style style:name="co75" style:family="table-column">
      <style:table-column-properties fo:break-before="auto" style:column-width="1.379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1.166cm"/>
    </style:style>
    <style:style style:name="co78" style:family="table-column">
      <style:table-column-properties fo:break-before="auto" style:column-width="2.907cm"/>
    </style:style>
    <style:style style:name="co79" style:family="table-column">
      <style:table-column-properties fo:break-before="auto" style:column-width="0.954cm"/>
    </style:style>
    <style:style style:name="co80" style:family="table-column">
      <style:table-column-properties fo:break-before="auto" style:column-width="2.759cm"/>
    </style:style>
    <style:style style:name="co81" style:family="table-column">
      <style:table-column-properties fo:break-before="auto" style:column-width="1.485cm"/>
    </style:style>
    <style:style style:name="co82" style:family="table-column">
      <style:table-column-properties fo:break-before="auto" style:column-width="4.519cm"/>
    </style:style>
    <style:style style:name="co83" style:family="table-column">
      <style:table-column-properties fo:break-before="auto" style:column-width="0.658cm"/>
    </style:style>
    <style:style style:name="co84" style:family="table-column">
      <style:table-column-properties fo:break-before="auto" style:column-width="0.489cm"/>
    </style:style>
    <style:style style:name="co85" style:family="table-column">
      <style:table-column-properties fo:break-before="auto" style:column-width="1.334cm"/>
    </style:style>
    <style:style style:name="co86" style:family="table-column">
      <style:table-column-properties fo:break-before="auto" style:column-width="0.843cm"/>
    </style:style>
    <style:style style:name="co87" style:family="table-column">
      <style:table-column-properties fo:break-before="auto" style:column-width="3.431cm"/>
    </style:style>
    <style:style style:name="co88" style:family="table-column">
      <style:table-column-properties fo:break-before="auto" style:column-width="2.614cm"/>
    </style:style>
    <style:style style:name="co89" style:family="table-column">
      <style:table-column-properties fo:break-before="auto" style:column-width="2.15cm"/>
    </style:style>
    <style:style style:name="co90" style:family="table-column">
      <style:table-column-properties fo:break-before="auto" style:column-width="1.96cm"/>
    </style:style>
    <style:style style:name="co91" style:family="table-column">
      <style:table-column-properties fo:break-before="auto" style:column-width="0.407cm"/>
    </style:style>
    <style:style style:name="co92" style:family="table-column">
      <style:table-column-properties fo:break-before="auto" style:column-width="1.252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2.886cm"/>
    </style:style>
    <style:style style:name="co95" style:family="table-column">
      <style:table-column-properties fo:break-before="auto" style:column-width="1.224cm"/>
    </style:style>
    <style:style style:name="co96" style:family="table-column">
      <style:table-column-properties fo:break-before="auto" style:column-width="3.05cm"/>
    </style:style>
    <style:style style:name="co97" style:family="table-column">
      <style:table-column-properties fo:break-before="auto" style:column-width="2.914cm"/>
    </style:style>
    <style:style style:name="co98" style:family="table-column">
      <style:table-column-properties fo:break-before="auto" style:column-width="0.653cm"/>
    </style:style>
    <style:style style:name="co99" style:family="table-column">
      <style:table-column-properties fo:break-before="auto" style:column-width="0.924cm"/>
    </style:style>
    <style:style style:name="co100" style:family="table-column">
      <style:table-column-properties fo:break-before="auto" style:column-width="3.403cm"/>
    </style:style>
    <style:style style:name="co101" style:family="table-column">
      <style:table-column-properties fo:break-before="auto" style:column-width="1.715cm"/>
    </style:style>
    <style:style style:name="co102" style:family="table-column">
      <style:table-column-properties fo:break-before="auto" style:column-width="3.131cm"/>
    </style:style>
    <style:style style:name="co103" style:family="table-column">
      <style:table-column-properties fo:break-before="auto" style:column-width="0.871cm"/>
    </style:style>
    <style:style style:name="co104" style:family="table-column">
      <style:table-column-properties fo:break-before="auto" style:column-width="1.279cm"/>
    </style:style>
    <style:style style:name="co105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41cm" fo:break-before="auto" style:use-optimal-row-height="false"/>
    </style:style>
    <style:style style:name="ro3" style:family="table-row">
      <style:table-row-properties style:row-height="0.753cm" fo:break-before="auto" style:use-optimal-row-height="false"/>
    </style:style>
    <style:style style:name="ro4" style:family="table-row">
      <style:table-row-properties style:row-height="0.471cm" fo:break-before="auto" style:use-optimal-row-height="false"/>
    </style:style>
    <style:style style:name="ro5" style:family="table-row">
      <style:table-row-properties style:row-height="0.637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716cm" fo:break-before="auto" style:use-optimal-row-height="false"/>
    </style:style>
    <style:style style:name="ro8" style:family="table-row">
      <style:table-row-properties style:row-height="1.083cm" fo:break-before="auto" style:use-optimal-row-height="fals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0.776cm" fo:break-before="auto" style:use-optimal-row-height="false"/>
    </style:style>
    <style:style style:name="ro15" style:family="table-row">
      <style:table-row-properties style:row-height="0.6cm" fo:break-before="auto" style:use-optimal-row-height="false"/>
    </style:style>
    <style:style style:name="ro16" style:family="table-row">
      <style:table-row-properties style:row-height="0.654cm" fo:break-before="auto" style:use-optimal-row-height="false"/>
    </style:style>
    <style:style style:name="ro17" style:family="table-row">
      <style:table-row-properties style:row-height="0.672cm" fo:break-before="auto" style:use-optimal-row-height="false"/>
    </style:style>
    <style:style style:name="ro18" style:family="table-row">
      <style:table-row-properties style:row-height="0.707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0.811cm" fo:break-before="auto" style:use-optimal-row-height="false"/>
    </style:style>
    <style:style style:name="ro21" style:family="table-row">
      <style:table-row-properties style:row-height="0.935cm" fo:break-before="auto" style:use-optimal-row-height="false"/>
    </style:style>
    <style:style style:name="ro22" style:family="table-row">
      <style:table-row-properties style:row-height="1.917cm" fo:break-before="auto" style:use-optimal-row-height="false"/>
    </style:style>
    <style:style style:name="ro23" style:family="table-row">
      <style:table-row-properties style:row-height="0.67cm" fo:break-before="auto" style:use-optimal-row-height="false"/>
    </style:style>
    <style:style style:name="ro24" style:family="table-row">
      <style:table-row-properties style:row-height="0.979cm" fo:break-before="auto" style:use-optimal-row-height="false"/>
    </style:style>
    <style:style style:name="ro25" style:family="table-row">
      <style:table-row-properties style:row-height="1.235cm" fo:break-before="auto" style:use-optimal-row-height="false"/>
    </style:style>
    <style:style style:name="ro26" style:family="table-row">
      <style:table-row-properties style:row-height="0.706cm" fo:break-before="auto" style:use-optimal-row-height="false"/>
    </style:style>
    <style:style style:name="ro27" style:family="table-row">
      <style:table-row-properties style:row-height="0.953cm" fo:break-before="auto" style:use-optimal-row-height="false"/>
    </style:style>
    <style:style style:name="ro28" style:family="table-row">
      <style:table-row-properties style:row-height="0.688cm" fo:break-before="auto" style:use-optimal-row-height="false"/>
    </style:style>
    <style:style style:name="ro29" style:family="table-row">
      <style:table-row-properties style:row-height="1.032cm" fo:break-before="auto" style:use-optimal-row-height="false"/>
    </style:style>
    <style:style style:name="ro30" style:family="table-row">
      <style:table-row-properties style:row-height="3.519cm" fo:break-before="auto" style:use-optimal-row-height="false"/>
    </style:style>
    <style:style style:name="ro31" style:family="table-row">
      <style:table-row-properties style:row-height="1.191cm" fo:break-before="auto" style:use-optimal-row-height="false"/>
    </style:style>
    <style:style style:name="ro32" style:family="table-row">
      <style:table-row-properties style:row-height="1.446cm" fo:break-before="auto" style:use-optimal-row-height="false"/>
    </style:style>
    <style:style style:name="ro33" style:family="table-row">
      <style:table-row-properties style:row-height="1.058cm" fo:break-before="auto" style:use-optimal-row-height="false"/>
    </style:style>
    <style:style style:name="ro34" style:family="table-row">
      <style:table-row-properties style:row-height="3.016cm" fo:break-before="auto" style:use-optimal-row-height="false"/>
    </style:style>
    <style:style style:name="ro35" style:family="table-row">
      <style:table-row-properties style:row-height="1.014cm" fo:break-before="auto" style:use-optimal-row-height="false"/>
    </style:style>
    <style:style style:name="ro36" style:family="table-row">
      <style:table-row-properties style:row-height="0.609cm" fo:break-before="auto" style:use-optimal-row-height="false"/>
    </style:style>
    <style:style style:name="ro37" style:family="table-row">
      <style:table-row-properties style:row-height="0.882cm" fo:break-before="auto" style:use-optimal-row-height="false"/>
    </style:style>
    <style:style style:name="ro38" style:family="table-row">
      <style:table-row-properties style:row-height="1.076cm" fo:break-before="auto" style:use-optimal-row-height="false"/>
    </style:style>
    <style:style style:name="ro39" style:family="table-row">
      <style:table-row-properties style:row-height="1.217cm" fo:break-before="auto" style:use-optimal-row-height="false"/>
    </style:style>
    <style:style style:name="ro40" style:family="table-row">
      <style:table-row-properties style:row-height="0.556cm" fo:break-before="auto" style:use-optimal-row-height="false"/>
    </style:style>
    <style:style style:name="ro41" style:family="table-row">
      <style:table-row-properties style:row-height="6.315cm" fo:break-before="auto" style:use-optimal-row-height="false"/>
    </style:style>
    <style:style style:name="ro42" style:family="table-row">
      <style:table-row-properties style:row-height="2.152cm" fo:break-before="auto" style:use-optimal-row-height="false"/>
    </style:style>
    <style:style style:name="ro43" style:family="table-row">
      <style:table-row-properties style:row-height="1.005cm" fo:break-before="auto" style:use-optimal-row-height="false"/>
    </style:style>
    <style:style style:name="ro44" style:family="table-row">
      <style:table-row-properties style:row-height="0.829cm" fo:break-before="auto" style:use-optimal-row-height="false"/>
    </style:style>
    <style:style style:name="ro45" style:family="table-row">
      <style:table-row-properties style:row-height="0.841cm" fo:break-before="auto" style:use-optimal-row-height="true"/>
    </style:style>
    <style:style style:name="ro46" style:family="table-row">
      <style:table-row-properties style:row-height="1.236cm" fo:break-before="auto" style:use-optimal-row-height="true"/>
    </style:style>
    <style:style style:name="ro47" style:family="table-row">
      <style:table-row-properties style:row-height="0.579cm" fo:break-before="auto" style:use-optimal-row-height="false"/>
    </style:style>
    <style:style style:name="ro48" style:family="table-row">
      <style:table-row-properties style:row-height="1.207cm" fo:break-before="auto" style:use-optimal-row-height="false"/>
    </style:style>
    <style:style style:name="ro49" style:family="table-row">
      <style:table-row-properties style:row-height="0.499cm" fo:break-before="auto" style:use-optimal-row-height="true"/>
    </style:style>
    <style:style style:name="ro50" style:family="table-row">
      <style:table-row-properties style:row-height="0.785cm" fo:break-before="auto" style:use-optimal-row-height="false"/>
    </style:style>
    <style:style style:name="ro51" style:family="table-row">
      <style:table-row-properties style:row-height="0.806cm" fo:break-before="auto" style:use-optimal-row-height="false"/>
    </style:style>
    <style:style style:name="ro52" style:family="table-row">
      <style:table-row-properties style:row-height="0.788cm" fo:break-before="auto" style:use-optimal-row-height="true"/>
    </style:style>
    <style:style style:name="ro53" style:family="table-row">
      <style:table-row-properties style:row-height="2.184cm" fo:break-before="auto" style:use-optimal-row-height="false"/>
    </style:style>
    <style:style style:name="ro54" style:family="table-row">
      <style:table-row-properties style:row-height="0.827cm" fo:break-before="auto" style:use-optimal-row-height="false"/>
    </style:style>
    <style:style style:name="ro55" style:family="table-row">
      <style:table-row-properties style:row-height="0.956cm" fo:break-before="auto" style:use-optimal-row-height="false"/>
    </style:style>
    <style:style style:name="ro56" style:family="table-row">
      <style:table-row-properties style:row-height="0.529cm" fo:break-before="auto" style:use-optimal-row-height="true"/>
    </style:style>
    <style:style style:name="ro57" style:family="table-row">
      <style:table-row-properties style:row-height="1.42cm" fo:break-before="auto" style:use-optimal-row-height="false"/>
    </style:style>
    <style:style style:name="ro58" style:family="table-row">
      <style:table-row-properties style:row-height="1.49cm" fo:break-before="auto" style:use-optimal-row-height="false"/>
    </style:style>
    <style:style style:name="ro59" style:family="table-row">
      <style:table-row-properties style:row-height="2.134cm" fo:break-before="auto" style:use-optimal-row-height="false"/>
    </style:style>
    <style:style style:name="ro60" style:family="table-row">
      <style:table-row-properties style:row-height="1.93cm" fo:break-before="auto" style:use-optimal-row-height="false"/>
    </style:style>
    <style:style style:name="ro61" style:family="table-row">
      <style:table-row-properties style:row-height="2.457cm" fo:break-before="auto" style:use-optimal-row-height="false"/>
    </style:style>
    <style:style style:name="ro62" style:family="table-row">
      <style:table-row-properties style:row-height="1.988cm" fo:break-before="auto" style:use-optimal-row-height="false"/>
    </style:style>
    <style:style style:name="ro63" style:family="table-row">
      <style:table-row-properties style:row-height="2.046cm" fo:break-before="auto" style:use-optimal-row-height="false"/>
    </style:style>
    <style:style style:name="ro64" style:family="table-row">
      <style:table-row-properties style:row-height="1.871cm" fo:break-before="auto" style:use-optimal-row-height="false"/>
    </style:style>
    <style:style style:name="ro65" style:family="table-row">
      <style:table-row-properties style:row-height="2.106cm" fo:break-before="auto" style:use-optimal-row-height="false"/>
    </style:style>
    <style:style style:name="ro66" style:family="table-row">
      <style:table-row-properties style:row-height="1.513cm" fo:break-before="auto" style:use-optimal-row-height="false"/>
    </style:style>
    <style:style style:name="ro67" style:family="table-row">
      <style:table-row-properties style:row-height="2.417cm" fo:break-before="auto" style:use-optimal-row-height="false"/>
    </style:style>
    <style:style style:name="ro68" style:family="table-row">
      <style:table-row-properties style:row-height="1.168cm" fo:break-before="auto" style:use-optimal-row-height="false"/>
    </style:style>
    <style:style style:name="ro69" style:family="table-row">
      <style:table-row-properties style:row-height="1.157cm" fo:break-before="auto" style:use-optimal-row-height="true"/>
    </style:style>
    <style:style style:name="ro70" style:family="table-row">
      <style:table-row-properties style:row-height="0.684cm" fo:break-before="auto" style:use-optimal-row-height="true"/>
    </style:style>
    <style:style style:name="ro71" style:family="table-row">
      <style:table-row-properties style:row-height="0.771cm" fo:break-before="auto" style:use-optimal-row-height="false"/>
    </style:style>
    <style:style style:name="ro72" style:family="table-row">
      <style:table-row-properties style:row-height="2.053cm" fo:break-before="auto" style:use-optimal-row-height="false"/>
    </style:style>
    <style:style style:name="ro73" style:family="table-row">
      <style:table-row-properties style:row-height="0.764cm" fo:break-before="auto" style:use-optimal-row-height="false"/>
    </style:style>
    <style:style style:name="ro74" style:family="table-row">
      <style:table-row-properties style:row-height="0.893cm" fo:break-before="auto" style:use-optimal-row-height="false"/>
    </style:style>
    <style:style style:name="ro75" style:family="table-row">
      <style:table-row-properties style:row-height="2.817cm" fo:break-before="auto" style:use-optimal-row-height="false"/>
    </style:style>
    <style:style style:name="ro76" style:family="table-row">
      <style:table-row-properties style:row-height="0.841cm" fo:break-before="auto" style:use-optimal-row-height="false"/>
    </style:style>
    <style:style style:name="ro77" style:family="table-row">
      <style:table-row-properties style:row-height="0.947cm" fo:break-before="auto" style:use-optimal-row-height="false"/>
    </style:style>
    <style:style style:name="ro78" style:family="table-row">
      <style:table-row-properties style:row-height="1.21cm" fo:break-before="auto" style:use-optimal-row-height="false"/>
    </style:style>
    <style:style style:name="ro79" style:family="table-row">
      <style:table-row-properties style:row-height="0.947cm" fo:break-before="auto" style:use-optimal-row-height="true"/>
    </style:style>
    <style:style style:name="ro80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dddddd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ackground-color="#ffde59" style:text-align-source="value-type" style:repeat-content="false" fo:wrap-option="wrap" fo:border="0.99pt ridge #000000" style:vertical-align="middle"/>
      <style:paragraph-properties fo:margin-left="0cm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58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9" style:family="table-cell" style:parent-style-name="Default" style:data-style-name="N1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6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e8f2a1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ffde59" style:text-align-source="fix" style:repeat-content="false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2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#ffde59" style:text-align-source="fix" style:repeat-content="false" fo:border="0.99pt ridge #000000"/>
      <style:paragraph-properties fo:text-align="center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69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9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56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71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5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#e8f2a1" fo:border="0.74pt solid #000000"/>
    </style:style>
    <style:style style:name="ce52" style:family="table-cell" style:parent-style-name="Default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0" style:family="table-cell" style:parent-style-name="Default" style:data-style-name="N0">
      <style:table-cell-properties fo:background-color="#ffde59" style:text-align-source="fix" style:repeat-content="false" fo:wrap-option="wrap" fo:border="0.99pt ridge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4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58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36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1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165" style:family="table-cell" style:parent-style-name="Default" style:data-style-name="N0"/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05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80" style:family="table-cell" style:parent-style-name="Default" style:data-style-name="N99"/>
    <style:style style:name="ce8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52" style:family="table-cell" style:parent-style-name="Default" style:data-style-name="N0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8" style:family="table-cell" style:parent-style-name="Default" style:data-style-name="N36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89" style:family="table-cell" style:parent-style-name="Default">
      <style:table-cell-properties fo:border="0.06pt solid #000000"/>
    </style:style>
    <style:style style:name="ce207" style:family="table-cell" style:parent-style-name="Default">
      <style:table-cell-properties fo:background-color="transparent" fo:border="none"/>
    </style:style>
    <style:style style:name="ce184" style:family="table-cell" style:parent-style-name="Default" style:data-style-name="N9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 style:data-style-name="N0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14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95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9" style:family="table-cell" style:parent-style-name="Default" style:data-style-name="N0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6pt" style:font-size-asian="6pt" style:font-size-complex="6pt"/>
    </style:style>
    <style:style style:name="ce2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48" style:family="table-cell" style:parent-style-name="Default" style:data-style-name="N0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49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2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56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8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fo:color="#ff0000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13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6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60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58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186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49" style:family="table-cell" style:parent-style-name="Default" style:data-style-name="N1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color="#c9211e" fo:font-size="9pt" style:font-size-asian="9pt" style:font-size-complex="9pt"/>
    </style:style>
    <style:style style:name="ce252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5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62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56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0000"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>
      <style:table-cell-properties fo:wrap-option="wrap"/>
      <style:text-properties style:font-name="Arial" fo:font-size="7pt" style:font-size-asian="7pt" style:font-size-complex="7pt"/>
    </style:style>
    <style:style style:name="ce258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2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7pt" style:font-size-asian="7pt" style:font-size-complex="7pt"/>
    </style:style>
    <style:style style:name="ce269" style:family="table-cell" style:parent-style-name="Default" style:data-style-name="N100">
      <style:table-cell-properties fo:wrap-option="wrap"/>
      <style:text-properties style:font-name="Arial" fo:font-size="7pt" style:font-size-asian="7pt" style:font-size-complex="7pt"/>
    </style:style>
    <style:style style:name="ce281" style:family="table-cell" style:parent-style-name="Default">
      <style:table-cell-properties fo:background-color="#ffaa95" fo:wrap-option="wrap"/>
      <style:text-properties style:font-name="Arial" fo:font-size="7pt" style:font-size-asian="7pt" style:font-size-complex="7pt"/>
    </style:style>
    <style:style style:name="ce291" style:family="table-cell" style:parent-style-name="Default" style:data-style-name="N0">
      <style:table-cell-properties fo:wrap-option="wrap"/>
      <style:text-properties style:font-name="Arial" fo:font-size="7pt" style:font-size-asian="7pt" style:font-size-complex="7pt"/>
    </style:style>
    <style:style style:name="ce34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font-name="Arial" fo:font-size="7pt" style:font-size-asian="7pt" style:font-size-complex="7pt"/>
    </style:style>
    <style:style style:name="ce348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276" style:family="table-cell" style:parent-style-name="Default">
      <style:text-properties style:font-name="Arial" fo:font-size="7pt" style:font-size-asian="7pt" style:font-size-complex="7pt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359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1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2" style:family="table-cell" style:parent-style-name="Default" style:data-style-name="N100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363" style:family="table-cell" style:parent-style-name="Default" style:data-style-name="N100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4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440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5" style:family="table-cell" style:parent-style-name="Default" style:data-style-name="N100">
      <style:table-cell-properties fo:background-color="#ffa6a6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6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367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2" style:font-size-complex="7pt" style:font-style-complex="normal" style:font-weight-complex="bold"/>
    </style:style>
    <style:style style:name="ce368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70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7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2" style:font-size-complex="7pt" style:font-style-complex="normal" style:font-weight-complex="bold"/>
    </style:style>
    <style:style style:name="ce37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7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8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38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8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8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38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.328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38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387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88" style:family="table-cell" style:parent-style-name="Default" style:data-style-name="N1">
      <style:table-cell-properties fo:background-color="#ffe994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389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3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39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3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9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5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5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2.328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50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5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50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7.916cm" style:writing-mode="page"/>
      <style:text-properties style:font-name="Arial" fo:font-size="7pt" style:font-size-asian="7pt" style:font-size-complex="7pt"/>
    </style:style>
    <style:style style:name="ce505" style:family="table-cell" style:parent-style-name="Default">
      <style:table-cell-properties fo:background-color="transparent" fo:wrap-option="wrap"/>
      <style:text-properties style:font-name="Arial" fo:font-size="7pt" style:font-size-asian="7pt" style:font-size-complex="7pt"/>
    </style:style>
    <style:style style:name="ce414" style:family="table-cell" style:parent-style-name="Default">
      <style:table-cell-properties fo:background-color="#ffff00" fo:wrap-option="wrap"/>
      <style:text-properties style:font-name="Arial" fo:font-size="7pt" style:font-size-asian="7pt" style:font-size-complex="7pt"/>
    </style:style>
    <style:style style:name="ce41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1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17" style:family="table-cell" style:parent-style-name="Default" style:data-style-name="N117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18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23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5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7pt" style:font-size-asian="7pt" style:font-size-complex="7pt"/>
    </style:style>
    <style:style style:name="ce43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  <style:text-properties style:font-name="Arial" fo:font-size="7pt" style:font-size-asian="7pt" style:font-size-complex="7pt"/>
    </style:style>
    <style:style style:name="ce432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Times New Roman3" style:font-size-complex="7pt" style:font-style-complex="normal" style:font-weight-complex="bold"/>
    </style:style>
    <style:style style:name="ce433" style:family="table-cell" style:parent-style-name="Default">
      <style:table-cell-properties fo:background-color="#729fc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34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36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name-complex="Times New Roman" style:font-size-complex="7pt" style:font-weight-complex="normal"/>
    </style:style>
    <style:style style:name="ce449" style:family="table-cell" style:parent-style-name="Default" style:data-style-name="N117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50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style:font-size-asian="7pt" style:font-size-complex="7pt"/>
    </style:style>
    <style:style style:name="ce456" style:family="table-cell" style:parent-style-name="Default">
      <style:table-cell-properties fo:background-color="#ffe994" fo:wrap-option="wrap" fo:border="0.06pt solid #000000" style:vertical-align="middl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text-underline-mode="continuous" style:text-overline-mode="continuous" style:text-line-through-mode="continuous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ffe99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6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  <style:text-properties style:font-name="Arial" fo:font-size="7pt" style:font-size-asian="7pt" style:font-size-complex="7pt"/>
    </style:style>
    <style:style style:name="ce4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336" style:family="table-cell" style:parent-style-name="Default"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6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7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76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2" style:font-size-complex="7pt" style:font-style-complex="normal" style:font-weight-complex="normal"/>
    </style:style>
    <style:style style:name="ce477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Times New Roman3" style:font-size-complex="7pt" style:font-style-complex="normal" style:font-weight-complex="normal"/>
    </style:style>
    <style:style style:name="ce478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79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language="none" fo:country="none" fo:font-weight="normal" style:font-name-asian="Times New Roman1" style:font-size-asian="7pt" style:language-asian="none" style:country-asian="none" style:font-weight-asian="normal" style:font-name-complex="Times New Roman1" style:font-size-complex="7pt" style:language-complex="none" style:country-complex="none" style:font-weight-complex="normal"/>
    </style:style>
    <style:style style:name="ce342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language="zxx" fo:country="none" fo:font-weight="normal" style:font-name-asian="Times New Roman1" style:font-size-asian="7pt" style:language-asian="zxx" style:country-asian="none" style:font-weight-asian="normal" style:font-name-complex="Times New Roman1" style:font-size-complex="7pt" style:language-complex="zxx" style:country-complex="none" style:font-weight-complex="normal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86" style:family="table-cell" style:parent-style-name="Default">
      <style:table-cell-properties fo:background-color="#b4c7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bold" style:font-size-asian="7pt" style:font-weight-asian="bold" style:font-size-complex="7pt" style:font-weight-complex="bold"/>
    </style:style>
    <style:style style:name="ce487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style:font-size-asian="7pt" style:font-size-complex="7pt"/>
    </style:style>
    <style:style style:name="ce48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style:font-size-asian="7pt" style:font-size-complex="7pt"/>
    </style:style>
    <style:style style:name="ce492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3" style:family="table-cell" style:parent-style-name="Default">
      <style:table-cell-properties fo:background-color="#b4c7d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fo:language="none" fo:country="none" fo:font-weight="normal" style:font-name-asian="Times New Roman1" style:font-size-asian="7pt" style:language-asian="none" style:country-asian="none" style:font-weight-asian="normal" style:font-name-complex="Times New Roman1" style:font-size-complex="7pt" style:language-complex="none" style:country-complex="none" style:font-weight-complex="normal"/>
    </style:style>
    <style:style style:name="ce4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Arial" fo:font-size="7pt" style:font-size-asian="7pt" style:font-size-complex="7pt"/>
    </style:style>
    <style:style style:name="ce496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3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4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6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6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rial"/>
    </style:style>
    <style:style style:name="ce6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" style:font-size-asian="10pt" style:language-asian="ar" style:country-asian="SA" style:font-weight-asian="normal" style:font-name-complex="Times New Roman" style:font-size-complex="10pt" style:font-weight-complex="normal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fo:background-color="#e8f2a1" style:text-align-source="fix" style:repeat-content="false" fo:wrap-option="wrap" fo:border="0.99pt ridge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6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Arial"/>
    </style:style>
    <style:style style:name="ce63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6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6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6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6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"/>
    </style:style>
    <style:style style:name="ce6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/>
    </style:style>
    <style:style style:name="ce6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4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/>
    </style:style>
    <style:style style:name="ce6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/>
    </style:style>
    <style:style style:name="ce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9211e"/>
    </style:style>
    <style:style style:name="ce64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6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650" style:family="table-cell" style:parent-style-name="Default">
      <style:table-cell-properties fo:background-color="#e8f2a1" style:text-align-source="fix" style:repeat-content="false" fo:border="0.99pt ridge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6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65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style:font-name="Arial"/>
    </style:style>
    <style:style style:name="ce6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65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65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</style:style>
    <style:style style:name="ce6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c9211e"/>
    </style:style>
    <style:style style:name="ce65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c9211e" style:font-name="Arial"/>
    </style:style>
    <style:style style:name="ce679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cm"/>
      <style:text-properties style:font-name="Arial"/>
    </style:style>
    <style:style style:name="ce6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/>
    </style:style>
    <style:style style:name="ce6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8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" style:font-size-asian="12pt" style:language-asian="ar" style:country-asian="SA" style:font-weight-asian="normal" style:font-size-complex="12pt" style:font-weight-complex="normal"/>
    </style:style>
    <style:style style:name="ce68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6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" style:font-size-asian="10pt" style:language-asian="ar" style:country-asian="SA" style:font-weight-asian="normal" style:font-name-complex="Times New Roman" style:font-size-complex="10pt" style:font-weight-complex="normal"/>
    </style:style>
    <style:style style:name="ce6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" fo:font-size="10pt" fo:language="pl" fo:country="PL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ce689" style:family="table-cell" style:parent-style-name="Default">
      <style:table-cell-properties fo:background-color="#dddddd" fo:border="0.06pt solid #000000"/>
      <style:text-properties style:font-name="Arial"/>
    </style:style>
    <style:style style:name="ce690" style:family="table-cell" style:parent-style-name="Default">
      <style:table-cell-properties fo:background-color="#dddddd" fo:border="0.06pt solid #000000"/>
      <style:text-properties style:font-name="Arial" fo:font-size="10pt" style:font-size-asian="10pt" style:font-size-complex="10pt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9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6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rial"/>
    </style:style>
    <style:style style:name="ce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75" style:family="table-cell" style:parent-style-name="Default">
      <style:table-cell-properties fo:background-color="transparent"/>
      <style:text-properties style:use-window-font-color="true"/>
    </style:style>
    <style:style style:name="ce524" style:family="table-cell" style:parent-style-name="Default">
      <style:table-cell-properties fo:background-color="transparent"/>
      <style:text-properties style:use-window-font-color="true"/>
    </style:style>
    <style:style style:name="ce194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05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530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99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13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98" style:family="table-cell" style:parent-style-name="Default" style:data-style-name="N99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99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06" style:family="table-cell" style:parent-style-name="Default" style:data-style-name="N99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2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2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3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4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4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4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8" style:family="table-cell" style:parent-style-name="Default">
      <style:table-cell-properties fo:border-bottom="none" fo:border-left="none" fo:border-right="none" fo:border-top="0.06pt solid #000000"/>
    </style:style>
    <style:style style:name="ce549" style:family="table-cell" style:parent-style-name="Default" style:data-style-name="N36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55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55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4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6" style:family="table-cell" style:parent-style-name="Default" style:data-style-name="N99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57" style:family="table-cell" style:parent-style-name="Default">
      <style:table-cell-properties fo:border-bottom="none" fo:border-left="none" fo:border-right="0.06pt solid #000000" fo:border-top="0.06pt solid #000000"/>
    </style:style>
    <style:style style:name="ce558" style:family="table-cell" style:parent-style-name="Default" style:data-style-name="N36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55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60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61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6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63" style:family="table-cell" style:parent-style-name="Default" style:data-style-name="N99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15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65" style:family="table-cell" style:parent-style-name="Default">
      <style:table-cell-properties fo:border-bottom="none" fo:border-left="0.06pt solid #000000" fo:border-right="none" fo:border-top="0.06pt solid #000000"/>
    </style:style>
    <style:style style:name="ce566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56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6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7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7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75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7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7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7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7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7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wrap-option="wrap" fo:border="0.06pt solid #000000" style:vertical-align="middle"/>
    </style:style>
    <style:style style:name="ce57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79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580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1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2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62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2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31" style:family="table-cell" style:parent-style-name="Default">
      <style:table-cell-properties fo:border-bottom="0.06pt solid #000000" fo:border-left="0.06pt solid #000000" fo:border-right="none" fo:border-top="none"/>
    </style:style>
    <style:style style:name="ce632" style:family="table-cell" style:parent-style-name="Default">
      <style:table-cell-properties fo:border-bottom="0.06pt solid #000000" fo:border-left="none" fo:border-right="none" fo:border-top="none"/>
    </style:style>
    <style:style style:name="ce633" style:family="table-cell" style:parent-style-name="Default">
      <style:table-cell-properties fo:border-bottom="0.06pt solid #000000" fo:border-left="none" fo:border-right="0.06pt solid #000000" fo:border-top="none"/>
    </style:style>
    <style:style style:name="ce634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66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61" style:family="table-cell" style:parent-style-name="Default" style:data-style-name="N36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62" style:family="table-cell" style:parent-style-name="Default" style:data-style-name="N36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6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64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58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717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87" style:family="table-cell" style:parent-style-name="Default" style:data-style-name="N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32" style:family="table-cell" style:parent-style-name="Default">
      <style:table-cell-properties fo:border-bottom="none" fo:border-left="0.06pt solid #000000" fo:border-right="none" fo:border-top="none"/>
    </style:style>
    <style:style style:name="ce733" style:family="table-cell" style:parent-style-name="Default">
      <style:table-cell-properties fo:border-bottom="none" fo:border-left="none" fo:border-right="0.06pt solid #000000" fo:border-top="none"/>
    </style:style>
    <style:style style:name="ce7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1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center"/>
    </style:style>
    <style:style style:name="ce742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43" style:family="table-cell" style:parent-style-name="Default">
      <style:table-cell-properties fo:background-color="#ffde59"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T1" style:family="text">
      <style:text-properties style:font-name-asian="Times New Roman" style:font-name-complex="Times New Roman" style:font-size-asian="12pt" style:font-size-complex="12pt" style:font-weight-asian="bold" style:font-weight-complex="bold"/>
    </style:style>
    <style:style style:name="T2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font-size-asian="12pt" style:font-size-complex="12pt" style:font-name-asian="TimesNewRoman" style:font-name-complex="TimesNewRoman"/>
    </style:style>
    <style:style style:name="T5" style:family="text">
      <style:text-properties style:font-size-asian="12pt" style:font-size-complex="12pt" style:font-name-asian="Times New Roman" style:font-name-complex="Times New Roman" style:font-weight-asian="bold" style:font-weight-complex="bold"/>
    </style:style>
    <style:style style:name="T6" style:family="text">
      <style:text-properties fo:font-size="7pt" style:font-size-asian="7pt" style:font-size-complex="7pt" style:font-name-asian="Times New Roman" style:font-name-complex="Times New Roman" style:font-weight-asian="bold" style:font-weight-complex="bold"/>
    </style:style>
    <style:style style:name="T7" style:family="text">
      <style:text-properties style:font-size-asian="12pt" style:font-size-complex="12pt" style:font-weight-asian="bold" style:font-weight-complex="bold" style:font-name-asian="TimesNewRoman" style:font-name-complex="TimesNewRoman"/>
    </style:style>
    <style:style style:name="T8" style:family="text">
      <style:text-properties style:font-size-asian="12pt" style:font-size-complex="12pt" style:font-weight-asian="bold" style:font-weight-complex="bold" style:font-name-asian="Times New Roman" style:font-name-complex="Times New Roman"/>
    </style:style>
    <style:style style:name="T9" style:family="text">
      <style:text-properties fo:font-size="7pt" style:font-size-asian="7pt" style:font-size-complex="7pt" style:font-name-asian="TimesNewRoman" style:font-name-complex="TimesNewRoman"/>
    </style:style>
    <style:style style:name="T10" style:family="text">
      <style:text-properties fo:font-size="7pt" style:font-size-asian="7pt" style:font-size-complex="7pt" style:font-name-asian="Times New Roman" style:font-name-complex="Times New Roman"/>
    </style:style>
    <style:style style:name="T11" style:family="text">
      <style:text-properties style:font-size-asian="10pt" style:font-size-complex="10pt"/>
    </style:style>
    <style:style style:name="T12" style:family="text">
      <style:text-properties style:font-size-asian="10pt" style:font-size-complex="10pt" style:font-name-asian="Times New Roman" style:font-name-complex="Times New Roman"/>
    </style:style>
    <style:style style:name="T13" style:family="text">
      <style:text-properties style:font-name-asian="Times New Roman" style:font-name-complex="Times New Roman" style:font-size-asian="12pt" style:font-size-complex="12pt"/>
    </style:style>
    <style:style style:name="T14" style:family="text">
      <style:text-properties style:font-size-asian="12pt" style:font-size-complex="12pt" style:font-name-asian="Times New Roman" style:font-name-complex="Times New Roman"/>
    </style:style>
    <style:style style:name="T15" style:family="text">
      <style:text-properties style:font-name-asian="Times New Roman" style:font-name-complex="Times New Roman" style:font-size-asian="13pt" style:font-size-complex="13pt"/>
    </style:style>
    <style:style style:name="T16" style:family="text">
      <style:text-properties style:font-size-asian="13pt" style:font-size-complex="13pt" style:font-name-asian="TimesNewRoman" style:font-name-complex="TimesNewRoman"/>
    </style:style>
    <style:style style:name="T17" style:family="text">
      <style:text-properties style:font-size-asian="13pt" style:font-size-complex="13pt" style:font-name-asian="Times New Roman" style:font-name-complex="Times New Roman"/>
    </style:style>
    <style:style style:name="T18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text-position="0% 100%" style:font-name-complex="Times New Roman"/>
    </style:style>
    <style:style style:name="T19" style:family="text">
      <style:text-properties style:font-name-asian="Times New Roman" style:font-name-complex="Times New Roman"/>
    </style:style>
    <style:style style:name="T20" style:family="text">
      <style:text-properties fo:font-size="10pt" style:font-name-asian="TimesNewRoman" style:font-name-complex="TimesNewRoman" style:font-size-asian="10pt" style:font-size-complex="10pt"/>
    </style:style>
    <style:style style:name="T21" style:family="text">
      <style:text-properties style:font-name="Times New Roman" style:font-name-asian="Times New Roman" style:font-name-complex="Times New Roman"/>
    </style:style>
    <style:style style:name="T22" style:family="text">
      <style:text-properties fo:font-size="7pt" style:font-name-asian="TimesNewRoman" style:font-name-complex="TimesNewRoman" style:font-size-asian="7pt" style:font-size-complex="7pt"/>
    </style:style>
    <style:style style:name="T23" style:family="text">
      <style:text-properties style:font-name="Arial" fo:font-size="7pt" style:font-name-asian="Times New Roman" style:font-name-complex="Times New Roman" style:font-size-asian="7pt" style:font-size-complex="7pt"/>
    </style:style>
    <style:style style:name="T24" style:family="text">
      <style:text-properties style:font-name="Arial" fo:font-size="7pt" style:font-size-asian="7pt" style:font-size-complex="7pt" style:font-name-asian="TimesNewRoman" style:font-name-complex="TimesNewRoman"/>
    </style:style>
    <style:style style:name="T25" style:family="text">
      <style:text-properties style:font-name="Arial" fo:font-size="7pt" style:font-size-asian="7pt" style:font-size-complex="7pt" style:font-name-asian="Times New Roman" style:font-name-complex="Times New Roman"/>
    </style:style>
    <style:style style:name="T26" style:family="text">
      <style:text-properties fo:font-size="7pt" style:font-name-asian="Times New Roman" style:font-name-complex="Times New Roman" style:font-size-asian="7pt" style:font-size-complex="7pt"/>
    </style:style>
    <style:style style:name="T27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Times New Roma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TimesNewRoman" fo:font-size="10pt" style:font-name-asian="TimesNewRoman" style:font-name-complex="TimesNewRoman" style:font-size-asian="10pt" style:font-size-complex="10pt"/>
    </style:style>
    <style:style style:name="T29" style:family="text">
      <style:text-properties style:font-name-asian="TimesNewRoman" style:font-name-complex="TimesNewRoman" style:font-size-asian="10pt" style:font-size-complex="10pt"/>
    </style:style>
    <style:style style:name="T30" style:family="text">
      <style:text-properties fo:font-size="10pt" style:font-size-asian="10pt" style:font-size-complex="10pt" style:font-name="Times New Roman" style:font-name-asian="Times New Roman" style:font-name-complex="Times New Roman"/>
    </style:style>
    <style:style style:name="T31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Tahoma"/>
    </style:style>
    <style:style style:name="T33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NewRoman" style:font-name-complex="TimesNewRoman"/>
    </style:style>
    <style:style style:name="T34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 New Roman" style:font-name-complex="Times New Roman"/>
    </style:style>
    <style:style style:name="T35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Times New Roman" style:font-name-complex="Times New Roma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NewRoman" style:font-name-complex="TimesNewRoman"/>
    </style:style>
    <style:style style:name="T37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 New Roman" style:font-name-complex="Times New Roman"/>
    </style:style>
    <style:style style:name="T3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font-size="11pt" style:text-scale="110%" style:letter-kerning="true" fo:language="pl" fo:country="PL" style:language-asian="ar" style:country-asian="SA" style:font-name-asian="Times New Roman" style:font-name-complex="Times New Roman" style:font-size-asian="11pt" style:font-size-complex="12pt"/>
    </style:style>
    <style:style style:name="T40" style:family="text">
      <style:text-properties fo:font-size="10pt" style:text-scale="110%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pl" fo:country="PL" style:language-asian="ar" style:country-asian="SA" style:language-complex="zxx" style:country-complex="none" style:font-name-asian="Times New Roman" style:font-name-complex="Tahoma" style:font-size-asian="11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43" style:family="text">
      <style:text-properties style:use-window-font-color="true" fo:font-size="10pt" style:text-scale="110%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pl" fo:country="PL" style:language-asian="ar" style:country-asian="SA" style:language-complex="zxx" style:country-complex="none" style:font-name-asian="Times New Roman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Inwestorzy.$B$3:$Inwestorzy.$B$1000])" table:allow-empty-cell="false" table:display-list="unsorted" table:base-cell-address="'(1) 6740 - PnB'.A6"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'(1) 6740 - PnB'.A7">
          <table:error-message table:message-type="stop" table:display="true"/>
        </table:content-validation>
        <table:content-validation table:name="val3" table:condition="of:cell-content-is-in-list(&quot; - &quot;;&quot;Pozytywna&quot;;&quot;Sprzeciwu&quot;;&quot;Umarzająca&quot;;&quot;Inne rozstrzygnięcie&quot;;&quot; &quot;;&quot;&quot;)" table:allow-empty-cell="true" table:display-list="unsorted" table:base-cell-address="'(1) 6740 - PnB'.A10">
          <table:error-message table:message-type="stop" table:display="true"/>
        </table:content-validation>
        <table:content-validation table:name="val4" table:condition="of:cell-content-is-in-list(&quot;- &quot;;&quot;Wygaśnięcia&quot;;&quot;Bez rozpatrzenia &quot;;&quot;Uchylająca&quot;;&quot;Utrzymana w mocy&quot;;&quot; &quot;)" table:allow-empty-cell="true" table:display-list="unsorted" table:base-cell-address="'(1) 6740 - PnB'.A14">
          <table:error-message table:message-type="stop" table:display="true"/>
        </table:content-validation>
        <table:content-validation table:name="val5" table:condition="of:cell-content-is-in-list([$GEODEZJA.$C$2:$GEODEZJA.$C$1015])" table:allow-empty-cell="false" table:display-list="sort-ascending" table:base-cell-address="'(1) 6740 - PnB'.D12">
          <table:error-message table:message-type="stop" table:display="true"/>
        </table:content-validation>
        <table:content-validation table:name="val6" table:condition="of:cell-content-is-in-list(&quot; &quot;;&quot;Budowa&quot;;&quot;Rozbudowa&quot;;&quot;Nadbudowa&quot;;&quot;Odbudowa &quot;;&quot;Wykonanie robót budow....&quot;;&quot;Remont&quot;;&quot;Zmiana sposobu użytkowania&quot;;&quot;Rozbiórka&quot;;&quot;Przebudowa&quot;;&quot; &quot;;&quot; &quot;)" table:allow-empty-cell="true" table:display-list="unsorted" table:base-cell-address="'(1) 6740 - PnB'.E7">
          <table:error-message table:message-type="stop" table:display="true"/>
        </table:content-validation>
        <table:content-validation table:name="val7" table:condition="of:cell-content-is-in-list([$PKOB.$C$2:$PKOB.$C$999])" table:allow-empty-cell="true" table:display-list="sort-ascending" table:base-cell-address="'(1) 6740 - PnB'.E5">
          <table:error-message table:message-type="stop" table:display="true"/>
        </table:content-validation>
        <table:content-validation table:name="val8" table:condition="of:cell-content-is-in-list(OFFSET([$PKOB.D1];MATCH([.E5];[$PKOB.C2:$PKOB.C1016];0);0;COUNTIF([$PKOB.C2:$PKOB.C1016];[.E5]);1))" table:allow-empty-cell="true" table:display-list="sort-ascending" table:base-cell-address="'(1) 6740 - PnB'.E6">
          <table:error-message table:message-type="stop" table:display="true"/>
        </table:content-validation>
        <table:content-validation table:name="val9" table:condition="of:cell-content-is-in-list(OFFSET([$PKOB.F1];MATCH([.E6];[$PKOB.D2:$PKOB.D1016];0);0;COUNTIF([$PKOB.D2:$PKOB.D1016];[.E6]);1))" table:allow-empty-cell="true" table:display-list="sort-ascending" table:base-cell-address="'(1) 6740 - PnB'.E7">
          <table:error-message table:message-type="stop" table:display="true"/>
        </table:content-validation>
        <table:content-validation table:name="val10" table:condition="of:cell-content-is-in-list(OFFSET([$PKOB.G1];MATCH([.E7];[$PKOB.F2:$PKOB.F1016];0);0;COUNTIF([$PKOB.F2:$PKOB.F1016];[.E7]);1))" table:allow-empty-cell="true" table:display-list="sort-ascending" table:base-cell-address="'(1) 6740 - PnB'.E8">
          <table:error-message table:message-type="stop" table:display="true"/>
        </table:content-validation>
        <table:content-validation table:name="val11" table:condition="of:cell-content-is-in-list(OFFSET([$PKOB.H1];MATCH([.E8];[$PKOB.G2:$PKOB.G1016];0);0;COUNTIF([$PKOB.G2:$PKOB.G1016];[.E8]);1))" table:allow-empty-cell="true" table:display-list="sort-ascending" table:base-cell-address="'(1) 6740 - PnB'.E9">
          <table:error-message table:message-type="stop" table:display="true"/>
        </table:content-validation>
        <table:content-validation table:name="val12" table:condition="of:cell-content-is-in-list([$GEODEZJA.$C$2:$GEODEZJA.$C$519])" table:allow-empty-cell="false" table:display-list="sort-ascending" table:base-cell-address="'(1) 6740 - PnB'.D11">
          <table:error-message table:message-type="stop" table:display="true"/>
        </table:content-validation>
        <table:content-validation table:name="val13" table:condition="of:cell-content-is-in-list(OFFSET([$GEODEZJA.D1];MATCH([.D12];[$GEODEZJA.C2:$GEODEZJA.C1017];0);0;COUNTIF([$GEODEZJA.C2:$GEODEZJA.C1017];[.D12]);1))" table:allow-empty-cell="false" table:display-list="sort-ascending" table:base-cell-address="'(1) 6740 - PnB'.F12">
          <table:error-message table:message-type="stop" table:display="true"/>
        </table:content-validation>
        <table:content-validation table:name="val14" table:condition="of:cell-content-is-in-list([$PKOB.$C$2:$PKOB.$C$999])" table:allow-empty-cell="true" table:display-list="sort-ascending" table:base-cell-address="'(1) 6740 - PnB'.G34">
          <table:error-message table:message-type="stop" table:display="true"/>
        </table:content-validation>
        <table:content-validation table:name="val15" table:condition="of:cell-content-is-in-list(OFFSET([$PKOB.D1];MATCH([.G34];[$PKOB.C2:$PKOB.C1017];0);0;COUNTIF([$PKOB.C2:$PKOB.C1017];[.G34]);1))" table:allow-empty-cell="true" table:display-list="sort-ascending" table:base-cell-address="'(1) 6740 - PnB'.G35">
          <table:error-message table:message-type="stop" table:display="true"/>
        </table:content-validation>
        <table:content-validation table:name="val16" table:condition="of:cell-content-is-in-list(OFFSET([$PKOB.F1];MATCH([.G35];[$PKOB.D2:$PKOB.D1017];0);0;COUNTIF([$PKOB.D2:$PKOB.D1017];[.G35]);1))" table:allow-empty-cell="true" table:display-list="sort-ascending" table:base-cell-address="'(1) 6740 - PnB'.G36">
          <table:error-message table:message-type="stop" table:display="true"/>
        </table:content-validation>
        <table:content-validation table:name="val17" table:condition="of:cell-content-is-in-list(OFFSET([$PKOB.G1];MATCH([.G36];[$PKOB.F2:$PKOB.F1017];0);0;COUNTIF([$PKOB.F2:$PKOB.F1017];[.G36]);1))" table:allow-empty-cell="true" table:display-list="sort-ascending" table:base-cell-address="'(1) 6740 - PnB'.G37">
          <table:error-message table:message-type="stop" table:display="true"/>
        </table:content-validation>
        <table:content-validation table:name="val18" table:condition="of:cell-content-is-in-list(OFFSET([$PKOB.H1];MATCH([.G37];[$PKOB.G2:$PKOB.G1017];0);0;COUNTIF([$PKOB.G2:$PKOB.G1017];[.G37]);1))" table:allow-empty-cell="true" table:display-list="sort-ascending" table:base-cell-address="'(1) 6740 - PnB'.G38">
          <table:error-message table:message-type="stop" table:display="true"/>
        </table:content-validation>
        <table:content-validation table:name="val19" table:condition="of:cell-content-is-in-list(&quot; - &quot;;&quot;Indywidualne&quot;;&quot;Spółdzielcze&quot;;&quot;Sprzedaż&quot;;&quot;Wynajem&quot;;&quot;Komunalne&quot;;&quot;Społeczne czynszowe&quot;;&quot;Zakładowe&quot;)" table:allow-empty-cell="true" table:display-list="unsorted" table:base-cell-address="'(1) 6740 - PnB'.J8">
          <table:error-message table:message-type="stop" table:display="true"/>
        </table:content-validation>
        <table:content-validation table:name="val20" table:condition="of:cell-content-is-in-list(OFFSET([$GEODEZJA.G1];MATCH([.F12];[$GEODEZJA.D2:$GEODEZJA.D1017];0);0;COUNTIF([$GEODEZJA.D2:$GEODEZJA.D1017];[.F12]);1))" table:allow-empty-cell="false" table:display-list="unsorted" table:base-cell-address="'(1) 6740 - PnB'.L12">
          <table:error-message table:message-type="stop" table:display="true"/>
        </table:content-validation>
        <table:content-validation table:name="val21" table:condition="of:cell-content-is-in-list(&quot; -&quot;;&quot;TAK&quot;;&quot;NIE&quot;;&quot;&quot;)" table:allow-empty-cell="true" table:display-list="unsorted" table:base-cell-address="'(1) 6740 - PnB'.N4">
          <table:error-message table:message-type="stop" table:display="true"/>
        </table:content-validation>
        <table:content-validation table:name="val22" table:condition="of:cell-content-is-in-list(&quot; - &quot;;&quot;MPZP&quot;;&quot;WZ&quot;)" table:allow-empty-cell="true" table:display-list="unsorted" table:base-cell-address="'(1) 6740 - PnB'.N7">
          <table:error-message table:message-type="stop" table:display="true"/>
        </table:content-validation>
        <table:content-validation table:name="val23" table:condition="of:cell-content-is-in-list(&quot; &quot;;&quot;TAK&quot;)" table:allow-empty-cell="true" table:display-list="unsorted" table:base-cell-address="'(1) 6740 - PnB'.Q6">
          <table:error-message table:message-type="stop" table:display="true"/>
        </table:content-validation>
        <table:content-validation table:name="val24" table:condition="of:cell-content-is-in-list([$PKOB.$C$2:$PKOB.$C$1000])" table:allow-empty-cell="true" table:display-list="sort-ascending" table:base-cell-address="'(9) 705 - Samodz. Lokali'.A2">
          <table:error-message table:message-type="stop" table:display="true"/>
        </table:content-validation>
        <table:content-validation table:name="val25" table:condition="of:cell-content-is-in-list(OFFSET(#REF!;MATCH(#REF!;#REF!;0);0;COUNTIF(#REF!;#REF!);1))" table:allow-empty-cell="true" table:display-list="sort-ascending" table:base-cell-address="'(9) 705 - Samodz. Lokali'.B2">
          <table:error-message table:message-type="stop" table:display="true"/>
        </table:content-validation>
        <table:content-validation table:name="val26" table:condition="of:cell-content-is-in-list(&quot;- &quot;;&quot;Wygaśnięcia&quot;;&quot;Bez rozpatrzenia &quot;;&quot;Uchylająca&quot;;&quot;Utrzymana w mocy&quot;;&quot;Zmiana 155 k.pa.&quot;)" table:allow-empty-cell="true" table:display-list="unsorted" table:base-cell-address="'(2) 6741 - PnRozb.'.A14">
          <table:error-message table:message-type="stop" table:display="true"/>
        </table:content-validation>
        <table:content-validation table:name="val27" table:condition="of:cell-content-is-in-list(&quot; - &quot;;&quot;TAK&quot;;&quot;NIE&quot;)" table:allow-empty-cell="true" table:display-list="unsorted" table:base-cell-address="'(2) 6741 - PnRozb.'.N9">
          <table:error-message table:message-type="stop" table:display="true"/>
        </table:content-validation>
        <table:content-validation table:name="val28" table:condition="of:cell-content-is-in-list(&quot; - &quot;;&quot;o braku sprzeciwu&quot;;&quot;Sprzeciwu&quot;;&quot;Inne rozstrzygnięcie&quot;;&quot; &quot;;&quot;&quot;)" table:allow-empty-cell="true" table:display-list="unsorted" table:base-cell-address="'(3) 6743.1 - Zg. Rozb.'.A10">
          <table:error-message table:message-type="stop" table:display="true"/>
        </table:content-validation>
        <table:content-validation table:name="val29" table:condition="of:cell-content-is-in-list(&quot;- &quot;;&quot;Wycofanie zgłoszenia&quot;;&quot;Bez rozpatrzenia&quot;;&quot;Uchylająca&quot;;&quot;Utrzymana w mocy&quot;;&quot; &quot;)" table:allow-empty-cell="true" table:display-list="unsorted" table:base-cell-address="'(3) 6743.1 - Zg. Rozb.'.A14">
          <table:error-message table:message-type="stop" table:display="true"/>
        </table:content-validation>
        <table:content-validation table:name="val30" table:condition="of:cell-content-is-in-list(&quot; - &quot;;&quot;o brak sprzeciwu&quot;;&quot;Sprzeciwu&quot;;&quot;Inne rozstrzygnięcie&quot;;&quot; &quot;;&quot;&quot;)" table:allow-empty-cell="true" table:display-list="unsorted" table:base-cell-address="'(4) 6743.2. - Zg. Zwykłe'.A13">
          <table:error-message table:message-type="stop" table:display="true"/>
        </table:content-validation>
        <table:content-validation table:name="val31" table:condition="of:cell-content-is-in-list([$'art. 29 Pr.bud. 6743.2'.$B$2:$'art. 29 Pr.bud. 6743.2'.$B$101])" table:allow-empty-cell="true" table:display-list="sort-ascending" table:base-cell-address="'(4) 6743.2. - Zg. Zwykłe'.D7">
          <table:error-message table:message-type="stop" table:display="true"/>
        </table:content-validation>
        <table:content-validation table:name="val32" table:condition="of:cell-content-is-in-list(OFFSET([$'art. 29 Pr.bud. 6743.2'.C1];MATCH([.D7];[$'art. 29 Pr.bud. 6743.2'.B2:$'art. 29 Pr.bud. 6743.2'.B101];0);0;COUNTIF([$'art. 29 Pr.bud. 6743.2'.B2:$'art. 29 Pr.bud. 6743.2'.B101];[.D7]);1))" table:allow-empty-cell="true" table:display-list="sort-ascending" table:base-cell-address="'(4) 6743.2. - Zg. Zwykłe'.H7">
          <table:error-message table:message-type="stop" table:display="true"/>
        </table:content-validation>
        <table:content-validation table:name="val33" table:condition="of:cell-content-is-in-list(&quot; - &quot;;&quot;o braku sprzeciwu&quot;;&quot;Sprzeciwu&quot;;&quot;Inne rozstrzygnięcie&quot;;&quot; &quot;;&quot;&quot;)" table:allow-empty-cell="true" table:display-list="unsorted" table:base-cell-address="'art. 29 Pr.bud. BiP'.A10">
          <table:error-message table:message-type="stop" table:display="true"/>
        </table:content-validation>
        <table:content-validation table:name="val34" table:condition="of:cell-content-is-in-list(&quot;- &quot;;&quot;Wycofanie zgłoszenia&quot;;&quot;Bez rozpatrzenia&quot;;&quot;Uchylająca&quot;;&quot;Utrzymana w mocy&quot;)" table:allow-empty-cell="true" table:display-list="unsorted" table:base-cell-address="'art. 29 Pr.bud. BiP'.A14">
          <table:error-message table:message-type="stop" table:display="true"/>
        </table:content-validation>
        <table:content-validation table:name="val35" table:condition="of:cell-content-is-in-list([$'art. 29 Pr.bud. BiP'.$B$2:$'art. 29 Pr.bud. BiP'.$B$50])" table:allow-empty-cell="true" table:display-list="sort-ascending" table:base-cell-address="'(6) 6743.4 - BiP'.D5">
          <table:error-message table:message-type="stop" table:display="true"/>
        </table:content-validation>
        <table:content-validation table:name="val36" table:condition="of:cell-content-is-in-list(OFFSET([$'art. 29 Pr.bud. BiP'.C1];MATCH([.D5];[$'art. 29 Pr.bud. BiP'.B2:$'art. 29 Pr.bud. BiP'.B50];0);0;COUNTIF([$'art. 29 Pr.bud. BiP'.B2:$'art. 29 Pr.bud. BiP'.B50];[.D5]);1))" table:allow-empty-cell="true" table:display-list="sort-ascending" table:base-cell-address="'(5) 6743.3. - Zm. Sp. Użytk.'.H5">
          <table:error-message table:message-type="stop" table:display="true"/>
        </table:content-validation>
        <table:content-validation table:name="val37" table:condition="of:cell-content-is-in-list(&quot; - &quot;;&quot;Pozytywna&quot;;&quot;Sprzeciwu&quot;;&quot;inne rozstrzygnięcie&quot;;&quot; &quot;;&quot;&quot;)" table:allow-empty-cell="true" table:display-list="unsorted" table:base-cell-address="'(7) 7012 - ZRiD'.A10">
          <table:error-message table:message-type="stop" table:display="true"/>
        </table:content-validation>
        <table:content-validation table:name="val38" table:condition="of:cell-content-is-in-list(&quot;- &quot;;&quot;Uchylająca&quot;;&quot;Utrzymana w mocy&quot;;&quot; &quot;;&quot;&quot;)" table:allow-empty-cell="true" table:display-list="unsorted" table:base-cell-address="'(7) 7012 - ZRiD'.A14">
          <table:error-message table:message-type="stop" table:display="true"/>
        </table:content-validation>
        <table:content-validation table:name="val39" table:condition="of:cell-content-is-in-list(&quot; - &quot;;&quot;Pozytywne&quot;;&quot;Sprzeciwu&quot;;&quot;Inne rozstrzygnięcie&quot;;&quot; &quot;;&quot;&quot;)" table:allow-empty-cell="true" table:display-list="unsorted" table:base-cell-address="'(8) 670 - Pisma różne'.AE10">
          <table:error-message table:message-type="stop" table:display="true"/>
        </table:content-validation>
        <table:content-validation table:name="val40" table:condition="of:cell-content-is-in-list(&quot; - &quot;;&quot;Nr decyzji PnB&quot;;&quot;Nr Zaświadczenia&quot;)" table:allow-empty-cell="true" table:display-list="unsorted" table:base-cell-address="'(10) Dz. bud'.A4">
          <table:error-message table:message-type="stop" table:display="true"/>
        </table:content-validation>
        <table:content-validation table:name="val41" table:condition="of:cell-content-is-in-list(&quot; - &quot;;&quot;DB/C&quot;;&quot;DB/A&quot;;&quot;DB/B&quot;;&quot;własny&quot;;&quot;Elektroniczny&quot;;&quot;&quot;)" table:allow-empty-cell="true" table:display-list="unsorted" table:base-cell-address="'(9) 705 - Samodz. Lokali'.B5">
          <table:error-message table:message-type="stop" table:display="true"/>
        </table:content-validation>
        <table:content-validation table:name="val42" table:condition="of:cell-content-is-in-list(&quot;- &quot;;&quot;Wycofanie zgłoszenia&quot;;&quot;Bez rozpatrzenia&quot;;&quot;Kasacja&quot;;&quot;Pozwolenie na Budowę&quot;;&quot;Rozebrany&quot;;&quot; &quot;)" table:allow-empty-cell="true" table:display-list="unsorted" table:base-cell-address="'(11) 6743.5_Tymczasem_EB'.A14">
          <table:error-message table:message-type="stop" table:display="true"/>
        </table:content-validation>
        <table:content-validation table:name="val43" table:condition="of:cell-content-is-in-list(&quot; &quot;;&quot;art. 29 ust.1 pkt 7&quot;;&quot;art. 29 ust.1 pkt 30a&quot;;&quot;&quot;)" table:allow-empty-cell="true" table:display-list="sort-ascending" table:base-cell-address="'art.29 pr.bud. tymczasem'.F4">
          <table:error-message table:message-type="stop" table:display="true"/>
        </table:content-validation>
        <table:content-validation table:name="val44" table:condition="of:cell-content-is-in-list([$'art.29 pr.bud. tymczasem'.$C$3:$'art.29 pr.bud. tymczasem'.$C$5])" table:allow-empty-cell="true" table:display-list="sort-ascending" table:base-cell-address="'(11) 6743.5_Tymczasem_EB'.H4">
          <table:error-message table:message-type="stop" table:display="true"/>
        </table:content-validation>
        <table:content-validation table:name="val45" table:condition="of:cell-content-is-in-list(&quot; &quot;;&quot;ROZEBRANY&quot;;&quot;NIE ROZEBRANY&quot;)" table:allow-empty-cell="true" table:display-list="unsorted" table:base-cell-address="'(11) 6743.5_Tymczasem_EB'.Q10">
          <table:error-message table:message-type="stop" table:display="true"/>
        </table:content-validation>
        <table:content-validation table:name="val46" table:condition="of:cell-content-is-in-list(&quot; &quot;;&quot;Inwestor uzyskał pozwolenie na budowę &quot;;&quot;Postępowanie egzekucyjne&quot;;&quot;&quot;)" table:allow-empty-cell="true" table:display-list="unsorted" table:base-cell-address="'(11) 6743.5_Tymczasem_EB'.Q11">
          <table:error-message table:message-type="stop" table:display="true"/>
        </table:content-validation>
        <table:content-validation table:name="val47" table:condition="of:cell-content-is-in-list(&quot; &quot;;&quot;LS&quot;;&quot;RB&quot;;&quot;KC&quot;;&quot;MM&quot;;&quot;EP&quot;;&quot;MK&quot;;&quot;ED1&quot;;&quot;ED2&quot;;&quot;&quot;)" table:allow-empty-cell="true" table:display-list="unsorted" table:base-cell-address="'art.29 pr.bud. tymczasem'.A3">
          <table:error-message table:message-type="stop" table:display="true"/>
        </table:content-validation>
        <table:content-validation table:name="val48" table:condition="of:cell-content-is-in-list(&quot; &quot;;&quot;Zmiana do Pozwolenia na budowę&quot;;&quot;Zmiana do Pozwolenia na rozbiórkę&quot;;&quot;Zmiana do Zgłoszenia BiP&quot;;&quot;Wyłączenie kierownika kudowy&quot;;&quot;Przeniesienie decyzji&quot;;&quot;&quot;;&quot;&quot;)" table:allow-empty-cell="true" table:display-list="unsorted" table:base-cell-address="'(12) Rejestry Uzpełniajace'.A4">
          <table:error-message table:message-type="stop" table:display="true"/>
        </table:content-validation>
        <table:content-validation table:name="val49" table:condition="of:cell-content-is-in-list(&quot;  &quot;;&quot;Zaświadczenie BiP&quot;;&quot;Decyzja PnB&quot;;&quot;Decyzja na Rozbiórkę&quot;;&quot;&quot;)" table:allow-empty-cell="true" table:display-list="unsorted" table:base-cell-address="'(12) Rejestry Uzpełniajace'.A4">
          <table:error-message table:message-type="stop" table:display="true"/>
        </table:content-validation>
        <table:content-validation table:name="val50" table:condition="of:cell-content-is-in-list(&quot; &quot;;&quot;Budynek&quot;;&quot;Lokal&quot;;&quot;Nieruchomość&quot;)" table:allow-empty-cell="true" table:display-list="unsorted" table:base-cell-address="'(13) 6742 - Wejscie na dz. sąsiednią'.K5">
          <table:error-message table:message-type="stop" table:display="true"/>
        </table:content-validation>
      </table:content-validations>
      <table:table table:name="(1) 6740 - PnB" table:style-name="ta1" table:print="false">
        <office:forms form:automatic-focus="false" form:apply-design-mode="false"/>
        <table:table-column table:style-name="co1" table:default-cell-style-name="ce169"/>
        <table:table-column table:style-name="co2" table:default-cell-style-name="ce169"/>
        <table:table-column table:style-name="co3" table:default-cell-style-name="ce31"/>
        <table:table-column-group>
          <table:table-column table:style-name="co4" table:number-columns-repeated="2" table:default-cell-style-name="ce19"/>
          <table:table-column table:style-name="co4" table:default-cell-style-name="ce169"/>
          <table:table-column table:style-name="co5" table:default-cell-style-name="ce169"/>
          <table:table-column table:style-name="co4" table:number-columns-repeated="3" table:default-cell-style-name="ce169"/>
          <table:table-column table:style-name="co6" table:default-cell-style-name="ce169"/>
          <table:table-column table:style-name="co4" table:number-columns-repeated="3" table:default-cell-style-name="ce169"/>
        </table:table-column-group>
        <table:table-column table:style-name="co3" table:default-cell-style-name="ce169"/>
        <table:table-column table:style-name="co7" table:default-cell-style-name="ce169"/>
        <table:table-column table:style-name="co8" table:default-cell-style-name="ce169"/>
        <table:table-column table:style-name="co9" table:number-columns-repeated="4" table:default-cell-style-name="ce169"/>
        <table:table-column table:style-name="co10" table:default-cell-style-name="ce31"/>
        <table:table-column table:style-name="co10" table:default-cell-style-name="ce169"/>
        <table:table-column table:style-name="co11" table:default-cell-style-name="ce169"/>
        <table:table-column table:style-name="co11" table:default-cell-style-name="ce127"/>
        <table:table-column table:style-name="co12" table:default-cell-style-name="ce169"/>
        <table:table-column table:style-name="co13" table:default-cell-style-name="ce169"/>
        <table:table-column table:style-name="co14" table:default-cell-style-name="ce169"/>
        <table:table-column table:style-name="co15" table:default-cell-style-name="ce169"/>
        <table:table-column table:style-name="co16" table:default-cell-style-name="ce169"/>
        <table:table-column table:style-name="co10" table:number-columns-repeated="994" table:default-cell-style-name="ce169"/>
        <table:table-row table:style-name="ro1">
          <table:table-cell table:number-columns-repeated="16"/>
          <table:table-cell table:style-name="ce107" office:value-type="string" calcext:value-type="string">
            <text:p>ALG 6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/>
          <table:table-cell/>
          <table:table-cell table:style-name="ce196" table:number-columns-repeated="3"/>
          <table:table-cell/>
          <table:table-cell table:style-name="ce138"/>
          <table:table-cell table:number-columns-repeated="997"/>
        </table:table-row>
        <table:table-row table:style-name="ro2"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  <table:table-cell table:style-name="ce33"/>
          <table:table-cell table:style-name="ce121" office:value-type="string" calcext:value-type="string">
            <text:p>Algorytm 6,7</text:p>
          </table:table-cell>
          <table:table-cell table:style-name="ce121"/>
          <table:table-cell table:number-columns-repeated="1000"/>
        </table:table-row>
        <table:table-row table:style-name="ro3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table:style-name="ce62"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79" calcext:value-type="float">
            <text:p>79</text:p>
          </table:table-cell>
          <table:covered-table-cell table:number-columns-repeated="4"/>
          <table:table-cell/>
          <table:table-cell table:style-name="ce90" office:value-type="string" calcext:value-type="string">
            <text:p>DNI OD WNIOSKU</text:p>
          </table:table-cell>
          <table:table-cell table:style-name="ce90"/>
          <table:table-cell table:style-name="ce212"/>
          <table:table-cell table:style-name="ce161"/>
          <table:table-cell table:style-name="ce31"/>
          <table:table-cell table:style-name="ce136"/>
          <table:table-cell table:number-columns-repeated="996"/>
        </table:table-row>
        <table:table-row-group>
          <table:table-row table:style-name="ro3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40"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51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  <table:table-cell table:style-name="ce33"/>
            <table:table-cell table:style-name="ce303" office:value-type="string" calcext:value-type="string">
              <text:p>ilość dni</text:p>
            </table:table-cell>
            <table:table-cell table:style-name="ce303"/>
            <table:table-cell table:style-name="ce169" office:value-type="string" calcext:value-type="string">
              <text:p>informacja</text:p>
            </table:table-cell>
            <table:table-cell table:number-columns-repeated="4"/>
            <table:table-cell table:style-name="Default" table:number-columns-repeated="2"/>
            <table:table-cell table:number-columns-repeated="993"/>
          </table:table-row>
          <table:table-row table:style-name="ro3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40"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51"/>
            <table:table-cell table:style-name="ce72" table:formula="of:=VLOOKUP([.E9];[$PKOB.H3:$PKOB.I1021];2;0)" office:value-type="float" office:value="2153" calcext:value-type="float">
              <text:p>2153</text:p>
            </table:table-cell>
            <table:table-cell table:style-name="ce96" table:formula="of:=VLOOKUP([.E9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E9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62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  <table:table-cell table:style-name="ce18"/>
            <table:table-cell table:style-name="ce101" table:formula="of:=IF(OR([.B11]&gt;[.B15];[.B15]&gt;[.B11]);&quot;BiA&quot;;IF(ISBLANK([.B4]);&quot; &quot;;IF([.Q7]=&quot;TAK&quot;;TODAY()-[.B4];TODAY()-[.B4])))" office:value-type="float" office:value="79" calcext:value-type="float">
              <text:p>79</text:p>
            </table:table-cell>
            <table:table-cell table:style-name="ce101"/>
            <table:table-cell table:style-name="ce147" table:formula="of:=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" office:value-type="string" office:string-value="w toku" calcext:value-type="string">
              <text:p>w toku</text:p>
            </table:table-cell>
            <table:table-cell table:number-columns-repeated="4"/>
            <table:table-cell table:style-name="Default" table:number-columns-repeated="2"/>
            <table:table-cell table:number-columns-repeated="993"/>
          </table:table-row>
          <table:table-row table:style-name="ro3">
            <table:covered-table-cell table:style-name="ce8" table:content-validation-name="val2"/>
            <table:covered-table-cell/>
            <table:table-cell/>
            <table:table-cell table:style-name="ce40"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51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ZAWIADOMIENIE 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Q7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  <table:table-cell table:style-name="ce18"/>
            <table:table-cell table:style-name="ce67" table:formula="of:=IF(OR([.B11]&gt;[.B15];[.B15]&gt;[.B11]);&quot;BiA&quot;;IF(ISBLANK([.B4]);&quot; &quot;;IF([.Q7]=&quot;TAK&quot;;TODAY()-[.B4];TODAY()-[.B4])))" office:value-type="float" office:value="79" calcext:value-type="float">
              <text:p>79</text:p>
            </table:table-cell>
            <table:table-cell table:style-name="ce67"/>
            <table:table-cell table:style-name="ce148" table:formula="of:=IF(OR([.B11]&gt;[.B15];[.B15]&gt;[.B11]);&quot;poste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" office:value-type="string" office:string-value="w toku" calcext:value-type="string">
              <text:p>w toku</text:p>
            </table:table-cell>
            <table:table-cell table:number-columns-repeated="2"/>
            <table:table-cell table:style-name="ce163"/>
            <table:table-cell table:style-name="ce158"/>
            <table:table-cell table:style-name="ce31"/>
            <table:table-cell table:style-name="ce138"/>
            <table:table-cell table:number-columns-repeated="993"/>
          </table:table-row>
          <table:table-row table:style-name="ro3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0"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51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05"/>
            <table:table-cell table:style-name="ce84" table:number-columns-repeated="3"/>
            <table:table-cell table:style-name="ce18"/>
            <table:table-cell table:style-name="ce125" table:formula="of:=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9" calcext:value-type="float">
              <text:p>79</text:p>
            </table:table-cell>
            <table:table-cell table:style-name="ce125"/>
            <table:table-cell table:style-name="ce148" table:formula="of:=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" office:value-type="string" office:string-value="postanowienie" calcext:value-type="string">
              <text:p>postanowienie</text:p>
            </table:table-cell>
            <table:table-cell table:style-name="ce138" table:formula="of:=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" office:value-type="float" office:value="79" calcext:value-type="float">
              <text:p>79</text:p>
            </table:table-cell>
            <table:table-cell table:style-name="ce157"/>
            <table:table-cell table:style-name="ce159"/>
            <table:table-cell table:style-name="ce186"/>
            <table:table-cell table:style-name="ce158"/>
            <table:table-cell table:number-columns-repeated="994"/>
          </table:table-row>
          <table:table-row table:style-name="ro3">
            <table:table-cell table:style-name="ce21"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0"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51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62" office:value-type="string" calcext:value-type="string">
              <text:p>KONSERWATOR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1" table:formula="of:=IF([.Q9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18"/>
            <table:table-cell table:style-name="ce142" table:formula="of:=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9" calcext:value-type="float">
              <text:p>79</text:p>
            </table:table-cell>
            <table:table-cell table:style-name="ce142"/>
            <table:table-cell table:style-name="ce149" table:formula="of:=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" office:value-type="string" office:string-value="w toku" calcext:value-type="string">
              <text:p>w toku</text:p>
            </table:table-cell>
            <table:table-cell table:style-name="ce156" table:formula="of:=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" office:value-type="string" office:string-value="pismo do Konserwatora" calcext:value-type="string">
              <text:p>pismo do Konserwatora</text:p>
            </table:table-cell>
            <table:table-cell table:style-name="ce156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>
              <text:p>w toku</text:p>
            </table:table-cell>
            <table:table-cell table:style-name="ce160"/>
            <table:table-cell table:style-name="ce249" table:formula="of:=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" office:value-type="float" office:value="79" calcext:value-type="float">
              <text:p>79</text:p>
            </table:table-cell>
            <table:table-cell table:style-name="ce161" office:value-type="string" calcext:value-type="string">
              <text:p>ALG 67</text:p>
            </table:table-cell>
            <table:table-cell table:style-name="ce162"/>
            <table:table-cell table:number-columns-repeated="993"/>
          </table:table-row>
          <table:table-row table:style-name="ro3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62" office:value-type="string" calcext:value-type="string">
              <text:p>ZAWIESZENIE POSTĘPOWANI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Q10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18"/>
            <table:table-cell table:style-name="Default" table:number-columns-repeated="3"/>
            <table:table-cell table:number-columns-repeated="2"/>
            <table:table-cell table:style-name="ce161" table:number-columns-repeated="3"/>
            <table:table-cell table:style-name="ce162"/>
            <table:table-cell table:number-columns-repeated="993"/>
          </table:table-row>
          <table:table-row table:style-name="ro3"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/>
            <table:table-cell table:style-name="ce62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  <table:table-cell table:style-name="ce33"/>
            <table:table-cell table:number-columns-repeated="2"/>
            <table:table-cell table:style-name="ce138"/>
            <table:table-cell table:style-name="ce89" table:number-columns-repeated="2"/>
            <table:table-cell table:style-name="ce161"/>
            <table:table-cell table:style-name="Default" table:number-columns-repeated="2"/>
            <table:table-cell table:style-name="ce162"/>
            <table:table-cell table:number-columns-repeated="993"/>
          </table:table-row>
          <table:table-row table:style-name="ro3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Koczała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Łękinia</text:p>
            </table:table-cell>
            <table:covered-table-cell table:style-name="ce69"/>
            <table:table-cell table:style-name="ce71" table:formula="of:=VLOOKUP([.F12];[$GEODEZJA.D3:$GEODEZJA.E1022];2;0)" office:value-type="string" office:string-value="Łękinia" calcext:value-type="string" table:number-columns-spanned="2" table:number-rows-spanned="1">
              <text:p>Łękinia</text:p>
            </table:table-cell>
            <table:covered-table-cell table:style-name="ce45"/>
            <table:table-cell table:style-name="ce71" table:formula="of:=VLOOKUP([.H12];[$GEODEZJA.E3:$GEODEZJA.F1022];2;0)" office:value-type="string" office:string-value="220305_2.0003" calcext:value-type="string" table:number-columns-spanned="2" table:number-rows-spanned="1">
              <text:p>220305_2.0003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table-cell table:style-name="ce62" office:value-type="string" calcext:value-type="string">
              <text:p>PUBLICZNA INFORMACJ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Q12]=&quot;TAK&quot;;14;&quot; &quot;)" office:value-type="string" office:string-value=" " calcext:value-type="string">
              <text:p><text:s/></text:p>
            </table:table-cell>
            <table:table-cell table:style-name="ce84"/>
            <table:table-cell table:style-name="ce98" table:number-columns-repeated="2"/>
            <table:table-cell table:style-name="ce18"/>
            <table:table-cell table:style-name="ce195" table:number-columns-repeated="3"/>
            <table:table-cell table:style-name="ce234"/>
            <table:table-cell table:style-name="ce237"/>
            <table:table-cell table:style-name="ce163"/>
            <table:table-cell table:style-name="ce252"/>
            <table:table-cell table:style-name="ce31"/>
            <table:table-cell table:style-name="ce242"/>
            <table:table-cell table:style-name="ce256"/>
            <table:table-cell table:number-columns-repeated="992"/>
          </table:table-row>
          <table:table-row table:style-name="ro3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 table:style-name="Default"/>
            <table:table-cell table:style-name="ce242"/>
            <table:table-cell table:style-name="ce195" table:number-columns-repeated="3"/>
            <table:table-cell table:style-name="ce234"/>
            <table:table-cell table:style-name="ce237"/>
            <table:table-cell table:style-name="ce242"/>
            <table:table-cell table:style-name="ce254"/>
            <table:table-cell table:style-name="ce242"/>
            <table:table-cell table:style-name="ce31"/>
            <table:table-cell table:style-name="ce163"/>
            <table:table-cell table:number-columns-repeated="992"/>
          </table:table-row>
          <table:table-row table:style-name="ro3"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/>
            <table:table-cell table:style-name="ce62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  <table:table-cell table:style-name="ce33"/>
            <table:table-cell table:style-name="ce195" table:number-columns-repeated="4"/>
            <table:table-cell table:style-name="ce238"/>
            <table:table-cell table:style-name="ce243"/>
            <table:table-cell table:style-name="ce163" table:number-columns-repeated="2"/>
            <table:table-cell table:style-name="ce31"/>
            <table:table-cell table:style-name="ce163"/>
            <table:table-cell table:number-columns-repeated="992"/>
          </table:table-row>
          <table:table-row table:style-name="ro3"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/>
            <table:table-cell table:style-name="ce62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  <table:table-cell table:style-name="ce33"/>
            <table:table-cell table:style-name="ce195" table:number-columns-repeated="4"/>
            <table:table-cell table:style-name="ce237"/>
            <table:table-cell table:style-name="ce31" table:number-columns-repeated="4"/>
            <table:table-cell table:style-name="ce163"/>
            <table:table-cell table:number-columns-repeated="992"/>
          </table:table-row>
          <table:table-row table:style-name="ro3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 table:style-name="Default"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  <table:table-cell table:style-name="ce207"/>
            <table:table-cell table:style-name="ce195" table:number-columns-repeated="2"/>
            <table:table-cell table:style-name="ce220"/>
            <table:table-cell table:style-name="ce195"/>
            <table:table-cell table:style-name="ce234"/>
            <table:table-cell table:style-name="ce242"/>
            <table:table-cell table:style-name="ce31" table:number-columns-repeated="3"/>
            <table:table-cell table:style-name="ce163"/>
            <table:table-cell table:number-columns-repeated="992"/>
          </table:table-row>
          <table:table-row table:style-name="ro4">
            <table:table-cell table:style-name="ce585"/>
            <table:table-cell table:style-name="ce18" table:number-columns-repeated="2"/>
            <table:table-cell table:style-name="ce527" table:number-columns-repeated="11"/>
            <table:table-cell table:style-name="ce242"/>
            <table:table-cell table:style-name="ce583"/>
            <table:table-cell table:style-name="ce533"/>
            <table:table-cell table:style-name="ce18"/>
            <table:table-cell table:style-name="ce533"/>
            <table:table-cell table:style-name="ce18"/>
            <table:table-cell table:style-name="ce207" table:number-columns-repeated="2"/>
            <table:table-cell table:style-name="ce195" table:number-columns-repeated="2"/>
            <table:table-cell table:style-name="ce220"/>
            <table:table-cell table:style-name="ce195"/>
            <table:table-cell table:style-name="ce234"/>
            <table:table-cell table:style-name="ce242"/>
            <table:table-cell table:style-name="ce31" table:number-columns-repeated="3"/>
            <table:table-cell table:style-name="ce163"/>
            <table:table-cell table:number-columns-repeated="992"/>
          </table:table-row>
        </table:table-row-group>
        <table:table-row table:style-name="ro5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/>
          <table:table-cell table:style-name="ce184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4]&gt;[.S25];IF([.Q24]=&quot;TAK&quot;;IF(OR([.B27]&gt;[.B31];[.B31]&gt;[.B27]);&quot;postę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4]=&quot;TAK&quot;;IF(OR([.B27]&gt;[.B31];[.B31]&gt;[.B27]);&quot;poste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5" calcext:value-type="date">
            <text:p>5.09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table:style-name="ce62" office:value-type="string" calcext:value-type="string">
            <text:p>upływający czas w dniach</text:p>
          </table:table-cell>
          <table:table-cell table:style-name="ce144" table:formula="of:=IF(ISBLANK([.B20]);&quot;-&quot;;IF(AND([.Q24]=&quot; &quot;;[.Q25]=&quot; &quot;);IF(OR([.B27]&gt;[.B31];[.B31]&gt;[.B27]);&quot;BiA&quot;;IF(ISBLANK([.U22]);TODAY()-[.B20];TODAY()-[.U22]));IF(AND([.Q24]=&quot;TAK&quot;;[.Q25]=&quot; &quot;);IF(OR([.B27]&gt;[.B31];[.B31]&gt;[.B27]);&quot;BiA&quot;;IF([.Q24]=&quot;TAK&quot;;IF(ISBLANK([.U24]);&quot; - &quot;;IF(ISBLANK([.U22]);TODAY()-[.B20]-([.U24]-[.S24]);TODAY()-[.U22]-([.U24]-[.S24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TAK&quot;);IF(OR([.B27]&gt;[.B31];[.B31]&gt;[.B27]);&quot;BiA&quot;;IF(OR(AND([.S24]&gt;=[.S25];[.S24]&lt;=[.U25];[.U25]&lt;=[.U24]);AND([.U24]&gt;=[.S25];[.U24]&lt;=[.U25];[.S25]&gt;=[.S24]));IFERROR(IF(ISBLANK([.U22]);TODAY()-[.B20]-(IF(OR(AND([.S24]&gt;=[.S25];[.S24]&lt;=[.U25];[.U25]&lt;=[.U24]);AND([.U24]&gt;=[.S25];[.U24]&lt;=[.U25];[.S25]&gt;=[.S24]));MAX([.U$8:.U$9])-(MIN([.S$8:.S$9]));&quot;licz inaczej&quot;));TODAY()-[.U22]-(IF(OR(AND([.S24]&gt;=[.S25];[.S24]&lt;=[.U25];[.U25]&lt;=[.U24]);AND([.U24]&gt;=[.S25];[.U24]&lt;=[.U25];[.S25]&gt;=[.S24]));MAX([.U$8:.U$9])-(MIN([.S$8:.S$9]));&quot;-&quot;)));&quot;-&quot;);IF(OR(AND([.S25]&lt;[.S24];[.U25]&lt;[.S24]);AND([.S25]&gt;[.U24];[.U25]&gt;[.U24]));IF(OR(AND([.S25]&lt;[.S24];[.U25]&lt;[.S24]);AND([.S25]&gt;[.U24];[.U25]&gt;[.U24]));IFERROR(IF(ISBLANK([.U22]);TODAY()-[.B20]-((IFERROR(IF(ISBLANK([.U24]);&quot;-&quot;;[.U24])-(IF(ISBLANK([.S24]);&quot;-&quot;;[.S24]));&quot;-&quot;))+(IFERROR(IF(ISBLANK([.U25]);&quot;-&quot;;[.U25])-(IF(ISBLANK([.S25]);&quot;-&quot;;[.S25]));&quot;-&quot;)));TODAY()-[.U22]-((IFERROR(IF(ISBLANK([.U24]);&quot;-&quot;;[.U24])-(IF(ISBLANK([.S24]);&quot;-&quot;;[.S24]));&quot;-&quot;))+(IFERROR(IF(ISBLANK([.U25]);&quot;-&quot;;[.U25])-(IF(ISBLANK([.S25]);&quot;-&quot;;[.S25]));&quot;-&quot;))));&quot;-&quot;);&quot;-&quot;);IF(OR(AND([.S25]&lt;[.S24];[.S25]&lt;[.U24];[.U25]&gt;[.U24];[.U25]&gt;[.S24]);AND([.S25]&gt;[.S24];[.S25]&lt;[.U24];[.U25]&gt;[.S24];[.U25]&lt;[.U24]));IFERROR(IF(ISBLANK([.U22]);TODAY()-[.B20]-(IFERROR(IF(OR(AND([.S25]&lt;[.S24];[.S25]&lt;[.U24];[.U25]&gt;[.U24];[.U25]&gt;[.S24]);AND([.S25]&gt;[.S24];[.S25]&lt;[.U24];[.U25]&gt;[.S24];[.U25]&lt;[.U24]));MAX([.U$8:.U$9])-(MIN([.S$8:.S$9]));&quot;-&quot;);&quot;-&quot;));TODAY()-[.U22]-(IFERROR(IF(OR(AND([.S25]&lt;[.S24];[.S25]&lt;[.U24];[.U25]&gt;[.U24];[.U25]&gt;[.S24]);AND([.S25]&gt;[.S24];[.S25]&lt;[.U24];[.U25]&gt;[.S24];[.U25]&lt;[.U24]));MAX([.U$8:.U$9])-(MIN([.S$8:.S$9]));&quot;-&quot;);&quot;-&quot;)));&quot;-&quot;);&quot;-&quot;))));&quot;--- ! ---&quot;))) ))" office:value-type="float" office:value="75" calcext:value-type="float">
            <text:p>75</text:p>
          </table:table-cell>
          <table:covered-table-cell table:number-columns-repeated="4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-group table:display="false">
          <table:table-row table:style-name="ro5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40"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51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40"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51"/>
            <table:table-cell table:style-name="ce72" table:formula="of:=VLOOKUP([.E25];[$PKOB.H18:$PKOB.I1036];2;0)" office:value-type="float" office:value="2153" calcext:value-type="float">
              <text:p>2153</text:p>
            </table:table-cell>
            <table:table-cell table:style-name="ce96" table:formula="of:=VLOOKUP([.E25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E25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62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covered-table-cell table:style-name="ce8" table:content-validation-name="val2"/>
            <table:covered-table-cell/>
            <table:table-cell/>
            <table:table-cell table:style-name="ce40"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51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ZAWIADOMIENIE 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Q23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23" table:formula="of:=VLOOKUP([.A22];[$Inwestorzy.B19:$Inwestorzy.C1019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0"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51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62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05"/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21"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0"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51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62" office:value-type="string" calcext:value-type="string">
              <text:p>KONSERWATOR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1" table:formula="of:=IF([.Q25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62" office:value-type="string" calcext:value-type="string">
              <text:p>ZAWIESZENIE POSTĘPOWANI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Q26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/>
            <table:table-cell table:style-name="ce62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F28];[$GEODEZJA.D18:$GEODEZJA.E1037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28];[$GEODEZJA.E18:$GEODEZJA.F1037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table-cell table:style-name="ce62" office:value-type="string" calcext:value-type="string">
              <text:p>PUBLICZNA INFORMACJ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 table:number-columns-repeated="2"/>
            <table:table-cell table:style-name="ce98"/>
            <table:table-cell table:style-name="ce84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 table:style-name="Default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/>
            <table:table-cell table:style-name="ce62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/>
            <table:table-cell table:style-name="ce62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62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  <table:table-row table:style-name="ro5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 table:style-name="Default"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  <table:table-cell table:style-name="ce242"/>
            <table:table-cell table:style-name="ce195" table:number-columns-repeated="4"/>
            <table:table-cell table:style-name="ce234"/>
            <table:table-cell table:style-name="ce31" table:number-columns-repeated="5"/>
            <table:table-cell table:number-columns-repeated="992"/>
          </table:table-row>
        </table:table-row-group>
        <table:table-row table:style-name="ro5">
          <table:table-cell table:number-columns-repeated="3"/>
          <table:table-cell table:style-name="Default" table:number-columns-repeated="13"/>
          <table:table-cell table:style-name="ce165"/>
          <table:table-cell table:style-name="ce180"/>
          <table:table-cell table:style-name="Default" table:number-columns-repeated="3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S</text:p>
          </table:table-cell>
          <table:table-cell table:style-name="ce91" table:content-validation-name="val14" office:value-type="string" calcext:value-type="string" table:number-columns-spanned="5" table:number-rows-spanned="1">
            <text:p>Budynki</text:p>
          </table:table-cell>
          <table:covered-table-cell table:number-columns-repeated="4" table:style-name="ce91"/>
          <table:table-cell table:style-name="Default" table:number-columns-repeated="10"/>
          <table:table-cell table:style-name="ce242"/>
          <table:table-cell table:style-name="ce195" table:number-columns-repeated="4"/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D</text:p>
          </table:table-cell>
          <table:table-cell table:style-name="ce91" table:content-validation-name="val15" office:value-type="string" calcext:value-type="string" table:number-columns-spanned="5" table:number-rows-spanned="1">
            <text:p>mieszkalne</text:p>
          </table:table-cell>
          <table:covered-table-cell table:number-columns-repeated="4" table:style-name="ce91"/>
          <table:table-cell table:style-name="Default"/>
          <table:table-cell table:style-name="Default" office:value-type="string" calcext:value-type="string">
            <text:p>PRZESUNIĘCIE($PKOB.D1;PODAJ.POZYCJĘ(G18;$PKOB.C2:$PKOB.C1017;0);0;LICZ.JEŻELI($PKOB.C2:$PKOB.C1017;G18);1)</text:p>
          </table:table-cell>
          <table:table-cell table:style-name="Default" table:number-columns-repeated="8"/>
          <table:table-cell table:style-name="ce242"/>
          <table:table-cell table:style-name="ce195" table:number-columns-repeated="3"/>
          <table:table-cell table:style-name="Default" office:value-type="string" calcext:value-type="string">
            <text:p>PRZESUNIĘCIE($PKOB.D1;PODAJ.POZYCJĘ(E5;$PKOB.C2:$PKOB.C1017;0);0;LICZ.JEŻELI($PKOB.C2:$PKOB.C1017;E5);1)</text:p>
          </table:table-cell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Gr</text:p>
          </table:table-cell>
          <table:table-cell table:style-name="ce91" table:content-validation-name="val16" office:value-type="string" calcext:value-type="string" table:number-columns-spanned="5" table:number-rows-spanned="1">
            <text:p>Budynki mieszkalne jednorodzinne</text:p>
          </table:table-cell>
          <table:covered-table-cell table:number-columns-repeated="4" table:style-name="ce91"/>
          <table:table-cell table:style-name="Default"/>
          <table:table-cell table:style-name="Default" office:value-type="string" calcext:value-type="string">
            <text:p>PRZESUNIĘCIE($PKOB.F1;PODAJ.POZYCJĘ(G19;$PKOB.D2:$PKOB.D1017;0);0;LICZ.JEŻELI($PKOB.D2:$PKOB.D1017;G19);1)</text:p>
          </table:table-cell>
          <table:table-cell table:style-name="Default" table:number-columns-repeated="8"/>
          <table:table-cell table:style-name="ce242"/>
          <table:table-cell table:style-name="ce195" table:number-columns-repeated="3"/>
          <table:table-cell table:style-name="Default" office:value-type="string" calcext:value-type="string">
            <text:p>PRZESUNIĘCIE($PKOB.F1;PODAJ.POZYCJĘ(E6;$PKOB.D2:$PKOB.D1017;0);0;LICZ.JEŻELI($PKOB.D2:$PKOB.D1017;E6);1)</text:p>
          </table:table-cell>
          <table:table-cell table:style-name="ce234"/>
          <table:table-cell table:style-name="ce31" table:number-columns-repeated="5"/>
          <table:table-cell table:number-columns-repeated="992"/>
        </table:table-row>
        <table:table-row table:style-name="ro5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Kl</text:p>
          </table:table-cell>
          <table:table-cell table:style-name="ce91" table:content-validation-name="val17" office:value-type="string" calcext:value-type="string" table:number-columns-spanned="5" table:number-rows-spanned="1">
            <text:p>Budynki mieszkalne jednorodzinne</text:p>
          </table:table-cell>
          <table:covered-table-cell table:number-columns-repeated="4" table:style-name="ce91"/>
          <table:table-cell table:style-name="Default"/>
          <table:table-cell table:style-name="Default" office:value-type="string" calcext:value-type="string">
            <text:p>PRZESUNIĘCIE($PKOB.G1;PODAJ.POZYCJĘ(G20;$PKOB.F2:$PKOB.F1017;0);0;LICZ.JEŻELI($PKOB.F2:$PKOB.F1017;G20);1)</text:p>
          </table:table-cell>
          <table:table-cell table:style-name="Default" table:number-columns-repeated="8"/>
          <table:table-cell table:style-name="ce242"/>
          <table:table-cell table:style-name="Default" table:number-columns-repeated="3"/>
          <table:table-cell table:style-name="Default" office:value-type="string" calcext:value-type="string">
            <text:p>PRZESUNIĘCIE($PKOB.G1;PODAJ.POZYCJĘ(E7;$PKOB.F2:$PKOB.F1017;0);0;LICZ.JEŻELI($PKOB.F2:$PKOB.F1017;E7);1)</text:p>
          </table:table-cell>
          <table:table-cell/>
          <table:table-cell table:style-name="ce31" table:number-columns-repeated="3"/>
          <table:table-cell table:number-columns-repeated="994"/>
        </table:table-row>
        <table:table-row table:style-name="ro5">
          <table:table-cell table:number-columns-repeated="3"/>
          <table:table-cell table:style-name="Default"/>
          <table:table-cell table:style-name="ce50"/>
          <table:table-cell table:style-name="ce53" office:value-type="string" calcext:value-type="string">
            <text:p>Wysz.</text:p>
          </table:table-cell>
          <table:table-cell table:style-name="ce91" table:content-validation-name="val18" office:value-type="string" calcext:value-type="string" table:number-columns-spanned="5" table:number-rows-spanned="1">
            <text:p>Budynki mieszkalne jednorodzinne</text:p>
          </table:table-cell>
          <table:covered-table-cell table:number-columns-repeated="4" table:style-name="ce91"/>
          <table:table-cell table:style-name="Default"/>
          <table:table-cell table:style-name="Default" office:value-type="string" calcext:value-type="string">
            <text:p>PRZESUNIĘCIE($PKOB.H1;PODAJ.POZYCJĘ(G21;$PKOB.G2:$PKOB.G1017;0);0;LICZ.JEŻELI($PKOB.G2:$PKOB.G1017;G21);1)</text:p>
          </table:table-cell>
          <table:table-cell table:style-name="Default" table:number-columns-repeated="8"/>
          <table:table-cell table:style-name="ce242"/>
          <table:table-cell table:style-name="Default" table:number-columns-repeated="3"/>
          <table:table-cell table:style-name="Default" office:value-type="string" calcext:value-type="string">
            <text:p>PRZESUNIĘCIE($PKOB.H1;PODAJ.POZYCJĘ(E8;$PKOB.G2:$PKOB.G1017;0);0;LICZ.JEŻELI($PKOB.G2:$PKOB.G1017;E8);1)</text:p>
          </table:table-cell>
          <table:table-cell/>
          <table:table-cell table:style-name="ce31" table:number-columns-repeated="3"/>
          <table:table-cell table:number-columns-repeated="994"/>
        </table:table-row>
        <table:table-row table:style-name="ro6">
          <table:table-cell/>
          <table:table-cell table:style-name="ce30" table:formula="of:=OR([.B11]&gt;[.B15];[.B15]&gt;[.B11])" office:value-type="boolean" office:boolean-value="false" calcext:value-type="boolean">
            <text:p>FAŁSZ</text:p>
          </table:table-cell>
          <table:table-cell table:number-columns-repeated="4"/>
          <table:table-cell table:style-name="ce33"/>
          <table:table-cell table:number-columns-repeated="8"/>
          <table:table-cell table:style-name="ce66" office:value-type="string" calcext:value-type="string">
            <text:p>ALGORYTMY</text:p>
          </table:table-cell>
          <table:table-cell table:style-name="ce66" office:value-type="string" calcext:value-type="string">
            <text:p>wezw</text:p>
          </table:table-cell>
          <table:table-cell table:style-name="ce66" office:value-type="string" calcext:value-type="string">
            <text:p>zaw</text:p>
          </table:table-cell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konserw</text:p>
          </table:table-cell>
          <table:table-cell table:style-name="ce66" office:value-type="string" calcext:value-type="string">
            <text:p>zawiesz</text:p>
          </table:table-cell>
          <table:table-cell table:style-name="ce532"/>
          <table:table-cell table:style-name="ce66" office:value-type="string" calcext:value-type="string">
            <text:p>licz dni</text:p>
          </table:table-cell>
          <table:table-cell table:style-name="ce66"/>
          <table:table-cell table:style-name="ce135"/>
          <table:table-cell table:number-columns-repeated="2"/>
          <table:table-cell table:style-name="ce31" table:number-columns-repeated="3"/>
          <table:table-cell table:number-columns-repeated="994"/>
        </table:table-row>
        <table:table-row table:style-name="ro7">
          <table:table-cell table:number-columns-repeated="6"/>
          <table:table-cell table:style-name="ce33"/>
          <table:table-cell table:number-columns-repeated="7"/>
          <table:table-cell table:style-name="ce74" office:value-type="float" office:value="1" calcext:value-type="float">
            <text:p>1</text:p>
          </table:table-cell>
          <table:table-cell table:style-name="ce67" table:formula="of:=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" office:value-type="string" office:string-value="w toku" calcext:value-type="string">
            <text:p>w toku</text:p>
          </table:table-cell>
          <table:table-cell table:style-name="ce63"/>
          <table:table-cell table:style-name="ce77" office:value-type="string" calcext:value-type="string">
            <text:p>x</text:p>
          </table:table-cell>
          <table:table-cell table:style-name="ce63"/>
          <table:table-cell table:style-name="ce87"/>
          <table:table-cell table:style-name="ce63"/>
          <table:table-cell table:style-name="ce33"/>
          <table:table-cell table:style-name="ce77" table:formula="of:=IF(OR([.B11]&gt;[.B15];[.B15]&gt;[.B11]);&quot;BiA&quot;;IF(ISBLANK([.B4]);&quot; &quot;;IF([.Q7]=&quot;TAK&quot;;TODAY()-[.B4];TODAY()-[.B4])))" office:value-type="float" office:value="79" calcext:value-type="float">
            <text:p>79</text:p>
          </table:table-cell>
          <table:table-cell table:style-name="ce77"/>
          <table:table-cell table:style-name="ce154" office:value-type="float" office:value="1" calcext:value-type="float">
            <text:p>1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82"/>
          <table:table-cell table:style-name="ce86"/>
          <table:table-cell table:style-name="ce87"/>
          <table:table-cell table:style-name="ce63"/>
          <table:table-cell table:style-name="ce33"/>
          <table:table-cell table:style-name="ce63" table:number-columns-repeated="2"/>
          <table:table-cell table:style-name="ce154" office:value-type="float" office:value="2" calcext:value-type="float">
            <text:p>2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3" calcext:value-type="float">
            <text:p>3</text:p>
          </table:table-cell>
          <table:table-cell table:style-name="ce101" table:formula="of:=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" office:value-type="string" office:string-value="w toku" calcext:value-type="string">
            <text:p>w toku</text:p>
          </table:table-cell>
          <table:table-cell table:style-name="ce77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63" table:number-columns-repeated="3"/>
          <table:table-cell table:style-name="ce33"/>
          <table:table-cell table:style-name="ce77" table:formula="of:=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" office:value-type="float" office:value="79" calcext:value-type="float">
            <text:p>79</text:p>
          </table:table-cell>
          <table:table-cell table:style-name="ce77"/>
          <table:table-cell table:style-name="ce154" office:value-type="float" office:value="3" calcext:value-type="float">
            <text:p>3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4" calcext:value-type="float">
            <text:p>4</text:p>
          </table:table-cell>
          <table:table-cell table:style-name="ce101" table:formula="of:=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" office:value-type="string" office:string-value="w toku" calcext:value-type="string">
            <text:p>w toku</text:p>
          </table:table-cell>
          <table:table-cell table:number-columns-repeated="3" table:style-name="ce77" office:value-type="string" calcext:value-type="string">
            <text:p>x</text:p>
          </table:table-cell>
          <table:table-cell table:style-name="ce63" table:number-columns-repeated="2"/>
          <table:table-cell table:style-name="ce33"/>
          <table:table-cell table:style-name="ce126" table:formula="of:=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9" calcext:value-type="float">
            <text:p>79</text:p>
          </table:table-cell>
          <table:table-cell table:style-name="ce126"/>
          <table:table-cell table:style-name="ce154" office:value-type="float" office:value="4" calcext:value-type="float">
            <text:p>4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2" table:style-name="ce109" office:value-type="string" calcext:value-type="string">
            <text:p>x</text:p>
          </table:table-cell>
          <table:table-cell table:style-name="ce109"/>
          <table:table-cell table:style-name="ce109" office:value-type="string" calcext:value-type="string">
            <text:p>x</text:p>
          </table:table-cell>
          <table:table-cell table:style-name="ce63"/>
          <table:table-cell table:style-name="ce33"/>
          <table:table-cell table:style-name="ce146" table:formula="of:=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9" calcext:value-type="float">
            <text:p>79</text:p>
          </table:table-cell>
          <table:table-cell table:style-name="ce146"/>
          <table:table-cell table:style-name="ce154" office:value-type="float" office:value="5" calcext:value-type="float">
            <text:p>5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6" calcext:value-type="float">
            <text:p>6</text:p>
          </table:table-cell>
          <table:table-cell table:style-name="ce77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>
            <text:p>w toku</text:p>
          </table:table-cell>
          <table:table-cell table:style-name="ce63" office:value-type="string" calcext:value-type="string">
            <text:p>x</text:p>
          </table:table-cell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x2</text:p>
          </table:table-cell>
          <table:table-cell table:style-name="ce77" office:value-type="string" calcext:value-type="string">
            <text:p>x1</text:p>
          </table:table-cell>
          <table:table-cell table:style-name="ce63"/>
          <table:table-cell table:style-name="ce33"/>
          <table:table-cell table:style-name="ce103" table:formula="of:=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" office:value-type="float" office:value="79" calcext:value-type="float">
            <text:p>79</text:p>
          </table:table-cell>
          <table:table-cell table:style-name="ce103"/>
          <table:table-cell table:style-name="ce154" office:value-type="float" office:value="6" calcext:value-type="float">
            <text:p>6</text:p>
          </table:table-cell>
          <table:table-cell table:style-name="ce236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79" calcext:value-type="float" table:number-columns-spanned="1" table:number-rows-spanned="2">
            <text:p>79</text:p>
          </table:table-cell>
          <table:table-cell table:number-columns-repeated="998"/>
        </table:table-row>
        <table:table-row table:style-name="ro7">
          <table:table-cell table:number-columns-repeated="14"/>
          <table:table-cell table:style-name="ce74" office:value-type="float" office:value="7" calcext:value-type="float">
            <text:p>7</text:p>
          </table:table-cell>
          <table:table-cell table:style-name="ce103" table:formula="of:=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" office:value-type="string" office:string-value="w toku" calcext:value-type="string">
            <text:p>w toku</text:p>
          </table:table-cell>
          <table:table-cell table:style-name="ce77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103" office:value-type="string" calcext:value-type="string">
            <text:p>x1</text:p>
          </table:table-cell>
          <table:table-cell table:style-name="ce77" office:value-type="string" calcext:value-type="string">
            <text:p>x2</text:p>
          </table:table-cell>
          <table:table-cell table:style-name="ce63"/>
          <table:table-cell table:style-name="ce33"/>
          <table:table-cell table:style-name="ce103" table:formula="of:=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" office:value-type="float" office:value="79" calcext:value-type="float">
            <text:p>79</text:p>
          </table:table-cell>
          <table:table-cell table:style-name="ce103"/>
          <table:table-cell table:style-name="ce154" office:value-type="float" office:value="7" calcext:value-type="float">
            <text:p>7</text:p>
          </table:table-cell>
          <table:covered-table-cell/>
          <table:table-cell table:number-columns-repeated="998"/>
        </table:table-row>
        <table:table-row table:style-name="ro7">
          <table:table-cell table:number-columns-repeated="14"/>
          <table:table-cell table:style-name="ce74" office:value-type="float" office:value="8" calcext:value-type="float">
            <text:p>8</text:p>
          </table:table-cell>
          <table:table-cell table:style-name="ce111" office:value-type="float" office:value="8" calcext:value-type="float">
            <text:p>8</text:p>
          </table:table-cell>
          <table:table-cell table:style-name="ce111"/>
          <table:table-cell table:number-columns-repeated="2" table:style-name="ce111" office:value-type="string" calcext:value-type="string">
            <text:p>x</text:p>
          </table:table-cell>
          <table:table-cell table:style-name="ce111" table:number-columns-repeated="2"/>
          <table:table-cell table:style-name="ce33"/>
          <table:table-cell table:style-name="ce111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9" calcext:value-type="float">
            <text:p>9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111" office:value-type="string" calcext:value-type="string">
            <text:p>x</text:p>
          </table:table-cell>
          <table:table-cell table:style-name="ce111"/>
          <table:table-cell table:style-name="ce111" office:value-type="string" calcext:value-type="string">
            <text:p>x</text:p>
          </table:table-cell>
          <table:table-cell table:style-name="ce111"/>
          <table:table-cell table:style-name="ce33"/>
          <table:table-cell table:style-name="ce209" table:formula="of:=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" office:value-type="float" office:value="79" calcext:value-type="float">
            <text:p>79</text:p>
          </table:table-cell>
          <table:table-cell table:style-name="ce209"/>
          <table:table-cell table:style-name="ce154" office:value-type="float" office:value="9" calcext:value-type="float">
            <text:p>9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0" calcext:value-type="float">
            <text:p>10</text:p>
          </table:table-cell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152" office:value-type="string" calcext:value-type="string">
            <text:p>x</text:p>
          </table:table-cell>
          <table:table-cell table:style-name="ce111" office:value-type="string" calcext:value-type="string">
            <text:p>x2</text:p>
          </table:table-cell>
          <table:table-cell table:style-name="ce111" office:value-type="string" calcext:value-type="string">
            <text:p>x1</text:p>
          </table:table-cell>
          <table:table-cell table:style-name="ce111"/>
          <table:table-cell table:style-name="ce33"/>
          <table:table-cell table:style-name="ce111" table:number-columns-repeated="2"/>
          <table:table-cell table:style-name="ce154" office:value-type="float" office:value="10" calcext:value-type="float">
            <text:p>10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1" calcext:value-type="float">
            <text:p>11</text:p>
          </table:table-cell>
          <table:table-cell table:style-name="ce111" office:value-type="float" office:value="11" calcext:value-type="float">
            <text:p>11</text:p>
          </table:table-cell>
          <table:table-cell table:style-name="ce111"/>
          <table:table-cell table:style-name="ce152" office:value-type="string" calcext:value-type="string">
            <text:p>x</text:p>
          </table:table-cell>
          <table:table-cell table:style-name="ce111" office:value-type="string" calcext:value-type="string">
            <text:p>x1</text:p>
          </table:table-cell>
          <table:table-cell table:style-name="ce111" office:value-type="string" calcext:value-type="string">
            <text:p>x2</text:p>
          </table:table-cell>
          <table:table-cell table:style-name="ce111"/>
          <table:table-cell table:style-name="ce33"/>
          <table:table-cell table:style-name="ce111" table:number-columns-repeated="2"/>
          <table:table-cell table:style-name="ce154" office:value-type="float" office:value="11" calcext:value-type="float">
            <text:p>11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2" calcext:value-type="float">
            <text:p>12</text:p>
          </table:table-cell>
          <table:table-cell table:style-name="ce63" office:value-type="float" office:value="12" calcext:value-type="float">
            <text:p>12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33"/>
          <table:table-cell table:style-name="ce63" table:number-columns-repeated="2"/>
          <table:table-cell table:style-name="ce154" office:value-type="float" office:value="12" calcext:value-type="float">
            <text:p>12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3" calcext:value-type="float">
            <text:p>13</text:p>
          </table:table-cell>
          <table:table-cell table:style-name="ce63" office:value-type="float" office:value="13" calcext:value-type="float">
            <text:p>13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/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13" calcext:value-type="float">
            <text:p>13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4" calcext:value-type="float">
            <text:p>14</text:p>
          </table:table-cell>
          <table:table-cell table:style-name="ce63" office:value-type="float" office:value="14" calcext:value-type="float">
            <text:p>14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/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14" calcext:value-type="float">
            <text:p>14</text:p>
          </table:table-cell>
          <table:table-cell table:number-columns-repeated="999"/>
        </table:table-row>
        <table:table-row table:style-name="ro7">
          <table:table-cell table:number-columns-repeated="14"/>
          <table:table-cell table:style-name="ce74" office:value-type="float" office:value="15" calcext:value-type="float">
            <text:p>15</text:p>
          </table:table-cell>
          <table:table-cell table:style-name="ce63" office:value-type="float" office:value="15" calcext:value-type="float">
            <text:p>15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33"/>
          <table:table-cell table:style-name="ce63" table:number-columns-repeated="2"/>
          <table:table-cell table:style-name="ce154" office:value-type="float" office:value="15" calcext:value-type="float">
            <text:p>15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6" calcext:value-type="float">
            <text:p>16</text:p>
          </table:table-cell>
          <table:table-cell table:style-name="ce63" office:value-type="float" office:value="16" calcext:value-type="float">
            <text:p>16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/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7" calcext:value-type="float">
            <text:p>17</text:p>
          </table:table-cell>
          <table:table-cell table:style-name="ce63" office:value-type="float" office:value="17" calcext:value-type="float">
            <text:p>17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/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8" calcext:value-type="float">
            <text:p>18</text:p>
          </table:table-cell>
          <table:table-cell table:style-name="ce63" office:value-type="float" office:value="18" calcext:value-type="float">
            <text:p>18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18" calcext:value-type="float">
            <text:p>1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19" calcext:value-type="float">
            <text:p>19</text:p>
          </table:table-cell>
          <table:table-cell table:style-name="ce63" office:value-type="float" office:value="19" calcext:value-type="float">
            <text:p>19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0" calcext:value-type="float">
            <text:p>20</text:p>
          </table:table-cell>
          <table:table-cell table:style-name="ce63" office:value-type="float" office:value="20" calcext:value-type="float">
            <text:p>20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20" calcext:value-type="float">
            <text:p>20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1" calcext:value-type="float">
            <text:p>21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2" calcext:value-type="float">
            <text:p>22</text:p>
          </table:table-cell>
          <table:table-cell table:style-name="ce63" office:value-type="float" office:value="22" calcext:value-type="float">
            <text:p>22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3" calcext:value-type="float">
            <text:p>23</text:p>
          </table:table-cell>
          <table:table-cell table:style-name="ce63" office:value-type="float" office:value="23" calcext:value-type="float">
            <text:p>23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33"/>
          <table:table-cell table:style-name="ce63" table:number-columns-repeated="2"/>
          <table:table-cell table:style-name="ce154" office:value-type="float" office:value="23" calcext:value-type="float">
            <text:p>23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4" calcext:value-type="float">
            <text:p>24</text:p>
          </table:table-cell>
          <table:table-cell table:style-name="ce63" office:value-type="float" office:value="24" calcext:value-type="float">
            <text:p>24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63" office:value-type="string" calcext:value-type="string">
            <text:p>x1</text:p>
          </table:table-cell>
          <table:table-cell table:style-name="ce33"/>
          <table:table-cell table:style-name="ce63" table:number-columns-repeated="2"/>
          <table:table-cell table:style-name="ce154"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5" calcext:value-type="float">
            <text:p>25</text:p>
          </table:table-cell>
          <table:table-cell table:style-name="ce63" office:value-type="float" office:value="25" calcext:value-type="float">
            <text:p>25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x1</text:p>
          </table:table-cell>
          <table:table-cell table:style-name="ce63" office:value-type="string" calcext:value-type="string">
            <text:p>x3</text:p>
          </table:table-cell>
          <table:table-cell table:style-name="ce63" office:value-type="string" calcext:value-type="string">
            <text:p>x2</text:p>
          </table:table-cell>
          <table:table-cell table:style-name="ce33"/>
          <table:table-cell table:style-name="ce63" table:number-columns-repeated="2"/>
          <table:table-cell table:style-name="ce154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74" office:value-type="float" office:value="26" calcext:value-type="float">
            <text:p>26</text:p>
          </table:table-cell>
          <table:table-cell table:style-name="ce63" office:value-type="float" office:value="26" calcext:value-type="float">
            <text:p>26</text:p>
          </table:table-cell>
          <table:table-cell table:style-name="ce63" table:number-columns-repeated="5"/>
          <table:table-cell table:style-name="ce33"/>
          <table:table-cell table:style-name="ce63" table:number-columns-repeated="2"/>
          <table:table-cell table:style-name="ce154" office:value-type="float" office:value="26" calcext:value-type="float">
            <text:p>26</text:p>
          </table:table-cell>
          <table:table-cell table:number-columns-repeated="99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KOB" table:style-name="ta1">
        <office:forms form:automatic-focus="false" form:apply-design-mode="false"/>
        <table:table-column table:style-name="co17" table:default-cell-style-name="ce257"/>
        <table:table-column table:style-name="co18" table:default-cell-style-name="ce269"/>
        <table:table-column table:style-name="co19" table:default-cell-style-name="ce361"/>
        <table:table-column table:style-name="co20" table:default-cell-style-name="ce365"/>
        <table:table-column table:style-name="co21" table:default-cell-style-name="ce414"/>
        <table:table-column table:style-name="co22" table:default-cell-style-name="ce431"/>
        <table:table-column table:style-name="co23" table:default-cell-style-name="ce461"/>
        <table:table-column table:style-name="co24" table:default-cell-style-name="ce483"/>
        <table:table-column table:style-name="co25" table:default-cell-style-name="ce496"/>
        <table:table-column table:style-name="co26" table:default-cell-style-name="ce377"/>
        <table:table-column table:style-name="co27" table:default-cell-style-name="ce377"/>
        <table:table-column table:style-name="co28" table:number-columns-repeated="990" table:default-cell-style-name="ce257"/>
        <table:table-column table:style-name="co10" table:number-columns-repeated="23" table:default-cell-style-name="ce257"/>
        <table:table-row table:style-name="ro8">
          <table:table-cell table:number-columns-repeated="2"/>
          <table:table-cell table:style-name="ce348" office:value-type="string" calcext:value-type="string">
            <text:p>Sekcja</text:p>
          </table:table-cell>
          <table:table-cell table:style-name="ce362" office:value-type="string" calcext:value-type="string">
            <text:p>Dział</text:p>
          </table:table-cell>
          <table:table-cell table:style-name="ce366" office:value-type="string" calcext:value-type="string">
            <text:p>Grupa Numer</text:p>
          </table:table-cell>
          <table:table-cell table:style-name="ce366" office:value-type="string" calcext:value-type="string">
            <text:p>Grupa</text:p>
          </table:table-cell>
          <table:table-cell table:style-name="ce432" office:value-type="string" calcext:value-type="string">
            <text:p>Klasa</text:p>
          </table:table-cell>
          <table:table-cell table:style-name="ce462" office:value-type="string" calcext:value-type="string">
            <text:p>Wyszczegółnienie</text:p>
          </table:table-cell>
          <table:table-cell table:style-name="ce486" office:value-type="string" calcext:value-type="string">
            <text:p>Symbol PKOB</text:p>
          </table:table-cell>
          <table:table-cell office:value-type="string" calcext:value-type="string">
            <text:p>Klasa zagrożenia ludzi (W.T.)</text:p>
          </table:table-cell>
          <table:table-cell office:value-type="string" calcext:value-type="string">
            <text:p>Kat. Obiektu bud. (P.B.)</text:p>
          </table:table-cell>
          <table:table-cell table:number-columns-repeated="1013"/>
        </table:table-row>
        <table:table-row table:style-name="ro1">
          <table:table-cell table:style-name="ce258" table:content-validation-name="val24"/>
          <table:table-cell table:style-name="ce281" table:content-validation-name="val25"/>
          <table:table-cell table:style-name="ce276" table:number-columns-repeated="5"/>
          <table:table-cell table:style-name="ce336"/>
          <table:table-cell table:style-name="ce276"/>
          <table:table-cell table:number-columns-repeated="1015"/>
        </table:table-row>
        <table:table-row table:style-name="ro1">
          <table:table-cell/>
          <table:table-cell table:style-name="ce257"/>
          <table:table-cell table:style-name="ce276" table:number-columns-repeated="4"/>
          <table:table-cell table:style-name="ce276" table:number-columns-spanned="4" table:number-rows-spanned="1"/>
          <table:covered-table-cell table:style-name="ce336"/>
          <table:covered-table-cell table:style-name="ce276"/>
          <table:covered-table-cell/>
          <table:table-cell table:number-columns-repeated="1014"/>
        </table:table-row>
        <table:table-row table:style-name="ro1">
          <table:table-cell/>
          <table:table-cell table:style-name="ce291"/>
          <table:table-cell table:style-name="ce276" table:number-columns-repeated="4"/>
          <table:table-cell table:style-name="ce276" table:number-columns-spanned="4" table:number-rows-spanned="1"/>
          <table:covered-table-cell table:style-name="ce336"/>
          <table:covered-table-cell table:style-name="ce276"/>
          <table:covered-table-cell/>
          <table:table-cell table:number-columns-repeated="1014"/>
        </table:table-row>
        <table:table-row table:style-name="ro1">
          <table:table-cell table:number-columns-repeated="2"/>
          <table:table-cell table:style-name="ce276" table:number-columns-repeated="5"/>
          <table:table-cell table:style-name="ce336"/>
          <table:table-cell table:style-name="ce276"/>
          <table:table-cell table:number-columns-repeated="1015"/>
        </table:table-row>
        <table:table-row table:style-name="ro1">
          <table:table-cell table:style-name="ce260"/>
          <table:table-cell table:style-name="ce347"/>
          <table:table-cell table:number-columns-repeated="3" table:style-name="ce351" office:value-type="string" calcext:value-type="string">
            <text:p>-</text:p>
          </table:table-cell>
          <table:table-cell table:style-name="ce351" office:value-type="string" calcext:value-type="string">
            <text:p>- </text:p>
          </table:table-cell>
          <table:table-cell table:style-name="ce351" office:value-type="string" calcext:value-type="string">
            <text:p>-</text:p>
          </table:table-cell>
          <table:table-cell table:style-name="ce464" office:value-type="string" calcext:value-type="string">
            <text:p>-</text:p>
          </table:table-cell>
          <table:table-cell table:style-name="ce351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60"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 office:value-type="float" office:value="111" calcext:value-type="float">
            <text:p>111</text:p>
          </table:table-cell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pawilony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will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domki wypoczynkow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leśniczówki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<text:span text:style-name="T2">domy mieszkalne </text:span><text:span text:style-name="T18">w gospodarstwach rolnych</text:span>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rezydencje wiejski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5" office:value-type="string" calcext:value-type="string">
            <text:p>domy letni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6" office:value-type="string" calcext:value-type="string">
            <text:p>domy bliźniacze – własne wejście z poziomu gruntu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7" office:value-type="string" calcext:value-type="string">
            <text:p>domy szeregowe <text:s/>– własne wejście z poziomu gruntu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1 – Budynki mieszkalne jednorodzinne</text:p>
          </table:table-cell>
          <table:table-cell table:style-name="ce433" office:value-type="string" calcext:value-type="string">
            <text:p>1110 – Budynki mieszkalne jednorodzinne</text:p>
          </table:table-cell>
          <table:table-cell table:style-name="ce466" office:value-type="string" calcext:value-type="string">
            <text:p>Budynki mieszkalne jednorodzinne</text:p>
          </table:table-cell>
          <table:table-cell table:style-name="ce487" office:value-type="float" office:value="1110" calcext:value-type="float">
            <text:p>1110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 office:value-type="float" office:value="112" calcext:value-type="float">
            <text:p>112</text:p>
          </table:table-cell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1 – Budynku o dwóch mieszkaniach</text:p>
          </table:table-cell>
          <table:table-cell table:style-name="ce466" office:value-type="string" calcext:value-type="string">
            <text:p>budynki: Domy bliźniacze dwulokalowe</text:p>
          </table:table-cell>
          <table:table-cell table:style-name="ce487" office:value-type="float" office:value="1121" calcext:value-type="float">
            <text:p>1121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/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1 – Budynku o dwóch mieszkaniach</text:p>
          </table:table-cell>
          <table:table-cell table:style-name="ce466" office:value-type="string" calcext:value-type="string">
            <text:p>budynki: Domy szergowe dwulokalowe</text:p>
          </table:table-cell>
          <table:table-cell table:style-name="ce487" office:value-type="float" office:value="1121" calcext:value-type="float">
            <text:p>1121</text:p>
          </table:table-cell>
          <table:table-cell table:style-name="ce498" office:value-type="string" calcext:value-type="string">
            <text:p>ZL IV</text:p>
          </table:table-cell>
          <table:table-cell table:style-name="ce498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/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1 – Budynku o dwóch mieszkaniach</text:p>
          </table:table-cell>
          <table:table-cell table:style-name="ce466" office:value-type="string" calcext:value-type="string">
            <text:p>budynki samodzielne</text:p>
          </table:table-cell>
          <table:table-cell table:style-name="ce487" office:value-type="float" office:value="1121" calcext:value-type="float">
            <text:p>1121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9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1" office:value-type="float" office:value="112" calcext:value-type="float">
            <text:p>112</text:p>
          </table:table-cell>
          <table:table-cell table:style-name="ce415" office:value-type="string" calcext:value-type="string">
            <text:p>112 – Budynki o dwóch mieszkaniach i wielomieszkaniowe</text:p>
          </table:table-cell>
          <table:table-cell table:style-name="ce433" office:value-type="string" calcext:value-type="string">
            <text:p>1122 – Budynki o trzech i więcej mieszkaniach</text:p>
          </table:table-cell>
          <table:table-cell table:style-name="ce466" office:value-type="string" calcext:value-type="string">
            <text:p>budynki o trzech i więcej mieszkaniach</text:p>
          </table:table-cell>
          <table:table-cell table:style-name="ce487" office:value-type="float" office:value="1122" calcext:value-type="float">
            <text:p>1122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7" office:value-type="float" office:value="113" calcext:value-type="float">
            <text:p>113</text:p>
          </table:table-cell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6" office:value-type="string" calcext:value-type="string">
            <text:p>domy mieszkalne dla ludzi starsz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domy studencki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domy dziecka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domy innych grup społeczn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6" office:value-type="string" calcext:value-type="string">
            <text:p>DPS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opieki społecznej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koszar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zakładów karn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zakładów poprawcz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5" office:value-type="string" calcext:value-type="string">
            <text:p>budynki mieszkalne na terenie aresztów śledcz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7" office:value-type="string" calcext:value-type="string">
            <text:p>budynki rezydencji biskupi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9" office:value-type="string" calcext:value-type="string">
            <text:p>budynki rezydencji prezydencki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hotele robotnicz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70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internaty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bursy szkoln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table:number-columns-repeated="2"/>
          <table:table-cell table:number-columns-repeated="1013"/>
        </table:table-row>
        <table:table-row table:style-name="ro13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studenckie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4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dziecka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5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1 – mieszkalne</text:p>
          </table:table-cell>
          <table:table-cell table:style-name="ce368"/>
          <table:table-cell table:style-name="ce415" office:value-type="string" calcext:value-type="string">
            <text:p>113 – Budynki zbiorowego zamieszkania</text:p>
          </table:table-cell>
          <table:table-cell table:style-name="ce433" office:value-type="string" calcext:value-type="string">
            <text:p>1130 – Budynki zbiorowego zamieszkania</text:p>
          </table:table-cell>
          <table:table-cell table:style-name="ce468" office:value-type="string" calcext:value-type="string">
            <text:p>domy dla bezdomnych</text:p>
          </table:table-cell>
          <table:table-cell table:style-name="ce487" office:value-type="float" office:value="1130" calcext:value-type="float">
            <text:p>1130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4" office:value-type="float" office:value="1200" calcext:value-type="float">
            <text:p>1200</text:p>
          </table:table-cell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hotele</text:p>
          </table:table-cell>
          <table:table-cell table:style-name="ce488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gospody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1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pensjonaty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budynki oferujące zakwaterowanie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1" office:value-type="string" calcext:value-type="string">
            <text:p><text:s/>motele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2"/>
          <table:table-cell table:style-name="ce416" office:value-type="string" calcext:value-type="string">
            <text:p>121 – Hotele i budynki zakwaterowania turystycznego </text:p>
          </table:table-cell>
          <table:table-cell table:style-name="ce434" office:value-type="string" calcext:value-type="string">
            <text:p>1211 – Budynki hoteli</text:p>
          </table:table-cell>
          <table:table-cell table:style-name="ce470" office:value-type="string" calcext:value-type="string">
            <text:p>samodzielne restaruracje i bary</text:p>
          </table:table-cell>
          <table:table-cell table:style-name="ce489" office:value-type="float" office:value="1211" calcext:value-type="float">
            <text:p>1211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1" office:value-type="string" calcext:value-type="string">
            <text:p>schroniska młodzieżowe</text:p>
          </table:table-cell>
          <table:table-cell table:style-name="ce489" office:value-type="float" office:value="1212" calcext:value-type="float">
            <text:p>1212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79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0" office:value-type="string" calcext:value-type="string">
            <text:p>schroniska górskie</text:p>
          </table:table-cell>
          <table:table-cell table:style-name="ce489" office:value-type="float" office:value="1212" calcext:value-type="float">
            <text:p>1212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1" office:value-type="string" calcext:value-type="string">
            <text:p>domki kempingowe</text:p>
          </table:table-cell>
          <table:table-cell table:style-name="ce491" office:value-type="float" office:value="1212" calcext:value-type="float">
            <text:p>1212</text:p>
          </table:table-cell>
          <table:table-cell table:style-name="ce498" office:value-type="string" calcext:value-type="string">
            <text:p>ZL V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1" office:value-type="string" calcext:value-type="string">
            <text:p>domy wypoczynkowe</text:p>
          </table:table-cell>
          <table:table-cell table:style-name="ce491" office:value-type="float" office:value="1212" calcext:value-type="float">
            <text:p>1212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1 – Hotele i budynki zakwaterowania turystycznego </text:p>
          </table:table-cell>
          <table:table-cell table:style-name="ce436" office:value-type="string" calcext:value-type="string">
            <text:p>1212 – Budynki zakwaterowania turystycznego, pozostałe</text:p>
          </table:table-cell>
          <table:table-cell table:style-name="ce470" office:value-type="string" calcext:value-type="string">
            <text:p>budynki zakwaterowania turystycznego</text:p>
          </table:table-cell>
          <table:table-cell table:style-name="ce491" office:value-type="float" office:value="1212" calcext:value-type="float">
            <text:p>1212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4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1" office:value-type="string" calcext:value-type="string">
            <text:p>banki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1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urzędy pocztowe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urząd miejski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1" office:value-type="string" calcext:value-type="string">
            <text:p>urząd gminy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budynki miejsc pracy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budynki admistracyjne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0" office:value-type="string" calcext:value-type="string">
            <text:p>centra konferencyjne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6" office:value-type="string" calcext:value-type="string">
            <text:p>122 – Budynki biurowe</text:p>
          </table:table-cell>
          <table:table-cell table:style-name="ce436" office:value-type="string" calcext:value-type="string">
            <text:p>1220 – Budynki biurowe</text:p>
          </table:table-cell>
          <table:table-cell table:style-name="ce471" office:value-type="string" calcext:value-type="string">
            <text:p>budynki sądów</text:p>
          </table:table-cell>
          <table:table-cell table:style-name="ce491" office:value-type="float" office:value="1220" calcext:value-type="float">
            <text:p>122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6" office:value-type="string" calcext:value-type="string">
            <text:p>Centra handl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4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1" office:value-type="string" calcext:value-type="string">
            <text:p>domy towar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5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samodzielne sklepy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6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6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butiki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hale targ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hale wystawow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hale aukcyjne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1" office:value-type="string" calcext:value-type="string">
            <text:p>targowiska pod dachem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XI</text:p>
          </table:table-cell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stacje paliw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XII</text:p>
          </table:table-cell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stacje obsługi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I</text:p>
          </table:table-cell>
          <table:table-cell table:number-columns-repeated="1013"/>
        </table:table-row>
        <table:table-row table:style-name="ro17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417" office:value-type="string" calcext:value-type="string">
            <text:p>123 – Budynki handlowo-usługowe</text:p>
          </table:table-cell>
          <table:table-cell table:style-name="ce449" office:value-type="string" calcext:value-type="string">
            <text:p>1230 – Budynki handlowo-usługowe</text:p>
          </table:table-cell>
          <table:table-cell table:style-name="ce470" office:value-type="string" calcext:value-type="string">
            <text:p>apteki</text:p>
          </table:table-cell>
          <table:table-cell table:style-name="ce491" office:value-type="float" office:value="1230" calcext:value-type="float">
            <text:p>1230</text:p>
          </table:table-cell>
          <table:table-cell table:style-name="ce499"/>
          <table:table-cell table:style-name="ce499" office:value-type="string" calcext:value-type="string">
            <text:p>II</text:p>
          </table:table-cell>
          <table:table-cell table:number-columns-repeated="1013"/>
        </table:table-row>
        <table:table-row table:style-name="ro18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lotnisk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II</text:p>
          </table:table-cell>
          <table:table-cell table:number-columns-repeated="1013"/>
        </table:table-row>
        <table:table-row table:style-name="ro19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0" office:value-type="string" calcext:value-type="string">
            <text:p>budynki dworców kolejowych 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V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0" office:value-type="string" calcext:value-type="string">
            <text:p>budynki dwórców autobusowych 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terminali portowy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I</text:p>
          </table:table-cell>
          <table:table-cell table:number-columns-repeated="1013"/>
        </table:table-row>
        <table:table-row table:style-name="ro15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stacji kolejek górski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II</text:p>
          </table:table-cell>
          <table:table-cell table:number-columns-repeated="1013"/>
        </table:table-row>
        <table:table-row table:style-name="ro15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stacji nadawczych radia i telewizji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VIII</text:p>
          </table:table-cell>
          <table:table-cell table:number-columns-repeated="1013"/>
        </table:table-row>
        <table:table-row table:style-name="ro2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central telefonicznych 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X</text:p>
          </table:table-cell>
          <table:table-cell table:number-columns-repeated="1013"/>
        </table:table-row>
        <table:table-row table:style-name="ro1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central telekomunikacyjny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X</text:p>
          </table:table-cell>
          <table:table-cell table:number-columns-repeated="1013"/>
        </table:table-row>
        <table:table-row table:style-name="ro1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hangary lotnicze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XI</text:p>
          </table:table-cell>
          <table:table-cell table:number-columns-repeated="1013"/>
        </table:table-row>
        <table:table-row table:style-name="ro19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nastawni kolejowy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XII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zajezdnie dla lokomotyw i wagonów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telefoniczne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I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latarni morskich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II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50" office:value-type="string" calcext:value-type="string">
            <text:p>1241 - Budynki transportu i łączności </text:p>
          </table:table-cell>
          <table:table-cell table:style-name="ce471" office:value-type="string" calcext:value-type="string">
            <text:p>budynki kontroli ruchu powietrznego</text:p>
          </table:table-cell>
          <table:table-cell table:style-name="ce491" office:value-type="float" office:value="1241" calcext:value-type="float">
            <text:p>1241</text:p>
          </table:table-cell>
          <table:table-cell table:style-name="ce499"/>
          <table:table-cell table:style-name="ce499" office:value-type="string" calcext:value-type="string">
            <text:p>IV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34" office:value-type="string" calcext:value-type="string">
            <text:p>1242 – budynki garaży</text:p>
          </table:table-cell>
          <table:table-cell table:style-name="ce470" office:value-type="string" calcext:value-type="string">
            <text:p>garaże</text:p>
          </table:table-cell>
          <table:table-cell table:style-name="ce491" office:value-type="float" office:value="1242" calcext:value-type="float">
            <text:p>1242</text:p>
          </table:table-cell>
          <table:table-cell table:style-name="ce499"/>
          <table:table-cell table:style-name="ce499" office:value-type="string" calcext:value-type="string">
            <text:p>V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34" office:value-type="string" calcext:value-type="string">
            <text:p>1242 – budynki garaży</text:p>
          </table:table-cell>
          <table:table-cell table:style-name="ce471" office:value-type="string" calcext:value-type="string">
            <text:p>zadaszone parkingi</text:p>
          </table:table-cell>
          <table:table-cell table:style-name="ce491" office:value-type="float" office:value="1242" calcext:value-type="float">
            <text:p>1242</text:p>
          </table:table-cell>
          <table:table-cell table:style-name="ce499"/>
          <table:table-cell table:style-name="ce499" office:value-type="string" calcext:value-type="string">
            <text:p>VI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4 – Budynki transportu i łączności </text:p>
          </table:table-cell>
          <table:table-cell table:style-name="ce434" office:value-type="string" calcext:value-type="string">
            <text:p>1242 – budynki garaży</text:p>
          </table:table-cell>
          <table:table-cell table:style-name="ce471" office:value-type="string" calcext:value-type="string">
            <text:p>budynki do przechowywania rowerów</text:p>
          </table:table-cell>
          <table:table-cell table:style-name="ce491" office:value-type="float" office:value="1242" calcext:value-type="float">
            <text:p>1242</text:p>
          </table:table-cell>
          <table:table-cell table:style-name="ce499"/>
          <table:table-cell table:style-name="ce499" office:value-type="string" calcext:value-type="string">
            <text:p>VII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3" office:value-type="string" calcext:value-type="string">
            <text:p>12 – niemieszkalne</text:p>
          </table:table-cell>
          <table:table-cell table:style-name="ce383"/>
          <table:table-cell table:style-name="ce384" office:value-type="string" calcext:value-type="string">
            <text:p>125 – Budynki przemysłowe i magazynowe</text:p>
          </table:table-cell>
          <table:table-cell table:style-name="ce434"/>
          <table:table-cell table:style-name="ce471"/>
          <table:table-cell table:style-name="ce491"/>
          <table:table-cell table:style-name="ce499"/>
          <table:table-cell table:style-name="ce499" office:value-type="string" calcext:value-type="string">
            <text:p>VIII</text:p>
          </table:table-cell>
          <table:table-cell table:number-columns-repeated="1013"/>
        </table:table-row>
        <table:table-row table:style-name="ro21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 office:value-type="float" office:value="125" calcext:value-type="float">
            <text:p>125</text:p>
          </table:table-cell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Budynki produkcyjn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14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8" office:value-type="string" calcext:value-type="string">
            <text:p>Fabryki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wytwórnie filmow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rzeźni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7" office:value-type="string" calcext:value-type="string">
            <text:p>browary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1 - Budynki przemysłowe</text:p>
          </table:table-cell>
          <table:table-cell table:style-name="ce478" office:value-type="string" calcext:value-type="string">
            <text:p>montownie</text:p>
          </table:table-cell>
          <table:table-cell table:style-name="ce492" office:value-type="float" office:value="1251" calcext:value-type="float">
            <text:p>125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Zbiorniki na ciecz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Zbiorniki na gazy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8" office:value-type="string" calcext:value-type="string">
            <text:p>Zbiorniki na cement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Zbiorniki na towary sypki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Powierzchnie magazynow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7" office:value-type="string" calcext:value-type="string">
            <text:p>Chłodni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125 - Budynki przemysłowe i magazynowe</text:p>
          </table:table-cell>
          <table:table-cell table:style-name="ce418" office:value-type="string" calcext:value-type="string">
            <text:p>1252 - Zbiorniki, silosy i budynki magazynowe</text:p>
          </table:table-cell>
          <table:table-cell table:style-name="ce478" office:value-type="string" calcext:value-type="string">
            <text:p>Budynki składowe specjalizowane</text:p>
          </table:table-cell>
          <table:table-cell table:style-name="ce492" office:value-type="float" office:value="1252" calcext:value-type="float">
            <text:p>125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 office:value-type="float" office:value="126" calcext:value-type="float">
            <text:p>126</text:p>
          </table:table-cell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Kina 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sale koncertowe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oper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domy kultur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teatr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sale wykorzystywane do celów rozrywkowych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kasyna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cyrki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teatry muzyczne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sale taneczne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dyskoteki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7" office:value-type="string" calcext:value-type="string">
            <text:p>budynki schronisk dla zweirząt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budynki ogrdów zoologicznych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budynki ogrdów botanicznych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6" office:value-type="string" calcext:value-type="string">
            <text:p><text:span text:style-name="T3">1261 - Ogólnodost</text:span><text:span text:style-name="T9">ę</text:span><text:span text:style-name="T10">pne obiekty kulturalne</text:span></text:p>
          </table:table-cell>
          <table:table-cell table:style-name="ce478" office:value-type="string" calcext:value-type="string">
            <text:p>estrady</text:p>
          </table:table-cell>
          <table:table-cell table:style-name="ce492" office:value-type="float" office:value="1261" calcext:value-type="float">
            <text:p>1261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Muzea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galerie sztuki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Biblioteki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centra informacyjne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2 - Budynki muzeów i bibliotek</text:p>
          </table:table-cell>
          <table:table-cell table:style-name="ce478" office:value-type="string" calcext:value-type="string">
            <text:p>budynki Archiwum</text:p>
          </table:table-cell>
          <table:table-cell table:style-name="ce492" office:value-type="float" office:value="1262" calcext:value-type="float">
            <text:p>126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przedszkola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szkoły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placówki skół wyższych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żłobki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szkoły podstawow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szkoły zawodow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I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Specjalne szkoły dla osób niepełnosprawnych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stacje meteorologiczne 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stacje hydrologiczn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budynki obserwatoriów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gimnazja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labolatoria badawcz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8" office:value-type="string" calcext:value-type="string">
            <text:p>placówki badawcze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57" office:value-type="string" calcext:value-type="string">
            <text:p>1263 - <text:s/>Budynki szkół i instytucja badawczych</text:p>
          </table:table-cell>
          <table:table-cell table:style-name="ce477" office:value-type="string" calcext:value-type="string">
            <text:p>ośrodki kształcenia ustawicznego</text:p>
          </table:table-cell>
          <table:table-cell table:style-name="ce492" office:value-type="float" office:value="1263" calcext:value-type="float">
            <text:p>1263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7" office:value-type="string" calcext:value-type="string">
            <text:p><text:span text:style-name="T19">Budynki instytucji </text:span><text:span text:style-name="T20">ś</text:span><text:span text:style-name="T19">wiadcz</text:span><text:span text:style-name="T20">ą</text:span><text:span text:style-name="T19">cych usługi medyczne i chirurgiczne</text:span></text:p>
            <text:p><text:span text:style-name="T19">oraz piel</text:span><text:span text:style-name="T20">ę</text:span><text:span text:style-name="T19">gnacyjne dla ludzi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anatori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zpitale długoterminowego lecznictw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1">szpitale</text:span></text:p>
            <text:p><text:span text:style-name="T21">Psychiatryczne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przychodni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poradni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2">Ż</text:span><text:span text:style-name="T10">łobki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3">o</text:span><text:span text:style-name="T24">ś</text:span><text:span text:style-name="T25">rodki pomocy</text:span></text:p>
            <text:p><text:span text:style-name="T23">społecznej dla matki i dziecka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zpitale kliniczn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8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6">Szpitale wi</text:span><text:span text:style-name="T9">ę</text:span><text:span text:style-name="T10">zienne i wojskowe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Budynki przeznaczone do termoterapii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7">Budynki przeznaczone do </text:span><text:span text:style-name="T3">wodolecznictwa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Budynki przeznaczone do rehabilitacji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laktari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Kliniki Weterynaryjne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stacje krwiodawstwa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1264 - Budynki szpitali i zakładów opieki medycznej</text:p>
          </table:table-cell>
          <table:table-cell table:style-name="ce478" office:value-type="string" calcext:value-type="string">
            <text:p><text:span text:style-name="T23">Budynki instytucji ochrony zdrowia </text:span><text:span text:style-name="T24">ś</text:span><text:span text:style-name="T25">wiadcz</text:span><text:span text:style-name="T24">ą</text:span><text:span text:style-name="T25">ce usługi</text:span></text:p>
            <text:p><text:span text:style-name="T23">zakwaterowania, z opiek</text:span><text:span text:style-name="T24">ą </text:span><text:span text:style-name="T25">lekarsk</text:span><text:span text:style-name="T24">ą </text:span><text:span text:style-name="T25">i piel</text:span><text:span text:style-name="T24">ę</text:span><text:span text:style-name="T25">gniarsk</text:span><text:span text:style-name="T24">ą </text:span><text:span text:style-name="T25">dla ludzi starszych, niepełnosprawnych</text:span></text:p>
          </table:table-cell>
          <table:table-cell table:style-name="ce492" office:value-type="float" office:value="1264" calcext:value-type="float">
            <text:p>1264</text:p>
          </table:table-cell>
          <table:table-cell table:style-name="ce498" office:value-type="string" calcext:value-type="string">
            <text:p>ZL 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<text:span text:style-name="T3">1265 - </text:span><text:span text:style-name="T10">Budynki kultury fizycznej</text:span></text:p>
          </table:table-cell>
          <table:table-cell table:style-name="ce478" office:value-type="string" calcext:value-type="string">
            <text:p>Budynki przeznaczone dla imprez sportowych w halach</text:p>
          </table:table-cell>
          <table:table-cell table:style-name="ce492" office:value-type="float" office:value="1265" calcext:value-type="float">
            <text:p>1265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18" office:value-type="string" calcext:value-type="string">
            <text:p><text:span text:style-name="T1">126 - Ogólnodost</text:span><text:span text:style-name="T4">ę</text:span><text:span text:style-name="T5">pne obiekty kulturalne, budynki o charakterze edukacyjnym, budynki szpitali i zakładów opieki medycznej oraz budynki kultury fizycznej</text:span></text:p>
          </table:table-cell>
          <table:table-cell table:style-name="ce418" office:value-type="string" calcext:value-type="string">
            <text:p><text:span text:style-name="T3">1265 - </text:span><text:span text:style-name="T10">Budynki kultury fizycznej</text:span></text:p>
          </table:table-cell>
          <table:table-cell table:style-name="ce478" office:value-type="string" calcext:value-type="string">
            <text:p><text:span text:style-name="T26">Zadaszone trybuny do ogl</text:span><text:span text:style-name="T9">ą</text:span><text:span text:style-name="T10">dania sportów na </text:span><text:span text:style-name="T9">ś</text:span><text:span text:style-name="T10">wie</text:span><text:span text:style-name="T9">ż</text:span><text:span text:style-name="T10">ym powietrzu</text:span></text:p>
          </table:table-cell>
          <table:table-cell table:style-name="ce492" office:value-type="float" office:value="1265" calcext:value-type="float">
            <text:p>1265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7" office:value-type="string" calcext:value-type="string">
            <text:p><text:span text:style-name="T21">Budynki gospodarstw rolnych i budynki magazynowe dla</text:span></text:p>
            <text:p><text:span text:style-name="T21">działalno</text:span><text:span text:style-name="T28">ś</text:span><text:span text:style-name="T21">ci rolniczej</text:span>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9" office:value-type="string" calcext:value-type="string">
            <text:p>silosy rolnicz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7" office:value-type="string" calcext:value-type="string">
            <text:p>szklarni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7" office:value-type="string" calcext:value-type="string">
            <text:p>kadzie na wino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9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7" office:value-type="string" calcext:value-type="string">
            <text:p>piwnice do przechowywania</text:p>
            <text:p>Wina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8" office:value-type="string" calcext:value-type="string">
            <text:p>spiżarni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8" office:value-type="string" calcext:value-type="string">
            <text:p>piwnice do przechowywania</text:p>
            <text:p>Wina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87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11">1271 - </text:span><text:span text:style-name="T12">Budynki gospodarstw rolnych</text:span></text:p>
          </table:table-cell>
          <table:table-cell table:style-name="ce478" office:value-type="string" calcext:value-type="string">
            <text:p>szopy rolnicze</text:p>
          </table:table-cell>
          <table:table-cell table:style-name="ce492" office:value-type="float" office:value="1271" calcext:value-type="float">
            <text:p>1271</text:p>
          </table:table-cell>
          <table:table-cell table:style-name="ce498" office:value-type="string" calcext:value-type="string">
            <text:p>IN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krematoria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1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domy pogrzebow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I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Cmentarze i obiekty z nimi związan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V</text:p>
          </table:table-cell>
          <table:table-cell table:style-name="ce498" office:value-type="string" calcext:value-type="string">
            <text:p>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synagogi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meczety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cerkwi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kaplice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2 - <text:span text:style-name="T13">Budynki przeznaczone do sprawowania kultu religijnego i czynno</text:span><text:span text:style-name="T4">ś</text:span><text:span text:style-name="T14">ci religijnych</text:span></text:p>
          </table:table-cell>
          <table:table-cell table:style-name="ce478" office:value-type="string" calcext:value-type="string">
            <text:p>Kościoły</text:p>
          </table:table-cell>
          <table:table-cell table:style-name="ce492" office:value-type="float" office:value="1272" calcext:value-type="float">
            <text:p>1272</text:p>
          </table:table-cell>
          <table:table-cell table:style-name="ce498" office:value-type="string" calcext:value-type="string">
            <text:p>ZL I</text:p>
          </table:table-cell>
          <table:table-cell table:style-name="ce498" office:value-type="string" calcext:value-type="string">
            <text:p>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1273 - <text:span text:style-name="T15">Obiekty budowlane wpisane do rejestru zabytków i obj</text:span><text:span text:style-name="T16">ę</text:span><text:span text:style-name="T17">te indywidualn</text:span><text:span text:style-name="T16">ą </text:span><text:span text:style-name="T17">ochron</text:span><text:span text:style-name="T16">ą </text:span><text:span text:style-name="T17">konserwatorsk</text:span><text:span text:style-name="T16">ą </text:span><text:span text:style-name="T17">oraz nieruchome, archeologiczne dobra kultury</text:span></text:p>
          </table:table-cell>
          <table:table-cell table:style-name="ce478" office:value-type="string" calcext:value-type="string">
            <text:p><text:span text:style-name="T19">Wszelkie obiekty budowlane bez wzgl</text:span><text:span text:style-name="T29">ę</text:span><text:span text:style-name="T19">du na stan zachowania,</text:span></text:p>
            <text:p><text:span text:style-name="T19">ale nie wykorzystywane do innych celów</text:span></text:p>
          </table:table-cell>
          <table:table-cell table:style-name="ce492" office:value-type="float" office:value="1273" calcext:value-type="float">
            <text:p>127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3">1274 - </text:span><text:span text:style-name="T10">Pozostałe budynki niemieszkalne</text:span></text:p>
          </table:table-cell>
          <table:table-cell table:style-name="ce478" office:value-type="string" calcext:value-type="string">
            <text:p>gdzie indziej nie wymienione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3">1274 - </text:span><text:span text:style-name="T10">Pozostałe budynki niemieszkalne</text:span></text:p>
          </table:table-cell>
          <table:table-cell table:style-name="ce478" office:value-type="string" calcext:value-type="string">
            <text:p><text:span text:style-name="T21">ła</text:span><text:span text:style-name="T28">ź</text:span><text:span text:style-name="T30">nie</text:span>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3">1274 - </text:span><text:span text:style-name="T10">Pozostałe budynki niemieszkalne</text:span></text:p>
          </table:table-cell>
          <table:table-cell table:style-name="ce478" office:value-type="string" calcext:value-type="string">
            <text:p>toalety publiczne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3">1274 - </text:span><text:span text:style-name="T10">Pozostałe budynki niemieszkalne</text:span></text:p>
          </table:table-cell>
          <table:table-cell table:style-name="ce478" office:value-type="string" calcext:value-type="string">
            <text:p>Wiaty Autobusowe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1- Budynki</text:p>
          </table:table-cell>
          <table:table-cell table:style-name="ce364" office:value-type="string" calcext:value-type="string">
            <text:p>12 - niemieszkalne</text:p>
          </table:table-cell>
          <table:table-cell table:style-name="ce390"/>
          <table:table-cell table:style-name="ce423" office:value-type="string" calcext:value-type="string">
            <text:p><text:span text:style-name="T1">127 - Pozostałe budynki niemieszkalne</text:span></text:p>
          </table:table-cell>
          <table:table-cell table:style-name="ce418" office:value-type="string" calcext:value-type="string">
            <text:p><text:span text:style-name="T3">1274 - </text:span><text:span text:style-name="T10">Pozostałe budynki niemieszkalne</text:span></text:p>
          </table:table-cell>
          <table:table-cell table:style-name="ce478" office:value-type="string" calcext:value-type="string">
            <text:p>Obiekty miejskie użyteczności publicznej</text:p>
          </table:table-cell>
          <table:table-cell table:style-name="ce492" office:value-type="float" office:value="1274" calcext:value-type="float">
            <text:p>1274</text:p>
          </table:table-cell>
          <table:table-cell table:style-name="ce498" office:value-type="string" calcext:value-type="string">
            <text:p>ZL II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211 - <text:span text:style-name="T1">Autostrady, drogi ekspresowe, ulice i drogi pozostałe</text:span></text:p>
          </table:table-cell>
          <table:table-cell table:style-name="ce418" office:value-type="string" calcext:value-type="string">
            <text:p><text:span text:style-name="T3">2111 - </text:span><text:span text:style-name="T10">Autostrady i drogi ekspresowe</text:span></text:p>
          </table:table-cell>
          <table:table-cell table:style-name="ce478" office:value-type="string" calcext:value-type="string">
            <text:p><text:span text:style-name="T26">Autostrady i drogi ekspresowe mi</text:span><text:span text:style-name="T9">ę</text:span><text:span text:style-name="T10">dzymiastowe, w tym skrzy</text:span><text:span text:style-name="T9">ż</text:span><text:span text:style-name="T10">owania i w</text:span><text:span text:style-name="T9">ę</text:span><text:span text:style-name="T10">zły wraz z infrastrukturą</text:span></text:p>
          </table:table-cell>
          <table:table-cell table:style-name="ce492" office:value-type="float" office:value="2111" calcext:value-type="float">
            <text:p>2111</text:p>
          </table:table-cell>
          <table:table-cell table:style-name="ce498" office:value-type="string" calcext:value-type="string">
            <text:p>PM</text:p>
          </table:table-cell>
          <table:table-cell table:style-name="ce498" office:value-type="string" calcext:value-type="string">
            <text:p>IV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1 - <text:span text:style-name="T1">Autostrady, drogi ekspresowe, ulice i drogi pozostałe</text:span></text:p>
          </table:table-cell>
          <table:table-cell table:style-name="ce418" office:value-type="string" calcext:value-type="string">
            <text:p><text:span text:style-name="T3">2112 - </text:span><text:span text:style-name="T10">Ulice i drogi pozostałe</text:span></text:p>
          </table:table-cell>
          <table:table-cell table:style-name="ce478" office:value-type="string" calcext:value-type="string">
            <text:p>Drogi na obszarach miejskich i zamiejskich wraz z infrastrukturą</text:p>
          </table:table-cell>
          <table:table-cell table:style-name="ce492" office:value-type="float" office:value="2112" calcext:value-type="float">
            <text:p>211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1 - </text:span><text:span text:style-name="T10">Drogi szynowe kolejowe</text:span></text:p>
          </table:table-cell>
          <table:table-cell table:style-name="ce478" office:value-type="string" calcext:value-type="string">
            <text:p><text:span text:style-name="T26">stacje rozrz</text:span><text:span text:style-name="T9">ą</text:span><text:span text:style-name="T10">dowe,</text:span>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1 - </text:span><text:span text:style-name="T10">Drogi szynowe kolejowe</text:span></text:p>
          </table:table-cell>
          <table:table-cell table:style-name="ce478" office:value-type="string" calcext:value-type="string">
            <text:p>stacje postojowe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1 - </text:span><text:span text:style-name="T10">Drogi szynowe kolejowe</text:span></text:p>
          </table:table-cell>
          <table:table-cell table:style-name="ce478" office:value-type="string" calcext:value-type="string">
            <text:p>stacje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1 - </text:span><text:span text:style-name="T10">Drogi szynowe kolejowe</text:span></text:p>
          </table:table-cell>
          <table:table-cell table:style-name="ce478" office:value-type="string" calcext:value-type="string">
            <text:p><text:span text:style-name="T31">Budowle i urządzenia przeznaczone do prowadzenia ruchu </text:span><text:span text:style-name="T32">kolejowego</text:span>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1 - </text:span><text:span text:style-name="T10">Drogi szynowe kolejowe</text:span></text:p>
          </table:table-cell>
          <table:table-cell table:style-name="ce478" office:value-type="string" calcext:value-type="string">
            <text:p><text:span text:style-name="T26">Urz</text:span><text:span text:style-name="T9">ą</text:span><text:span text:style-name="T10">dzenia i instalacje do sterowania ruchem kolejowym</text:span></text:p>
          </table:table-cell>
          <table:table-cell table:style-name="ce492" office:value-type="float" office:value="2121" calcext:value-type="float">
            <text:p>2121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Drogi szynowe na obszarach miejskich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office:value-type="string" calcext:value-type="string">
            <text:p>PM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metro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office:value-type="string" calcext:value-type="string">
            <text:p>ZL I</text:p>
          </table:table-cell>
          <table:table-cell table:style-name="ce498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<text:span text:style-name="T21">sie</text:span><text:span text:style-name="T28">ć </text:span><text:span text:style-name="T30">miejska (linie tramwajowe)</text:span>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Drogi kolei napowietrznych lub podwieszanych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<text:span text:style-name="T26">Budowle i urz</text:span><text:span text:style-name="T9">ą</text:span><text:span text:style-name="T10">dzenia przeznaczone do prowadzenia ruchu</text:span>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2 - <text:span text:style-name="T1">Drogi szynowe, drogi kolei napowietrznych lub podwieszanych</text:span></text:p>
          </table:table-cell>
          <table:table-cell table:style-name="ce418" office:value-type="string" calcext:value-type="string">
            <text:p><text:span text:style-name="T3">2122 - </text:span><text:span text:style-name="T10">Drogi szynowe na obszarach miejskich, drogi kolei </text:span><text:span text:style-name="T3">napowietrznych lub podwieszanych</text:span></text:p>
          </table:table-cell>
          <table:table-cell table:style-name="ce478" office:value-type="string" calcext:value-type="string">
            <text:p><text:span text:style-name="T26">Urz</text:span><text:span text:style-name="T9">ą</text:span><text:span text:style-name="T10">dzenia i instalacje do sterowania ruchem</text:span></text:p>
          </table:table-cell>
          <table:table-cell table:style-name="ce492" office:value-type="float" office:value="2122" calcext:value-type="float">
            <text:p>21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Pasy startowe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<text:span text:style-name="T26">systemy o</text:span><text:span text:style-name="T9">ś</text:span><text:span text:style-name="T10">wietlenia nawigacyjnego oraz systemy awaryjnego zasilania</text:span>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instalacje sygnalizacji świetlnej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rowy odwadniające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Nasypy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9" office:value-type="string" calcext:value-type="string">
            <text:p>Place postoju samolotów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office:value-type="string" calcext:value-type="string">
            <text:p>PM</text:p>
          </table:table-cell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3 - <text:s/>Drogi lotniskowe</text:p>
          </table:table-cell>
          <table:table-cell table:style-name="ce418" office:value-type="string" calcext:value-type="string">
            <text:p>2130 - Drogi lotniskowe</text:p>
          </table:table-cell>
          <table:table-cell table:style-name="ce478" office:value-type="string" calcext:value-type="string">
            <text:p>Miejsca startu śmigłowców</text:p>
          </table:table-cell>
          <table:table-cell table:style-name="ce492" office:value-type="float" office:value="2130" calcext:value-type="float">
            <text:p>2130</text:p>
          </table:table-cell>
          <table:table-cell table:style-name="ce498" office:value-type="string" calcext:value-type="string">
            <text:p>PM</text:p>
          </table:table-cell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ki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2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kładki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2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y dla pieszych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y na drogach wiejskich i leśnych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wiadukt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y ruchome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estakad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y drogowe i kolejowe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Most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<text:span text:style-name="T3">2141 - </text:span><text:span text:style-name="T10">Mosty wiadukty i estakady</text:span></text:p>
          </table:table-cell>
          <table:table-cell table:style-name="ce479" office:value-type="string" calcext:value-type="string">
            <text:p>estakady</text:p>
          </table:table-cell>
          <table:table-cell table:style-name="ce492" office:value-type="float" office:value="2141" calcext:value-type="float">
            <text:p>2141</text:p>
          </table:table-cell>
          <table:table-cell table:style-name="ce498"/>
          <table:table-cell table:style-name="ce498" office:value-type="string" calcext:value-type="string">
            <text:p>XXVI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214 - <text:span text:style-name="T1">Mosty, wiadukty i estakady, tunele i przej</text:span><text:span text:style-name="T4">ś</text:span><text:span text:style-name="T5">cia nadziemne i podziemne</text:span></text:p>
          </table:table-cell>
          <table:table-cell table:style-name="ce418" office:value-type="string" calcext:value-type="string">
            <text:p>2142 – Tunele i przejścia podziemne</text:p>
          </table:table-cell>
          <table:table-cell table:style-name="ce479" office:value-type="string" calcext:value-type="string">
            <text:p>Budowle podziemne przeznaczone do ruchu drogowego, I kolejowego i pieszego wraz z infra. Tow</text:p>
          </table:table-cell>
          <table:table-cell table:style-name="ce492" office:value-type="float" office:value="2142" calcext:value-type="float">
            <text:p>214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Stoczni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Porty wojsk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uregulowane brzegi rzek i dróg wodnych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nabrzeża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kanał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tunele kanał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most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śluz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Budowle rzeczne i na jeziorach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Kanały żeglown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pomost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tamy (groble) port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mola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falochron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baseny port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doki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nabrzeża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Budowle portow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Porty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przystanie i kanały żeglown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1 - Porty, przystanie i kanały </text:span><text:span text:style-name="T9">ż</text:span><text:span text:style-name="T10">eglowne</text:span></text:p>
          </table:table-cell>
          <table:table-cell table:style-name="ce479" office:value-type="string" calcext:value-type="string">
            <text:p>Budowle wodne</text:p>
          </table:table-cell>
          <table:table-cell table:style-name="ce492" office:value-type="float" office:value="2151" calcext:value-type="float">
            <text:p>215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Zapory wodne i podobne budowle do zatrzymywania wody dla wszelkich celów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jazy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tamy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2152 – Zapory wodne</text:p>
          </table:table-cell>
          <table:table-cell table:style-name="ce479" office:value-type="string" calcext:value-type="string">
            <text:p>Groble</text:p>
          </table:table-cell>
          <table:table-cell table:style-name="ce492" office:value-type="float" office:value="2152" calcext:value-type="float">
            <text:p>2152</text:p>
          </table:table-cell>
          <table:table-cell table:style-name="ce498"/>
          <table:table-cell table:style-name="ce498" office:value-type="string" calcext:value-type="string">
            <text:p>XXVI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1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3 - </text:span><text:span text:style-name="T10">Budowle in</text:span><text:span text:style-name="T9">ż</text:span><text:span text:style-name="T10">ynierskie służ</text:span><text:span text:style-name="T9">ą</text:span><text:span text:style-name="T10">ce do nawadniania i kultywacji ziemi</text:span></text:p>
          </table:table-cell>
          <table:table-cell table:style-name="ce479" office:value-type="string" calcext:value-type="string">
            <text:p><text:span text:style-name="T3">Budowle służ</text:span><text:span text:style-name="T9">ą</text:span><text:span text:style-name="T3">ce drena</text:span><text:span text:style-name="T9">ż</text:span><text:span text:style-name="T3">owi i otwarte rowy drena</text:span><text:span text:style-name="T9">ż</text:span><text:span text:style-name="T10">owe</text:span></text:p>
          </table:table-cell>
          <table:table-cell table:style-name="ce492" office:value-type="float" office:value="2153" calcext:value-type="float">
            <text:p>215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3 - </text:span><text:span text:style-name="T10">Budowle in</text:span><text:span text:style-name="T9">ż</text:span><text:span text:style-name="T10">ynierskie służ</text:span><text:span text:style-name="T9">ą</text:span><text:span text:style-name="T10">ce do nawadniania i kultywacji ziemi</text:span></text:p>
          </table:table-cell>
          <table:table-cell table:style-name="ce479" office:value-type="string" calcext:value-type="string">
            <text:p>Akwedukty</text:p>
          </table:table-cell>
          <table:table-cell table:style-name="ce492" office:value-type="float" office:value="2153" calcext:value-type="float">
            <text:p>215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1- Infrastruktura transportu</text:p>
          </table:table-cell>
          <table:table-cell table:style-name="ce390"/>
          <table:table-cell table:style-name="ce423" office:value-type="string" calcext:value-type="string">
            <text:p><text:span text:style-name="T3">215 - </text:span><text:span text:style-name="T6">Budowle wodne</text:span></text:p>
          </table:table-cell>
          <table:table-cell table:style-name="ce418" office:value-type="string" calcext:value-type="string">
            <text:p><text:span text:style-name="T3">2153 - </text:span><text:span text:style-name="T10">Budowle in</text:span><text:span text:style-name="T9">ż</text:span><text:span text:style-name="T10">ynierskie służ</text:span><text:span text:style-name="T9">ą</text:span><text:span text:style-name="T10">ce do nawadniania i kultywacji ziemi</text:span></text:p>
          </table:table-cell>
          <table:table-cell table:style-name="ce479" office:value-type="string" calcext:value-type="string">
            <text:p>Kanały irygacyjne i inne budowle związane z dostarczaniem wody dla celów kultywacji ziemi</text:p>
          </table:table-cell>
          <table:table-cell table:style-name="ce492" office:value-type="float" office:value="2153" calcext:value-type="float">
            <text:p>215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153 - </text:span><text:span text:style-name="T10">Budowle in</text:span><text:span text:style-name="T9">ż</text:span><text:span text:style-name="T10">ynierskie służ</text:span><text:span text:style-name="T9">ą</text:span><text:span text:style-name="T10">ce do nawadniania i kultywacji ziemi</text:span></text:p>
          </table:table-cell>
          <table:table-cell table:style-name="ce479" office:value-type="string" calcext:value-type="string">
            <text:p><text:span text:style-name="T21">Ruroci</text:span><text:span text:style-name="T28">ą</text:span><text:span text:style-name="T21">gi przesyłowe naziemne, podziemne lub podwodne do transportu produktów naftowych i gazu</text:span></text:p>
          </table:table-cell>
          <table:table-cell table:style-name="ce492" office:value-type="float" office:value="2211" calcext:value-type="float">
            <text:p>2211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1 - Ruroci</text:span><text:span text:style-name="T9">ą</text:span><text:span text:style-name="T10">gi przesyłowe do transportu ropy naftowej i gazu</text:span></text:p>
          </table:table-cell>
          <table:table-cell table:style-name="ce479" office:value-type="string" calcext:value-type="string">
            <text:p>Rurociągi przesyłowe naziemne, podziemne lub podwodne do transportu produktów chemicznych i innych produktów</text:p>
          </table:table-cell>
          <table:table-cell table:style-name="ce492" office:value-type="float" office:value="2211" calcext:value-type="float">
            <text:p>2211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1 - Ruroci</text:span><text:span text:style-name="T9">ą</text:span><text:span text:style-name="T10">gi przesyłowe do transportu ropy naftowej i gazu</text:span></text:p>
          </table:table-cell>
          <table:table-cell table:style-name="ce479" office:value-type="string" calcext:value-type="string">
            <text:p>Stacje pomp</text:p>
          </table:table-cell>
          <table:table-cell table:style-name="ce492" office:value-type="float" office:value="2211" calcext:value-type="float">
            <text:p>221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2 - </text:span><text:span text:style-name="T10">Ruroci</text:span><text:span text:style-name="T9">ą</text:span><text:span text:style-name="T10">gi przesyłowe do transportu wody i </text:span><text:span text:style-name="T9">ś</text:span><text:span text:style-name="T10">cieków</text:span></text:p>
          </table:table-cell>
          <table:table-cell table:style-name="ce479" office:value-type="string" calcext:value-type="string">
            <text:p><text:span text:style-name="T3">Stacje filtrów lub uj</text:span><text:span text:style-name="T9">ęć </text:span><text:span text:style-name="T10">wody</text:span>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2 - </text:span><text:span text:style-name="T10">Ruroci</text:span><text:span text:style-name="T9">ą</text:span><text:span text:style-name="T10">gi przesyłowe do transportu wody i </text:span><text:span text:style-name="T9">ś</text:span><text:span text:style-name="T10">cieków</text:span></text:p>
          </table:table-cell>
          <table:table-cell table:style-name="ce479" office:value-type="string" calcext:value-type="string">
            <text:p>Stacje pomp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2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2 - </text:span><text:span text:style-name="T10">Ruroci</text:span><text:span text:style-name="T9">ą</text:span><text:span text:style-name="T10">gi przesyłowe do transportu wody i </text:span><text:span text:style-name="T9">ś</text:span><text:span text:style-name="T10">cieków</text:span></text:p>
          </table:table-cell>
          <table:table-cell table:style-name="ce479" office:value-type="string" calcext:value-type="string">
            <text:p>Rurociągi przesyłowe naziemne, podziemne i podwodne do transportu wody i ścieków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2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infrastruktura<text:span text:style-name="T28"> </text:span>radiokomunikacyjn<text:span text:style-name="T28">a</text:span>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Maszty, wieże i słupy telekomunikacyjn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radary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1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stacje przekaźnik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sieci radi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Sieci telewizyjne lub kabl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Linie telekomunikacyjn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3 - </text:span><text:span text:style-name="T10">Linie telekomunikacyjne przesyłowe</text:span></text:p>
          </table:table-cell>
          <table:table-cell table:style-name="ce479" office:value-type="string" calcext:value-type="string">
            <text:p>Linie telekomunikacyjne przesyłowe</text:p>
          </table:table-cell>
          <table:table-cell table:style-name="ce492" office:value-type="float" office:value="2212" calcext:value-type="float">
            <text:p>2212</text:p>
          </table:table-cell>
          <table:table-cell table:style-name="ce498"/>
          <table:table-cell table:style-name="ce498" office:value-type="string" calcext:value-type="string">
            <text:p>XXVI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4 - </text:span><text:span text:style-name="T10">Linie elektroenergetyczne przesyłowe</text:span></text:p>
          </table:table-cell>
          <table:table-cell table:style-name="ce479" office:value-type="string" calcext:value-type="string">
            <text:p>Słupowe stacje transformatorowe (bez transformatorów) i rozdzielcze</text:p>
          </table:table-cell>
          <table:table-cell table:style-name="ce492" office:value-type="float" office:value="2214" calcext:value-type="float">
            <text:p>221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1 - <text:span text:style-name="T1">Ruroci</text:span><text:span text:style-name="T4">ą</text:span><text:span text:style-name="T5">gi i linie telekomunikacyjne oraz linie</text:span></text:p>
            <text:p><text:span text:style-name="T1">elektroenergetyczne przesyłowe</text:span></text:p>
          </table:table-cell>
          <table:table-cell table:style-name="ce418" office:value-type="string" calcext:value-type="string">
            <text:p><text:span text:style-name="T3">2214 - </text:span><text:span text:style-name="T10">Linie elektroenergetyczne przesyłowe</text:span></text:p>
          </table:table-cell>
          <table:table-cell table:style-name="ce479" office:value-type="string" calcext:value-type="string">
            <text:p>Linie elektroenergetyczne przesyłowe nadziemne lub podziemne</text:p>
          </table:table-cell>
          <table:table-cell table:style-name="ce492" office:value-type="float" office:value="2214" calcext:value-type="float">
            <text:p>221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1 - Ruroci</text:span><text:span text:style-name="T9">ą</text:span><text:span text:style-name="T10">gi sieci rozdzielczej gazu</text:span></text:p>
          </table:table-cell>
          <table:table-cell table:style-name="ce479" office:value-type="string" calcext:value-type="string">
            <text:p><text:span text:style-name="T26">Ruroci</text:span><text:span text:style-name="T9">ą</text:span><text:span text:style-name="T10">gi sieci rozdzielczej gazu naziemne i podziemne</text:span></text:p>
          </table:table-cell>
          <table:table-cell table:style-name="ce492" office:value-type="float" office:value="2221" calcext:value-type="float">
            <text:p>222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1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Studnie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Rurociągi sieci rozdzielczej gorącej wody, pary i sprężonego powietrza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fontanny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<text:span text:style-name="T27">wie</text:span><text:span text:style-name="T33">ż</text:span><text:span text:style-name="T34">e ci</text:span><text:span text:style-name="T33">ś</text:span><text:span text:style-name="T34">nie</text:span><text:span text:style-name="T33">ń</text:span>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hydranty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<text:span text:style-name="T26">Ruroci</text:span><text:span text:style-name="T9">ą</text:span><text:span text:style-name="T10">gi sieci rozdzielczej wody</text:span></text:p>
          </table:table-cell>
          <table:table-cell table:style-name="ce492" office:value-type="float" office:value="2222" calcext:value-type="float">
            <text:p>222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2 - Ruroci</text:span><text:span text:style-name="T9">ą</text:span><text:span text:style-name="T3">gi sieci wodoci</text:span><text:span text:style-name="T9">ą</text:span><text:span text:style-name="T10">gowej rozdzielczej</text:span></text:p>
          </table:table-cell>
          <table:table-cell table:style-name="ce479" office:value-type="string" calcext:value-type="string">
            <text:p><text:span text:style-name="T3">Ruroci</text:span><text:span text:style-name="T9">ą</text:span><text:span text:style-name="T10">gi sieci kanalizacyjnej rozdzielczej i kolektory</text:span></text:p>
          </table:table-cell>
          <table:table-cell table:style-name="ce493" office:value-type="float" office:value="2223" calcext:value-type="float">
            <text:p>222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1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3 - Ruroci</text:span><text:span text:style-name="T9">ą</text:span><text:span text:style-name="T10">gi sieci kanalizacyjnej rozdzielczej</text:span></text:p>
          </table:table-cell>
          <table:table-cell table:style-name="ce479" office:value-type="string" calcext:value-type="string">
            <text:p><text:span text:style-name="T3">Oczyszczalnie wód i </text:span><text:span text:style-name="T9">ś</text:span><text:span text:style-name="T10">cieków</text:span></text:p>
          </table:table-cell>
          <table:table-cell table:style-name="ce493" office:value-type="float" office:value="2223" calcext:value-type="float">
            <text:p>2223</text:p>
          </table:table-cell>
          <table:table-cell table:style-name="ce498"/>
          <table:table-cell table:style-name="ce498" office:value-type="string" calcext:value-type="string">
            <text:p>XXX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4 - </text:span><text:span text:style-name="T10">Linie elektroenergetyczne i telekomunikacyjne Rozdzielcze</text:span></text:p>
          </table:table-cell>
          <table:table-cell table:style-name="ce479" office:value-type="string" calcext:value-type="string">
            <text:p>Linie elektroenergetyczne i telekomunikacyjne rozdzielcze</text:p>
          </table:table-cell>
          <table:table-cell table:style-name="ce493" office:value-type="float" office:value="2224" calcext:value-type="float">
            <text:p>222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2- <text:span text:style-name="T1">Rurociągi, linie telekomunikacyjne i elektroenrgetyczne</text:span></text:p>
          </table:table-cell>
          <table:table-cell table:style-name="ce390"/>
          <table:table-cell table:style-name="ce423" office:value-type="string" calcext:value-type="string">
            <text:p>222 - <text:span text:style-name="T1">Ruroci</text:span><text:span text:style-name="T4">ą</text:span><text:span text:style-name="T5">gi sieci rozdzielczej i linie kablowe</text:span></text:p>
            <text:p><text:span text:style-name="T1">Rozdzielcze</text:span></text:p>
          </table:table-cell>
          <table:table-cell table:style-name="ce418" office:value-type="string" calcext:value-type="string">
            <text:p><text:span text:style-name="T3">2224 - </text:span><text:span text:style-name="T10">Linie elektroenergetyczne i telekomunikacyjne Rozdzielcze</text:span></text:p>
          </table:table-cell>
          <table:table-cell table:style-name="ce479" office:value-type="string" calcext:value-type="string">
            <text:p><text:span text:style-name="T21">Lokalne sieci telewizji kablowej i zwi</text:span><text:span text:style-name="T28">ą</text:span><text:span text:style-name="T21">zane z ni</text:span><text:span text:style-name="T28">ą </text:span><text:span text:style-name="T21">anteny Zbiorcze</text:span></text:p>
          </table:table-cell>
          <table:table-cell table:style-name="ce493" office:value-type="float" office:value="2224" calcext:value-type="float">
            <text:p>222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dla górnictwa i kopalnictwa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eksploatacji złóż węglowodorów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żwirowni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eksploatacji kamieniołomów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wytwórni gipsu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cementowni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cegielni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2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1 - </text:span><text:span text:style-name="T10">Budowle dla górnictwa i kopalnictwa</text:span></text:p>
          </table:table-cell>
          <table:table-cell table:style-name="ce479" office:value-type="string" calcext:value-type="string">
            <text:p>Budowle wytwórni</text:p>
            <text:p>materiałów budowlanych ceramicznych</text:p>
          </table:table-cell>
          <table:table-cell table:style-name="ce493" office:value-type="float" office:value="2301" calcext:value-type="float">
            <text:p>230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2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<text:span text:style-name="T26">Elektrownie wodne lub cieplne wytwarzaj</text:span><text:span text:style-name="T9">ą</text:span><text:span text:style-name="T10">ce energie Elektryczn</text:span><text:span text:style-name="T9">ą</text:span>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<text:span text:style-name="T26">elektrownie nap</text:span><text:span text:style-name="T9">ę</text:span><text:span text:style-name="T10">dzane wiatrem</text:span>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Spalarnie odpadów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2302 – Elektrownie</text:p>
          </table:table-cell>
          <table:table-cell table:style-name="ce479" office:value-type="string" calcext:value-type="string">
            <text:p>Budowle zakładów do przetwarzania paliwa nuklearnego</text:p>
          </table:table-cell>
          <table:table-cell table:style-name="ce493" office:value-type="float" office:value="2302" calcext:value-type="float">
            <text:p>230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<text:span text:style-name="T26">Budowle, b</text:span><text:span text:style-name="T9">ę</text:span><text:span text:style-name="T10">d</text:span><text:span text:style-name="T9">ą</text:span><text:span text:style-name="T10">ce cz</text:span><text:span text:style-name="T9">ęś</text:span><text:span text:style-name="T10">ci</text:span><text:span text:style-name="T9">ą </text:span><text:span text:style-name="T10">zakładów chemicznych</text:span>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1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Budowle pertochemii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Budowle rafinerii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<text:span text:style-name="T3">Urz</text:span><text:span text:style-name="T9">ą</text:span><text:span text:style-name="T3">dzenia ko</text:span><text:span text:style-name="T9">ń</text:span><text:span text:style-name="T3">cowe dla w</text:span><text:span text:style-name="T9">ę</text:span><text:span text:style-name="T10">glowodorów</text:span>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Koksownie 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3 - </text:span><text:span text:style-name="T10">Zakłady chemiczne</text:span></text:p>
          </table:table-cell>
          <table:table-cell table:style-name="ce479" office:value-type="string" calcext:value-type="string">
            <text:p>gazownie</text:p>
          </table:table-cell>
          <table:table-cell table:style-name="ce493" office:value-type="float" office:value="2303" calcext:value-type="float">
            <text:p>2303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4 - </text:span><text:span text:style-name="T10">Zakłady przemysłu ci</text:span><text:span text:style-name="T9">ęż</text:span><text:span text:style-name="T10">kiego, gdzie indziej nie </text:span><text:span text:style-name="T3">sklasyfikowane</text:span></text:p>
          </table:table-cell>
          <table:table-cell table:style-name="ce479" office:value-type="string" calcext:value-type="string">
            <text:p><text:span text:style-name="T26">Budowle b</text:span><text:span text:style-name="T9">ę</text:span><text:span text:style-name="T10">d</text:span><text:span text:style-name="T9">ą</text:span><text:span text:style-name="T10">ce cz</text:span><text:span text:style-name="T9">ęś</text:span><text:span text:style-name="T10">ci</text:span><text:span text:style-name="T9">ą </text:span><text:span text:style-name="T10">terenów zakładów przemysłu ci</text:span><text:span text:style-name="T9">ęż</text:span><text:span text:style-name="T10">kiego</text:span>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4 - </text:span><text:span text:style-name="T10">Zakłady przemysłu ci</text:span><text:span text:style-name="T9">ęż</text:span><text:span text:style-name="T10">kiego, gdzie indziej nie </text:span><text:span text:style-name="T3">sklasyfikowane</text:span></text:p>
          </table:table-cell>
          <table:table-cell table:style-name="ce479" office:value-type="string" calcext:value-type="string">
            <text:p>wielkie piece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4 - </text:span><text:span text:style-name="T10">Zakłady przemysłu ci</text:span><text:span text:style-name="T9">ęż</text:span><text:span text:style-name="T10">kiego, gdzie indziej nie </text:span><text:span text:style-name="T3">sklasyfikowane</text:span></text:p>
          </table:table-cell>
          <table:table-cell table:style-name="ce479" office:value-type="string" calcext:value-type="string">
            <text:p>odlewnie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23 - <text:s/>kompleksowe budowle na terenach przemysłowych</text:p>
          </table:table-cell>
          <table:table-cell table:style-name="ce390"/>
          <table:table-cell table:style-name="ce423" office:value-type="string" calcext:value-type="string">
            <text:p>230 - <text:span text:style-name="T1">Kompleksowe budowle na terenach przemysłowych</text:span></text:p>
          </table:table-cell>
          <table:table-cell table:style-name="ce423" office:value-type="string" calcext:value-type="string">
            <text:p><text:span text:style-name="T3">2304 - </text:span><text:span text:style-name="T10">Zakłady przemysłu ci</text:span><text:span text:style-name="T9">ęż</text:span><text:span text:style-name="T10">kiego, gdzie indziej nie </text:span><text:span text:style-name="T3">sklasyfikowane</text:span></text:p>
          </table:table-cell>
          <table:table-cell table:style-name="ce479" office:value-type="string" calcext:value-type="string">
            <text:p>walcownie</text:p>
          </table:table-cell>
          <table:table-cell table:style-name="ce493" office:value-type="float" office:value="2304" calcext:value-type="float">
            <text:p>2304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1 - </text:span><text:span text:style-name="T10">Boiska i budowle sportowe</text:span></text:p>
          </table:table-cell>
          <table:table-cell table:style-name="ce342" office:value-type="string" calcext:value-type="string">
            <text:p><text:span text:style-name="T35">Zagospodarowane tereny sportowe przeznaczone do uprawiania sportów na </text:span><text:span text:style-name="T36">ś</text:span><text:span text:style-name="T37">wie</text:span><text:span text:style-name="T36">ż</text:span><text:span text:style-name="T37">ym powietrzu</text:span></text:p>
          </table:table-cell>
          <table:table-cell table:style-name="ce493" office:value-type="float" office:value="2411" calcext:value-type="float">
            <text:p>2411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wyciągi krzesełkowe i kabin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Wyciągi orczyk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trasy i szlaki narciarski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1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Wesołe miasteczka lub parki wypoczynkowe oraz inne obiekty na wolnym powietrzu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<text:span text:style-name="T3">wyposa</text:span><text:span text:style-name="T9">ż</text:span><text:span text:style-name="T3">enie plaż</text:span><text:span text:style-name="T9"> </text:span><text:span text:style-name="T10">i bazy sportów wodnych</text:span>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przystanie jacht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ośrodki jazdy konnej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lotniska sport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pola golf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tory saneczk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/>
          <table:table-cell table:style-name="ce498" office:value-type="string" calcext:value-type="string">
            <text:p>V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tory bobslejow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/>
          <table:table-cell table:style-name="ce498" office:value-type="string" calcext:value-type="string">
            <text:p>V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Skoczni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/>
          <table:table-cell table:style-name="ce498" office:value-type="string" calcext:value-type="string">
            <text:p>V</text:p>
          </table:table-cell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<text:span text:style-name="T3">Schroniska dla zwierz</text:span><text:span text:style-name="T9">ą</text:span><text:span text:style-name="T10">t</text:span>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ogrody botaniczne i zoologiczn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skwery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1 - <text:span text:style-name="T1">Budowle sportowe i rekreacyjne</text:span></text:p>
          </table:table-cell>
          <table:table-cell table:style-name="ce423" office:value-type="string" calcext:value-type="string">
            <text:p><text:span text:style-name="T3">2412 - </text:span><text:span text:style-name="T10">Budowle sportowe i rekreacyjne pozostałe</text:span></text:p>
          </table:table-cell>
          <table:table-cell table:style-name="ce479" office:value-type="string" calcext:value-type="string">
            <text:p>Ogrody i parki publiczne</text:p>
          </table:table-cell>
          <table:table-cell table:style-name="ce493" office:value-type="float" office:value="2412" calcext:value-type="float">
            <text:p>2412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1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wojskowe centra do<text:span text:style-name="T28">ś</text:span><text:span text:style-name="T30">wiadczalne</text:span>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strzelnice (poligony)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bunkry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blokhauzy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forty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Obiekty inżynierii wojskowej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0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<text:span text:style-name="T3">Wysypiska </text:span><text:span text:style-name="T9">ś</text:span><text:span text:style-name="T10">mieci i miejsca składowania odpadów</text:span>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22">
          <table:table-cell table:number-columns-repeated="2"/>
          <table:table-cell table:style-name="ce359" office:value-type="string" calcext:value-type="string">
            <text:p>2 – Obiekty inż. lądowej i wodnej</text:p>
          </table:table-cell>
          <table:table-cell table:style-name="ce364" office:value-type="string" calcext:value-type="string">
            <text:p><text:span text:style-name="T2">24- pozostałe </text:span><text:span text:style-name="T3">Obiekty inzynierii lądowej i wodnej</text:span></text:p>
          </table:table-cell>
          <table:table-cell table:style-name="ce392"/>
          <table:table-cell table:style-name="ce423" office:value-type="string" calcext:value-type="string">
            <text:p>242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23" office:value-type="string" calcext:value-type="string">
            <text:p>2420 - <text:span text:style-name="T1">Obiekty in</text:span><text:span text:style-name="T7">ż</text:span><text:span text:style-name="T8">ynierii l</text:span><text:span text:style-name="T4">ą</text:span><text:span text:style-name="T5">dowej i wodnej pozostałe, gdzie </text:span>indziej nie sklasyfikowane</text:p>
          </table:table-cell>
          <table:table-cell table:style-name="ce479" office:value-type="string" calcext:value-type="string">
            <text:p>Porzucone obiekty byłych terenów przemysłowych lub miejskich</text:p>
          </table:table-cell>
          <table:table-cell table:style-name="ce493" office:value-type="float" office:value="2420" calcext:value-type="float">
            <text:p>2420</text:p>
          </table:table-cell>
          <table:table-cell table:style-name="ce498" table:number-columns-repeated="2"/>
          <table:table-cell table:number-columns-repeated="1013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32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29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2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3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3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6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3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2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36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3">
          <table:table-cell table:number-columns-repeated="2"/>
          <table:table-cell table:style-name="ce495"/>
          <table:table-cell table:style-name="ce440"/>
          <table:table-cell table:style-name="ce503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2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2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323" table:number-columns-repeated="2"/>
          <table:table-cell table:style-name="ce481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3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27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 table:number-rows-repeated="2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0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9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500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1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8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481" table:number-columns-repeated="3"/>
          <table:table-cell table:style-name="ce494"/>
          <table:table-cell table:number-columns-repeated="1015"/>
        </table:table-row>
        <table:table-row table:style-name="ro43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25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44">
          <table:table-cell table:number-columns-repeated="2"/>
          <table:table-cell table:style-name="ce495"/>
          <table:table-cell table:style-name="ce440"/>
          <table:table-cell table:style-name="ce497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0" table:number-columns-repeated="3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1"/>
          <table:table-cell table:style-name="ce323" table:number-columns-spanned="1" table:number-rows-spanned="2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2"/>
          <table:covered-table-cell table:style-name="ce323"/>
          <table:table-cell table:style-name="ce323"/>
          <table:table-cell table:style-name="ce481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490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>
          <table:table-cell table:number-columns-repeated="2"/>
          <table:table-cell table:style-name="ce495"/>
          <table:table-cell table:style-name="ce440"/>
          <table:table-cell table:style-name="ce504"/>
          <table:table-cell table:style-name="ce500" table:number-columns-repeated="2"/>
          <table:table-cell table:style-name="ce482"/>
          <table:table-cell table:style-name="ce494"/>
          <table:table-cell table:number-columns-repeated="1015"/>
        </table:table-row>
        <table:table-row table:style-name="ro1" table:number-rows-repeated="278">
          <table:table-cell table:number-columns-repeated="2"/>
          <table:table-cell table:style-name="ce495"/>
          <table:table-cell table:style-name="ce440"/>
          <table:table-cell table:style-name="ce505"/>
          <table:table-cell table:style-name="ce514" table:number-columns-repeated="2"/>
          <table:table-cell/>
          <table:table-cell table:style-name="ce495"/>
          <table:table-cell table:number-columns-repeated="1015"/>
        </table:table-row>
        <table:table-row table:style-name="ro1" table:number-rows-repeated="10477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DEZJA" table:style-name="ta1" table:print="false">
        <office:forms form:automatic-focus="false" form:apply-design-mode="false"/>
        <table:table-column table:style-name="co29" table:default-cell-style-name="ce608"/>
        <table:table-column table:style-name="co30" table:default-cell-style-name="ce608"/>
        <table:table-column table:style-name="co31" table:default-cell-style-name="ce608"/>
        <table:table-column table:style-name="co32" table:default-cell-style-name="ce649"/>
        <table:table-column table:style-name="co33" table:default-cell-style-name="ce608"/>
        <table:table-column table:style-name="co34" table:default-cell-style-name="ce608"/>
        <table:table-column table:style-name="co35" table:default-cell-style-name="ce649"/>
        <table:table-column table:style-name="co10" table:number-columns-repeated="2" table:default-cell-style-name="ce608"/>
        <table:table-column table:style-name="co36" table:default-cell-style-name="ce608"/>
        <table:table-column table:style-name="co10" table:number-columns-repeated="1008" table:default-cell-style-name="ce608"/>
        <table:table-column table:style-name="co10" table:number-columns-repeated="6" table:default-cell-style-name="ce303"/>
        <table:table-row table:style-name="ro1">
          <table:table-cell/>
          <table:table-cell table:style-name="ce609"/>
          <table:table-cell table:style-name="ce629" office:value-type="string" calcext:value-type="string">
            <text:p>gmina</text:p>
          </table:table-cell>
          <table:table-cell table:style-name="ce629" office:value-type="string" calcext:value-type="string">
            <text:p>miejscowość</text:p>
          </table:table-cell>
          <table:table-cell table:style-name="ce650" office:value-type="string" calcext:value-type="string">
            <text:p>Obręb</text:p>
          </table:table-cell>
          <table:table-cell table:style-name="ce650" office:value-type="string" calcext:value-type="string">
            <text:p>Jedn ewidencyjna</text:p>
          </table:table-cell>
          <table:table-cell table:style-name="ce629" office:value-type="string" calcext:value-type="string">
            <text:p>ulica</text:p>
          </table:table-cell>
          <table:table-cell table:number-columns-repeated="2"/>
          <table:table-cell table:style-name="ce609"/>
          <table:table-cell table:number-columns-repeated="1014"/>
        </table:table-row>
        <table:table-row table:style-name="ro1">
          <table:table-cell/>
          <table:table-cell table:style-name="ce609"/>
          <table:table-cell table:style-name="ce630" office:value-type="string" calcext:value-type="string">
            <text:p>-</text:p>
          </table:table-cell>
          <table:table-cell table:style-name="ce640" office:value-type="string" calcext:value-type="string">
            <text:p>-</text:p>
          </table:table-cell>
          <table:table-cell table:style-name="ce630" office:value-type="string" calcext:value-type="string">
            <text:p>-</text:p>
          </table:table-cell>
          <table:table-cell table:style-name="ce640" office:value-type="string" calcext:value-type="string">
            <text:p>-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09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Barlickiego</text:p>
          </table:table-cell>
          <table:table-cell table:number-columns-repeated="2"/>
          <table:table-cell table:style-name="ce611" office:value-type="string" calcext:value-type="string">
            <text:p>budynek mieszkalny jednorodzinny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Brzozowa</text:p>
          </table:table-cell>
          <table:table-cell table:number-columns-repeated="2"/>
          <table:table-cell table:style-name="ce611" office:value-type="string" calcext:value-type="string">
            <text:p>budynek mieszkalny wielorodzinny</text:p>
          </table:table-cell>
          <table:table-cell table:number-columns-repeated="1014"/>
        </table:table-row>
        <table:table-row table:style-name="ro45">
          <table:table-cell/>
          <table:table-cell table:style-name="ce611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Chopina</text:p>
          </table:table-cell>
          <table:table-cell table:number-columns-repeated="2"/>
          <table:table-cell table:style-name="ce610" office:value-type="string" calcext:value-type="string">
            <text:p>budynek <text:s/>mieszklany do 70 m2 – art. 29 ust. 1a pr.bud.</text:p>
          </table:table-cell>
          <table:table-cell table:number-columns-repeated="1014"/>
        </table:table-row>
        <table:table-row table:style-name="ro1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Cicha</text:p>
          </table:table-cell>
          <table:table-cell table:number-columns-repeated="2"/>
          <table:table-cell table:style-name="ce610" office:value-type="string" calcext:value-type="string">
            <text:p>sieć elektroenergetyczna do 15 kV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Czerniakowska</text:p>
          </table:table-cell>
          <table:table-cell table:number-columns-repeated="2"/>
          <table:table-cell table:style-name="ce610" office:value-type="string" calcext:value-type="string">
            <text:p>sieć elektroenergetyczna pow. 15 kV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Długa</text:p>
          </table:table-cell>
          <table:table-cell table:number-columns-repeated="2"/>
          <table:table-cell table:style-name="ce610" office:value-type="string" calcext:value-type="string">
            <text:p>Sieć wodociągow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Dobra</text:p>
          </table:table-cell>
          <table:table-cell table:number-columns-repeated="2"/>
          <table:table-cell table:style-name="ce610" office:value-type="string" calcext:value-type="string">
            <text:p>Sieć kanalizacyjn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Duboisa</text:p>
          </table:table-cell>
          <table:table-cell table:number-columns-repeated="2"/>
          <table:table-cell table:style-name="ce610" office:value-type="string" calcext:value-type="string">
            <text:p>Sieć ciepln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Górna</text:p>
          </table:table-cell>
          <table:table-cell table:number-columns-repeated="2"/>
          <table:table-cell table:style-name="ce611" office:value-type="string" calcext:value-type="string">
            <text:p>Sieć gazowa ciśneinie do 0,5 Mp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Gronowska</text:p>
          </table:table-cell>
          <table:table-cell table:number-columns-repeated="2"/>
          <table:table-cell table:style-name="ce611" office:value-type="string" calcext:value-type="string">
            <text:p>Sieć gazowa ciśneinie pow. 0,5 Mpa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Harcerska</text:p>
          </table:table-cell>
          <table:table-cell table:number-columns-repeated="2"/>
          <table:table-cell table:style-name="ce610" office:value-type="string" calcext:value-type="string">
            <text:p>budynek stacji transformatorowej</text:p>
          </table:table-cell>
          <table:table-cell table:number-columns-repeated="1014"/>
        </table:table-row>
        <table:table-row table:style-name="ro45">
          <table:table-cell/>
          <table:table-cell table:style-name="ce615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Jeziorna</text:p>
          </table:table-cell>
          <table:table-cell table:number-columns-repeated="2"/>
          <table:table-cell table:style-name="ce610" office:value-type="string" calcext:value-type="string">
            <text:p>zbiornik bezodpływowy na nieczystości ciekłe do 10 m3</text:p>
          </table:table-cell>
          <table:table-cell table:number-columns-repeated="1014"/>
        </table:table-row>
        <table:table-row table:style-name="ro45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Jana Kochanowskiego</text:p>
          </table:table-cell>
          <table:table-cell table:number-columns-repeated="2"/>
          <table:table-cell table:style-name="ce610" office:value-type="string" calcext:value-type="string">
            <text:p>zbiornik bezodpływowy na nieczystości ciekłe pow. 10 m3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Bł. Aniceta Koplińskiego</text:p>
          </table:table-cell>
          <table:table-cell table:number-columns-repeated="2"/>
          <table:table-cell table:style-name="ce610" office:value-type="string" calcext:value-type="string">
            <text:p>tymczasowy obiekt budowlany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Kościuszki</text:p>
          </table:table-cell>
          <table:table-cell table:number-columns-repeated="2"/>
          <table:table-cell table:style-name="ce610" office:value-type="string" calcext:value-type="string">
            <text:p>pomost o długości całkowitej do 25 m i wysokości, do 2,50 m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Królewska</text:p>
          </table:table-cell>
          <table:table-cell table:number-columns-repeated="2"/>
          <table:table-cell table:style-name="ce610" office:value-type="string" calcext:value-type="string">
            <text:p>pomost o długości całkowitej pow. 25 m i wysokości, pow. 2,50 m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Leśna</text:p>
          </table:table-cell>
          <table:table-cell table:number-columns-repeated="2"/>
          <table:table-cell table:style-name="ce610" office:value-type="string" calcext:value-type="string">
            <text:p>zbiornik na gaz płynny do 7 m3, dla bud. m. Jednorodz.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ickiewicza</text:p>
          </table:table-cell>
          <table:table-cell table:number-columns-repeated="2"/>
          <table:table-cell table:style-name="ce610" office:value-type="string" calcext:value-type="string">
            <text:p>zbiornik na gaz płynny - inne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iła</text:p>
          </table:table-cell>
          <table:table-cell table:number-columns-repeated="2"/>
          <table:table-cell table:style-name="ce612" office:value-type="string" calcext:value-type="string">
            <text:p>kanalizacja kablowa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iodowa</text:p>
          </table:table-cell>
          <table:table-cell table:number-columns-repeated="2"/>
          <table:table-cell table:style-name="ce610" office:value-type="string" calcext:value-type="string">
            <text:p>zjazdy i zatoki parkingowe z dróg krajowych i wojewódzkich</text:p>
          </table:table-cell>
          <table:table-cell table:number-columns-repeated="1014"/>
        </table:table-row>
        <table:table-row table:style-name="ro46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łyńska</text:p>
          </table:table-cell>
          <table:table-cell table:number-columns-repeated="2"/>
          <table:table-cell table:style-name="ce610" office:value-type="string" calcext:value-type="string">
            <text:p>obiekty budowlane w zakresie poszukiwania i rozpoznawania złóż węglowodorów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okotowska</text:p>
          </table:table-cell>
          <table:table-cell table:number-columns-repeated="2"/>
          <table:table-cell table:style-name="ce610" office:value-type="string" calcext:value-type="string">
            <text:p>obiekty budowlane piętrzące wodę i upustowe o wys do 1 m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Moniuszki</text:p>
          </table:table-cell>
          <table:table-cell table:number-columns-repeated="2"/>
          <table:table-cell table:style-name="ce610" office:value-type="string" calcext:value-type="string">
            <text:p>obiekty budowlane piętrzące wodę <text:s/>- inne</text:p>
          </table:table-cell>
          <table:table-cell table:number-columns-repeated="1014"/>
        </table:table-row>
        <table:table-row table:style-name="ro1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Niepodległości</text:p>
          </table:table-cell>
          <table:table-cell table:number-columns-repeated="2"/>
          <table:table-cell table:style-name="ce610" office:value-type="string" calcext:value-type="string">
            <text:p>garaż wolnostojący do 35 m2</text:p>
          </table:table-cell>
          <table:table-cell table:number-columns-repeated="1014"/>
        </table:table-row>
        <table:table-row table:style-name="ro45">
          <table:table-cell/>
          <table:table-cell table:style-name="ce611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Ogrodowa</text:p>
          </table:table-cell>
          <table:table-cell table:number-columns-repeated="2"/>
          <table:table-cell table:style-name="ce610" office:value-type="string" calcext:value-type="string">
            <text:p><text:span text:style-name="T38">budynek gospodarczy, parterowy do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Okrzei</text:p>
          </table:table-cell>
          <table:table-cell table:number-columns-repeated="2"/>
          <table:table-cell table:style-name="ce610" office:value-type="string" calcext:value-type="string">
            <text:p><text:span text:style-name="T38">wiata do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Os. Słoneczne</text:p>
          </table:table-cell>
          <table:table-cell table:number-columns-repeated="2"/>
          <table:table-cell table:style-name="ce610" office:value-type="string" calcext:value-type="string">
            <text:p>garaż wolnostojący pow. 35 m2</text:p>
          </table:table-cell>
          <table:table-cell table:number-columns-repeated="1014"/>
        </table:table-row>
        <table:table-row table:style-name="ro45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arkowa</text:p>
          </table:table-cell>
          <table:table-cell table:number-columns-repeated="2"/>
          <table:table-cell table:style-name="ce610" office:value-type="string" calcext:value-type="string">
            <text:p><text:span text:style-name="T38">budynek gospodarczy, parterowy pow.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2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lac Lotników Polskich</text:p>
          </table:table-cell>
          <table:table-cell table:number-columns-repeated="2"/>
          <table:table-cell table:style-name="ce610" office:value-type="string" calcext:value-type="string">
            <text:p><text:span text:style-name="T38">wiata pow. 35 m2</text:span></text:p>
          </table:table-cell>
          <table:table-cell table:number-columns-repeated="1014"/>
        </table:table-row>
        <table:table-row table:style-name="ro1">
          <table:table-cell/>
          <table:table-cell table:style-name="ce626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lac Pocztowy</text:p>
          </table:table-cell>
          <table:table-cell table:number-columns-repeated="2"/>
          <table:table-cell table:style-name="ce626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ogod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o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oprzecz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2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Przechodnia</text:p>
          </table:table-cell>
          <table:table-cell table:number-columns-repeated="2"/>
          <table:table-cell table:style-name="ce62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ataj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ondo Miast Frydlandzkich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27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ondo Wrota Pomorza</text:p>
          </table:table-cell>
          <table:table-cell table:number-columns-repeated="2"/>
          <table:table-cell table:style-name="ce627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Rynek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ezamk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ienkiewicz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Ks. Skorupki</text:p>
          </table:table-cell>
          <table:table-cell table:number-columns-repeated="2"/>
          <table:table-cell table:style-name="ce612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łonecz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pacer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port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trzelec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Szko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Traugutt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Trębac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Wąs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5" office:value-type="string" calcext:value-type="string">
            <text:p>Witos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26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Wojska Polskiego</text:p>
          </table:table-cell>
          <table:table-cell table:number-columns-repeated="2"/>
          <table:table-cell table:style-name="ce626"/>
          <table:table-cell table:number-columns-repeated="1014"/>
        </table:table-row>
        <table:table-row table:style-name="ro47">
          <table:table-cell/>
          <table:table-cell table:style-name="ce61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Wspólna</text:p>
          </table:table-cell>
          <table:table-cell table:number-columns-repeated="2"/>
          <table:table-cell table:style-name="ce612"/>
          <table:table-cell table:number-columns-repeated="1014"/>
        </table:table-row>
        <table:table-row table:style-name="ro47">
          <table:table-cell/>
          <table:table-cell table:style-name="ce610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Wypoczynk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Zielona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number-columns-repeated="2" table:style-name="ce635" office:value-type="string" calcext:value-type="string">
            <text:p>m. Debrzno</text:p>
          </table:table-cell>
          <table:table-cell table:style-name="ce651" office:value-type="string" calcext:value-type="string">
            <text:p>Debrzno</text:p>
          </table:table-cell>
          <table:table-cell table:style-name="ce635" office:value-type="string" calcext:value-type="string">
            <text:p>220304_4.0001</text:p>
          </table:table-cell>
          <table:table-cell table:style-name="ce651" office:value-type="string" calcext:value-type="string">
            <text:p>Zjednoczenia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oboszewo</text:p>
          </table:table-cell>
          <table:table-cell table:style-name="ce643" office:value-type="string" calcext:value-type="string">
            <text:p>Myśligoszcz</text:p>
          </table:table-cell>
          <table:table-cell table:style-name="ce630" office:value-type="string" calcext:value-type="string">
            <text:p>220304_5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olesławowo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uchowo</text:p>
          </table:table-cell>
          <table:table-cell table:style-name="ce630" office:value-type="string" calcext:value-type="string">
            <text:p>Strzeczona</text:p>
          </table:table-cell>
          <table:table-cell table:style-name="ce630" office:value-type="string" calcext:value-type="string">
            <text:p>220304_5.0011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Buka</text:p>
          </table:table-cell>
          <table:table-cell table:style-name="ce630" office:value-type="string" calcext:value-type="string">
            <text:p>220304_5.0001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Buszkowo</text:p>
          </table:table-cell>
          <table:table-cell table:style-name="ce630" office:value-type="string" calcext:value-type="string">
            <text:p>Cierznie</text:p>
          </table:table-cell>
          <table:table-cell table:style-name="ce630" office:value-type="string" calcext:value-type="string">
            <text:p>220304_5.000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Cierznie</text:p>
          </table:table-cell>
          <table:table-cell table:style-name="ce630" office:value-type="string" calcext:value-type="string">
            <text:p>Cierznie</text:p>
          </table:table-cell>
          <table:table-cell table:style-name="ce630" office:value-type="string" calcext:value-type="string">
            <text:p>220304_5.000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Drozdowo</text:p>
          </table:table-cell>
          <table:table-cell table:style-name="ce630" office:value-type="string" calcext:value-type="string">
            <text:p>220304_5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Główna</text:p>
          </table:table-cell>
          <table:table-cell table:style-name="ce643" office:value-type="string" calcext:value-type="string">
            <text:p>Rozwory</text:p>
          </table:table-cell>
          <table:table-cell table:style-name="ce630" office:value-type="string" calcext:value-type="string">
            <text:p>220304_5.0008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09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Gniewno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09"/>
          <table:table-cell table:number-columns-repeated="1014"/>
        </table:table-row>
        <table:table-row table:style-name="ro47">
          <table:table-cell/>
          <table:table-cell table:style-name="ce628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28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Jeleniec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Kamień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Kostrzyca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Myśligoszcz</text:p>
          </table:table-cell>
          <table:table-cell table:style-name="ce630" office:value-type="string" calcext:value-type="string">
            <text:p>220304_5.0005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Nierybie</text:p>
          </table:table-cell>
          <table:table-cell table:style-name="ce630" office:value-type="string" calcext:value-type="string">
            <text:p>Cierznie</text:p>
          </table:table-cell>
          <table:table-cell table:style-name="ce630" office:value-type="string" calcext:value-type="string">
            <text:p>220304_5.0002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4" office:value-type="string" calcext:value-type="string">
            <text:p>Nowe Gronowo</text:p>
          </table:table-cell>
          <table:table-cell table:style-name="ce630" office:value-type="string" calcext:value-type="string">
            <text:p>220304_5.0006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Ostrza</text:p>
          </table:table-cell>
          <table:table-cell table:style-name="ce630" office:value-type="string" calcext:value-type="string">
            <text:p>Prusinowo</text:p>
          </table:table-cell>
          <table:table-cell table:style-name="ce630" office:value-type="string" calcext:value-type="string">
            <text:p>220304_5.0007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0" office:value-type="string" calcext:value-type="string">
            <text:p>Pędziszewo</text:p>
          </table:table-cell>
          <table:table-cell table:style-name="ce630" office:value-type="string" calcext:value-type="string">
            <text:p>Rozwory</text:p>
          </table:table-cell>
          <table:table-cell table:style-name="ce630" office:value-type="string" calcext:value-type="string">
            <text:p>220304_5.0008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Pokrzywy</text:p>
          </table:table-cell>
          <table:table-cell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Prusinowo</text:p>
          </table:table-cell>
          <table:table-cell table:style-name="ce630" office:value-type="string" calcext:value-type="string">
            <text:p>220304_5.0007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Przypólsko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Rozwory</text:p>
          </table:table-cell>
          <table:table-cell table:style-name="ce630" office:value-type="string" calcext:value-type="string">
            <text:p>Rozwory</text:p>
          </table:table-cell>
          <table:table-cell table:style-name="ce630" office:value-type="string" calcext:value-type="string">
            <text:p>220304_5.0008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kowarnki</text:p>
          </table:table-cell>
          <table:table-cell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Słupia</text:p>
          </table:table-cell>
          <table:table-cell table:style-name="ce630" office:value-type="string" calcext:value-type="string">
            <text:p>220304_5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łużewo</text:p>
          </table:table-cell>
          <table:table-cell table:style-name="ce643" office:value-type="string" calcext:value-type="string">
            <text:p>Myśligoszcz</text:p>
          </table:table-cell>
          <table:table-cell table:style-name="ce630" office:value-type="string" calcext:value-type="string">
            <text:p>220304_5.0005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mug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tanisławka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Stare Gronowo</text:p>
          </table:table-cell>
          <table:table-cell table:style-name="ce630" office:value-type="string" calcext:value-type="string">
            <text:p>220304_5.0010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trzeczona</text:p>
          </table:table-cell>
          <table:table-cell table:style-name="ce630" office:value-type="string" calcext:value-type="string">
            <text:p>Strzeczona</text:p>
          </table:table-cell>
          <table:table-cell table:style-name="ce630" office:value-type="string" calcext:value-type="string">
            <text:p>220304_5.0011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Strzeszyn</text:p>
          </table:table-cell>
          <table:table-cell table:style-name="ce643" office:value-type="string" calcext:value-type="string">
            <text:p>Grzymisław</text:p>
          </table:table-cell>
          <table:table-cell table:style-name="ce630" office:value-type="string" calcext:value-type="string">
            <text:p>220304_5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47">
          <table:table-cell/>
          <table:table-cell table:style-name="ce620"/>
          <table:table-cell table:style-name="ce630" office:value-type="string" calcext:value-type="string">
            <text:p>Debrzno</text:p>
          </table:table-cell>
          <table:table-cell table:number-columns-repeated="2"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2"/>
          <table:table-cell table:style-name="ce620"/>
          <table:table-cell table:number-columns-repeated="1014"/>
        </table:table-row>
        <table:table-row table:style-name="ro47">
          <table:table-cell table:number-columns-repeated="2"/>
          <table:table-cell table:style-name="ce630" office:value-type="string" calcext:value-type="string">
            <text:p>Debrzno</text:p>
          </table:table-cell>
          <table:table-cell table:style-name="ce643" office:value-type="string" calcext:value-type="string">
            <text:p>Uniechówek</text:p>
          </table:table-cell>
          <table:table-cell table:style-name="ce643" office:value-type="string" calcext:value-type="string">
            <text:p>Uniechów</text:p>
          </table:table-cell>
          <table:table-cell table:style-name="ce630" office:value-type="string" calcext:value-type="string">
            <text:p>220304_5.001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611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Al. Zwycięzców</text:p>
          </table:table-cell>
          <table:table-cell table:number-columns-repeated="2"/>
          <table:table-cell table:style-name="ce611"/>
          <table:table-cell table:number-columns-repeated="1014"/>
        </table:table-row>
        <table:table-row table:style-name="ro47">
          <table:table-cell/>
          <table:table-cell table:style-name="ce611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Al Św. Józefa</text:p>
          </table:table-cell>
          <table:table-cell table:number-columns-repeated="2"/>
          <table:table-cell table:style-name="ce611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Brzoz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ias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ich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is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Cmentar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Dług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Do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Dworc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anał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asztan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olej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ościel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ościuszki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Kwiat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Leśn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Lip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Łąkow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arszałkows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ickiewicz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ił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1">
          <table:table-cell/>
          <table:table-cell table:style-name="ce610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łyńska</text:p>
          </table:table-cell>
          <table:table-cell table:number-columns-repeated="2"/>
          <table:table-cell table:style-name="ce610"/>
          <table:table-cell table:number-columns-repeated="1014"/>
        </table:table-row>
        <table:table-row table:style-name="ro47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Moniuszk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Ogr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Orzech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a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ias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l. im. Jana Pawła I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lac Wolnośc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odmu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oprz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rzemys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Przytu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Robotn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Róża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os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pokoj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traża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trzele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tudzi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3</text:p>
          </table:table-cell>
          <table:table-cell table:style-name="ce656" office:value-type="string" calcext:value-type="string">
            <text:p>Szczecine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4</text:p>
          </table:table-cell>
          <table:table-cell table:style-name="ce656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Szo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Świe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Targ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ą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esoł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ido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Wiś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Zam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Zielo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6" office:value-type="string" calcext:value-type="string">
            <text:p>m. Czarne</text:p>
          </table:table-cell>
          <table:table-cell table:style-name="ce639" office:value-type="float" office:value="63" calcext:value-type="float">
            <text:p>63</text:p>
          </table:table-cell>
          <table:table-cell table:style-name="ce639" office:value-type="string" calcext:value-type="string">
            <text:p>220302_4.0002</text:p>
          </table:table-cell>
          <table:table-cell table:style-name="ce656" office:value-type="string" calcext:value-type="string">
            <text:p>Zło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Jag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Jawo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Połud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Pomor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Sarnia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Sobie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6" office:value-type="string" calcext:value-type="string">
            <text:p>m. Czarne</text:p>
          </table:table-cell>
          <table:table-cell table:style-name="ce636" office:value-type="string" calcext:value-type="string">
            <text:p>m. Czarne – 49</text:p>
          </table:table-cell>
          <table:table-cell table:style-name="ce639" office:value-type="float" office:value="49" calcext:value-type="float">
            <text:p>49</text:p>
          </table:table-cell>
          <table:table-cell table:style-name="ce639" office:value-type="string" calcext:value-type="string">
            <text:p>220302_4.0001</text:p>
          </table:table-cell>
          <table:table-cell table:style-name="ce656" office:value-type="string" calcext:value-type="string">
            <text:p>Wojska Pol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Biernatka</text:p>
          </table:table-cell>
          <table:table-cell table:style-name="ce637" office:value-type="string" calcext:value-type="string">
            <text:p>Biernatka</text:p>
          </table:table-cell>
          <table:table-cell table:style-name="ce637" office:value-type="string" calcext:value-type="string">
            <text:p>220302_5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Bińcze</text:p>
          </table:table-cell>
          <table:table-cell table:style-name="ce637" office:value-type="string" calcext:value-type="string">
            <text:p>220302_5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Domisław</text:p>
          </table:table-cell>
          <table:table-cell table:style-name="ce637" office:value-type="string" calcext:value-type="string">
            <text:p>220302_5.0003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Domyśl</text:p>
          </table:table-cell>
          <table:table-cell table:style-name="ce637" office:value-type="string" calcext:value-type="string">
            <text:p>Sokole</text:p>
          </table:table-cell>
          <table:table-cell table:style-name="ce637" office:value-type="string" calcext:value-type="string">
            <text:p>220302_5.0009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Grabowiec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Janowice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Kijno</text:p>
          </table:table-cell>
          <table:table-cell table:style-name="ce637" office:value-type="string" calcext:value-type="string">
            <text:p>Sokole</text:p>
          </table:table-cell>
          <table:table-cell table:style-name="ce637" office:value-type="string" calcext:value-type="string">
            <text:p>220302_5.0009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Lestnica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Lędyczek Drugi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Łoża</text:p>
          </table:table-cell>
          <table:table-cell table:style-name="ce637" office:value-type="string" calcext:value-type="string">
            <text:p>220302_5.0005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Malinowo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Nadziejewo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Prądy</text:p>
          </table:table-cell>
          <table:table-cell table:style-name="ce645" office:value-type="string" calcext:value-type="string">
            <text:p>Krzemieniewo</text:p>
          </table:table-cell>
          <table:table-cell table:style-name="ce637" office:value-type="string" calcext:value-type="string">
            <text:p>220302_5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Raciniewo</text:p>
          </table:table-cell>
          <table:table-cell table:style-name="ce637" office:value-type="string" calcext:value-type="string">
            <text:p>220302_5.0007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Sierpowo</text:p>
          </table:table-cell>
          <table:table-cell table:style-name="ce637" office:value-type="string" calcext:value-type="string">
            <text:p>220302_5.0008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Sokole</text:p>
          </table:table-cell>
          <table:table-cell table:style-name="ce637" office:value-type="string" calcext:value-type="string">
            <text:p>Sokole</text:p>
          </table:table-cell>
          <table:table-cell table:style-name="ce637" office:value-type="string" calcext:value-type="string">
            <text:p>220302_5.0009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Wierzbnik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Wronkowo</text:p>
          </table:table-cell>
          <table:table-cell table:style-name="ce637" office:value-type="string" calcext:value-type="string">
            <text:p>Nadziejewo</text:p>
          </table:table-cell>
          <table:table-cell table:style-name="ce637" office:value-type="string" calcext:value-type="string">
            <text:p>220302_5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number-columns-repeated="2" table:style-name="ce645" office:value-type="string" calcext:value-type="string">
            <text:p>Wyczechy</text:p>
          </table:table-cell>
          <table:table-cell table:style-name="ce637" office:value-type="string" calcext:value-type="string">
            <text:p>220302_5.0010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7" office:value-type="string" calcext:value-type="string">
            <text:p>Czarne</text:p>
          </table:table-cell>
          <table:table-cell table:style-name="ce645" office:value-type="string" calcext:value-type="string">
            <text:p>Wygonki</text:p>
          </table:table-cell>
          <table:table-cell table:style-name="ce645" office:value-type="string" calcext:value-type="string">
            <text:p>Bińcze</text:p>
          </table:table-cell>
          <table:table-cell table:style-name="ce637" office:value-type="string" calcext:value-type="string">
            <text:p>220302_5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Czosnowo</text:p>
          </table:table-cell>
          <table:table-cell table:style-name="ce630" office:value-type="string" calcext:value-type="string">
            <text:p>Sąpolno</text:p>
          </table:table-cell>
          <table:table-cell table:style-name="ce630" office:value-type="string" calcext:value-type="string">
            <text:p>220306_2.001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Dąbrowa Człuchowska</text:p>
          </table:table-cell>
          <table:table-cell table:style-name="ce630" office:value-type="string" calcext:value-type="string">
            <text:p>Dąbrowa</text:p>
          </table:table-cell>
          <table:table-cell table:style-name="ce630" office:value-type="string" calcext:value-type="string">
            <text:p>220306_2.0001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Dobryń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Dolinka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Garbek</text:p>
          </table:table-cell>
          <table:table-cell table:style-name="ce630" office:value-type="string" calcext:value-type="string">
            <text:p>Garbek</text:p>
          </table:table-cell>
          <table:table-cell table:style-name="ce630" office:value-type="string" calcext:value-type="string">
            <text:p>220306_2.0002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Jerzębnik</text:p>
          </table:table-cell>
          <table:table-cell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Kleśnik</text:p>
          </table:table-cell>
          <table:table-cell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Koprzywnica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Krasne</text:p>
          </table:table-cell>
          <table:table-cell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Lipczynek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Lisewo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Łubianka</text:p>
          </table:table-cell>
          <table:table-cell table:style-name="ce630" office:value-type="string" calcext:value-type="string">
            <text:p>Łubianka</text:p>
          </table:table-cell>
          <table:table-cell table:style-name="ce630" office:value-type="string" calcext:value-type="string">
            <text:p>220306_2.0004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Miroszewo</text:p>
          </table:table-cell>
          <table:table-cell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Nowa Brda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Nowa Wieś</text:p>
          </table:table-cell>
          <table:table-cell table:style-name="ce630" office:value-type="string" calcext:value-type="string">
            <text:p>220306_2.0005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Nowiny</text:p>
          </table:table-cell>
          <table:table-cell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43" office:value-type="string" calcext:value-type="string">
            <text:p>Płaszczyca</text:p>
          </table:table-cell>
          <table:table-cell table:style-name="ce630" office:value-type="string" calcext:value-type="string">
            <text:p>220306_2.0008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0" office:value-type="string" calcext:value-type="string">
            <text:p>Przechlewko – leśn.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35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Brzoskwi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Brzo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Chab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Cich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Dere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Dęb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Dworc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abło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ag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ezio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Jeży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aszta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roku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ró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Kwiatów Polny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Les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Letnis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Ma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1" office:value-type="string" calcext:value-type="string">
            <text:p>Mi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Mły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Modrzew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More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os. Bronisława Już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os. Połud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os. Półno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a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aste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Porzecz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Rzeczeni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pace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pokoj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taro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Śred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Świe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Turysty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cza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iś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rzo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Wypoczyn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Zbo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35" office:value-type="string" calcext:value-type="string">
            <text:p>m. Przechlewo</text:p>
          </table:table-cell>
          <table:table-cell table:style-name="ce641" office:value-type="string" calcext:value-type="string">
            <text:p>Przechlewo</text:p>
          </table:table-cell>
          <table:table-cell table:style-name="ce641" office:value-type="string" calcext:value-type="string">
            <text:p>220306_2.0010</text:p>
          </table:table-cell>
          <table:table-cell table:style-name="ce655" office:value-type="string" calcext:value-type="string">
            <text:p>Zielona Dol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40" office:value-type="string" calcext:value-type="string">
            <text:p>Rudniiki</text:p>
          </table:table-cell>
          <table:table-cell table:style-name="ce640" office:value-type="string" calcext:value-type="string">
            <text:p>220306_2.0011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number-columns-repeated="2" table:style-name="ce630" office:value-type="string" calcext:value-type="string">
            <text:p>Sąpolno</text:p>
          </table:table-cell>
          <table:table-cell table:style-name="ce630" office:value-type="string" calcext:value-type="string">
            <text:p>220306_2.001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0" office:value-type="string" calcext:value-type="string">
            <text:p>Suszka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Szczytno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Szyszka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Trzęsacz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Wandzin</text:p>
          </table:table-cell>
          <table:table-cell table:style-name="ce630" office:value-type="string" calcext:value-type="string">
            <text:p>Pawłówko</text:p>
          </table:table-cell>
          <table:table-cell table:style-name="ce630" office:value-type="string" calcext:value-type="string">
            <text:p>220306_2.0007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Wiśnica</text:p>
          </table:table-cell>
          <table:table-cell table:style-name="ce630" office:value-type="string" calcext:value-type="string">
            <text:p>Pakotulsko</text:p>
          </table:table-cell>
          <table:table-cell table:style-name="ce630" office:value-type="string" calcext:value-type="string">
            <text:p>220306_2.0006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Zawada</text:p>
          </table:table-cell>
          <table:table-cell table:style-name="ce630" office:value-type="string" calcext:value-type="string">
            <text:p>Lisewo</text:p>
          </table:table-cell>
          <table:table-cell table:style-name="ce630" office:value-type="string" calcext:value-type="string">
            <text:p>220306_2.0003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Zdrójki</text:p>
          </table:table-cell>
          <table:table-cell table:style-name="ce630" office:value-type="string" calcext:value-type="string">
            <text:p>Sąpolno</text:p>
          </table:table-cell>
          <table:table-cell table:style-name="ce630" office:value-type="string" calcext:value-type="string">
            <text:p>220306_2.001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Przechlewo</text:p>
          </table:table-cell>
          <table:table-cell table:style-name="ce643" office:value-type="string" calcext:value-type="string">
            <text:p>Żółna</text:p>
          </table:table-cell>
          <table:table-cell table:style-name="ce630" office:value-type="string" calcext:value-type="string">
            <text:p>Przechlewko</text:p>
          </table:table-cell>
          <table:table-cell table:style-name="ce630" office:value-type="string" calcext:value-type="string">
            <text:p>220306_2.0009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Adamki</text:p>
          </table:table-cell>
          <table:table-cell table:style-name="ce638" office:value-type="string" calcext:value-type="string">
            <text:p>Pietrzykowo</text:p>
          </table:table-cell>
          <table:table-cell table:style-name="ce638" office:value-type="string" calcext:value-type="string">
            <text:p>220305_2.0004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Bryle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Ciemino</text:p>
          </table:table-cell>
          <table:table-cell table:style-name="ce638" office:value-type="string" calcext:value-type="string">
            <text:p>Pietrzykowo</text:p>
          </table:table-cell>
          <table:table-cell table:style-name="ce638" office:value-type="string" calcext:value-type="string">
            <text:p>220305_2.0004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Dymin</text:p>
          </table:table-cell>
          <table:table-cell table:style-name="ce638" office:value-type="string" calcext:value-type="string">
            <text:p>Pietrzykowo</text:p>
          </table:table-cell>
          <table:table-cell table:style-name="ce638" office:value-type="string" calcext:value-type="string">
            <text:p>220305_2.0004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Działek</text:p>
          </table:table-cell>
          <table:table-cell table:style-name="ce637" office:value-type="string" calcext:value-type="string">
            <text:p>Załęże</text:p>
          </table:table-cell>
          <table:table-cell table:style-name="ce637" office:value-type="string" calcext:value-type="string">
            <text:p>220305_2.0007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Dźwierzno</text:p>
          </table:table-cell>
          <table:table-cell table:style-name="ce637" office:value-type="string" calcext:value-type="string">
            <text:p>Łękinia</text:p>
          </table:table-cell>
          <table:table-cell table:style-name="ce637" office:value-type="string" calcext:value-type="string">
            <text:p>220305_2.0003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Kałka</text:p>
          </table:table-cell>
          <table:table-cell table:style-name="ce637" office:value-type="string" calcext:value-type="string">
            <text:p>Załęże</text:p>
          </table:table-cell>
          <table:table-cell table:style-name="ce637" office:value-type="string" calcext:value-type="string">
            <text:p>220305_2.0007</text:p>
          </table:table-cell>
          <table:table-cell table:style-name="ce657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Klo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Koście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Kró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Miaste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Młodzie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Ogro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Połud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Przemys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pace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por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Tęczon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Wrzo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Zachod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9" office:value-type="string" calcext:value-type="string">
            <text:p>Koczała</text:p>
          </table:table-cell>
          <table:table-cell table:style-name="ce636" office:value-type="string" calcext:value-type="string">
            <text:p>m. Koczała</text:p>
          </table:table-cell>
          <table:table-cell table:style-name="ce652" office:value-type="string" calcext:value-type="string">
            <text:p>Koczała</text:p>
          </table:table-cell>
          <table:table-cell table:style-name="ce652" office:value-type="string" calcext:value-type="string">
            <text:p>220305_2.0002</text:p>
          </table:table-cell>
          <table:table-cell table:style-name="ce636" office:value-type="string" calcext:value-type="string">
            <text:p>Zielo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45" office:value-type="string" calcext:value-type="string">
            <text:p>Łękinia</text:p>
          </table:table-cell>
          <table:table-cell table:style-name="ce637" office:value-type="string" calcext:value-type="string">
            <text:p>220305_2.0003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Niedzwiady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Niesiłowo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Ostrówek</text:p>
          </table:table-cell>
          <table:table-cell table:style-name="ce637" office:value-type="string" calcext:value-type="string">
            <text:p>Starzno</text:p>
          </table:table-cell>
          <table:table-cell table:style-name="ce637" office:value-type="string" calcext:value-type="string">
            <text:p>220305_2.0005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45" office:value-type="string" calcext:value-type="string">
            <text:p>Pietrzykowo</text:p>
          </table:table-cell>
          <table:table-cell table:style-name="ce637" office:value-type="string" calcext:value-type="string">
            <text:p>220305_2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ietrzykówka</text:p>
          </table:table-cell>
          <table:table-cell table:style-name="ce645" office:value-type="string" calcext:value-type="string">
            <text:p>Pietrzykowo</text:p>
          </table:table-cell>
          <table:table-cell table:style-name="ce637" office:value-type="string" calcext:value-type="string">
            <text:p>220305_2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łonicz</text:p>
          </table:table-cell>
          <table:table-cell table:style-name="ce637" office:value-type="string" calcext:value-type="string">
            <text:p>Koczała</text:p>
          </table:table-cell>
          <table:table-cell table:style-name="ce637" office:value-type="string" calcext:value-type="string">
            <text:p>220305_2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odlesie</text:p>
          </table:table-cell>
          <table:table-cell table:style-name="ce637" office:value-type="string" calcext:value-type="string">
            <text:p>Koczała</text:p>
          </table:table-cell>
          <table:table-cell table:style-name="ce637" office:value-type="string" calcext:value-type="string">
            <text:p>220305_2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Potoki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38" office:value-type="string" calcext:value-type="string">
            <text:p>Stara Brda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Stara Brda Pilska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number-columns-repeated="2" table:style-name="ce645" office:value-type="string" calcext:value-type="string">
            <text:p>Starzno</text:p>
          </table:table-cell>
          <table:table-cell table:style-name="ce637" office:value-type="string" calcext:value-type="string">
            <text:p>220305_2.0005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Strużka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Świerkówko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Trzyniec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Wilkowo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Zagaje</text:p>
          </table:table-cell>
          <table:table-cell table:style-name="ce645" office:value-type="string" calcext:value-type="string">
            <text:p>Pietrzykowo</text:p>
          </table:table-cell>
          <table:table-cell table:style-name="ce637" office:value-type="string" calcext:value-type="string">
            <text:p>220305_2.0004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Załęże</text:p>
          </table:table-cell>
          <table:table-cell table:style-name="ce637" office:value-type="string" calcext:value-type="string">
            <text:p>Załęże</text:p>
          </table:table-cell>
          <table:table-cell table:style-name="ce637" office:value-type="string" calcext:value-type="string">
            <text:p>220305_2.0007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Zapadłe</text:p>
          </table:table-cell>
          <table:table-cell table:style-name="ce637" office:value-type="string" calcext:value-type="string">
            <text:p>Trzyniec</text:p>
          </table:table-cell>
          <table:table-cell table:style-name="ce637" office:value-type="string" calcext:value-type="string">
            <text:p>220305_2.0006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Koczała</text:p>
          </table:table-cell>
          <table:table-cell table:style-name="ce645" office:value-type="string" calcext:value-type="string">
            <text:p>Żukowo</text:p>
          </table:table-cell>
          <table:table-cell table:style-name="ce638" office:value-type="string" calcext:value-type="string">
            <text:p>Bielsko</text:p>
          </table:table-cell>
          <table:table-cell table:style-name="ce638" office:value-type="string" calcext:value-type="string">
            <text:p>220305_2.0001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Bagnica</text:p>
          </table:table-cell>
          <table:table-cell table:style-name="ce653" office:value-type="string" calcext:value-type="string">
            <text:p>Rzeczenica</text:p>
          </table:table-cell>
          <table:table-cell table:style-name="ce653" office:value-type="string" calcext:value-type="string">
            <text:p>220307_2.0008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Breńsk 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6" office:value-type="string" calcext:value-type="string">
            <text:p>Brzezie</text:p>
          </table:table-cell>
          <table:table-cell table:style-name="ce653" office:value-type="string" calcext:value-type="string">
            <text:p>220307_2.0001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Cierniki </text:p>
          </table:table-cell>
          <table:table-cell table:style-name="ce640" office:value-type="string" calcext:value-type="string">
            <text:p>Międzybórz</text:p>
          </table:table-cell>
          <table:table-cell table:style-name="ce653" office:value-type="string" calcext:value-type="string">
            <text:p>220307_2.0005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Działek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Garsk</text:p>
          </table:table-cell>
          <table:table-cell table:style-name="ce640" office:value-type="string" calcext:value-type="string">
            <text:p>Olszanowo</text:p>
          </table:table-cell>
          <table:table-cell table:style-name="ce653" office:value-type="string" calcext:value-type="string">
            <text:p>220307_2.0006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Gockowo</text:p>
          </table:table-cell>
          <table:table-cell table:style-name="ce646" office:value-type="string" calcext:value-type="string">
            <text:p>Zalesie</text:p>
          </table:table-cell>
          <table:table-cell table:style-name="ce653" office:value-type="string" calcext:value-type="string">
            <text:p>220307_2.0010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Gockówko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Grodzisko</text:p>
          </table:table-cell>
          <table:table-cell table:style-name="ce653" office:value-type="string" calcext:value-type="string">
            <text:p>220307_2.0003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Gwieździn</text:p>
          </table:table-cell>
          <table:table-cell table:style-name="ce653" office:value-type="string" calcext:value-type="string">
            <text:p>220307_2.0004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Iwie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Jeziernik</text:p>
          </table:table-cell>
          <table:table-cell table:style-name="ce646" office:value-type="string" calcext:value-type="string">
            <text:p>Brzezie</text:p>
          </table:table-cell>
          <table:table-cell table:style-name="ce653" office:value-type="string" calcext:value-type="string">
            <text:p>220307_2.0001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Knieja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Kowale</text:p>
          </table:table-cell>
          <table:table-cell table:number-columns-repeated="2" table:style-name="ce640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Lestnica</text:p>
          </table:table-cell>
          <table:table-cell table:style-name="ce653" office:value-type="string" calcext:value-type="string">
            <text:p>Rzeczenica</text:p>
          </table:table-cell>
          <table:table-cell table:style-name="ce653" office:value-type="string" calcext:value-type="string">
            <text:p>220307_2.0008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Łuszczyn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Międzybórz</text:p>
          </table:table-cell>
          <table:table-cell table:style-name="ce653" office:value-type="string" calcext:value-type="string">
            <text:p>220307_2.0005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Mulnica</text:p>
          </table:table-cell>
          <table:table-cell table:style-name="ce640" table:number-columns-repeated="2"/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Olszanowo</text:p>
          </table:table-cell>
          <table:table-cell table:style-name="ce653" office:value-type="string" calcext:value-type="string">
            <text:p>220307_2.0006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0" office:value-type="string" calcext:value-type="string">
            <text:p>Pieniężnica</text:p>
          </table:table-cell>
          <table:table-cell table:style-name="ce653" office:value-type="string" calcext:value-type="string">
            <text:p>220307_2.0007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Przeręba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0" office:value-type="string" calcext:value-type="string">
            <text:p>Przyrzecze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8" office:value-type="string" calcext:value-type="string">
            <text:p>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Białobór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Cich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Cza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Człucho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5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Lip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Łą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ias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ogod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Przechlewska</text:p>
          </table:table-cell>
          <table:table-cell table:number-columns-repeated="1017"/>
        </table:table-row>
        <table:table-row table:style-name="ro48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Rondo 100-lecia Odzyskania Niepodległośc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os. Rzewn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1" office:value-type="string" calcext:value-type="string">
            <text:p>Rzeczenica</text:p>
          </table:table-cell>
          <table:table-cell table:style-name="ce647" office:value-type="string" calcext:value-type="string">
            <text:p>m. Rzeczenica</text:p>
          </table:table-cell>
          <table:table-cell table:style-name="ce647" office:value-type="string" calcext:value-type="string">
            <text:p>Rzeczenica</text:p>
          </table:table-cell>
          <table:table-cell table:style-name="ce647" office:value-type="string" calcext:value-type="string">
            <text:p>220307_2.0008</text:p>
          </table:table-cell>
          <table:table-cell table:style-name="ce659" office:value-type="string" calcext:value-type="string">
            <text:p>os. Wybudowa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Sporysz</text:p>
          </table:table-cell>
          <table:table-cell table:style-name="ce640" office:value-type="string" calcext:value-type="string">
            <text:p>Międzybórz</text:p>
          </table:table-cell>
          <table:table-cell table:style-name="ce653" office:value-type="string" calcext:value-type="string">
            <text:p>220307_2.0005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6" office:value-type="string" calcext:value-type="string">
            <text:p>Trzmielewo</text:p>
          </table:table-cell>
          <table:table-cell table:style-name="ce653" office:value-type="string" calcext:value-type="string">
            <text:p>220307_2.0009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Zadębie</text:p>
          </table:table-cell>
          <table:table-cell table:style-name="ce640" office:value-type="string" calcext:value-type="string">
            <text:p>Dzików</text:p>
          </table:table-cell>
          <table:table-cell table:style-name="ce653" office:value-type="string" calcext:value-type="string">
            <text:p>220307_2.0002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number-columns-repeated="2" table:style-name="ce646" office:value-type="string" calcext:value-type="string">
            <text:p>Zalesie</text:p>
          </table:table-cell>
          <table:table-cell table:style-name="ce653" office:value-type="string" calcext:value-type="string">
            <text:p>220307_2.0010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0" office:value-type="string" calcext:value-type="string">
            <text:p>Rzeczenica</text:p>
          </table:table-cell>
          <table:table-cell table:style-name="ce646" office:value-type="string" calcext:value-type="string">
            <text:p>Zbysławiec</text:p>
          </table:table-cell>
          <table:table-cell table:style-name="ce640" office:value-type="string" calcext:value-type="string">
            <text:p>Gwieździn</text:p>
          </table:table-cell>
          <table:table-cell table:style-name="ce653" office:value-type="string" calcext:value-type="string">
            <text:p>220307_2.0004</text:p>
          </table:table-cell>
          <table:table-cell table:style-name="ce646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l. jana Pawła II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l. Ks. Kard. Stefana Wyszy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l. Wojska Pol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Armii Krajowej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Gen. Bem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Bolesława Chrobr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Broniewskiego Władysła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Brzezińskiego Aleksand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Fryderyka Chopi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Dąbrowskiego Jarosła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Długos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Dworc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Felcza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Garbar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Grodzisk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jr. Hubal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acka i Agatk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agiellońska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tanisława Janta - Lipi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erzego z Dąbrow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Jezio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ami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aszta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aszub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synieró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szal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ście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ościuszki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asi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asze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óle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ó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rzy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usoci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Kwia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Łą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icki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ieszka 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Moniuszk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Nowaka – Jeziora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grodowa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gen. Władysława Sikor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Młody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Piastowsk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Wazó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os. Wincentego Witos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a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lac Bohateró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lac Wolnośc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lan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Przemys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acławi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Jana Pawła II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ks. Antoniego Wołka – Wacł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Miast Partnersk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ondo Józefa Wojtasi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óża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yne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Rzemieśln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ienki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łowa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obie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taj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tefana Batorego 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zczec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Śred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Towa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Traugut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Wejhe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Zam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Zatorz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table:style-name="ce638" office:value-type="string" calcext:value-type="string">
            <text:p>m. Człuchów</text:p>
          </table:table-cell>
          <table:table-cell table:style-name="ce637" office:value-type="float" office:value="64" calcext:value-type="float">
            <text:p>64</text:p>
          </table:table-cell>
          <table:table-cell table:style-name="ce637" office:value-type="string" calcext:value-type="string">
            <text:p>220301_1.0002</text:p>
          </table:table-cell>
          <table:table-cell table:style-name="ce645" office:value-type="string" calcext:value-type="string">
            <text:p>Żółkie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Al. Lawend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57" office:value-type="string" calcext:value-type="string">
            <text:p>Al. Wios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Al. Wojska Pol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Azal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Gen. Bem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óżefa Beren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Bolesława Chrobr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Brat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Buszew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Chojnic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Czarnieckiego Stefa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Drzymał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Fioł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Forsy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Hortens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agiellońska</text:p>
          </table:table-cell>
          <table:table-cell table:number-columns-repeated="1017"/>
        </table:table-row>
        <table:table-row table:style-name="ro45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akubowskiego Jana Berend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aśm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erzego z Dąbrow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Jezior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al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ami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azimierza Wiel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etling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Edmunda Klosk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mic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Hugo Kołłątaj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nwal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s. Korde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szal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nstantego Kościń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ozioł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Kroku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Leś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Magnol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Mal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Motocross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Narcy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Niemc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os. Młody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os. Wincentego Witos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igw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dbipię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rzecz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otoc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Pszeni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ataj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ej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eymon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ondo Józefa Wojtasi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Rzepa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asan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ienkiewicz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krzetu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tanisława Poniat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tanisława Staszic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tokrot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Szczeci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Traugutt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iej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iśn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ładysława Łokiet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Wołodyjows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agłob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asadzkieg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boż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8" office:value-type="string" calcext:value-type="string">
            <text:p>m. Człuchów</text:p>
          </table:table-cell>
          <table:table-cell table:style-name="ce638" office:value-type="string" calcext:value-type="string">
            <text:p>m. Człuchów – 27</text:p>
          </table:table-cell>
          <table:table-cell table:style-name="ce637" office:value-type="float" office:value="27" calcext:value-type="float">
            <text:p>27</text:p>
          </table:table-cell>
          <table:table-cell table:style-name="ce637" office:value-type="string" calcext:value-type="string">
            <text:p>220301_1.0001</text:p>
          </table:table-cell>
          <table:table-cell table:style-name="ce645" office:value-type="string" calcext:value-type="string">
            <text:p>Zyt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arkowo</text:p>
          </table:table-cell>
          <table:table-cell table:style-name="ce630" office:value-type="string" calcext:value-type="string">
            <text:p>220303_2.0002</text:p>
          </table:table-cell>
          <table:table-cell table:style-name="ce630" office:value-type="string" calcext:value-type="string">
            <text:p>Bar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iskupnica</text:p>
          </table:table-cell>
          <table:table-cell table:style-name="ce630" office:value-type="string" calcext:value-type="string">
            <text:p>220303_2.0001</text:p>
          </table:table-cell>
          <table:table-cell table:style-name="ce630" office:value-type="string" calcext:value-type="string">
            <text:p>Biskup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rzeźno</text:p>
          </table:table-cell>
          <table:table-cell table:style-name="ce630" office:value-type="string" calcext:value-type="string">
            <text:p>220303_2.0003</text:p>
          </table:table-cell>
          <table:table-cell table:style-name="ce630" office:value-type="string" calcext:value-type="string">
            <text:p>Brzeźn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ukowo</text:p>
          </table:table-cell>
          <table:table-cell table:style-name="ce630" office:value-type="string" calcext:value-type="string">
            <text:p>220303_2.0004</text:p>
          </table:table-cell>
          <table:table-cell table:style-name="ce630" office:value-type="string" calcext:value-type="string">
            <text:p>Bu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Bukowo Człuchowskie</text:p>
          </table:table-cell>
          <table:table-cell table:style-name="ce630" office:value-type="string" calcext:value-type="string">
            <text:p>220303_2.0004</text:p>
          </table:table-cell>
          <table:table-cell table:style-name="ce630" office:value-type="string" calcext:value-type="string">
            <text:p>Bu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hrząstowo</text:p>
          </table:table-cell>
          <table:table-cell table:style-name="ce630" office:value-type="string" calcext:value-type="string">
            <text:p>220303_2.0005</text:p>
          </table:table-cell>
          <table:table-cell table:style-name="ce630" office:value-type="string" calcext:value-type="string">
            <text:p>Chrząst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hrząstówko</text:p>
          </table:table-cell>
          <table:table-cell table:style-name="ce630" office:value-type="string" calcext:value-type="string">
            <text:p>220303_2.0005</text:p>
          </table:table-cell>
          <table:table-cell table:style-name="ce630" office:value-type="string" calcext:value-type="string">
            <text:p>Chrząst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zarnoszki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zarnoszyce</text:p>
          </table:table-cell>
          <table:table-cell table:style-name="ce630" office:value-type="string" calcext:value-type="string">
            <text:p>220303_2.0006</text:p>
          </table:table-cell>
          <table:table-cell table:style-name="ce630" office:value-type="string" calcext:value-type="string">
            <text:p>Czarnoszyc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Czarze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Dąbki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Dębnica</text:p>
          </table:table-cell>
          <table:table-cell table:style-name="ce630" office:value-type="string" calcext:value-type="string">
            <text:p>220303_2.0007</text:p>
          </table:table-cell>
          <table:table-cell table:style-name="ce630" office:value-type="string" calcext:value-type="string">
            <text:p>Dęb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Dobojewo</text:p>
          </table:table-cell>
          <table:table-cell table:style-name="ce630" office:value-type="string" calcext:value-type="string">
            <text:p>220303_2.0021</text:p>
          </table:table-cell>
          <table:table-cell table:style-name="ce630" office:value-type="string" calcext:value-type="string">
            <text:p>Stołczn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ębarzewo</text:p>
          </table:table-cell>
          <table:table-cell table:style-name="ce630" office:value-type="string" calcext:value-type="string">
            <text:p>220303_2.0001</text:p>
          </table:table-cell>
          <table:table-cell table:style-name="ce630" office:value-type="string" calcext:value-type="string">
            <text:p>Biskup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220303_2.0008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220303_2.0008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Kwia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lędowo</text:p>
          </table:table-cell>
          <table:table-cell table:style-name="ce654" office:value-type="string" calcext:value-type="string">
            <text:p>220303_2.0008</text:p>
          </table:table-cell>
          <table:table-cell table:style-name="ce630" office:value-type="string" calcext:value-type="string">
            <text:p>Ględowo</text:p>
          </table:table-cell>
          <table:table-cell table:style-name="ce643" office:value-type="string" calcext:value-type="string">
            <text:p>P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ostudz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ozdnica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Grzybowo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aromierz</text:p>
          </table:table-cell>
          <table:table-cell table:style-name="ce630" office:value-type="string" calcext:value-type="string">
            <text:p>220303_2.0009</text:p>
          </table:table-cell>
          <table:table-cell table:style-name="ce630" office:value-type="string" calcext:value-type="string">
            <text:p>Jaromierz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aromierz</text:p>
          </table:table-cell>
          <table:table-cell table:style-name="ce630" office:value-type="string" calcext:value-type="string">
            <text:p>220303_2.0009</text:p>
          </table:table-cell>
          <table:table-cell table:style-name="ce630" office:value-type="string" calcext:value-type="string">
            <text:p>Jaromierz</text:p>
          </table:table-cell>
          <table:table-cell table:style-name="ce643" office:value-type="string" calcext:value-type="string">
            <text:p>Kolinowe o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eziorno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ęczniki Małe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ęczniki Wielkie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Jęczniki Wielkie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Ma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ątki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Baj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Cich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Dob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54" office:value-type="string" calcext:value-type="string">
            <text:p>Jas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Spokoj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iełpinek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Bo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ołd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Wido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rery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rępsk</text:p>
          </table:table-cell>
          <table:table-cell table:style-name="ce630" office:value-type="string" calcext:value-type="string">
            <text:p>220303_2.0013</text:p>
          </table:table-cell>
          <table:table-cell table:style-name="ce630" office:value-type="string" calcext:value-type="string">
            <text:p>Krępsk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rzyżanki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Kujanki</text:p>
          </table:table-cell>
          <table:table-cell table:style-name="ce630" office:value-type="string" calcext:value-type="string">
            <text:p>220303_2.0013</text:p>
          </table:table-cell>
          <table:table-cell table:style-name="ce630" office:value-type="string" calcext:value-type="string">
            <text:p>Krępsk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ąkowo</text:p>
          </table:table-cell>
          <table:table-cell table:style-name="ce630" office:value-type="string" calcext:value-type="string">
            <text:p>220303_2.0010</text:p>
          </table:table-cell>
          <table:table-cell table:style-name="ce630" office:value-type="string" calcext:value-type="string">
            <text:p>Jęczniki Wielkie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irogniew</text:p>
          </table:table-cell>
          <table:table-cell table:style-name="ce630" office:value-type="string" calcext:value-type="string">
            <text:p>220303_2.0004</text:p>
          </table:table-cell>
          <table:table-cell table:style-name="ce630" office:value-type="string" calcext:value-type="string">
            <text:p>Bu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osiny</text:p>
          </table:table-cell>
          <table:table-cell table:style-name="ce630" office:value-type="string" calcext:value-type="string">
            <text:p>220303_2.0014</text:p>
          </table:table-cell>
          <table:table-cell table:style-name="ce630" office:value-type="string" calcext:value-type="string">
            <text:p>Mosin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Murzyn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Ametys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Bazal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Krzem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Pogod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54" office:value-type="string" calcext:value-type="string">
            <text:p>Rados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ieżywięć</text:p>
          </table:table-cell>
          <table:table-cell table:style-name="ce630" office:value-type="string" calcext:value-type="string">
            <text:p>220303_2.0015</text:p>
          </table:table-cell>
          <table:table-cell table:style-name="ce630" office:value-type="string" calcext:value-type="string">
            <text:p>Nieżywięć</text:p>
          </table:table-cell>
          <table:table-cell table:style-name="ce643" office:value-type="string" calcext:value-type="string">
            <text:p>Wiosen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Nowosiółki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Diament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Kora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Rub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iaskowo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54" office:value-type="string" calcext:value-type="string">
            <text:p>Zasisze o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łonica</text:p>
          </table:table-cell>
          <table:table-cell table:style-name="ce630" office:value-type="string" calcext:value-type="string">
            <text:p>220303_2.0016</text:p>
          </table:table-cell>
          <table:table-cell table:style-name="ce630" office:value-type="string" calcext:value-type="string">
            <text:p>Pło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olnica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olniczka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Przytok</text:p>
          </table:table-cell>
          <table:table-cell table:style-name="ce630" office:value-type="string" calcext:value-type="string">
            <text:p>220303_2.0014</text:p>
          </table:table-cell>
          <table:table-cell table:style-name="ce630" office:value-type="string" calcext:value-type="string">
            <text:p>Mosin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ogowo</text:p>
          </table:table-cell>
          <table:table-cell table:style-name="ce630" office:value-type="string" calcext:value-type="string">
            <text:p>220303_2.0002</text:p>
          </table:table-cell>
          <table:table-cell table:style-name="ce630" office:value-type="string" calcext:value-type="string">
            <text:p>Bark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al. Akac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Brzo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Jaśm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Jodł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Kali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Klo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Lip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Mordzewi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Sosn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Spacer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Rychnowy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54" office:value-type="string" calcext:value-type="string">
            <text:p>Świer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ieroczyn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ieroczyn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54" office:value-type="string" calcext:value-type="string">
            <text:p>Rumiank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ieroczyn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54" office:value-type="string" calcext:value-type="string">
            <text:p>W Doli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karszewo</text:p>
          </table:table-cell>
          <table:table-cell table:style-name="ce630" office:value-type="string" calcext:value-type="string">
            <text:p>220303_2.0020</text:p>
          </table:table-cell>
          <table:table-cell table:style-name="ce630" office:value-type="string" calcext:value-type="string">
            <text:p>Skarsze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kórzewo</text:p>
          </table:table-cell>
          <table:table-cell table:style-name="ce630" office:value-type="string" calcext:value-type="string">
            <text:p>220303_2.0019</text:p>
          </table:table-cell>
          <table:table-cell table:style-name="ce630" office:value-type="string" calcext:value-type="string">
            <text:p>Sieroczy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okole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tara Rogoźnica</text:p>
          </table:table-cell>
          <table:table-cell table:style-name="ce630" office:value-type="string" calcext:value-type="string">
            <text:p>220303_2.0017</text:p>
          </table:table-cell>
          <table:table-cell table:style-name="ce630" office:value-type="string" calcext:value-type="string">
            <text:p>Polnica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Stołczno</text:p>
          </table:table-cell>
          <table:table-cell table:style-name="ce630" office:value-type="string" calcext:value-type="string">
            <text:p>220303_2.0021</text:p>
          </table:table-cell>
          <table:table-cell table:style-name="ce630" office:value-type="string" calcext:value-type="string">
            <text:p>Stołczn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Brzoz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Dworc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Gaj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Młyńsk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Słonecz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Stalow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43" office:value-type="string" calcext:value-type="string">
            <text:p>Szkoln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Wierzchowo-Dworzec</text:p>
          </table:table-cell>
          <table:table-cell table:style-name="ce630" office:value-type="string" calcext:value-type="string">
            <text:p>220303_2.0022</text:p>
          </table:table-cell>
          <table:table-cell table:style-name="ce630" office:value-type="string" calcext:value-type="string">
            <text:p>Wierzchowo</text:p>
          </table:table-cell>
          <table:table-cell table:style-name="ce654" office:value-type="string" calcext:value-type="string">
            <text:p>Żytni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Zagórki</text:p>
          </table:table-cell>
          <table:table-cell table:style-name="ce630" office:value-type="string" calcext:value-type="string">
            <text:p>220303_2.0018</text:p>
          </table:table-cell>
          <table:table-cell table:style-name="ce630" office:value-type="string" calcext:value-type="string">
            <text:p>Rychnowy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Zbrzyca</text:p>
          </table:table-cell>
          <table:table-cell table:style-name="ce630" office:value-type="string" calcext:value-type="string">
            <text:p>220303_2.0012</text:p>
          </table:table-cell>
          <table:table-cell table:style-name="ce630" office:value-type="string" calcext:value-type="string">
            <text:p>Kołdowo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30" office:value-type="string" calcext:value-type="string">
            <text:p>Człuchów</text:p>
          </table:table-cell>
          <table:table-cell table:style-name="ce630" office:value-type="string" calcext:value-type="string">
            <text:p>Zielątkowo</text:p>
          </table:table-cell>
          <table:table-cell table:style-name="ce630" office:value-type="string" calcext:value-type="string">
            <text:p>220303_2.0011</text:p>
          </table:table-cell>
          <table:table-cell table:style-name="ce630" office:value-type="string" calcext:value-type="string">
            <text:p>Kiełpin</text:p>
          </table:table-cell>
          <table:table-cell table:style-name="ce64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42"/>
          <table:table-cell table:style-name="ce648"/>
          <table:table-cell table:style-name="ce642" table:number-columns-repeated="2"/>
          <table:table-cell table:style-name="ce648"/>
          <table:table-cell table:number-columns-repeated="1017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westorzy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ce691"/>
        <table:table-column table:style-name="co39" table:default-cell-style-name="ce691"/>
        <table:table-row table:style-name="ro1">
          <table:table-cell/>
          <table:table-cell table:style-name="ce679" office:value-type="string" calcext:value-type="string">
            <text:p>INWESTOR</text:p>
          </table:table-cell>
          <table:table-cell table:style-name="ce692" office:value-type="string" calcext:value-type="string">
            <text:p>adres</text:p>
          </table:table-cell>
        </table:table-row>
        <table:table-row table:style-name="ro1">
          <table:table-cell/>
          <table:table-cell table:style-name="ce680"/>
          <table:table-cell/>
        </table:table-row>
        <table:table-row table:style-name="ro1">
          <table:table-cell/>
          <table:table-cell table:style-name="ce681" office:value-type="string" calcext:value-type="string">
            <text:p>-</text:p>
          </table:table-cell>
          <table:table-cell table:style-name="ce685" office:value-type="string" calcext:value-type="string">
            <text:p>-</text:p>
          </table:table-cell>
        </table:table-row>
        <table:table-row table:style-name="ro1">
          <table:table-cell/>
          <table:table-cell table:style-name="ce681" office:value-type="string" calcext:value-type="string">
            <text:p>"ODEJEWSKI - ODAN" Sp. <text:s/>Z o.o.</text:p>
          </table:table-cell>
          <table:table-cell table:style-name="ce685" office:value-type="string" calcext:value-type="string">
            <text:p>77-300 Człuchów, Sieroczyn 4a</text:p>
          </table:table-cell>
        </table:table-row>
        <table:table-row table:style-name="ro1">
          <table:table-cell/>
          <table:table-cell table:style-name="ce682" office:value-type="string" calcext:value-type="string">
            <text:p>"ROLA" Sp. z o.o.</text:p>
          </table:table-cell>
          <table:table-cell table:style-name="ce685" office:value-type="string" calcext:value-type="string">
            <text:p>77-300 Człuchów, ul. Słowackiego 19</text:p>
          </table:table-cell>
        </table:table-row>
        <table:table-row table:style-name="ro1">
          <table:table-cell/>
          <table:table-cell table:style-name="ce682" office:value-type="string" calcext:value-type="string">
            <text:p>"SZCZEPAN" J. SZCZEPAŃSKI i Z. SZCZEPAŃSKI</text:p>
          </table:table-cell>
          <table:table-cell table:style-name="ce685" office:value-type="string" calcext:value-type="string">
            <text:p>77-300 Człuchów, ul. Słowackiego 13</text:p>
          </table:table-cell>
        </table:table-row>
        <table:table-row table:style-name="ro49">
          <table:table-cell/>
          <table:table-cell table:style-name="ce682" office:value-type="string" calcext:value-type="string">
            <text:p><text:span text:style-name="T38">„</text:span><text:span text:style-name="T39">POLSTYR” Sp. z o. o.</text:span></text:p>
          </table:table-cell>
          <table:table-cell table:style-name="ce685" office:value-type="string" calcext:value-type="string">
            <text:p>77-300 Człuchów, ul. Koszalińska 4</text:p>
          </table:table-cell>
        </table:table-row>
        <table:table-row table:style-name="ro1">
          <table:table-cell/>
          <table:table-cell table:style-name="ce682" office:value-type="string" calcext:value-type="string">
            <text:p>Powiat Człuchowski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Miejska Człuchów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Człuchów</text:p>
          </table:table-cell>
          <table:table-cell table:style-name="ce685" office:value-type="string" calcext:value-type="string">
            <text:p>77-300 człuchów, ul. Szczecińska 33</text:p>
          </table:table-cell>
        </table:table-row>
        <table:table-row table:style-name="ro1">
          <table:table-cell/>
          <table:table-cell table:style-name="ce682" office:value-type="string" calcext:value-type="string">
            <text:p>Wójt Człuchowa</text:p>
          </table:table-cell>
          <table:table-cell table:style-name="ce685" office:value-type="string" calcext:value-type="string">
            <text:p>77-300 człuchów, ul. Szczecińska 33</text:p>
          </table:table-cell>
        </table:table-row>
        <table:table-row table:style-name="ro1">
          <table:table-cell/>
          <table:table-cell table:style-name="ce682" office:value-type="string" calcext:value-type="string">
            <text:p>Burmistrz Miasta Człuchów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Czarne</text:p>
          </table:table-cell>
          <table:table-cell table:style-name="ce685" office:value-type="string" calcext:value-type="string">
            <text:p>77-330 Czarne, ul. Moniuszki 12</text:p>
          </table:table-cell>
        </table:table-row>
        <table:table-row table:style-name="ro1">
          <table:table-cell/>
          <table:table-cell table:style-name="ce682" office:value-type="string" calcext:value-type="string">
            <text:p>Burmistrz Czarnego</text:p>
          </table:table-cell>
          <table:table-cell table:style-name="ce685" office:value-type="string" calcext:value-type="string">
            <text:p>77-330 Czarne, ul. Moniuszki 12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Debrzno</text:p>
          </table:table-cell>
          <table:table-cell table:style-name="ce685" office:value-type="string" calcext:value-type="string">
            <text:p>77-310 Debrzno, ul. Traugutta 2</text:p>
          </table:table-cell>
        </table:table-row>
        <table:table-row table:style-name="ro1">
          <table:table-cell/>
          <table:table-cell table:style-name="ce682" office:value-type="string" calcext:value-type="string">
            <text:p>Burmistrz Debrzna</text:p>
          </table:table-cell>
          <table:table-cell table:style-name="ce685" office:value-type="string" calcext:value-type="string">
            <text:p>77-310 Debrzno, ul. Traugutta 2</text:p>
          </table:table-cell>
        </table:table-row>
        <table:table-row table:style-name="ro1">
          <table:table-cell/>
          <table:table-cell table:style-name="ce682" office:value-type="string" calcext:value-type="string">
            <text:p>PINB w Człuchowie</text:p>
          </table:table-cell>
          <table:table-cell table:style-name="ce685" office:value-type="string" calcext:value-type="string">
            <text:p>77-300 Człuchów, al. Wojska Polskiego 5</text:p>
          </table:table-cell>
        </table:table-row>
        <table:table-row table:style-name="ro1">
          <table:table-cell/>
          <table:table-cell table:style-name="ce682" office:value-type="string" calcext:value-type="string">
            <text:p>Gmina Przechlewo</text:p>
          </table:table-cell>
          <table:table-cell table:style-name="ce685" office:value-type="string" calcext:value-type="string">
            <text:p>77-320 Przechewo, ul. Człuchowska 26</text:p>
          </table:table-cell>
        </table:table-row>
        <table:table-row table:style-name="ro1">
          <table:table-cell/>
          <table:table-cell table:style-name="ce682" office:value-type="string" calcext:value-type="string">
            <text:p>Wójt Gminy Przechlewo</text:p>
          </table:table-cell>
          <table:table-cell table:style-name="ce685" office:value-type="string" calcext:value-type="string">
            <text:p>77-320 Przechewo, ul. Człuchowska 26</text:p>
          </table:table-cell>
        </table:table-row>
        <table:table-row table:style-name="ro1">
          <table:table-cell/>
          <table:table-cell table:style-name="ce683" office:value-type="string" calcext:value-type="string">
            <text:p>Zakład Karny w Czarnem</text:p>
          </table:table-cell>
          <table:table-cell table:style-name="ce685" office:value-type="string" calcext:value-type="string">
            <text:p>77-330 Czarne, ul. Pomorska 1 </text:p>
          </table:table-cell>
        </table:table-row>
        <table:table-row table:style-name="ro1">
          <table:table-cell/>
          <table:table-cell table:style-name="ce683" office:value-type="string" calcext:value-type="string">
            <text:p><text:span text:style-name="T40">Nadleśnictwo Czarnobór </text:span></text:p>
          </table:table-cell>
          <table:table-cell table:style-name="ce685" office:value-type="string" calcext:value-type="string">
            <text:p>78-400 Szczecinek, Czarnobór 1 </text:p>
          </table:table-cell>
        </table:table-row>
        <table:table-row table:style-name="ro49">
          <table:table-cell/>
          <table:table-cell table:style-name="ce683" office:value-type="string" calcext:value-type="string">
            <text:p><text:span text:style-name="T41">GABI BIS JERCZYŃSKI</text:span><text:span text:style-name="T42"> Sp. K</text:span></text:p>
          </table:table-cell>
          <table:table-cell table:style-name="ce685" office:value-type="string" calcext:value-type="string">
            <text:p>63-645 Łęka Opatowska, Piaski 9a</text:p>
          </table:table-cell>
        </table:table-row>
        <table:table-row table:style-name="ro1">
          <table:table-cell/>
          <table:table-cell table:style-name="ce683" office:value-type="string" calcext:value-type="string">
            <text:p>Ośrodek Sportu i Rekreacji <text:s/>w Człuchowie</text:p>
          </table:table-cell>
          <table:table-cell table:style-name="ce685" office:value-type="string" calcext:value-type="string">
            <text:p>77-300 Człuchów, al. Wojska Polskiego 7</text:p>
          </table:table-cell>
        </table:table-row>
        <table:table-row table:style-name="ro1">
          <table:table-cell/>
          <table:table-cell table:style-name="ce684" office:value-type="string" calcext:value-type="string">
            <text:p><text:span text:style-name="T43">POLTAREX Polskie Drewno Sp. z o.o. </text:span></text:p>
          </table:table-cell>
          <table:table-cell table:style-name="ce685" office:value-type="string" calcext:value-type="string">
            <text:p>77-320 Szczytno, Szczytno 24</text:p>
          </table:table-cell>
        </table:table-row>
        <table:table-row table:style-name="ro1">
          <table:table-cell/>
          <table:table-cell table:style-name="ce684" office:value-type="string" calcext:value-type="string">
            <text:p>"TELMAX" E.R. Gliszczyńscy</text:p>
          </table:table-cell>
          <table:table-cell table:style-name="ce685" office:value-type="string" calcext:value-type="string">
            <text:p>77-300 Człuchów, ul. Batorego 2</text:p>
          </table:table-cell>
        </table:table-row>
        <table:table-row table:style-name="ro45">
          <table:table-cell/>
          <table:table-cell table:style-name="ce684" office:value-type="string" calcext:value-type="string">
            <text:p>Spódzielnia Mieszkaniowa Lokatorsko-Własnościowa "Pomorzanka"</text:p>
          </table:table-cell>
          <table:table-cell table:style-name="ce693" office:value-type="string" calcext:value-type="string">
            <text:p>77-300 Człuchów, os. Piastowskie 1</text:p>
          </table:table-cell>
        </table:table-row>
        <table:table-row table:style-name="ro1">
          <table:table-cell/>
          <table:table-cell table:style-name="ce682" office:value-type="string" calcext:value-type="string">
            <text:p>Zarząd Powiatu Człuchowskiego</text:p>
          </table:table-cell>
          <table:table-cell table:style-name="ce685" office:value-type="string" calcext:value-type="string">
            <text:p>77-300 Człuchów, al. Wojska Polskiego 1</text:p>
          </table:table-cell>
        </table:table-row>
        <table:table-row table:style-name="ro1">
          <table:table-cell/>
          <table:table-cell table:style-name="ce685" office:value-type="string" calcext:value-type="string">
            <text:p>STEC KARTON Sp. z o.o.</text:p>
          </table:table-cell>
          <table:table-cell table:style-name="ce685" office:value-type="string" calcext:value-type="string">
            <text:p>77-300 Człuchów, ul. Koszalińska 25</text:p>
          </table:table-cell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 table:number-rows-repeated="2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>
          <table:table-cell/>
          <table:table-cell table:style-name="ce687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 table:number-rows-repeated="2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8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 table:number-rows-repeated="9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7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>
          <table:table-cell/>
          <table:table-cell table:style-name="ce682"/>
          <table:table-cell table:style-name="ce685"/>
        </table:table-row>
        <table:table-row table:style-name="ro1" table:number-rows-repeated="4">
          <table:table-cell/>
          <table:table-cell table:style-name="ce689"/>
          <table:table-cell table:style-name="ce685"/>
        </table:table-row>
        <table:table-row table:style-name="ro1">
          <table:table-cell/>
          <table:table-cell table:style-name="ce685" table:number-columns-repeated="2"/>
        </table:table-row>
        <table:table-row table:style-name="ro1">
          <table:table-cell/>
          <table:table-cell table:style-name="ce690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6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4">
          <table:table-cell/>
          <table:table-cell table:style-name="ce682"/>
          <table:table-cell table:style-name="ce685"/>
        </table:table-row>
        <table:table-row table:style-name="ro1" table:number-rows-repeated="2">
          <table:table-cell/>
          <table:table-cell table:style-name="ce689"/>
          <table:table-cell table:style-name="ce685"/>
        </table:table-row>
        <table:table-row table:style-name="ro1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3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4">
          <table:table-cell/>
          <table:table-cell table:style-name="ce681"/>
          <table:table-cell table:style-name="ce685"/>
        </table:table-row>
        <table:table-row table:style-name="ro1" table:number-rows-repeated="6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1"/>
          <table:table-cell table:style-name="ce685"/>
        </table:table-row>
        <table:table-row table:style-name="ro1">
          <table:table-cell/>
          <table:table-cell table:style-name="ce686"/>
          <table:table-cell table:style-name="ce685"/>
        </table:table-row>
        <table:table-row table:style-name="ro1" table:number-rows-repeated="15">
          <table:table-cell/>
          <table:table-cell table:style-name="ce682"/>
          <table:table-cell table:style-name="ce685"/>
        </table:table-row>
        <table:table-row table:style-name="ro1">
          <table:table-cell/>
          <table:table-cell table:style-name="ce689"/>
          <table:table-cell table:style-name="ce685"/>
        </table:table-row>
        <table:table-row table:style-name="ro1" table:number-rows-repeated="383">
          <table:table-cell/>
          <table:table-cell table:style-name="ce685" table:number-columns-repeated="2"/>
        </table:table-row>
        <table:table-row table:style-name="ro1" table:number-rows-repeated="10480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(2) 6741 - PnRozb." table:style-name="ta1">
        <table:table-column table:style-name="co10" table:default-cell-style-name="ce3"/>
        <table:table-column table:style-name="co40" table:default-cell-style-name="ce169"/>
        <table:table-column table:style-name="co41" table:default-cell-style-name="ce31"/>
        <table:table-column table:style-name="co42" table:number-columns-repeated="3" table:default-cell-style-name="Default"/>
        <table:table-column table:style-name="co42" table:default-cell-style-name="ce169"/>
        <table:table-column table:style-name="co42" table:number-columns-repeated="5" table:default-cell-style-name="Default"/>
        <table:table-column table:style-name="co42" table:number-columns-repeated="2" table:default-cell-style-name="ce169"/>
        <table:table-column table:style-name="co43" table:default-cell-style-name="ce169"/>
        <table:table-column table:style-name="co44" table:default-cell-style-name="ce116"/>
        <table:table-column table:style-name="co45" table:default-cell-style-name="ce110"/>
        <table:table-column table:style-name="co40" table:default-cell-style-name="Default"/>
        <table:table-column table:style-name="co40" table:number-columns-repeated="2" table:default-cell-style-name="ce84"/>
        <table:table-column table:style-name="co40" table:default-cell-style-name="Default"/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50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0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0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05" calcext:value-type="date">
            <text:p>5.08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106" calcext:value-type="float">
            <text:p>106</text:p>
          </table:table-cell>
          <table:covered-table-cell table:number-columns-repeated="4" table:style-name="ce169"/>
        </table:table-row>
        <table:table-row-group>
          <table:table-row table:style-name="ro50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50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50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7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0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110"/>
            <table:table-cell table:number-columns-repeated="2"/>
            <table:table-cell table:style-name="ce84"/>
          </table:table-row>
          <table:table-row table:style-name="ro50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9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10];[$GEODEZJA.D3:$GEODEZJA.E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10];[$GEODEZJA.E3:$GEODEZJA.F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10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0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50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459" table:number-columns-spanned="18" table:number-rows-spanned="4"/>
            <table:covered-table-cell table:number-columns-repeated="2"/>
            <table:covered-table-cell table:style-name="Default"/>
            <table:covered-table-cell table:number-columns-repeated="5"/>
            <table:covered-table-cell table:number-columns-repeated="2" table:style-name="ce527"/>
            <table:covered-table-cell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</table:table-row>
          <table:table-row table:style-name="ro50">
            <table:table-cell table:style-name="ce22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/>
            <table:covered-table-cell table:number-columns-repeated="3"/>
            <table:covered-table-cell table:number-columns-repeated="8" table:style-name="ce527"/>
            <table:covered-table-cell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</table:table-row>
          <table:table-row table:style-name="ro50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covered-table-cell table:number-columns-repeated="3"/>
            <table:covered-table-cell table:style-name="Default"/>
            <table:covered-table-cell table:number-columns-repeated="5"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  <table:covered-table-cell table:number-columns-repeated="2" table:style-name="Default"/>
            <table:covered-table-cell/>
          </table:table-row>
          <table:table-row table:style-name="ro50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474"/>
            <table:covered-table-cell table:style-name="ce472"/>
            <table:covered-table-cell table:style-name="ce460"/>
            <table:covered-table-cell table:style-name="ce475"/>
            <table:covered-table-cell table:number-columns-repeated="5"/>
            <table:covered-table-cell table:number-columns-repeated="5" table:style-name="Default"/>
            <table:covered-table-cell/>
            <table:covered-table-cell table:number-columns-repeated="2" table:style-name="Default"/>
            <table:covered-table-cell/>
          </table:table-row>
        </table:table-row-group>
        <table:table-row table:style-name="ro1" table:number-rows-repeated="2">
          <table:table-cell table:style-name="Default" table:number-columns-repeated="3"/>
          <table:table-cell table:style-name="ce182"/>
          <table:table-cell table:style-name="ce184" table:number-columns-repeated="2"/>
          <table:table-cell table:style-name="ce524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50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0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5]&gt;[.S26];IF([.Q25]=&quot;TAK&quot;;IF(OR([.B28]&gt;[.B32];[.B32]&gt;[.B28]);&quot;postępowanie zakończone&quot;;IF(ISBLANK([.S25]);&quot;postanowienie&quot;;IF(ISBLANK([.T25]);TODAY()-[.S25]&amp;&quot; dni od postanowienia&quot;;IF(ISBLANK([.U25]);TODAY()-[.T25]&amp;&quot; dni od odebrania postanowienia&quot;;&quot;w toku&quot;))));IF([.Q23]=&quot;TAK&quot;;IF([.Q23]=&quot;TAK&quot;;IF(ISBLANK([.S23]);&quot;wezwanie&quot;;IF(ISBLANK([.T23]);TODAY()-[.S23]&amp;&quot; dni od wezwania&quot;;IF(AND(ISBLANK([.U23]);ISBLANK([.B32]));TODAY()-[.T23] &amp;&quot; dni - oczekiwanie na odpowiedź&quot;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);&quot;w toku&quot;)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;IF([.Q26]=&quot;TAK&quot;;IF(OR([.B28]&gt;[.B32];[.B32]&gt;[.B28]);&quot;postępowanie zakończone&quot;;IF(ISBLANK([.S26]);&quot;pismo do Konserwatora&quot;;IF(ISBLANK([.T26]);TODAY()-[.S26]&amp;&quot; dni od pisma do Konserwatora&quot;;IF(ISBLANK([.U26]);TODAY()-[.T26]&amp;&quot; dni od odebrania pisma przez Konserwatora&quot;;&quot;w toku&quot;))));IF([.Q25]=&quot;TAK&quot;;IF(OR([.B28]&gt;[.B32];[.B32]&gt;[.B28]);&quot;postepowanie zakończone&quot;;IF(ISBLANK([.S25]);&quot;postanowienie&quot;;IF(ISBLANK([.T25]);TODAY()-[.S25]&amp;&quot; dni od postanowienia&quot;;IF(ISBLANK([.U25]);TODAY()-[.T25]&amp;&quot; dni od odebrania postanowienia&quot;;&quot;w toku&quot;))));IF([.Q23]=&quot;TAK&quot;;IF([.Q23]=&quot;TAK&quot;;IF(ISBLANK([.S23]);&quot;wezwanie&quot;;IF(ISBLANK([.T23]);TODAY()-[.S23]&amp;&quot; dni od wezwania&quot;;IF(AND(ISBLANK([.U23]);ISBLANK([.B32]));TODAY()-[.T23] &amp;&quot; dni - oczekiwanie na odpowiedź&quot;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);&quot;w toku&quot;);IF(OR([.B28]&gt;[.B32];[.B32]&gt;[.B28]);&quot;postępowanie zakończone&quot;;IF(ISBLANK([.B21]);&quot; &quot;;IF([.Q24]=&quot;TAK&quot;;IF(ISBLANK([.S24]);&quot;zawiadomienie&quot;;IF(ISBLANK([.T24]);TODAY()-[.S24]&amp;&quot; dni od zawiadomienia&quot;;IF(ISBLANK([.T24]);&quot;zawiadomienie&quot;;TODAY()-[.T24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0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10" calcext:value-type="date">
            <text:p>10.08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21]);&quot;-&quot;;IF(AND([.Q25]=&quot; &quot;;[.Q26]=&quot; &quot;);IF(OR([.B28]&gt;[.B32];[.B32]&gt;[.B28]);&quot;BiA&quot;;IF(ISBLANK([.U23]);TODAY()-[.B21];TODAY()-[.U23]));IF(AND([.Q25]=&quot;TAK&quot;;[.Q26]=&quot; &quot;);IF(OR([.B28]&gt;[.B32];[.B32]&gt;[.B28]);&quot;BiA&quot;;IF([.Q25]=&quot;TAK&quot;;IF(ISBLANK([.U25]);&quot; - &quot;;IF(ISBLANK([.U23]);TODAY()-[.B21]-([.U25]-[.S25]);TODAY()-[.U23]-([.U25]-[.S25])));IF([.Q23]=&quot;TAK&quot;;IF([.Q23]=&quot;TAK&quot;;IF(OR([.B28]&gt;[.B32];[.B32]&gt;[.B28]);&quot;BiA&quot;;IF(ISBLANK([.U23]);&quot; - &quot;;TODAY()-[.U23]));TODAY()-[.B21]);IF(OR([.B28]&gt;[.B32];[.B32]&gt;[.B28]);&quot;BiA&quot;;IF(ISBLANK([.B21]);&quot; &quot;;IF([.Q24]=&quot;TAK&quot;;TODAY()-[.B21];TODAY()-[.B21]))))));IF(AND([.Q26]=&quot;TAK&quot;;[.Q25]=&quot; &quot;);IF(OR([.B28]&gt;[.B32];[.B32]&gt;[.B28]);&quot;BiA&quot;;IF([.Q26]=&quot;TAK&quot;;IF(ISBLANK([.U26]);&quot; - &quot;;IF(ISBLANK([.U23]);TODAY()-[.B21]-([.U26]-[.S26]);TODAY()-[.U23]-([.U26]-[.S26])));IF([.Q23]=&quot;TAK&quot;;IF([.Q23]=&quot;TAK&quot;;IF(OR([.B28]&gt;[.B32];[.B32]&gt;[.B28]);&quot;BiA&quot;;IF(ISBLANK([.U23]);&quot; - &quot;;TODAY()-[.U23]));TODAY()-[.B21]);IF(OR([.B28]&gt;[.B32];[.B32]&gt;[.B28]);&quot;BiA&quot;;IF(ISBLANK([.B21]);&quot; &quot;;IF([.Q24]=&quot;TAK&quot;;TODAY()-[.B21];TODAY()-[.B21]))))));IF(AND([.Q26]=&quot;TAK&quot;;[.Q25]=&quot;TAK&quot;);IF(OR([.B28]&gt;[.B32];[.B32]&gt;[.B28]);&quot;BiA&quot;;IF(OR(AND([.S25]&gt;=[.S26];[.S25]&lt;=[.U26];[.U26]&lt;=[.U25]);AND([.U25]&gt;=[.S26];[.U25]&lt;=[.U26];[.S26]&gt;=[.S25]));IFERROR(IF(ISBLANK([.U23]);TODAY()-[.B21]-(IF(OR(AND([.S25]&gt;=[.S26];[.S25]&lt;=[.U26];[.U26]&lt;=[.U25]);AND([.U25]&gt;=[.S26];[.U25]&lt;=[.U26];[.S26]&gt;=[.S25]));MAX([.U$8:.U$9])-(MIN([.S$8:.S$9]));&quot;licz inaczej&quot;));TODAY()-[.U23]-(IF(OR(AND([.S25]&gt;=[.S26];[.S25]&lt;=[.U26];[.U26]&lt;=[.U25]);AND([.U25]&gt;=[.S26];[.U25]&lt;=[.U26];[.S26]&gt;=[.S25]));MAX([.U$8:.U$9])-(MIN([.S$8:.S$9]));&quot;-&quot;)));&quot;-&quot;);IF(OR(AND([.S26]&lt;[.S25];[.U26]&lt;[.S25]);AND([.S26]&gt;[.U25];[.U26]&gt;[.U25]));IF(OR(AND([.S26]&lt;[.S25];[.U26]&lt;[.S25]);AND([.S26]&gt;[.U25];[.U26]&gt;[.U25]));IFERROR(IF(ISBLANK([.U23]);TODAY()-[.B21]-((IFERROR(IF(ISBLANK([.U25]);&quot;-&quot;;[.U25])-(IF(ISBLANK([.S25]);&quot;-&quot;;[.S25]));&quot;-&quot;))+(IFERROR(IF(ISBLANK([.U26]);&quot;-&quot;;[.U26])-(IF(ISBLANK([.S26]);&quot;-&quot;;[.S26]));&quot;-&quot;)));TODAY()-[.U23]-((IFERROR(IF(ISBLANK([.U25]);&quot;-&quot;;[.U25])-(IF(ISBLANK([.S25]);&quot;-&quot;;[.S25]));&quot;-&quot;))+(IFERROR(IF(ISBLANK([.U26]);&quot;-&quot;;[.U26])-(IF(ISBLANK([.S26]);&quot;-&quot;;[.S26]));&quot;-&quot;))));&quot;-&quot;);&quot;-&quot;);IF(OR(AND([.S26]&lt;[.S25];[.S26]&lt;[.U25];[.U26]&gt;[.U25];[.U26]&gt;[.S25]);AND([.S26]&gt;[.S25];[.S26]&lt;[.U25];[.U26]&gt;[.S25];[.U26]&lt;[.U25]));IFERROR(IF(ISBLANK([.U23]);TODAY()-[.B21]-(IFERROR(IF(OR(AND([.S26]&lt;[.S25];[.S26]&lt;[.U25];[.U26]&gt;[.U25];[.U26]&gt;[.S25]);AND([.S26]&gt;[.S25];[.S26]&lt;[.U25];[.U26]&gt;[.S25];[.U26]&lt;[.U25]));MAX([.U$8:.U$9])-(MIN([.S$8:.S$9]));&quot;-&quot;);&quot;-&quot;));TODAY()-[.U23]-(IFERROR(IF(OR(AND([.S26]&lt;[.S25];[.S26]&lt;[.U25];[.U26]&gt;[.U25];[.U26]&gt;[.S25]);AND([.S26]&gt;[.S25];[.S26]&lt;[.U25];[.U26]&gt;[.S25];[.U26]&lt;[.U25]));MAX([.U$8:.U$9])-(MIN([.S$8:.S$9]));&quot;-&quot;);&quot;-&quot;)));&quot;-&quot;);&quot;-&quot;))));&quot;--- ! ---&quot;))) ))" office:value-type="float" office:value="101" calcext:value-type="float">
            <text:p>101</text:p>
          </table:table-cell>
          <table:covered-table-cell table:number-columns-repeated="4" table:style-name="ce169"/>
        </table:table-row>
        <table:table-row-group table:display="false">
          <table:table-row table:style-name="ro50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50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50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24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0" table:visibility="collapse">
            <table:table-cell table:style-name="ce23" table:formula="of:=VLOOKUP([.A23];[$Inwestorzy.B20:$Inwestorzy.C1020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110"/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26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27];[$GEODEZJA.D19:$GEODEZJA.E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27];[$GEODEZJA.E19:$GEODEZJA.F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27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0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50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 table:number-columns-repeated="4"/>
            <table:table-cell table:style-name="Default"/>
            <table:table-cell table:number-columns-repeated="5"/>
            <table:table-cell table:style-name="ce527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22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 table:number-columns-repeated="4"/>
            <table:table-cell table:style-name="ce527" table:number-columns-repeated="8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3"/>
            <table:table-cell table:style-name="Default"/>
            <table:table-cell table:number-columns-repeated="5"/>
            <table:table-cell table:style-name="Default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182"/>
            <table:table-cell table:style-name="ce200"/>
            <table:table-cell table:style-name="ce182"/>
            <table:table-cell table:style-name="ce524"/>
            <table:table-cell table:number-columns-repeated="5"/>
            <table:table-cell table:style-name="Default" table:number-columns-repeated="5"/>
            <table:table-cell/>
            <table:table-cell table:style-name="Default" table:number-columns-repeated="2"/>
            <table:table-cell/>
          </table:table-row>
        </table:table-row-group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50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0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3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41]&gt;[.S42];IF([.Q41]=&quot;TAK&quot;;IF(OR([.B44]&gt;[.B48];[.B48]&gt;[.B44]);&quot;postępowanie zakończone&quot;;IF(ISBLANK([.S41]);&quot;postanowienie&quot;;IF(ISBLANK([.T41]);TODAY()-[.S41]&amp;&quot; dni od postanowienia&quot;;IF(ISBLANK([.U41]);TODAY()-[.T41]&amp;&quot; dni od odebrania postanowienia&quot;;&quot;w toku&quot;))));IF([.Q39]=&quot;TAK&quot;;IF([.Q39]=&quot;TAK&quot;;IF(ISBLANK([.S39]);&quot;wezwanie&quot;;IF(ISBLANK([.T39]);TODAY()-[.S39]&amp;&quot; dni od wezwania&quot;;IF(AND(ISBLANK([.U39]);ISBLANK([.B48]));TODAY()-[.T39] &amp;&quot; dni - oczekiwanie na odpowiedź&quot;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);&quot;w toku&quot;)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;IF([.Q42]=&quot;TAK&quot;;IF(OR([.B44]&gt;[.B48];[.B48]&gt;[.B44]);&quot;postępowanie zakończone&quot;;IF(ISBLANK([.S42]);&quot;pismo do Konserwatora&quot;;IF(ISBLANK([.T42]);TODAY()-[.S42]&amp;&quot; dni od pisma do Konserwatora&quot;;IF(ISBLANK([.U42]);TODAY()-[.T42]&amp;&quot; dni od odebrania pisma przez Konserwatora&quot;;&quot;w toku&quot;))));IF([.Q41]=&quot;TAK&quot;;IF(OR([.B44]&gt;[.B48];[.B48]&gt;[.B44]);&quot;postepowanie zakończone&quot;;IF(ISBLANK([.S41]);&quot;postanowienie&quot;;IF(ISBLANK([.T41]);TODAY()-[.S41]&amp;&quot; dni od postanowienia&quot;;IF(ISBLANK([.U41]);TODAY()-[.T41]&amp;&quot; dni od odebrania postanowienia&quot;;&quot;w toku&quot;))));IF([.Q39]=&quot;TAK&quot;;IF([.Q39]=&quot;TAK&quot;;IF(ISBLANK([.S39]);&quot;wezwanie&quot;;IF(ISBLANK([.T39]);TODAY()-[.S39]&amp;&quot; dni od wezwania&quot;;IF(AND(ISBLANK([.U39]);ISBLANK([.B48]));TODAY()-[.T39] &amp;&quot; dni - oczekiwanie na odpowiedź&quot;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);&quot;w toku&quot;);IF(OR([.B44]&gt;[.B48];[.B48]&gt;[.B44]);&quot;postępowanie zakończone&quot;;IF(ISBLANK([.B37]);&quot; &quot;;IF([.Q40]=&quot;TAK&quot;;IF(ISBLANK([.S40]);&quot;zawiadomienie&quot;;IF(ISBLANK([.T40]);TODAY()-[.S40]&amp;&quot; dni od zawiadomienia&quot;;IF(ISBLANK([.T40]);&quot;zawiadomienie&quot;;TODAY()-[.T40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0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37]);&quot;-&quot;;IF(AND([.Q41]=&quot; &quot;;[.Q42]=&quot; &quot;);IF(OR([.B44]&gt;[.B48];[.B48]&gt;[.B44]);&quot;BiA&quot;;IF(ISBLANK([.U39]);TODAY()-[.B37];TODAY()-[.U39]));IF(AND([.Q41]=&quot;TAK&quot;;[.Q42]=&quot; &quot;);IF(OR([.B44]&gt;[.B48];[.B48]&gt;[.B44]);&quot;BiA&quot;;IF([.Q41]=&quot;TAK&quot;;IF(ISBLANK([.U41]);&quot; - &quot;;IF(ISBLANK([.U39]);TODAY()-[.B37]-([.U41]-[.S41]);TODAY()-[.U39]-([.U41]-[.S41])));IF([.Q39]=&quot;TAK&quot;;IF([.Q39]=&quot;TAK&quot;;IF(OR([.B44]&gt;[.B48];[.B48]&gt;[.B44]);&quot;BiA&quot;;IF(ISBLANK([.U39]);&quot; - &quot;;TODAY()-[.U39]));TODAY()-[.B37]);IF(OR([.B44]&gt;[.B48];[.B48]&gt;[.B44]);&quot;BiA&quot;;IF(ISBLANK([.B37]);&quot; &quot;;IF([.Q40]=&quot;TAK&quot;;TODAY()-[.B37];TODAY()-[.B37]))))));IF(AND([.Q42]=&quot;TAK&quot;;[.Q41]=&quot; &quot;);IF(OR([.B44]&gt;[.B48];[.B48]&gt;[.B44]);&quot;BiA&quot;;IF([.Q42]=&quot;TAK&quot;;IF(ISBLANK([.U42]);&quot; - &quot;;IF(ISBLANK([.U39]);TODAY()-[.B37]-([.U42]-[.S42]);TODAY()-[.U39]-([.U42]-[.S42])));IF([.Q39]=&quot;TAK&quot;;IF([.Q39]=&quot;TAK&quot;;IF(OR([.B44]&gt;[.B48];[.B48]&gt;[.B44]);&quot;BiA&quot;;IF(ISBLANK([.U39]);&quot; - &quot;;TODAY()-[.U39]));TODAY()-[.B37]);IF(OR([.B44]&gt;[.B48];[.B48]&gt;[.B44]);&quot;BiA&quot;;IF(ISBLANK([.B37]);&quot; &quot;;IF([.Q40]=&quot;TAK&quot;;TODAY()-[.B37];TODAY()-[.B37]))))));IF(AND([.Q42]=&quot;TAK&quot;;[.Q41]=&quot;TAK&quot;);IF(OR([.B44]&gt;[.B48];[.B48]&gt;[.B44]);&quot;BiA&quot;;IF(OR(AND([.S41]&gt;=[.S42];[.S41]&lt;=[.U42];[.U42]&lt;=[.U41]);AND([.U41]&gt;=[.S42];[.U41]&lt;=[.U42];[.S42]&gt;=[.S41]));IFERROR(IF(ISBLANK([.U39]);TODAY()-[.B37]-(IF(OR(AND([.S41]&gt;=[.S42];[.S41]&lt;=[.U42];[.U42]&lt;=[.U41]);AND([.U41]&gt;=[.S42];[.U41]&lt;=[.U42];[.S42]&gt;=[.S41]));MAX([.U$8:.U$9])-(MIN([.S$8:.S$9]));&quot;licz inaczej&quot;));TODAY()-[.U39]-(IF(OR(AND([.S41]&gt;=[.S42];[.S41]&lt;=[.U42];[.U42]&lt;=[.U41]);AND([.U41]&gt;=[.S42];[.U41]&lt;=[.U42];[.S42]&gt;=[.S41]));MAX([.U$8:.U$9])-(MIN([.S$8:.S$9]));&quot;-&quot;)));&quot;-&quot;);IF(OR(AND([.S42]&lt;[.S41];[.U42]&lt;[.S41]);AND([.S42]&gt;[.U41];[.U42]&gt;[.U41]));IF(OR(AND([.S42]&lt;[.S41];[.U42]&lt;[.S41]);AND([.S42]&gt;[.U41];[.U42]&gt;[.U41]));IFERROR(IF(ISBLANK([.U39]);TODAY()-[.B37]-((IFERROR(IF(ISBLANK([.U41]);&quot;-&quot;;[.U41])-(IF(ISBLANK([.S41]);&quot;-&quot;;[.S41]));&quot;-&quot;))+(IFERROR(IF(ISBLANK([.U42]);&quot;-&quot;;[.U42])-(IF(ISBLANK([.S42]);&quot;-&quot;;[.S42]));&quot;-&quot;)));TODAY()-[.U39]-((IFERROR(IF(ISBLANK([.U41]);&quot;-&quot;;[.U41])-(IF(ISBLANK([.S41]);&quot;-&quot;;[.S41]));&quot;-&quot;))+(IFERROR(IF(ISBLANK([.U42]);&quot;-&quot;;[.U42])-(IF(ISBLANK([.S42]);&quot;-&quot;;[.S42]));&quot;-&quot;))));&quot;-&quot;);&quot;-&quot;);IF(OR(AND([.S42]&lt;[.S41];[.S42]&lt;[.U41];[.U42]&gt;[.U41];[.U42]&gt;[.S41]);AND([.S42]&gt;[.S41];[.S42]&lt;[.U41];[.U42]&gt;[.S41];[.U42]&lt;[.U41]));IFERROR(IF(ISBLANK([.U39]);TODAY()-[.B37]-(IFERROR(IF(OR(AND([.S42]&lt;[.S41];[.S42]&lt;[.U41];[.U42]&gt;[.U41];[.U42]&gt;[.S41]);AND([.S42]&gt;[.S41];[.S42]&lt;[.U41];[.U42]&gt;[.S41];[.U42]&lt;[.U41]));MAX([.U$8:.U$9])-(MIN([.S$8:.S$9]));&quot;-&quot;);&quot;-&quot;));TODAY()-[.U39]-(IFERROR(IF(OR(AND([.S42]&lt;[.S41];[.S42]&lt;[.U41];[.U42]&gt;[.U41];[.U42]&gt;[.S41]);AND([.S42]&gt;[.S41];[.S42]&lt;[.U41];[.U42]&gt;[.S41];[.U42]&lt;[.U41]));MAX([.U$8:.U$9])-(MIN([.S$8:.S$9]));&quot;-&quot;);&quot;-&quot;)));&quot;-&quot;);&quot;-&quot;))));&quot;--- ! ---&quot;))) ))" office:value-type="float" office:value="79" calcext:value-type="float">
            <text:p>79</text:p>
          </table:table-cell>
          <table:covered-table-cell table:number-columns-repeated="4" table:style-name="ce169"/>
        </table:table-row>
        <table:table-row-group table:display="false">
          <table:table-row table:style-name="ro50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50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50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40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0" table:visibility="collapse">
            <table:table-cell table:style-name="ce23" table:formula="of:=VLOOKUP([.A39];[$Inwestorzy.B36:$Inwestorzy.C1036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110"/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42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43];[$GEODEZJA.D35:$GEODEZJA.E1054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43];[$GEODEZJA.E35:$GEODEZJA.F1054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43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0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50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 table:number-columns-repeated="4"/>
            <table:table-cell table:style-name="Default"/>
            <table:table-cell table:number-columns-repeated="5"/>
            <table:table-cell table:style-name="ce527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22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 table:number-columns-repeated="4"/>
            <table:table-cell table:style-name="ce527" table:number-columns-repeated="8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3"/>
            <table:table-cell table:style-name="Default"/>
            <table:table-cell table:number-columns-repeated="5"/>
            <table:table-cell table:style-name="Default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182"/>
            <table:table-cell table:style-name="ce200"/>
            <table:table-cell table:style-name="ce182"/>
            <table:table-cell table:style-name="ce524"/>
            <table:table-cell table:number-columns-repeated="5"/>
            <table:table-cell table:style-name="Default" table:number-columns-repeated="5"/>
            <table:table-cell/>
            <table:table-cell table:style-name="Default" table:number-columns-repeated="2"/>
            <table:table-cell/>
          </table:table-row>
        </table:table-row-group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50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style-name="ce169"/>
          <table:covered-table-cell/>
          <table:covered-table-cell table:number-columns-repeated="5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0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4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57]&gt;[.S58];IF([.Q57]=&quot;TAK&quot;;IF(OR([.B60]&gt;[.B64];[.B64]&gt;[.B60]);&quot;postępowanie zakończone&quot;;IF(ISBLANK([.S57]);&quot;postanowienie&quot;;IF(ISBLANK([.T57]);TODAY()-[.S57]&amp;&quot; dni od postanowienia&quot;;IF(ISBLANK([.U57]);TODAY()-[.T57]&amp;&quot; dni od odebrania postanowienia&quot;;&quot;w toku&quot;))));IF([.Q55]=&quot;TAK&quot;;IF([.Q55]=&quot;TAK&quot;;IF(ISBLANK([.S55]);&quot;wezwanie&quot;;IF(ISBLANK([.T55]);TODAY()-[.S55]&amp;&quot; dni od wezwania&quot;;IF(AND(ISBLANK([.U55]);ISBLANK([.B64]));TODAY()-[.T55] &amp;&quot; dni - oczekiwanie na odpowiedź&quot;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);&quot;w toku&quot;)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;IF([.Q58]=&quot;TAK&quot;;IF(OR([.B60]&gt;[.B64];[.B64]&gt;[.B60]);&quot;postępowanie zakończone&quot;;IF(ISBLANK([.S58]);&quot;pismo do Konserwatora&quot;;IF(ISBLANK([.T58]);TODAY()-[.S58]&amp;&quot; dni od pisma do Konserwatora&quot;;IF(ISBLANK([.U58]);TODAY()-[.T58]&amp;&quot; dni od odebrania pisma przez Konserwatora&quot;;&quot;w toku&quot;))));IF([.Q57]=&quot;TAK&quot;;IF(OR([.B60]&gt;[.B64];[.B64]&gt;[.B60]);&quot;postepowanie zakończone&quot;;IF(ISBLANK([.S57]);&quot;postanowienie&quot;;IF(ISBLANK([.T57]);TODAY()-[.S57]&amp;&quot; dni od postanowienia&quot;;IF(ISBLANK([.U57]);TODAY()-[.T57]&amp;&quot; dni od odebrania postanowienia&quot;;&quot;w toku&quot;))));IF([.Q55]=&quot;TAK&quot;;IF([.Q55]=&quot;TAK&quot;;IF(ISBLANK([.S55]);&quot;wezwanie&quot;;IF(ISBLANK([.T55]);TODAY()-[.S55]&amp;&quot; dni od wezwania&quot;;IF(AND(ISBLANK([.U55]);ISBLANK([.B64]));TODAY()-[.T55] &amp;&quot; dni - oczekiwanie na odpowiedź&quot;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);&quot;w toku&quot;);IF(OR([.B60]&gt;[.B64];[.B64]&gt;[.B60]);&quot;postępowanie zakończone&quot;;IF(ISBLANK([.B53]);&quot; &quot;;IF([.Q56]=&quot;TAK&quot;;IF(ISBLANK([.S56]);&quot;zawiadomienie&quot;;IF(ISBLANK([.T56]);TODAY()-[.S56]&amp;&quot; dni od zawiadomienia&quot;;IF(ISBLANK([.T56]);&quot;zawiadomienie&quot;;TODAY()-[.T56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0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01" calcext:value-type="date">
            <text:p>1.10.2024</text:p>
          </table:table-cell>
          <table:table-cell table:style-name="ce18"/>
          <table:covered-table-cell table:number-columns-repeated="3"/>
          <table:covered-table-cell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/>
          <table:covered-table-cell table:style-name="ce94"/>
          <table:table-cell table:style-name="ce113" table:content-validation-name="val27" office:value-type="string" calcext:value-type="string">
            <text:p><text:s/>- 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53]);&quot;-&quot;;IF(AND([.Q57]=&quot; &quot;;[.Q58]=&quot; &quot;);IF(OR([.B60]&gt;[.B64];[.B64]&gt;[.B60]);&quot;BiA&quot;;IF(ISBLANK([.U55]);TODAY()-[.B53];TODAY()-[.U55]));IF(AND([.Q57]=&quot;TAK&quot;;[.Q58]=&quot; &quot;);IF(OR([.B60]&gt;[.B64];[.B64]&gt;[.B60]);&quot;BiA&quot;;IF([.Q57]=&quot;TAK&quot;;IF(ISBLANK([.U57]);&quot; - &quot;;IF(ISBLANK([.U55]);TODAY()-[.B53]-([.U57]-[.S57]);TODAY()-[.U55]-([.U57]-[.S57])));IF([.Q55]=&quot;TAK&quot;;IF([.Q55]=&quot;TAK&quot;;IF(OR([.B60]&gt;[.B64];[.B64]&gt;[.B60]);&quot;BiA&quot;;IF(ISBLANK([.U55]);&quot; - &quot;;TODAY()-[.U55]));TODAY()-[.B53]);IF(OR([.B60]&gt;[.B64];[.B64]&gt;[.B60]);&quot;BiA&quot;;IF(ISBLANK([.B53]);&quot; &quot;;IF([.Q56]=&quot;TAK&quot;;TODAY()-[.B53];TODAY()-[.B53]))))));IF(AND([.Q58]=&quot;TAK&quot;;[.Q57]=&quot; &quot;);IF(OR([.B60]&gt;[.B64];[.B64]&gt;[.B60]);&quot;BiA&quot;;IF([.Q58]=&quot;TAK&quot;;IF(ISBLANK([.U58]);&quot; - &quot;;IF(ISBLANK([.U55]);TODAY()-[.B53]-([.U58]-[.S58]);TODAY()-[.U55]-([.U58]-[.S58])));IF([.Q55]=&quot;TAK&quot;;IF([.Q55]=&quot;TAK&quot;;IF(OR([.B60]&gt;[.B64];[.B64]&gt;[.B60]);&quot;BiA&quot;;IF(ISBLANK([.U55]);&quot; - &quot;;TODAY()-[.U55]));TODAY()-[.B53]);IF(OR([.B60]&gt;[.B64];[.B64]&gt;[.B60]);&quot;BiA&quot;;IF(ISBLANK([.B53]);&quot; &quot;;IF([.Q56]=&quot;TAK&quot;;TODAY()-[.B53];TODAY()-[.B53]))))));IF(AND([.Q58]=&quot;TAK&quot;;[.Q57]=&quot;TAK&quot;);IF(OR([.B60]&gt;[.B64];[.B64]&gt;[.B60]);&quot;BiA&quot;;IF(OR(AND([.S57]&gt;=[.S58];[.S57]&lt;=[.U58];[.U58]&lt;=[.U57]);AND([.U57]&gt;=[.S58];[.U57]&lt;=[.U58];[.S58]&gt;=[.S57]));IFERROR(IF(ISBLANK([.U55]);TODAY()-[.B53]-(IF(OR(AND([.S57]&gt;=[.S58];[.S57]&lt;=[.U58];[.U58]&lt;=[.U57]);AND([.U57]&gt;=[.S58];[.U57]&lt;=[.U58];[.S58]&gt;=[.S57]));MAX([.U$8:.U$9])-(MIN([.S$8:.S$9]));&quot;licz inaczej&quot;));TODAY()-[.U55]-(IF(OR(AND([.S57]&gt;=[.S58];[.S57]&lt;=[.U58];[.U58]&lt;=[.U57]);AND([.U57]&gt;=[.S58];[.U57]&lt;=[.U58];[.S58]&gt;=[.S57]));MAX([.U$8:.U$9])-(MIN([.S$8:.S$9]));&quot;-&quot;)));&quot;-&quot;);IF(OR(AND([.S58]&lt;[.S57];[.U58]&lt;[.S57]);AND([.S58]&gt;[.U57];[.U58]&gt;[.U57]));IF(OR(AND([.S58]&lt;[.S57];[.U58]&lt;[.S57]);AND([.S58]&gt;[.U57];[.U58]&gt;[.U57]));IFERROR(IF(ISBLANK([.U55]);TODAY()-[.B53]-((IFERROR(IF(ISBLANK([.U57]);&quot;-&quot;;[.U57])-(IF(ISBLANK([.S57]);&quot;-&quot;;[.S57]));&quot;-&quot;))+(IFERROR(IF(ISBLANK([.U58]);&quot;-&quot;;[.U58])-(IF(ISBLANK([.S58]);&quot;-&quot;;[.S58]));&quot;-&quot;)));TODAY()-[.U55]-((IFERROR(IF(ISBLANK([.U57]);&quot;-&quot;;[.U57])-(IF(ISBLANK([.S57]);&quot;-&quot;;[.S57]));&quot;-&quot;))+(IFERROR(IF(ISBLANK([.U58]);&quot;-&quot;;[.U58])-(IF(ISBLANK([.S58]);&quot;-&quot;;[.S58]));&quot;-&quot;))));&quot;-&quot;);&quot;-&quot;);IF(OR(AND([.S58]&lt;[.S57];[.S58]&lt;[.U57];[.U58]&gt;[.U57];[.U58]&gt;[.S57]);AND([.S58]&gt;[.S57];[.S58]&lt;[.U57];[.U58]&gt;[.S57];[.U58]&lt;[.U57]));IFERROR(IF(ISBLANK([.U55]);TODAY()-[.B53]-(IFERROR(IF(OR(AND([.S58]&lt;[.S57];[.S58]&lt;[.U57];[.U58]&gt;[.U57];[.U58]&gt;[.S57]);AND([.S58]&gt;[.S57];[.S58]&lt;[.U57];[.U58]&gt;[.S57];[.U58]&lt;[.U57]));MAX([.U$8:.U$9])-(MIN([.S$8:.S$9]));&quot;-&quot;);&quot;-&quot;));TODAY()-[.U55]-(IFERROR(IF(OR(AND([.S58]&lt;[.S57];[.S58]&lt;[.U57];[.U58]&gt;[.U57];[.U58]&gt;[.S57]);AND([.S58]&gt;[.S57];[.S58]&lt;[.U57];[.U58]&gt;[.S57];[.U58]&lt;[.U57]));MAX([.U$8:.U$9])-(MIN([.S$8:.S$9]));&quot;-&quot;);&quot;-&quot;)));&quot;-&quot;);&quot;-&quot;))));&quot;--- ! ---&quot;))) ))" office:value-type="float" office:value="49" calcext:value-type="float">
            <text:p>49</text:p>
          </table:table-cell>
          <table:covered-table-cell table:number-columns-repeated="4" table:style-name="ce169"/>
        </table:table-row>
        <table:table-row-group table:display="false">
          <table:table-row table:style-name="ro50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94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50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Default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2"/>
            <table:table-cell table:style-name="ce84"/>
          </table:table-row>
          <table:table-row table:style-name="ro50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2"/>
            <table:covered-table-cell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0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56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0" table:visibility="collapse">
            <table:table-cell table:style-name="ce23" table:formula="of:=VLOOKUP([.A55];[$Inwestorzy.B52:$Inwestorzy.C1052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110"/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office:value-type="string" calcext:value-type="string">
              <text:p>KONSERWATOR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1" table:formula="of:=IF([.Q58]=&quot;TAK&quot;;30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59];[$GEODEZJA.D51:$GEODEZJA.E1070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59];[$GEODEZJA.E51:$GEODEZJA.F1070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59]=&quot;TAK&quot;;1095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4"/>
          </table:table-row>
          <table:table-row table:style-name="ro50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style-name="ce169"/>
            <table:covered-table-cell/>
            <table:covered-table-cell table:number-columns-repeated="5" table:style-name="ce169"/>
            <table:covered-table-cell table:number-columns-repeated="2"/>
            <table:table-cell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0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50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 table:number-columns-repeated="4"/>
            <table:table-cell table:style-name="Default"/>
            <table:table-cell table:number-columns-repeated="5"/>
            <table:table-cell table:style-name="ce527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22" table:content-validation-name="val26" office:value-type="string" calcext:value-type="string" table:number-columns-spanned="2" table:number-rows-spanned="1">
              <text:p>- </text:p>
            </table:table-cell>
            <table:covered-table-cell/>
            <table:table-cell table:number-columns-repeated="4"/>
            <table:table-cell table:style-name="ce527" table:number-columns-repeated="8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3"/>
            <table:table-cell table:style-name="Default"/>
            <table:table-cell table:number-columns-repeated="5"/>
            <table:table-cell table:style-name="Default" table:number-columns-repeated="2"/>
            <table:table-cell/>
            <table:table-cell table:style-name="Default" table:number-columns-repeated="2"/>
            <table:table-cell/>
            <table:table-cell table:style-name="Default" table:number-columns-repeated="2"/>
            <table:table-cell/>
          </table:table-row>
          <table:table-row table:style-name="ro50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182"/>
            <table:table-cell table:style-name="ce200"/>
            <table:table-cell table:style-name="ce182"/>
            <table:table-cell table:style-name="ce524"/>
            <table:table-cell table:number-columns-repeated="5"/>
            <table:table-cell table:style-name="Default" table:number-columns-repeated="5"/>
            <table:table-cell/>
            <table:table-cell table:style-name="Default" table:number-columns-repeated="2"/>
            <table:table-cell/>
          </table:table-row>
        </table:table-row-group>
      </table:table>
      <table:table table:name="(3) 6743.1 - Zg. Rozb." table:style-name="ta1">
        <table:table-column table:style-name="co10" table:default-cell-style-name="ce3"/>
        <table:table-column table:style-name="co10" table:default-cell-style-name="ce169"/>
        <table:table-column table:style-name="co46" table:default-cell-style-name="ce31"/>
        <table:table-column table:style-name="co5" table:default-cell-style-name="ce134"/>
        <table:table-column table:style-name="co5" table:default-cell-style-name="Default"/>
        <table:table-column table:style-name="co5" table:number-columns-repeated="9" table:default-cell-style-name="ce169"/>
        <table:table-column table:style-name="co47" table:default-cell-style-name="ce169"/>
        <table:table-column table:style-name="co48" table:default-cell-style-name="ce544"/>
        <table:table-column table:style-name="co49" table:default-cell-style-name="ce18"/>
        <table:table-column table:style-name="co10" table:default-cell-style-name="ce33"/>
        <table:table-column table:style-name="co10" table:number-columns-repeated="3" table:default-cell-style-name="ce98"/>
        <table:table-row table:style-name="ro1">
          <table:table-cell table:style-name="Default" table:number-columns-repeated="4"/>
          <table:table-cell/>
          <table:table-cell table:style-name="Default" table:number-columns-repeated="16"/>
        </table:table-row>
        <table:table-row table:style-name="ro5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1">
          <table:table-cell office:value-type="string" calcext:value-type="string">
            <text:p>Numer zgłoszenia</text:p>
          </table:table-cell>
          <table:table-cell table:style-name="ce29" office:value-type="string" calcext:value-type="string">
            <text:p>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Rozbiórka budynku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6]&gt;[.S9];IF([.Q6]=&quot;TAK&quot;;IF(OR([.B11]&gt;[.B15];[.B15]&gt;[.B11]);&quot;postę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6]=&quot;TAK&quot;;IF(OR([.B11]&gt;[.B15];[.B15]&gt;[.B11]);&quot;poste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1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05" calcext:value-type="date">
            <text:p>5.08.2024</text:p>
          </table:table-cell>
          <table:table-cell table:style-name="ce18"/>
          <table:covered-table-cell table:style-name="Default"/>
          <table:covered-table-cell/>
          <table:covered-table-cell table:number-columns-repeated="2" table:style-name="Default"/>
          <table:table-cell table:style-name="ce85" office:value-type="string" calcext:value-type="string" table:number-columns-spanned="6" table:number-rows-spanned="1">
            <text:p>Obiekt objęty ochroną konserwatorską </text:p>
          </table:table-cell>
          <table:covered-table-cell table:style-name="ce33"/>
          <table:covered-table-cell table:number-columns-repeated="2" table:style-name="ce31"/>
          <table:covered-table-cell table:style-name="Default"/>
          <table:covered-table-cell table:style-name="ce94"/>
          <table:table-cell table:style-name="ce114" table:content-validation-name="val27" office:value-type="string" calcext:value-type="string">
            <text:p><text:s/>- </text:p>
          </table:table-cell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4]);&quot;-&quot;;IF(AND([.Q6]=&quot; &quot;;[.Q9]=&quot; &quot;);IF(OR([.B11]&gt;[.B15];[.B15]&gt;[.B11]);&quot;BiA&quot;;IF(ISBLANK([.U6]);TODAY()-[.B4];TODAY()-[.U6]));IF(AND([.Q6]=&quot;TAK&quot;;[.Q9]=&quot; &quot;);IF(OR([.B11]&gt;[.B15];[.B15]&gt;[.B11]);&quot;BiA&quot;;IF([.Q6]=&quot;TAK&quot;;IF(ISBLANK([.U6]);&quot; - &quot;;IF(ISBLANK([.U6]);TODAY()-[.B4]-([.U6]-[.S6]);TODAY()-[.U6]-([.U6]-[.S6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TAK&quot;);IF(OR([.B11]&gt;[.B15];[.B15]&gt;[.B11]);&quot;BiA&quot;;IF(OR(AND([.S6]&gt;=[.S9];[.S6]&lt;=[.U9];[.U9]&lt;=[.U6]);AND([.U6]&gt;=[.S9];[.U6]&lt;=[.U9];[.S9]&gt;=[.S6]));IFERROR(IF(ISBLANK([.U6]);TODAY()-[.B4]-(IF(OR(AND([.S6]&gt;=[.S9];[.S6]&lt;=[.U9];[.U9]&lt;=[.U6]);AND([.U6]&gt;=[.S9];[.U6]&lt;=[.U9];[.S9]&gt;=[.S6]));MAX([.U$8:.U$9])-(MIN([.S$8:.S$9]));&quot;licz inaczej&quot;));TODAY()-[.U6]-(IF(OR(AND([.S6]&gt;=[.S9];[.S6]&lt;=[.U9];[.U9]&lt;=[.U6]);AND([.U6]&gt;=[.S9];[.U6]&lt;=[.U9];[.S9]&gt;=[.S6]));MAX([.U$8:.U$9])-(MIN([.S$8:.S$9]));&quot;-&quot;)));&quot;-&quot;);IF(OR(AND([.S9]&lt;[.S6];[.U9]&lt;[.S6]);AND([.S9]&gt;[.U6];[.U9]&gt;[.U6]));IF(OR(AND([.S9]&lt;[.S6];[.U9]&lt;[.S6]);AND([.S9]&gt;[.U6];[.U9]&gt;[.U6]));IFERROR(IF(ISBLANK([.U6]);TODAY()-[.B4]-((IFERROR(IF(ISBLANK([.U6]);&quot;-&quot;;[.U6])-(IF(ISBLANK([.S6]);&quot;-&quot;;[.S6]));&quot;-&quot;))+(IFERROR(IF(ISBLANK([.U9]);&quot;-&quot;;[.U9])-(IF(ISBLANK([.S9]);&quot;-&quot;;[.S9]));&quot;-&quot;)));TODAY()-[.U6]-((IFERROR(IF(ISBLANK([.U6]);&quot;-&quot;;[.U6])-(IF(ISBLANK([.S6]);&quot;-&quot;;[.S6]));&quot;-&quot;))+(IFERROR(IF(ISBLANK([.U9]);&quot;-&quot;;[.U9])-(IF(ISBLANK([.S9]);&quot;-&quot;;[.S9]));&quot;-&quot;))));&quot;-&quot;);&quot;-&quot;);IF(OR(AND([.S9]&lt;[.S6];[.S9]&lt;[.U6];[.U9]&gt;[.U6];[.U9]&gt;[.S6]);AND([.S9]&gt;[.S6];[.S9]&lt;[.U6];[.U9]&gt;[.S6];[.U9]&lt;[.U6]));IFERROR(IF(ISBLANK([.U6]);TODAY()-[.B4]-(IFERROR(IF(OR(AND([.S9]&lt;[.S6];[.S9]&lt;[.U6];[.U9]&gt;[.U6];[.U9]&gt;[.S6]);AND([.S9]&gt;[.S6];[.S9]&lt;[.U6];[.U9]&gt;[.S6];[.U9]&lt;[.U6]));MAX([.U$8:.U$9])-(MIN([.S$8:.S$9]));&quot;-&quot;);&quot;-&quot;));TODAY()-[.U6]-(IFERROR(IF(OR(AND([.S9]&lt;[.S6];[.S9]&lt;[.U6];[.U9]&gt;[.U6];[.U9]&gt;[.S6]);AND([.S9]&gt;[.S6];[.S9]&lt;[.U6];[.U9]&gt;[.S6];[.U9]&lt;[.U6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 table:display="false">
          <table:table-row table:style-name="ro51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office:value-type="string" calcext:value-type="string">
              <text:p>data pisma</text:p>
            </table:table-cell>
            <table:table-cell office:value-type="string" calcext:value-type="string">
              <text:p>data odebrania</text:p>
            </table:table-cell>
            <table:table-cell office:value-type="string" calcext:value-type="string">
              <text:p>data odpowiedzi</text:p>
            </table:table-cell>
          </table:table-row>
          <table:table-row table:style-name="ro51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1" table:visibility="collapse">
            <table:covered-table-cell table:style-name="ce8" table:content-validation-name="val2"/>
            <table:covered-table-cell/>
            <table:table-cell/>
            <table:table-cell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number-columns-repeated="3"/>
          </table:table-row>
          <table:table-row table:style-name="ro51" table:visibility="collapse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543" table:number-columns-spanned="6" table:number-rows-spanned="9"/>
            <table:covered-table-cell table:number-columns-repeated="4" table:style-name="ce548"/>
            <table:covered-table-cell table:style-name="ce557"/>
          </table:table-row>
          <table:table-row table:style-name="ro51" table:visibility="collapse">
            <table:table-cell office:value-type="string" calcext:value-type="string" table:number-columns-spanned="2" table:number-rows-spanned="1">
              <text:p>Zaświadczenie /Decyzja 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covered-table-cell/>
            <table:covered-table-cell table:style-name="ce33" table:content-validation-name="val23"/>
            <table:covered-table-cell table:style-name="ce533"/>
            <table:covered-table-cell table:number-columns-repeated="2" table:style-name="ce18"/>
            <table:covered-table-cell table:style-name="ce558"/>
          </table:table-row>
          <table:table-row table:style-name="ro51" table:visibility="collapse">
            <table:table-cell table:style-name="ce22" table:content-validation-name="val28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10];[$GEODEZJA.D3:$GEODEZJA.E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10];[$GEODEZJA.E3:$GEODEZJA.F1022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covered-table-cell/>
            <table:covered-table-cell table:style-name="ce33" table:content-validation-name="val23"/>
            <table:covered-table-cell/>
            <table:covered-table-cell table:number-columns-repeated="2" table:style-name="ce18"/>
            <table:covered-table-cell table:style-name="ce558"/>
          </table:table-row>
          <table:table-row table:style-name="ro51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covered-table-cell table:style-name="ce546"/>
            <table:covered-table-cell table:number-columns-repeated="4" table:style-name="ce242"/>
            <table:covered-table-cell table:style-name="ce559"/>
          </table:table-row>
          <table:table-row table:style-name="ro51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covered-table-cell/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560"/>
          </table:table-row>
          <table:table-row table:style-name="ro51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0" table:number-columns-spanned="11" table:number-rows-spanned="4"/>
            <table:covered-table-cell table:number-columns-repeated="9" table:style-name="ce525"/>
            <table:covered-table-cell table:style-name="ce539"/>
            <table:table-cell/>
            <table:covered-table-cell table:number-columns-repeated="3"/>
            <table:covered-table-cell table:style-name="ce551"/>
            <table:covered-table-cell table:style-name="ce554"/>
            <table:covered-table-cell table:style-name="ce561"/>
          </table:table-row>
          <table:table-row table:style-name="ro51" table:visibility="collapse">
            <table:table-cell table:style-name="ce22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552"/>
            <table:covered-table-cell table:style-name="ce555"/>
            <table:covered-table-cell table:style-name="ce561"/>
          </table:table-row>
          <table:table-row table:style-name="ro51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474"/>
            <table:covered-table-cell table:style-name="ce472"/>
            <table:covered-table-cell table:style-name="ce562"/>
          </table:table-row>
          <table:table-row table:style-name="ro51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522"/>
            <table:covered-table-cell table:number-columns-repeated="9" table:style-name="ce538"/>
            <table:covered-table-cell table:style-name="ce542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  <table:table-row table:style-name="ro1">
          <table:table-cell table:style-name="Default" table:number-columns-repeated="4"/>
          <table:table-cell/>
          <table:table-cell table:style-name="Default" table:number-columns-repeated="16"/>
        </table:table-row>
        <table:table-row-group>
          <table:table-row table:style-name="ro51">
            <table:table-cell table:style-name="ce4" office:value-type="string" calcext:value-type="string" table:number-columns-spanned="2" table:number-rows-spanned="1">
              <text:p>DANE WNIOSKU</text:p>
            </table:table-cell>
            <table:covered-table-cell table:style-name="ce129"/>
            <table:table-cell table:style-name="ce33"/>
            <table:table-cell table:style-name="ce42" office:value-type="string" calcext:value-type="string" table:number-columns-spanned="11" table:number-rows-spanned="1">
              <text:p>ZAMIERZENIE BUDOWLANE</text:p>
            </table:table-cell>
            <table:covered-table-cell table:style-name="ce42"/>
            <table:covered-table-cell table:number-columns-repeated="8"/>
            <table:covered-table-cell table:style-name="ce129"/>
            <table:table-cell table:style-name="ce78"/>
            <table:table-cell table:style-name="ce58" office:value-type="string" calcext:value-type="string" table:number-columns-spanned="6" table:number-rows-spanned="1">
              <text:p>POSTĘPOWANIE ADMINISTRACYJNE</text:p>
            </table:table-cell>
            <table:covered-table-cell table:number-columns-repeated="5" table:style-name="ce169"/>
          </table:table-row>
          <table:table-row table:style-name="ro51">
            <table:table-cell office:value-type="string" calcext:value-type="string">
              <text:p>Numer zgłoszenia</text:p>
            </table:table-cell>
            <table:table-cell table:style-name="ce29" office:value-type="string" calcext:value-type="string">
              <text:p>3.2024</text:p>
            </table:table-cell>
            <table:table-cell table:style-name="ce17"/>
            <table:table-cell table:style-name="ce43" office:value-type="string" calcext:value-type="string" table:number-columns-spanned="4" table:number-rows-spanned="2">
              <text:p>Nazwa zamierzenia budowlanego</text:p>
            </table:table-cell>
            <table:covered-table-cell table:style-name="ce12" table:content-validation-name="val6"/>
            <table:covered-table-cell table:number-columns-repeated="2" table:style-name="ce12"/>
            <table:table-cell table:style-name="ce55" office:value-type="string" calcext:value-type="string" table:number-columns-spanned="7" table:number-rows-spanned="1">
              <text:p>Rozbiórka budynku </text:p>
            </table:table-cell>
            <table:covered-table-cell table:number-columns-repeated="3" table:style-name="ce64"/>
            <table:covered-table-cell table:number-columns-repeated="2" table:style-name="ce129"/>
            <table:covered-table-cell/>
            <table:table-cell/>
            <table:table-cell table:style-name="ce116" office:value-type="string" calcext:value-type="string" table:number-columns-spanned="2" table:number-rows-spanned="1">
              <text:p>informacja o postepowaniu</text:p>
            </table:table-cell>
            <table:covered-table-cell table:style-name="ce63"/>
            <table:table-cell table:style-name="ce79" table:formula="of:=IF([.S22]&gt;[.S25];IF([.Q22]=&quot;TAK&quot;;IF(OR([.B27]&gt;[.B31];[.B31]&gt;[.B27]);&quot;postę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2]=&quot;TAK&quot;;IF(OR([.B27]&gt;[.B31];[.B31]&gt;[.B27]);&quot;poste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  <text:p>w toku</text:p>
            </table:table-cell>
            <table:covered-table-cell table:style-name="ce110"/>
            <table:covered-table-cell table:number-columns-repeated="2" table:style-name="ce63"/>
          </table:table-row>
          <table:table-row table:style-name="ro51">
            <table:table-cell table:style-name="ce7" office:value-type="string" calcext:value-type="string">
              <text:p>Złożony w dniu</text:p>
            </table:table-cell>
            <table:table-cell table:style-name="ce14" office:value-type="date" office:date-value="2024-06-01" calcext:value-type="date">
              <text:p>1.06.2024</text:p>
            </table:table-cell>
            <table:table-cell table:style-name="ce18"/>
            <table:covered-table-cell table:style-name="Default"/>
            <table:covered-table-cell/>
            <table:covered-table-cell table:number-columns-repeated="2" table:style-name="Default"/>
            <table:table-cell table:style-name="ce85" office:value-type="string" calcext:value-type="string" table:number-columns-spanned="6" table:number-rows-spanned="1">
              <text:p>Obiekt objęty ochroną konserwatorską </text:p>
            </table:table-cell>
            <table:covered-table-cell table:style-name="ce33"/>
            <table:covered-table-cell table:number-columns-repeated="2" table:style-name="ce31"/>
            <table:covered-table-cell table:style-name="Default"/>
            <table:covered-table-cell table:style-name="ce94"/>
            <table:table-cell table:style-name="ce114" table:content-validation-name="val27" office:value-type="string" calcext:value-type="string">
              <text:p><text:s/>- </text:p>
            </table:table-cell>
            <table:table-cell/>
            <table:table-cell table:style-name="ce116" office:value-type="string" calcext:value-type="string">
              <text:p>upływający czas w dniach</text:p>
            </table:table-cell>
            <table:table-cell table:style-name="ce144" table:formula="of:=IF(ISBLANK([.B20]);&quot;-&quot;;IF(AND([.Q22]=&quot; &quot;;[.Q25]=&quot; &quot;);IF(OR([.B27]&gt;[.B31];[.B31]&gt;[.B27]);&quot;BiA&quot;;IF(ISBLANK([.U22]);TODAY()-[.B20];TODAY()-[.U22]));IF(AND([.Q22]=&quot;TAK&quot;;[.Q25]=&quot; &quot;);IF(OR([.B27]&gt;[.B31];[.B31]&gt;[.B27]);&quot;BiA&quot;;IF([.Q22]=&quot;TAK&quot;;IF(ISBLANK([.U22]);&quot; - &quot;;IF(ISBLANK([.U22]);TODAY()-[.B20]-([.U22]-[.S22]);TODAY()-[.U22]-([.U22]-[.S22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TAK&quot;);IF(OR([.B27]&gt;[.B31];[.B31]&gt;[.B27]);&quot;BiA&quot;;IF(OR(AND([.S22]&gt;=[.S25];[.S22]&lt;=[.U25];[.U25]&lt;=[.U22]);AND([.U22]&gt;=[.S25];[.U22]&lt;=[.U25];[.S25]&gt;=[.S22]));IFERROR(IF(ISBLANK([.U22]);TODAY()-[.B20]-(IF(OR(AND([.S22]&gt;=[.S25];[.S22]&lt;=[.U25];[.U25]&lt;=[.U22]);AND([.U22]&gt;=[.S25];[.U22]&lt;=[.U25];[.S25]&gt;=[.S22]));MAX([.U$8:.U$9])-(MIN([.S$8:.S$9]));&quot;licz inaczej&quot;));TODAY()-[.U22]-(IF(OR(AND([.S22]&gt;=[.S25];[.S22]&lt;=[.U25];[.U25]&lt;=[.U22]);AND([.U22]&gt;=[.S25];[.U22]&lt;=[.U25];[.S25]&gt;=[.S22]));MAX([.U$8:.U$9])-(MIN([.S$8:.S$9]));&quot;-&quot;)));&quot;-&quot;);IF(OR(AND([.S25]&lt;[.S22];[.U25]&lt;[.S22]);AND([.S25]&gt;[.U22];[.U25]&gt;[.U22]));IF(OR(AND([.S25]&lt;[.S22];[.U25]&lt;[.S22]);AND([.S25]&gt;[.U22];[.U25]&gt;[.U22]));IFERROR(IF(ISBLANK([.U22]);TODAY()-[.B20]-((IFERROR(IF(ISBLANK([.U22]);&quot;-&quot;;[.U22])-(IF(ISBLANK([.S22]);&quot;-&quot;;[.S22]));&quot;-&quot;))+(IFERROR(IF(ISBLANK([.U25]);&quot;-&quot;;[.U25])-(IF(ISBLANK([.S25]);&quot;-&quot;;[.S25]));&quot;-&quot;)));TODAY()-[.U22]-((IFERROR(IF(ISBLANK([.U22]);&quot;-&quot;;[.U22])-(IF(ISBLANK([.S22]);&quot;-&quot;;[.S22]));&quot;-&quot;))+(IFERROR(IF(ISBLANK([.U25]);&quot;-&quot;;[.U25])-(IF(ISBLANK([.S25]);&quot;-&quot;;[.S25]));&quot;-&quot;))));&quot;-&quot;);&quot;-&quot;);IF(OR(AND([.S25]&lt;[.S22];[.S25]&lt;[.U22];[.U25]&gt;[.U22];[.U25]&gt;[.S22]);AND([.S25]&gt;[.S22];[.S25]&lt;[.U22];[.U25]&gt;[.S22];[.U25]&lt;[.U22]));IFERROR(IF(ISBLANK([.U22]);TODAY()-[.B20]-(IFERROR(IF(OR(AND([.S25]&lt;[.S22];[.S25]&lt;[.U22];[.U25]&gt;[.U22];[.U25]&gt;[.S22]);AND([.S25]&gt;[.S22];[.S25]&lt;[.U22];[.U25]&gt;[.S22];[.U25]&lt;[.U22]));MAX([.U$8:.U$9])-(MIN([.S$8:.S$9]));&quot;-&quot;);&quot;-&quot;));TODAY()-[.U22]-(IFERROR(IF(OR(AND([.S25]&lt;[.S22];[.S25]&lt;[.U22];[.U25]&gt;[.U22];[.U25]&gt;[.S22]);AND([.S25]&gt;[.S22];[.S25]&lt;[.U22];[.U25]&gt;[.S22];[.U25]&lt;[.U22]));MAX([.U$8:.U$9])-(MIN([.S$8:.S$9]));&quot;-&quot;);&quot;-&quot;)));&quot;-&quot;);&quot;-&quot;))));&quot;--- ! ---&quot;))) ))" office:value-type="string" office:string-value="--- ! ---" calcext:value-type="string">
              <text:p>--- ! ---</text:p>
            </table:table-cell>
            <table:covered-table-cell table:number-columns-repeated="4" table:style-name="ce169"/>
          </table:table-row>
          <table:table-row table:style-name="ro51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office:value-type="string" calcext:value-type="string">
              <text:p>data pisma</text:p>
            </table:table-cell>
            <table:table-cell office:value-type="string" calcext:value-type="string">
              <text:p>data odebrania</text:p>
            </table:table-cell>
            <table:table-cell office:value-type="string" calcext:value-type="string">
              <text:p>data odpowiedzi</text:p>
            </table:table-cell>
          </table:table-row>
          <table:table-row table:style-name="ro51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1">
            <table:covered-table-cell table:style-name="ce8" table:content-validation-name="val2"/>
            <table:covered-table-cell/>
            <table:table-cell/>
            <table:table-cell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budynk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number-columns-repeated="3"/>
          </table:table-row>
          <table:table-row table:style-name="ro51">
            <table:table-cell table:style-name="ce23" table:formula="of:=VLOOKUP([.A22];[$Inwestorzy.B20:$Inwestorzy.C1020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459" table:number-columns-spanned="6" table:number-rows-spanned="9"/>
            <table:covered-table-cell table:number-columns-repeated="4" table:style-name="ce548"/>
            <table:covered-table-cell table:style-name="ce557"/>
          </table:table-row>
          <table:table-row table:style-name="ro51">
            <table:table-cell office:value-type="string" calcext:value-type="string" table:number-columns-spanned="2" table:number-rows-spanned="1">
              <text:p>Zaświadczenie /Decyzja 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covered-table-cell/>
            <table:covered-table-cell table:style-name="ce33" table:content-validation-name="val23"/>
            <table:covered-table-cell table:style-name="ce533"/>
            <table:covered-table-cell table:number-columns-repeated="2" table:style-name="ce18"/>
            <table:covered-table-cell table:style-name="ce558"/>
          </table:table-row>
          <table:table-row table:style-name="ro51">
            <table:table-cell table:style-name="ce22" table:content-validation-name="val28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26];[$GEODEZJA.D19:$GEODEZJA.E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26];[$GEODEZJA.E19:$GEODEZJA.F1038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covered-table-cell/>
            <table:covered-table-cell table:style-name="ce33" table:content-validation-name="val23"/>
            <table:covered-table-cell/>
            <table:covered-table-cell table:number-columns-repeated="2" table:style-name="ce18"/>
            <table:covered-table-cell table:style-name="ce558"/>
          </table:table-row>
          <table:table-row table:style-name="ro51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covered-table-cell table:style-name="ce546"/>
            <table:covered-table-cell table:number-columns-repeated="4" table:style-name="ce242"/>
            <table:covered-table-cell table:style-name="ce559"/>
          </table:table-row>
          <table:table-row table:style-name="ro51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covered-table-cell/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560"/>
          </table:table-row>
          <table:table-row table:style-name="ro51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3" table:number-columns-spanned="11" table:number-rows-spanned="4"/>
            <table:covered-table-cell table:number-columns-repeated="9" table:style-name="ce525"/>
            <table:covered-table-cell table:style-name="ce539"/>
            <table:table-cell/>
            <table:covered-table-cell table:number-columns-repeated="3"/>
            <table:covered-table-cell table:style-name="ce551"/>
            <table:covered-table-cell table:style-name="ce554"/>
            <table:covered-table-cell table:style-name="ce561"/>
          </table:table-row>
          <table:table-row table:style-name="ro51">
            <table:table-cell table:style-name="ce22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552"/>
            <table:covered-table-cell table:style-name="ce555"/>
            <table:covered-table-cell table:style-name="ce561"/>
          </table:table-row>
          <table:table-row table:style-name="ro51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covered-table-cell table:style-name="ce521"/>
            <table:covered-table-cell table:number-columns-repeated="9" table:style-name="ce527"/>
            <table:covered-table-cell table:style-name="ce540"/>
            <table:table-cell/>
            <table:covered-table-cell table:number-columns-repeated="3"/>
            <table:covered-table-cell table:style-name="ce474"/>
            <table:covered-table-cell table:style-name="ce472"/>
            <table:covered-table-cell table:style-name="ce562"/>
          </table:table-row>
          <table:table-row table:style-name="ro51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522"/>
            <table:covered-table-cell table:number-columns-repeated="9" table:style-name="ce538"/>
            <table:covered-table-cell table:style-name="ce542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</table:table>
      <table:table table:name="(4) 6743.2. - Zg. Zwykłe" table:style-name="ta1">
        <office:forms form:automatic-focus="false" form:apply-design-mode="false"/>
        <table:table-column table:style-name="co10" table:default-cell-style-name="ce3"/>
        <table:table-column table:style-name="co10" table:default-cell-style-name="ce169"/>
        <table:table-column table:style-name="co50" table:default-cell-style-name="ce31"/>
        <table:table-column table:style-name="co51" table:number-columns-repeated="2" table:default-cell-style-name="Default"/>
        <table:table-column table:style-name="co51" table:default-cell-style-name="ce169"/>
        <table:table-column table:style-name="co52" table:default-cell-style-name="ce169"/>
        <table:table-column table:style-name="co51" table:number-columns-repeated="7" table:default-cell-style-name="ce169"/>
        <table:table-column table:style-name="co53" table:default-cell-style-name="ce169"/>
        <table:table-column table:style-name="co54" table:default-cell-style-name="ce544"/>
        <table:table-column table:style-name="co55" table:default-cell-style-name="ce18"/>
        <table:table-column table:style-name="co56" table:default-cell-style-name="ce33"/>
        <table:table-column table:style-name="co56" table:number-columns-repeated="3" table:default-cell-style-name="Default"/>
        <table:table-row table:style-name="ro1" table:number-rows-repeated="4"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zgłoszenia</text:p>
          </table:table-cell>
          <table:table-cell table:style-name="ce29" office:value-type="string" calcext:value-type="string">
            <text:p>123.2024</text:p>
          </table:table-cell>
          <table:table-cell table:style-name="ce17"/>
          <table:table-cell table:style-name="ce43" office:value-type="string" calcext:value-type="string" table:number-columns-spanned="4" table:number-rows-spanned="1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9]&gt;[.S12];IF([.Q9]=&quot;TAK&quot;;IF(OR([.B14]&gt;[.B18];[.B18]&gt;[.B14]);&quot;postępowanie zakończone&quot;;IF(ISBLANK([.S9]);&quot;postanowienie&quot;;IF(ISBLANK([.T9]);TODAY()-[.S9]&amp;&quot; dni od postanowienia&quot;;IF(ISBLANK([.U9]);TODAY()-[.T9]&amp;&quot; dni od odebrania postanowienia&quot;;&quot;w toku&quot;))));IF([.Q9]=&quot;TAK&quot;;IF([.Q9]=&quot;TAK&quot;;IF(ISBLANK([.S9]);&quot;wezwanie&quot;;IF(ISBLANK([.T9]);TODAY()-[.S9]&amp;&quot; dni od wezwania&quot;;IF(AND(ISBLANK([.U9]);ISBLANK([.B18]));TODAY()-[.T9] &amp;&quot; dni - oczekiwanie na odpowiedź&quot;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);&quot;w toku&quot;)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;IF([.Q12]=&quot;TAK&quot;;IF(OR([.B14]&gt;[.B18];[.B18]&gt;[.B14]);&quot;postępowanie zakończone&quot;;IF(ISBLANK([.S12]);&quot;pismo do Konserwatora&quot;;IF(ISBLANK([.T12]);TODAY()-[.S12]&amp;&quot; dni od pisma do Konserwatora&quot;;IF(ISBLANK([.U12]);TODAY()-[.T12]&amp;&quot; dni od odebrania pisma przez Konserwatora&quot;;&quot;w toku&quot;))));IF([.Q9]=&quot;TAK&quot;;IF(OR([.B14]&gt;[.B18];[.B18]&gt;[.B14]);&quot;postepowanie zakończone&quot;;IF(ISBLANK([.S9]);&quot;postanowienie&quot;;IF(ISBLANK([.T9]);TODAY()-[.S9]&amp;&quot; dni od postanowienia&quot;;IF(ISBLANK([.U9]);TODAY()-[.T9]&amp;&quot; dni od odebrania postanowienia&quot;;&quot;w toku&quot;))));IF([.Q9]=&quot;TAK&quot;;IF([.Q9]=&quot;TAK&quot;;IF(ISBLANK([.S9]);&quot;wezwanie&quot;;IF(ISBLANK([.T9]);TODAY()-[.S9]&amp;&quot; dni od wezwania&quot;;IF(AND(ISBLANK([.U9]);ISBLANK([.B18]));TODAY()-[.T9] &amp;&quot; dni - oczekiwanie na odpowiedź&quot;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);&quot;w toku&quot;);IF(OR([.B14]&gt;[.B18];[.B18]&gt;[.B14]);&quot;postępowanie zakończone&quot;;IF(ISBLANK([.B7]);&quot; &quot;;IF([.Q10]=&quot;TAK&quot;;IF(ISBLANK([.S10]);&quot;zawiadomienie&quot;;IF(ISBLANK([.T10]);TODAY()-[.S10]&amp;&quot; dni od zawiadomienia&quot;;IF(ISBLANK([.T10]);&quot;zawiadomienie&quot;;TODAY()-[.T10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3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12" calcext:value-type="date">
            <text:p>12.10.2024</text:p>
          </table:table-cell>
          <table:table-cell table:style-name="ce18"/>
          <table:table-cell table:style-name="ce515" table:content-validation-name="val31" office:value-type="string" calcext:value-type="string" table:number-columns-spanned="2" table:number-rows-spanned="1">
            <text:p>Remont</text:p>
          </table:table-cell>
          <table:covered-table-cell/>
          <table:table-cell table:style-name="ce71" table:formula="of:=VLOOKUP([.H7];[$'art. 29 Pr.bud. 6743.2'.C3:$'art. 29 Pr.bud. 6743.2'.D101];2;0)" office:value-type="string" office:string-value="Art. 29 ust. 3, Pkt 2 lit a)" calcext:value-type="string" table:number-columns-spanned="2" table:number-rows-spanned="1">
            <text:p>Art. 29 ust. 3, Pkt 2 lit a)</text:p>
          </table:table-cell>
          <table:covered-table-cell table:style-name="ce85"/>
          <table:table-cell table:style-name="ce55" table:content-validation-name="val32" office:value-type="string" calcext:value-type="string" table:number-columns-spanned="7" table:number-rows-spanned="1">
            <text:p>budowli, których budowa wymaga uzyskania decyzji o pozwoleniu na budowę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7]);&quot;-&quot;;IF(AND([.Q9]=&quot; &quot;;[.Q12]=&quot; &quot;);IF(OR([.B14]&gt;[.B18];[.B18]&gt;[.B14]);&quot;BiA&quot;;IF(ISBLANK([.U9]);TODAY()-[.B7];TODAY()-[.U9]));IF(AND([.Q9]=&quot;TAK&quot;;[.Q12]=&quot; &quot;);IF(OR([.B14]&gt;[.B18];[.B18]&gt;[.B14]);&quot;BiA&quot;;IF([.Q9]=&quot;TAK&quot;;IF(ISBLANK([.U9]);&quot; - &quot;;IF(ISBLANK([.U9]);TODAY()-[.B7]-([.U9]-[.S9]);TODAY()-[.U9]-([.U9]-[.S9])));IF([.Q9]=&quot;TAK&quot;;IF([.Q9]=&quot;TAK&quot;;IF(OR([.B14]&gt;[.B18];[.B18]&gt;[.B14]);&quot;BiA&quot;;IF(ISBLANK([.U9]);&quot; - &quot;;TODAY()-[.U9]));TODAY()-[.B7]);IF(OR([.B14]&gt;[.B18];[.B18]&gt;[.B14]);&quot;BiA&quot;;IF(ISBLANK([.B7]);&quot; &quot;;IF([.Q10]=&quot;TAK&quot;;TODAY()-[.B7];TODAY()-[.B7]))))));IF(AND([.Q12]=&quot;TAK&quot;;[.Q9]=&quot; &quot;);IF(OR([.B14]&gt;[.B18];[.B18]&gt;[.B14]);&quot;BiA&quot;;IF([.Q12]=&quot;TAK&quot;;IF(ISBLANK([.U12]);&quot; - &quot;;IF(ISBLANK([.U9]);TODAY()-[.B7]-([.U12]-[.S12]);TODAY()-[.U9]-([.U12]-[.S12])));IF([.Q9]=&quot;TAK&quot;;IF([.Q9]=&quot;TAK&quot;;IF(OR([.B14]&gt;[.B18];[.B18]&gt;[.B14]);&quot;BiA&quot;;IF(ISBLANK([.U9]);&quot; - &quot;;TODAY()-[.U9]));TODAY()-[.B7]);IF(OR([.B14]&gt;[.B18];[.B18]&gt;[.B14]);&quot;BiA&quot;;IF(ISBLANK([.B7]);&quot; &quot;;IF([.Q10]=&quot;TAK&quot;;TODAY()-[.B7];TODAY()-[.B7]))))));IF(AND([.Q12]=&quot;TAK&quot;;[.Q9]=&quot;TAK&quot;);IF(OR([.B14]&gt;[.B18];[.B18]&gt;[.B14]);&quot;BiA&quot;;IF(OR(AND([.S9]&gt;=[.S12];[.S9]&lt;=[.U12];[.U12]&lt;=[.U9]);AND([.U9]&gt;=[.S12];[.U9]&lt;=[.U12];[.S12]&gt;=[.S9]));IFERROR(IF(ISBLANK([.U9]);TODAY()-[.B7]-(IF(OR(AND([.S9]&gt;=[.S12];[.S9]&lt;=[.U12];[.U12]&lt;=[.U9]);AND([.U9]&gt;=[.S12];[.U9]&lt;=[.U12];[.S12]&gt;=[.S9]));MAX([.U$8:.U$9])-(MIN([.S$8:.S$9]));&quot;licz inaczej&quot;));TODAY()-[.U9]-(IF(OR(AND([.S9]&gt;=[.S12];[.S9]&lt;=[.U12];[.U12]&lt;=[.U9]);AND([.U9]&gt;=[.S12];[.U9]&lt;=[.U12];[.S12]&gt;=[.S9]));MAX([.U$8:.U$9])-(MIN([.S$8:.S$9]));&quot;-&quot;)));&quot;-&quot;);IF(OR(AND([.S12]&lt;[.S9];[.U12]&lt;[.S9]);AND([.S12]&gt;[.U9];[.U12]&gt;[.U9]));IF(OR(AND([.S12]&lt;[.S9];[.U12]&lt;[.S9]);AND([.S12]&gt;[.U9];[.U12]&gt;[.U9]));IFERROR(IF(ISBLANK([.U9]);TODAY()-[.B7]-((IFERROR(IF(ISBLANK([.U9]);&quot;-&quot;;[.U9])-(IF(ISBLANK([.S9]);&quot;-&quot;;[.S9]));&quot;-&quot;))+(IFERROR(IF(ISBLANK([.U12]);&quot;-&quot;;[.U12])-(IF(ISBLANK([.S12]);&quot;-&quot;;[.S12]));&quot;-&quot;)));TODAY()-[.U9]-((IFERROR(IF(ISBLANK([.U9]);&quot;-&quot;;[.U9])-(IF(ISBLANK([.S9]);&quot;-&quot;;[.S9]));&quot;-&quot;))+(IFERROR(IF(ISBLANK([.U12]);&quot;-&quot;;[.U12])-(IF(ISBLANK([.S12]);&quot;-&quot;;[.S12]));&quot;-&quot;))));&quot;-&quot;);&quot;-&quot;);IF(OR(AND([.S12]&lt;[.S9];[.S12]&lt;[.U9];[.U12]&gt;[.U9];[.U12]&gt;[.S9]);AND([.S12]&gt;[.S9];[.S12]&lt;[.U9];[.U12]&gt;[.S9];[.U12]&lt;[.U9]));IFERROR(IF(ISBLANK([.U9]);TODAY()-[.B7]-(IFERROR(IF(OR(AND([.S12]&lt;[.S9];[.S12]&lt;[.U9];[.U12]&gt;[.U9];[.U12]&gt;[.S9]);AND([.S12]&gt;[.S9];[.S12]&lt;[.U9];[.U12]&gt;[.S9];[.U12]&lt;[.U9]));MAX([.U$8:.U$9])-(MIN([.S$8:.S$9]));&quot;-&quot;);&quot;-&quot;));TODAY()-[.U9]-(IFERROR(IF(OR(AND([.S12]&lt;[.S9];[.S12]&lt;[.U9];[.U12]&gt;[.U9];[.U12]&gt;[.S9]);AND([.S12]&gt;[.S9];[.S12]&lt;[.U9];[.U12]&gt;[.S9];[.U12]&lt;[.U9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>
          <table:table-row table:style-name="ro52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54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obiekt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1">
            <table:table-cell table:style-name="ce23" table:formula="of:=VLOOKUP([.A9];[$Inwestorzy.B7:$Inwestorzy.C1007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565"/>
            <table:table-cell table:style-name="ce548" table:number-columns-repeated="4"/>
            <table:table-cell table:style-name="ce557"/>
          </table:table-row>
          <table:table-row table:style-name="ro55">
            <table:table-cell office:value-type="string" calcext:value-type="string" table:number-columns-spanned="2" table:number-rows-spanned="1">
              <text:p>Zaświadczenie / Decyzja 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/>
            <table:table-cell table:style-name="ce33" table:content-validation-name="val23"/>
            <table:table-cell table:style-name="ce533"/>
            <table:table-cell table:style-name="ce18" table:number-columns-repeated="2"/>
            <table:table-cell table:style-name="ce558"/>
          </table:table-row>
          <table:table-row table:style-name="ro52">
            <table:table-cell table:style-name="ce22" table:content-validation-name="val30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Domyśl</text:p>
            </table:table-cell>
            <table:covered-table-cell table:style-name="ce69"/>
            <table:table-cell table:style-name="ce71" table:formula="of:=VLOOKUP([.F13];[$GEODEZJA.D6:$GEODEZJA.E1025];2;0)" office:value-type="string" office:string-value="Sokole" calcext:value-type="string" table:number-columns-spanned="2" table:number-rows-spanned="1">
              <text:p>Sokole</text:p>
            </table:table-cell>
            <table:covered-table-cell table:style-name="ce45"/>
            <table:table-cell table:style-name="ce71" table:formula="of:=VLOOKUP([.H13];[$GEODEZJA.E6:$GEODEZJA.F1025];2;0)" office:value-type="string" office:string-value="220302_5.0009" calcext:value-type="string" table:number-columns-spanned="2" table:number-rows-spanned="1">
              <text:p>220302_5.0009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/>
            <table:table-cell table:style-name="ce33" table:content-validation-name="val23"/>
            <table:table-cell/>
            <table:table-cell table:style-name="ce18" table:number-columns-repeated="2"/>
            <table:table-cell table:style-name="ce558"/>
          </table:table-row>
          <table:table-row table:style-name="ro52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566"/>
            <table:table-cell table:style-name="ce242" table:number-columns-repeated="4"/>
            <table:table-cell table:style-name="ce559"/>
          </table:table-row>
          <table:table-row table:style-name="ro52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567"/>
            <table:table-cell table:style-name="ce164"/>
            <table:table-cell table:style-name="ce175"/>
            <table:table-cell table:style-name="ce526"/>
            <table:table-cell table:style-name="ce158"/>
            <table:table-cell table:style-name="ce560"/>
          </table:table-row>
          <table:table-row table:style-name="ro1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0"/>
            <table:table-cell table:style-name="ce525" table:number-columns-repeated="9"/>
            <table:table-cell table:style-name="ce539"/>
            <table:table-cell table:number-columns-repeated="4"/>
            <table:table-cell table:style-name="ce534"/>
            <table:table-cell table:style-name="ce536"/>
            <table:table-cell table:style-name="ce561"/>
          </table:table-row>
          <table:table-row table:style-name="ro1">
            <table:table-cell table:style-name="ce22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535"/>
            <table:table-cell table:style-name="ce537"/>
            <table:table-cell table:style-name="ce561"/>
          </table:table-row>
          <table:table-row table:style-name="ro56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474"/>
            <table:table-cell table:style-name="ce472"/>
            <table:table-cell table:style-name="ce562"/>
          </table:table-row>
          <table:table-row table:style-name="ro52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522"/>
            <table:table-cell table:style-name="ce538" table:number-columns-repeated="9"/>
            <table:table-cell table:style-name="ce542"/>
            <table:table-cell table:style-name="Default"/>
            <table:table-cell table:style-name="ce547"/>
            <table:table-cell table:style-name="ce549"/>
            <table:table-cell table:style-name="ce550"/>
            <table:table-cell table:style-name="ce553"/>
            <table:table-cell table:style-name="ce556"/>
            <table:table-cell table:style-name="ce563"/>
          </table:table-row>
        </table:table-row-group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zgłoszenia</text:p>
          </table:table-cell>
          <table:table-cell table:style-name="ce29" office:value-type="string" calcext:value-type="string">
            <text:p>124.2024</text:p>
          </table:table-cell>
          <table:table-cell table:style-name="ce17"/>
          <table:table-cell table:style-name="ce43" office:value-type="string" calcext:value-type="string" table:number-columns-spanned="4" table:number-rows-spanned="1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5]&gt;[.S28];IF([.Q25]=&quot;TAK&quot;;IF(OR([.B30]&gt;[.B34];[.B34]&gt;[.B30]);&quot;postępowanie zakończone&quot;;IF(ISBLANK([.S25]);&quot;postanowienie&quot;;IF(ISBLANK([.T25]);TODAY()-[.S25]&amp;&quot; dni od postanowienia&quot;;IF(ISBLANK([.U25]);TODAY()-[.T25]&amp;&quot; dni od odebrania postanowienia&quot;;&quot;w toku&quot;))));IF([.Q25]=&quot;TAK&quot;;IF([.Q25]=&quot;TAK&quot;;IF(ISBLANK([.S25]);&quot;wezwanie&quot;;IF(ISBLANK([.T25]);TODAY()-[.S25]&amp;&quot; dni od wezwania&quot;;IF(AND(ISBLANK([.U25]);ISBLANK([.B34]));TODAY()-[.T25] &amp;&quot; dni - oczekiwanie na odpowiedź&quot;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);&quot;w toku&quot;)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;IF([.Q28]=&quot;TAK&quot;;IF(OR([.B30]&gt;[.B34];[.B34]&gt;[.B30]);&quot;postępowanie zakończone&quot;;IF(ISBLANK([.S28]);&quot;pismo do Konserwatora&quot;;IF(ISBLANK([.T28]);TODAY()-[.S28]&amp;&quot; dni od pisma do Konserwatora&quot;;IF(ISBLANK([.U28]);TODAY()-[.T28]&amp;&quot; dni od odebrania pisma przez Konserwatora&quot;;&quot;w toku&quot;))));IF([.Q25]=&quot;TAK&quot;;IF(OR([.B30]&gt;[.B34];[.B34]&gt;[.B30]);&quot;postepowanie zakończone&quot;;IF(ISBLANK([.S25]);&quot;postanowienie&quot;;IF(ISBLANK([.T25]);TODAY()-[.S25]&amp;&quot; dni od postanowienia&quot;;IF(ISBLANK([.U25]);TODAY()-[.T25]&amp;&quot; dni od odebrania postanowienia&quot;;&quot;w toku&quot;))));IF([.Q25]=&quot;TAK&quot;;IF([.Q25]=&quot;TAK&quot;;IF(ISBLANK([.S25]);&quot;wezwanie&quot;;IF(ISBLANK([.T25]);TODAY()-[.S25]&amp;&quot; dni od wezwania&quot;;IF(AND(ISBLANK([.U25]);ISBLANK([.B34]));TODAY()-[.T25] &amp;&quot; dni - oczekiwanie na odpowiedź&quot;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);&quot;w toku&quot;);IF(OR([.B30]&gt;[.B34];[.B34]&gt;[.B30]);&quot;postępowanie zakończone&quot;;IF(ISBLANK([.B23]);&quot; &quot;;IF([.Q26]=&quot;TAK&quot;;IF(ISBLANK([.S26]);&quot;zawiadomienie&quot;;IF(ISBLANK([.T26]);TODAY()-[.S26]&amp;&quot; dni od zawiadomienia&quot;;IF(ISBLANK([.T26]);&quot;zawiadomienie&quot;;TODAY()-[.T26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7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22" calcext:value-type="date">
            <text:p>22.10.2024</text:p>
          </table:table-cell>
          <table:table-cell table:style-name="ce18"/>
          <table:table-cell table:style-name="ce515" table:content-validation-name="val31" office:value-type="string" calcext:value-type="string" table:number-columns-spanned="2" table:number-rows-spanned="1">
            <text:p>Remont</text:p>
          </table:table-cell>
          <table:covered-table-cell/>
          <table:table-cell table:style-name="ce71" table:formula="of:=VLOOKUP([.H23];[$'art. 29 Pr.bud. 6743.2'.C19:$'art. 29 Pr.bud. 6743.2'.D117];2;0)" office:value-type="string" office:string-value="Art. 29 ust. 3, Pkt 2 lit a)" calcext:value-type="string" table:number-columns-spanned="2" table:number-rows-spanned="1">
            <text:p>Art. 29 ust. 3, Pkt 2 lit a)</text:p>
          </table:table-cell>
          <table:covered-table-cell table:style-name="ce85"/>
          <table:table-cell table:style-name="ce55" table:content-validation-name="val32" office:value-type="string" calcext:value-type="string" table:number-columns-spanned="7" table:number-rows-spanned="1">
            <text:p>budowli, których budowa wymaga uzyskania decyzji o pozwoleniu na budowę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23]);&quot;-&quot;;IF(AND([.Q25]=&quot; &quot;;[.Q28]=&quot; &quot;);IF(OR([.B30]&gt;[.B34];[.B34]&gt;[.B30]);&quot;BiA&quot;;IF(ISBLANK([.U25]);TODAY()-[.B23];TODAY()-[.U25]));IF(AND([.Q25]=&quot;TAK&quot;;[.Q28]=&quot; &quot;);IF(OR([.B30]&gt;[.B34];[.B34]&gt;[.B30]);&quot;BiA&quot;;IF([.Q25]=&quot;TAK&quot;;IF(ISBLANK([.U25]);&quot; - &quot;;IF(ISBLANK([.U25]);TODAY()-[.B23]-([.U25]-[.S25]);TODAY()-[.U25]-([.U25]-[.S25])));IF([.Q25]=&quot;TAK&quot;;IF([.Q25]=&quot;TAK&quot;;IF(OR([.B30]&gt;[.B34];[.B34]&gt;[.B30]);&quot;BiA&quot;;IF(ISBLANK([.U25]);&quot; - &quot;;TODAY()-[.U25]));TODAY()-[.B23]);IF(OR([.B30]&gt;[.B34];[.B34]&gt;[.B30]);&quot;BiA&quot;;IF(ISBLANK([.B23]);&quot; &quot;;IF([.Q26]=&quot;TAK&quot;;TODAY()-[.B23];TODAY()-[.B23]))))));IF(AND([.Q28]=&quot;TAK&quot;;[.Q25]=&quot; &quot;);IF(OR([.B30]&gt;[.B34];[.B34]&gt;[.B30]);&quot;BiA&quot;;IF([.Q28]=&quot;TAK&quot;;IF(ISBLANK([.U28]);&quot; - &quot;;IF(ISBLANK([.U25]);TODAY()-[.B23]-([.U28]-[.S28]);TODAY()-[.U25]-([.U28]-[.S28])));IF([.Q25]=&quot;TAK&quot;;IF([.Q25]=&quot;TAK&quot;;IF(OR([.B30]&gt;[.B34];[.B34]&gt;[.B30]);&quot;BiA&quot;;IF(ISBLANK([.U25]);&quot; - &quot;;TODAY()-[.U25]));TODAY()-[.B23]);IF(OR([.B30]&gt;[.B34];[.B34]&gt;[.B30]);&quot;BiA&quot;;IF(ISBLANK([.B23]);&quot; &quot;;IF([.Q26]=&quot;TAK&quot;;TODAY()-[.B23];TODAY()-[.B23]))))));IF(AND([.Q28]=&quot;TAK&quot;;[.Q25]=&quot;TAK&quot;);IF(OR([.B30]&gt;[.B34];[.B34]&gt;[.B30]);&quot;BiA&quot;;IF(OR(AND([.S25]&gt;=[.S28];[.S25]&lt;=[.U28];[.U28]&lt;=[.U25]);AND([.U25]&gt;=[.S28];[.U25]&lt;=[.U28];[.S28]&gt;=[.S25]));IFERROR(IF(ISBLANK([.U25]);TODAY()-[.B23]-(IF(OR(AND([.S25]&gt;=[.S28];[.S25]&lt;=[.U28];[.U28]&lt;=[.U25]);AND([.U25]&gt;=[.S28];[.U25]&lt;=[.U28];[.S28]&gt;=[.S25]));MAX([.U$8:.U$9])-(MIN([.S$8:.S$9]));&quot;licz inaczej&quot;));TODAY()-[.U25]-(IF(OR(AND([.S25]&gt;=[.S28];[.S25]&lt;=[.U28];[.U28]&lt;=[.U25]);AND([.U25]&gt;=[.S28];[.U25]&lt;=[.U28];[.S28]&gt;=[.S25]));MAX([.U$8:.U$9])-(MIN([.S$8:.S$9]));&quot;-&quot;)));&quot;-&quot;);IF(OR(AND([.S28]&lt;[.S25];[.U28]&lt;[.S25]);AND([.S28]&gt;[.U25];[.U28]&gt;[.U25]));IF(OR(AND([.S28]&lt;[.S25];[.U28]&lt;[.S25]);AND([.S28]&gt;[.U25];[.U28]&gt;[.U25]));IFERROR(IF(ISBLANK([.U25]);TODAY()-[.B23]-((IFERROR(IF(ISBLANK([.U25]);&quot;-&quot;;[.U25])-(IF(ISBLANK([.S25]);&quot;-&quot;;[.S25]));&quot;-&quot;))+(IFERROR(IF(ISBLANK([.U28]);&quot;-&quot;;[.U28])-(IF(ISBLANK([.S28]);&quot;-&quot;;[.S28]));&quot;-&quot;)));TODAY()-[.U25]-((IFERROR(IF(ISBLANK([.U25]);&quot;-&quot;;[.U25])-(IF(ISBLANK([.S25]);&quot;-&quot;;[.S25]));&quot;-&quot;))+(IFERROR(IF(ISBLANK([.U28]);&quot;-&quot;;[.U28])-(IF(ISBLANK([.S28]);&quot;-&quot;;[.S28]));&quot;-&quot;))));&quot;-&quot;);&quot;-&quot;);IF(OR(AND([.S28]&lt;[.S25];[.S28]&lt;[.U25];[.U28]&gt;[.U25];[.U28]&gt;[.S25]);AND([.S28]&gt;[.S25];[.S28]&lt;[.U25];[.U28]&gt;[.S25];[.U28]&lt;[.U25]));IFERROR(IF(ISBLANK([.U25]);TODAY()-[.B23]-(IFERROR(IF(OR(AND([.S28]&lt;[.S25];[.S28]&lt;[.U25];[.U28]&gt;[.U25];[.U28]&gt;[.S25]);AND([.S28]&gt;[.S25];[.S28]&lt;[.U25];[.U28]&gt;[.S25];[.U28]&lt;[.U25]));MAX([.U$8:.U$9])-(MIN([.S$8:.S$9]));&quot;-&quot;);&quot;-&quot;));TODAY()-[.U25]-(IFERROR(IF(OR(AND([.S28]&lt;[.S25];[.S28]&lt;[.U25];[.U28]&gt;[.U25];[.U28]&gt;[.S25]);AND([.S28]&gt;[.S25];[.S28]&lt;[.U25];[.U28]&gt;[.S25];[.U28]&lt;[.U25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 table:display="false">
          <table:table-row table:style-name="ro52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11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number-columns-repeated="4" table:style-name="ce52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 table:visibility="collapse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/>
            <table:covered-table-cell table:number-columns-repeated="2" table:style-name="Default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obiekt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1" table:visibility="collapse">
            <table:table-cell table:style-name="ce23" table:formula="of:=VLOOKUP([.A25];[$Inwestorzy.B23:$Inwestorzy.C1023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 table:style-name="ce57"/>
            <table:table-cell table:style-name="ce565"/>
            <table:table-cell table:style-name="ce548" table:number-columns-repeated="4"/>
            <table:table-cell table:style-name="ce557"/>
          </table:table-row>
          <table:table-row table:style-name="ro1" table:visibility="collapse">
            <table:table-cell office:value-type="string" calcext:value-type="string" table:number-columns-spanned="2" table:number-rows-spanned="1">
              <text:p>Zaświadczenie / Decyzja 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/>
            <table:table-cell table:style-name="ce33" table:content-validation-name="val23"/>
            <table:table-cell table:style-name="ce533"/>
            <table:table-cell table:style-name="ce18" table:number-columns-repeated="2"/>
            <table:table-cell table:style-name="ce558"/>
          </table:table-row>
          <table:table-row table:style-name="ro52" table:visibility="collapse">
            <table:table-cell table:style-name="ce22" table:content-validation-name="val30" office:value-type="string" calcext:value-type="string" table:number-columns-spanned="2" table:number-rows-spanned="1">
              <text:p>Inne rozstrzygnięcie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Domyśl</text:p>
            </table:table-cell>
            <table:covered-table-cell table:style-name="ce69"/>
            <table:table-cell table:style-name="ce71" table:formula="of:=VLOOKUP([.F29];[$GEODEZJA.D22:$GEODEZJA.E1041];2;0)" office:value-type="string" office:string-value="Sokole" calcext:value-type="string" table:number-columns-spanned="2" table:number-rows-spanned="1">
              <text:p>Sokole</text:p>
            </table:table-cell>
            <table:covered-table-cell table:style-name="ce45"/>
            <table:table-cell table:style-name="ce71" table:formula="of:=VLOOKUP([.H29];[$GEODEZJA.E22:$GEODEZJA.F1041];2;0)" office:value-type="string" office:string-value="220302_5.0009" calcext:value-type="string" table:number-columns-spanned="2" table:number-rows-spanned="1">
              <text:p>220302_5.0009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/>
            <table:table-cell table:style-name="ce33" table:content-validation-name="val23"/>
            <table:table-cell/>
            <table:table-cell table:style-name="ce18" table:number-columns-repeated="2"/>
            <table:table-cell table:style-name="ce558"/>
          </table:table-row>
          <table:table-row table:style-name="ro52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/>
            <table:table-cell table:style-name="ce566"/>
            <table:table-cell table:style-name="ce242" table:number-columns-repeated="4"/>
            <table:table-cell table:style-name="ce559"/>
          </table:table-row>
          <table:table-row table:style-name="ro52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567"/>
            <table:table-cell table:style-name="ce164"/>
            <table:table-cell table:style-name="ce175"/>
            <table:table-cell table:style-name="ce526"/>
            <table:table-cell table:style-name="ce158"/>
            <table:table-cell table:style-name="ce560"/>
          </table:table-row>
          <table:table-row table:style-name="ro1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520"/>
            <table:table-cell table:style-name="ce525" table:number-columns-repeated="9"/>
            <table:table-cell table:style-name="ce539"/>
            <table:table-cell table:number-columns-repeated="4"/>
            <table:table-cell table:style-name="ce534"/>
            <table:table-cell table:style-name="ce536"/>
            <table:table-cell table:style-name="ce561"/>
          </table:table-row>
          <table:table-row table:style-name="ro1" table:visibility="collapse">
            <table:table-cell table:style-name="ce22" table:content-validation-name="val29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535"/>
            <table:table-cell table:style-name="ce537"/>
            <table:table-cell table:style-name="ce561"/>
          </table:table-row>
          <table:table-row table:style-name="ro56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521"/>
            <table:table-cell table:style-name="ce527" table:number-columns-repeated="9"/>
            <table:table-cell table:style-name="ce540"/>
            <table:table-cell table:number-columns-repeated="4"/>
            <table:table-cell table:style-name="ce474"/>
            <table:table-cell table:style-name="ce472"/>
            <table:table-cell table:style-name="ce562"/>
          </table:table-row>
          <table:table-row table:style-name="ro52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522"/>
            <table:table-cell table:style-name="ce538" table:number-columns-repeated="9"/>
            <table:table-cell table:style-name="ce542"/>
            <table:table-cell table:style-name="Default"/>
            <table:table-cell table:style-name="ce547"/>
            <table:table-cell table:style-name="ce549"/>
            <table:table-cell table:style-name="ce550"/>
            <table:table-cell table:style-name="ce553"/>
            <table:table-cell table:style-name="ce556"/>
            <table:table-cell table:style-name="ce563"/>
          </table:table-row>
        </table:table-row-group>
      </table:table>
      <table:table table:name="art. 29 Pr.bud. 6743.2" table:style-name="ta1">
        <office:forms form:automatic-focus="false" form:apply-design-mode="false"/>
        <table:table-column table:style-name="co57" table:default-cell-style-name="ce773"/>
        <table:table-column table:style-name="co26" table:default-cell-style-name="ce169"/>
        <table:table-column table:style-name="co58" table:default-cell-style-name="ce773"/>
        <table:table-column table:style-name="co59" table:default-cell-style-name="ce780"/>
        <table:table-column table:style-name="co10" table:default-cell-style-name="ce772"/>
        <table:table-column table:style-name="co60" table:default-cell-style-name="ce773"/>
        <table:table-column table:style-name="co61" table:default-cell-style-name="ce773"/>
        <table:table-column table:style-name="co62" table:default-cell-style-name="ce773"/>
        <table:table-column table:style-name="co10" table:number-columns-repeated="1015" table:default-cell-style-name="ce773"/>
        <table:table-row table:style-name="ro45">
          <table:table-cell table:style-name="ce772"/>
          <table:table-cell table:style-name="ce774" office:value-type="string" calcext:value-type="string">
            <text:p>Rodzaj</text:p>
          </table:table-cell>
          <table:table-cell table:style-name="ce777" office:value-type="string" calcext:value-type="string">
            <text:p>Zamierzenie budowlane </text:p>
          </table:table-cell>
          <table:table-cell table:style-name="ce779" office:value-type="string" calcext:value-type="string">
            <text:p>Podstawa prawna</text:p>
          </table:table-cell>
          <table:table-cell table:style-name="ce777" office:value-type="string" calcext:value-type="string">
            <text:p>Nr reejstru</text:p>
          </table:table-cell>
          <table:table-cell table:style-name="ce777" office:value-type="string" calcext:value-type="string" table:number-columns-spanned="2" table:number-rows-spanned="1">
            <text:p>dodatkowe wymagania</text:p>
          </table:table-cell>
          <table:covered-table-cell table:style-name="ce777"/>
          <table:table-cell table:style-name="ce772" table:number-columns-repeated="1016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72" office:value-type="string" calcext:value-type="string">
            <text:p>-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budowlane, niewymienionych w pkt 2, 3 i 5-30 oraz w ust. 2, usytuowanych na terenach zamkniętych</text:p>
          </table:table-cell>
          <table:table-cell table:style-name="ce781" office:value-type="string" calcext:value-type="string">
            <text:p><text:span text:style-name="T38">Art. 29 ust. 1, </text:span>Pkt 4</text:p>
          </table:table-cell>
          <table:table-cell table:style-name="ce644" office:value-type="string" calcext:value-type="string">
            <text:p>Wojewoda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czyszczalnia ścieków o wydajności do 7,50 m3 na dobę</text:p>
          </table:table-cell>
          <table:table-cell table:style-name="ce781" office:value-type="string" calcext:value-type="string">
            <text:p><text:span text:style-name="T38">Art. 29 ust. 1, </text:span>Pkt 5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zbiornik bezodpływowy na nieczystości ciekłe o pojemności do 10 m3</text:p>
          </table:table-cell>
          <table:table-cell table:style-name="ce781" office:value-type="string" calcext:value-type="string">
            <text:p><text:span text:style-name="T38">Art. 29 ust. 1, </text:span>Pkt 6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tymczasowych obiekt budowlany niepołączony trwale z gruntem i przewidzianych do rozbiórki lub przeniesienia w inne miejsce - w terminie określonym w zgłoszeniu, ale nie później niż przed upływem 180 dni od dnia rozpoczęcia budowy określonego w zgłoszeniu</text:p>
          </table:table-cell>
          <table:table-cell table:style-name="ce781" office:value-type="string" calcext:value-type="string">
            <text:p><text:span text:style-name="T38">Art. 29 ust. 1, </text:span>Pkt 7</text:p>
          </table:table-cell>
          <table:table-cell table:style-name="ce782" office:value-type="string" calcext:value-type="string">
            <text:p>6743.5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omost o długości całkowitej do 25 m i wysokości, liczonej od korony pomostu do dna akwenu, do 2,50 m</text:p>
          </table:table-cell>
          <table:table-cell table:style-name="ce781" office:value-type="string" calcext:value-type="string">
            <text:p><text:span text:style-name="T38">Art. 29 ust. 1, </text:span>Pkt 8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9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instalacji zbiornikowych na gaz płynny z pojedynczym zbiornikiem o pojemności do 7 m3, przeznaczonych do zasilania instalacji gazowych w budynkach mieszkalnych jednorodzinnych</text:p>
          </table:table-cell>
          <table:table-cell table:style-name="ce781" office:value-type="string" calcext:value-type="string">
            <text:p><text:span text:style-name="T38">Art. 29 ust. 1, </text:span>Pkt 9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office:value-type="string" calcext:value-type="string">
            <text:p>uzgadnia się pod względem ochrony przeciwpożarowej</text:p>
          </table:table-cell>
          <table:table-cell table:number-columns-repeated="1016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kanalizacja kablowa</text:p>
          </table:table-cell>
          <table:table-cell table:style-name="ce781" office:value-type="string" calcext:value-type="string">
            <text:p><text:span text:style-name="T38">Art. 29 ust. 1, </text:span>Pkt 10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zjazd z dróg krajowych i wojewódzkich oraz zatok parkingowych na tych drogach</text:p>
          </table:table-cell>
          <table:table-cell table:style-name="ce781" office:value-type="string" calcext:value-type="string">
            <text:p><text:span text:style-name="T38">Art. 29 ust. 1, </text:span>Pkt 11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budowlane służące bezpośrednio do wykonywania działalności regulowanej ustawą z dnia 9 czerwca 2011 r. -Prawo geologiczne i górnicze, w zakresie poszukiwania i rozpoznawania złóż węglowodorów</text:p>
          </table:table-cell>
          <table:table-cell table:style-name="ce781" office:value-type="string" calcext:value-type="string">
            <text:p><text:span text:style-name="T38">Art. 29 ust. 1, </text:span>Pkt 12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budowlane piętrzące wodę i upustowych o wysokości piętrzenia poniżej 1 m poza śródlądowymi drogami wodnymi oraz poza obszarem parków narodowych, rezerwatów przyrody i parków krajobrazowych oraz ich otulin</text:p>
          </table:table-cell>
          <table:table-cell table:style-name="ce781" office:value-type="string" calcext:value-type="string">
            <text:p><text:span text:style-name="T38">Art. 29 ust. 1, </text:span>Pkt 13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stojacy parterowy budynek gospodarczy o pow. do 35 m2 / max 2 na 500 m2 powierzchni działki</text:p>
          </table:table-cell>
          <table:table-cell table:style-name="ce781" office:value-type="string" calcext:value-type="string">
            <text:p><text:span text:style-name="T38">Art. 29 ust. 1, </text:span>Pkt 14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stojacy garaż o pow. do 35 m2 / max 2 na 500 m2 powierzchni działki</text:p>
          </table:table-cell>
          <table:table-cell table:style-name="ce781" office:value-type="string" calcext:value-type="string">
            <text:p><text:span text:style-name="T38">Art. 29 ust. 1, </text:span>Pkt 14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stojaca wiata o pow. do 35 m2 / max 2 na 500 m2 powierzchni działki</text:p>
          </table:table-cell>
          <table:table-cell table:style-name="ce781" office:value-type="string" calcext:value-type="string">
            <text:p><text:span text:style-name="T38">Art. 29 ust. 1, </text:span>Pkt 14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domowy ganek o pow. do 35 m2 / max 2 na 500 m2 powierzchni działki</text:p>
          </table:table-cell>
          <table:table-cell table:style-name="ce781" office:value-type="string" calcext:value-type="string">
            <text:p><text:span text:style-name="T38">Art. 29 ust. 1, </text:span>Pkt 15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domowa oranżeria (ogród zimowy) o pow. do 35 m2 - max 2 na 500 m2 powierzchni działki</text:p>
          </table:table-cell>
          <table:table-cell table:style-name="ce781" office:value-type="string" calcext:value-type="string">
            <text:p><text:span text:style-name="T38">Art. 29 ust. 1, </text:span>Pkt 15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ch parterowych budynków rekreacji indywidualnej rozumianych jako budynki przeznaczone do okresowego wypoczynku, o powierzchni zabudowy do 35 m2 / max 1 na 500 m2 powierzchni działki</text:p>
          </table:table-cell>
          <table:table-cell table:style-name="ce781" office:value-type="string" calcext:value-type="string">
            <text:p><text:span text:style-name="T38">Art. 29 ust. 1, </text:span>Pkt 16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 parterowy bud.rekreacji indyw. rozumiany jako budynki przeznaczone do okresowego wypoczynku, pow.35 m2, ale nie więcej niż 70 m2, przy rozp. elementów konstr. do 6 m i wysięgu wsporników do 2 m / max 1 na 500 m2 powierzchni działki</text:p>
          </table:table-cell>
          <table:table-cell table:style-name="ce781" office:value-type="string" calcext:value-type="string">
            <text:p><text:span text:style-name="T38">Art. 29 ust. 1, </text:span>Pkt 16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arterowy budynek o powierzchni zabudowy do 35 m2, służących jako zaplecze do bieżącego utrzymania linii kolejowych, położonych na terenach stanowiących własność Skarbu Państwa, sytuowanych na obszarze Natura 2000</text:p>
          </table:table-cell>
          <table:table-cell table:style-name="ce781" office:value-type="string" calcext:value-type="string">
            <text:p><text:span text:style-name="T38">Art. 29 ust. 1, </text:span>Pkt 17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1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Gospo. obiekt bud. o pow. zabudowy do 35 m2, przy rozp. konstrukcji nie większej niż 4,80 m, na cele gospodarki leśnej i położonych na gruntach leśnych Skarbu Państwa, sytuowanych na obszarze Natura 2000</text:p>
          </table:table-cell>
          <table:table-cell table:style-name="ce781" office:value-type="string" calcext:value-type="string">
            <text:p><text:span text:style-name="T38">Art. 29 ust. 1, </text:span>Pkt 18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1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wy i zbiorniki wodnych o powierzchni nieprzekraczającej 500 m2 i głębokości nieprzekraczającej 2 m od naturalnej powierzchni terenu, na cele gospodarki leśnej i położonych na gruntach leśnych Skarbu Państwa, sytuowanych na obszarze Natura 2000</text:p>
          </table:table-cell>
          <table:table-cell table:style-name="ce781" office:value-type="string" calcext:value-type="string">
            <text:p>Art. 29 ust. 1, Pkt 18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nowiska postojowe dla samochodów osobowych do 10 stanowisk włącznie, sytuowanych na obszarze Natura 2000</text:p>
          </table:table-cell>
          <table:table-cell table:style-name="ce781" office:value-type="string" calcext:value-type="string">
            <text:p><text:span text:style-name="T38">Art. 29 ust. 1, </text:span>Pkt 19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boisko szkolne oraz boisko, kortów tenisowych, bieżni służących do rekreacji</text:p>
          </table:table-cell>
          <table:table-cell table:style-name="ce781" office:value-type="string" calcext:value-type="string">
            <text:p><text:span text:style-name="T38">Art. 29 ust. 1, </text:span>Pkt 20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grodzenie o wysokości powyżej 2,2 m</text:p>
          </table:table-cell>
          <table:table-cell table:style-name="ce781" office:value-type="string" calcext:value-type="string">
            <text:p><text:span text:style-name="T38">Art. 29 ust. 1, </text:span>Pkt 21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domowy taras naziemny o powierzchni zabudowy powyżej 35 m2</text:p>
          </table:table-cell>
          <table:table-cell table:style-name="ce781" office:value-type="string" calcext:value-type="string">
            <text:p><text:span text:style-name="T38">Art. 29 ust. 1, </text:span>Pkt 22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elektroenergetyczne</text:p>
          </table:table-cell>
          <table:table-cell table:style-name="ce781" office:value-type="string" calcext:value-type="string">
            <text:p><text:span text:style-name="T38">Art. 29 ust. 1, </text:span>Pkt 23 lit a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wodociągowe</text:p>
          </table:table-cell>
          <table:table-cell table:style-name="ce781" office:value-type="string" calcext:value-type="string">
            <text:p><text:span text:style-name="T38">Art. 29 ust. 1, </text:span>Pkt 23 lit b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kanalizacyjne</text:p>
          </table:table-cell>
          <table:table-cell table:style-name="ce781" office:value-type="string" calcext:value-type="string">
            <text:p><text:span text:style-name="T38">Art. 29 ust. 1, </text:span>Pkt 23 lit c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gazowe</text:p>
          </table:table-cell>
          <table:table-cell table:style-name="ce781" office:value-type="string" calcext:value-type="string">
            <text:p><text:span text:style-name="T38">Art. 29 ust. 1, </text:span>Pkt 23 lit d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cieplne</text:p>
          </table:table-cell>
          <table:table-cell table:style-name="ce781" office:value-type="string" calcext:value-type="string">
            <text:p><text:span text:style-name="T38">Art. 29 ust. 1, </text:span>Pkt 23 lit e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rzyłącze: telekomunikacyjne</text:p>
          </table:table-cell>
          <table:table-cell table:style-name="ce781" office:value-type="string" calcext:value-type="string">
            <text:p><text:span text:style-name="T38">Art. 29 ust. 1, </text:span>Pkt 23 lit f)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kanał technologiczny, w rozumieniu art. 4 pkt 15a ustawy z dnia 21 marca 1985 r. o drogach publicznych w pasie drogowym w ramach przebudowy drogi</text:p>
          </table:table-cell>
          <table:table-cell table:style-name="ce781" office:value-type="string" calcext:value-type="string">
            <text:p><text:span text:style-name="T38">Art. 29 ust. 1, </text:span>Pkt 24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2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a ładowania, w rozumieniu art. 2 pkt 27 ustawy z dnia 11 stycznia 2018 r. o elektromobilności i paliwach alternatywnych z wyłączeniem infrastruktury ładowania drogowego transportu publicznego w rozumieniu art. 2 pkt 3 tej ustawy</text:p>
          </table:table-cell>
          <table:table-cell table:style-name="ce781" office:value-type="string" calcext:value-type="string">
            <text:p><text:span text:style-name="T38">Art. 29 ust. 1, </text:span>Pkt 25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niecka dezynfekcyjna, w tym niecek dezynfekcyjnych z zadaszeniem</text:p>
          </table:table-cell>
          <table:table-cell table:style-name="ce781" office:value-type="string" calcext:value-type="string">
            <text:p><text:span text:style-name="T38">Art. 29 ust. 1, </text:span>Pkt 26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odbudowa słupowa dla telekomunikacyjnych linii kablowych oraz linii elektroenergetycznych</text:p>
          </table:table-cell>
          <table:table-cell table:style-name="ce781" office:value-type="string" calcext:value-type="string">
            <text:p><text:span text:style-name="T38">Art. 29 ust. 1, </text:span>Pkt 27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, wykonany przez projektanta posiadającego wymagane uprawnienia budowlane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y małej architektury w miejscach publicznych</text:p>
          </table:table-cell>
          <table:table-cell table:style-name="ce781" office:value-type="string" calcext:value-type="string">
            <text:p><text:span text:style-name="T38">Art. 29 ust. 1, </text:span>Pkt 28</text:p>
          </table:table-cell>
          <table:table-cell table:style-name="ce644" office:value-type="string" calcext:value-type="string">
            <text:p>6743.2</text:p>
          </table:table-cell>
          <table:table-cell table:style-name="ce783" office:value-type="string" calcext:value-type="string">
            <text:p>projekt zagospodarowania działki lub terenu, wykonany przez projektanta posiadającego wymagane uprawnienia budowlane </text:p>
          </table:table-cell>
          <table:table-cell table:number-columns-repeated="1017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płyta do składowania obornika -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38">Art. 29 ust. 1, </text:span>Pkt 29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zczelny zbiornik na gnojówkę lub gnojowicę -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38">Art. 29 ust. 1, </text:span>Pkt 29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naziemny silos na materiały sypkie, o pojemności do 250 m3 i wysokości nie większej niż 15 m –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38">Art. 29 ust. 1, </text:span>Pkt 29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los na kiszonkę – obiekt gospodarczy związany z produkcją rolną i uzupełniający zabudowę zagrodową w ramach istniejącej działki siedliskowej</text:p>
          </table:table-cell>
          <table:table-cell table:style-name="ce781" office:value-type="string" calcext:value-type="string">
            <text:p><text:span text:style-name="T38">Art. 29 ust. 1, </text:span>Pkt 29 lit d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a regazyfikacji LNG o pojemności zbiornika magazynowania gazu do 10 m3</text:p>
          </table:table-cell>
          <table:table-cell table:style-name="ce781" office:value-type="string" calcext:value-type="string">
            <text:p><text:span text:style-name="T38">Art. 29 ust. 1, </text:span>Pkt 30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style-name="ce784" office:value-type="string" calcext:value-type="string">
            <text:p>uzgadnia się pod względem ochrony przeciwpożarowej </text:p>
          </table:table-cell>
          <table:table-cell table:number-columns-repeated="1016"/>
        </table:table-row>
        <table:table-row table:style-name="ro63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a regazyfikacji LNG o poj. zbiornika magazynowania gazu równej lub przekraczającej 10 m3, stanowiących tymczasowe obiekty budowlane niepołączone trwale z gruntem i przewidziane do rozbiórki lub przeniesienia w inne miejsce - w terminie określonym w zgłoszeniu, ale nie później niż przed upływem 2 lat od dnia rozpoczęcia budowy określonego w zgłoszeniu;</text:p>
          </table:table-cell>
          <table:table-cell table:style-name="ce781" office:value-type="string" calcext:value-type="string">
            <text:p><text:span text:style-name="T38">Art. 29 ust. 1, </text:span>Pkt 30a</text:p>
          </table:table-cell>
          <table:table-cell table:style-name="ce782" office:value-type="string" calcext:value-type="string">
            <text:p>6743.5</text:p>
          </table:table-cell>
          <table:table-cell office:value-type="string" calcext:value-type="string">
            <text:p>projekt zagospodarowania działki lub terenu wraz z opisem technicznym instalacji, wykonany przez projektanta posiadającego odpowiednie uprawnienia budowlane</text:p>
          </table:table-cell>
          <table:table-cell table:style-name="ce784" office:value-type="string" calcext:value-type="string">
            <text:p>uzgadnia się pod względem ochrony przeciwpożarowej </text:p>
          </table:table-cell>
          <table:table-cell table:number-columns-repeated="1016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wy i zbiorniki wodne o powierzchni przekraczającej 1000 m2 i nieprzekraczającej 5000 m2 oraz głębokości nieprzekraczającej 3 m, położonych w całości na gruntach rolnych</text:p>
          </table:table-cell>
          <table:table-cell table:style-name="ce781" office:value-type="string" calcext:value-type="string">
            <text:p><text:span text:style-name="T38">Art. 29 ust. 1, </text:span>Pkt 31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4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jednokondygnacyjny budynk gosp. o prostej konstrukcji, związanych z prod. rolną, o pow. zab. do 300 m2, rozp. konstrukcji nie większej niż 7 m i wys. nie większej niż 7 m, których obszar oddz. mieści się na działkach, na których zostały zaprojektowane</text:p>
          </table:table-cell>
          <table:table-cell table:style-name="ce781" office:value-type="string" calcext:value-type="string">
            <text:p><text:span text:style-name="T38">Art. 29 ust. 1, </text:span>Pkt 32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dokumentacja techniczna wykonaną przez projektanta posiadającego odpowiednie uprawnienia budowlane </text:p>
          </table:table-cell>
          <table:table-cell table:number-columns-repeated="1017"/>
        </table:table-row>
        <table:table-row table:style-name="ro65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iata o prostej konstrukcji, związanych z produkcją rolną, o powierzchni zab.do 300 m2, przy rozp. konstrukcji nie większej niż 7 m i wysokości nie większej niż 7 m, których obszar oddziaływania mieści się na działkach, na których zostały zaprojektowane</text:p>
          </table:table-cell>
          <table:table-cell table:style-name="ce781" office:value-type="string" calcext:value-type="string">
            <text:p><text:span text:style-name="T38">Art. 29 ust. 1, </text:span>Pkt 32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dokumentacja techniczna wykonaną przez projektanta posiadającego odpowiednie uprawnienia budowlane </text:p>
          </table:table-cell>
          <table:table-cell table:number-columns-repeated="1017"/>
        </table:table-row>
        <table:table-row table:style-name="ro64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obiektów bud. służący przechowywaniu zboża o maksymalnej poj. 5000 t, usytuowanych w <text:s/>w granicach admin. portów morskich o podstawowym znaczeniu dla gospodarki narodowej, w rozumieniu art. 2 pkt 3 ustawy z dnia 20 grudnia 1996 r. o portach i przystaniach morskich</text:p>
          </table:table-cell>
          <table:table-cell table:style-name="ce781" office:value-type="string" calcext:value-type="string">
            <text:p><text:span text:style-name="T38">Art. 29 ust. 1, </text:span>Pkt 33</text:p>
          </table:table-cell>
          <table:table-cell table:style-name="ce644" office:value-type="string" calcext:value-type="string">
            <text:p>6743.2</text:p>
          </table:table-cell>
          <table:table-cell office:value-type="string" calcext:value-type="string">
            <text:p>dokumentacja techniczna wykonaną przez projektanta posiadającego odpowiednie uprawnienia budowlane </text:p>
          </table:table-cell>
          <table:table-cell table:number-columns-repeated="1017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elektroenergetyczna obejmująca napięcie znamionowe nie wyższe niż 15 kV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wodociągow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kanalizacyjn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ciepln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ć gazowa o ciśnieniu roboczym nie wyższym niż 0,5 MPa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wolno stojący parterowy budynek stacji transformatorowych i kontenerowych stacji transformatorowych o powierzchni zabudowy do 35 m2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Instal. zbiornikowych na gaz płynny z pojedynczym zbiornikiem o pojemności do 7 m3, przeznaczonych do zasilania instalacji gazowych w bud. mieszkalnych jednorodzinnych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zjazd z dróg krajowych i wojewódzkich oraz zatok parkingowych na tych drogach.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obiekty bud. służące bezpośrednio do wykonywania działalności regulowanej ustawą z dnia 9 czerwca 2011 r. - Prawo geolo. i górnicze w zakresie poszukiwania i rozpoznawania złóż węglowodorów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obiekty bud. piętrzące wodę i upustowych o wysokości piętrzenia poniżej 1 m poza śródlądowymi drogami wodnymi oraz poza obszarem parków narodowych, rezerwatów przyrody i parków krajobrazowych oraz ich otulin.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tacja regazyfikacji LNG o poj. zbiornika magazynowania gazu do 10 m3</text:p>
          </table:table-cell>
          <table:table-cell table:style-name="ce781" office:value-type="string" calcext:value-type="string">
            <text:p>Art. 29 ust. 3, Pkt 1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ci gazowych innych niż wymienione w ust. 1 pkt 2 lit. E</text:p>
          </table:table-cell>
          <table:table-cell table:style-name="ce781" office:value-type="string" calcext:value-type="string">
            <text:p>Art. 29 ust. 3, Pkt 1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sieci elektroenergetycznych innych niż wymienione w ust. 1 pkt 2 lit. A</text:p>
          </table:table-cell>
          <table:table-cell table:style-name="ce781" office:value-type="string" calcext:value-type="string">
            <text:p>Art. 29 ust. 3, Pkt 1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dróg, torów kolejowych i urządzeń z nimi związanych, torów tramwajowych i urządzeń z nimi związanych</text:p>
          </table:table-cell>
          <table:table-cell table:style-name="ce781" office:value-type="string" calcext:value-type="string">
            <text:p>Art. 29 ust. 3, Pkt 1 lit d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polegającej na dociepleniu budynków o wysokości powyżej 12 m i nie wyższych niż 25 m</text:p>
          </table:table-cell>
          <table:table-cell table:style-name="ce781" office:value-type="string" calcext:value-type="string">
            <text:p>Art. 29 ust. 3, Pkt 1 lit e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3">
          <table:table-cell/>
          <table:table-cell table:style-name="ce776" office:value-type="string" calcext:value-type="string">
            <text:p>Przebudowa</text:p>
          </table:table-cell>
          <table:table-cell table:style-name="ce778" office:value-type="string" calcext:value-type="string">
            <text:p>instalacji odnawialnych źródeł energii o łącznej mocy zainstalowanej elektrycznej nie większej niż 1 MW wykorzystujących hydroenergię do wytwarzania energii elektrycznej w rozumieniu ustawy z dnia 20 lutego 2015 r. o odnawialnych źródłach energii</text:p>
          </table:table-cell>
          <table:table-cell table:style-name="ce781" office:value-type="string" calcext:value-type="string">
            <text:p>Art. 29 ust. 3, Pkt 1 lit f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Remont</text:p>
          </table:table-cell>
          <table:table-cell table:style-name="ce778" office:value-type="string" calcext:value-type="string">
            <text:p>budowli, których budowa wymaga uzyskania decyzji o pozwoleniu na budowę</text:p>
          </table:table-cell>
          <table:table-cell table:style-name="ce781" office:value-type="string" calcext:value-type="string">
            <text:p>Art. 29 ust. 3, Pkt 2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Remont</text:p>
          </table:table-cell>
          <table:table-cell table:style-name="ce778" office:value-type="string" calcext:value-type="string">
            <text:p>budynków, których budowa wymaga uzyskania decyzji o pozwoleniu na budowę - w zakresie przegród zewnętrznych albo elementów konstrukcyjnych</text:p>
          </table:table-cell>
          <table:table-cell table:style-name="ce781" office:value-type="string" calcext:value-type="string">
            <text:p>Art. 29 ust. 3, Pkt 2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0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na obiektach budowlanych stanowiących albo niestanowiących całości techniczno-użytkowej urządzeń, w tym antenowych konstrukcji wsporczych i instalacji radiokomunikacyjnych, a także związanego z tymi urządzeniami osprzętu i urządzeń zasilających, o wysokości powyżej 3 m</text:p>
          </table:table-cell>
          <table:table-cell table:style-name="ce781" office:value-type="string" calcext:value-type="string">
            <text:p>Art. 29 ust. 3, Pkt 3 lit a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krat na budynkach mieszkalnych wielorodzinnych, użyteczności publicznej i zamieszkania zbiorowego</text:p>
          </table:table-cell>
          <table:table-cell table:style-name="ce781" office:value-type="string" calcext:value-type="string">
            <text:p>Art. 29 ust. 3, Pkt 3 lit b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tablic i urządzeń reklamowych, z wyjątkiem reklam świetlnych i podświetlanych usytuowanych poza obszarem zabudowanym w rozumieniu przepisów o ruchu drogowym</text:p>
          </table:table-cell>
          <table:table-cell table:style-name="ce781" office:value-type="string" calcext:value-type="string">
            <text:p>Art. 29 ust. 3, Pkt 3 lit c)</text:p>
          </table:table-cell>
          <table:table-cell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mikroinstalacji biogazu rolniczego, o której mowa w art. 19 ust. 1 ustawy z dnia 20 lutego 2015 r. o odnawialnych źródłach energii.</text:p>
          </table:table-cell>
          <table:table-cell table:style-name="ce781" office:value-type="string" calcext:value-type="string">
            <text:p>Art. 29 ust. 3, Pkt 3 lit e)</text:p>
          </table:table-cell>
          <table:table-cell table:style-name="ce644" office:value-type="string" calcext:value-type="string">
            <text:p>6743.2</text:p>
          </table:table-cell>
          <table:table-cell/>
          <table:table-cell office:value-type="string" calcext:value-type="string">
            <text:p>uzgadnia się pod względem ochrony przeciwpożarowej</text:p>
          </table:table-cell>
          <table:table-cell table:number-columns-repeated="1016"/>
        </table:table-row>
        <table:table-row table:style-name="ro66">
          <table:table-cell/>
          <table:table-cell table:style-name="ce776" office:value-type="string" calcext:value-type="string">
            <text:p>Inne</text:p>
          </table:table-cell>
          <table:table-cell table:style-name="ce778" office:value-type="string" calcext:value-type="string">
            <text:p>nieskatalogowane</text:p>
          </table:table-cell>
          <table:table-cell table:number-columns-repeated="2" table:style-name="ce644" office:value-type="string" calcext:value-type="string">
            <text:p>6743.2</text:p>
          </table:table-cell>
          <table:table-cell table:number-columns-repeated="1018"/>
        </table:table-row>
        <table:table-row table:style-name="ro66" table:number-rows-repeated="34">
          <table:table-cell table:number-columns-repeated="1023"/>
        </table:table-row>
        <table:table-row table:style-name="ro1" table:number-rows-repeated="10484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. 29 Pr.bud. BiP" table:style-name="ta1">
        <office:forms form:automatic-focus="false" form:apply-design-mode="false"/>
        <table:table-column table:style-name="co57" table:default-cell-style-name="ce773"/>
        <table:table-column table:style-name="co26" table:default-cell-style-name="ce169"/>
        <table:table-column table:style-name="co58" table:default-cell-style-name="ce773"/>
        <table:table-column table:style-name="co59" table:default-cell-style-name="ce780"/>
        <table:table-column table:style-name="co10" table:default-cell-style-name="ce772"/>
        <table:table-column table:style-name="co60" table:default-cell-style-name="ce773"/>
        <table:table-column table:style-name="co61" table:default-cell-style-name="ce773"/>
        <table:table-column table:style-name="co62" table:default-cell-style-name="ce773"/>
        <table:table-column table:style-name="co10" table:number-columns-repeated="1015" table:default-cell-style-name="ce773"/>
        <table:table-row table:style-name="ro45">
          <table:table-cell table:style-name="ce772"/>
          <table:table-cell table:style-name="ce774" office:value-type="string" calcext:value-type="string">
            <text:p>Rodzaj</text:p>
          </table:table-cell>
          <table:table-cell table:style-name="ce777" office:value-type="string" calcext:value-type="string">
            <text:p>Zamierzenie budowlane </text:p>
          </table:table-cell>
          <table:table-cell table:style-name="ce779" office:value-type="string" calcext:value-type="string">
            <text:p>Podstawa prawna</text:p>
          </table:table-cell>
          <table:table-cell table:style-name="ce777" office:value-type="string" calcext:value-type="string">
            <text:p>Nr reejstru</text:p>
          </table:table-cell>
          <table:table-cell table:style-name="ce777" office:value-type="string" calcext:value-type="string" table:number-columns-spanned="2" table:number-rows-spanned="1">
            <text:p>dodatkowe wymagania</text:p>
          </table:table-cell>
          <table:covered-table-cell table:style-name="ce777"/>
          <table:table-cell table:style-name="ce772" table:number-columns-repeated="1016"/>
        </table:table-row>
        <table:table-row table:style-name="ro1">
          <table:table-cell table:number-columns-repeated="1023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ch budynków mieszkalnych jednorodzinnych, których obszar oddziaływania mieści się w całości na działce lub działkach, na których zostały zaprojektowane</text:p>
          </table:table-cell>
          <table:table-cell table:style-name="ce781" office:value-type="string" calcext:value-type="string">
            <text:p>Art. 29 ust. 1, Pkt 1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7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, nie więcej niż dwukondyg. Bud. m. jednorodzinny o pow. zab.do 70 m2, których obszar oddziaływania mieści się w całości na działkach, na których zostały zaprojektowane, a budowa jest prowadzona w celu zaspokojenia własnych potrzeb mieszkaniowych inwestora</text:p>
          </table:table-cell>
          <table:table-cell table:style-name="ce781" office:value-type="string" calcext:value-type="string">
            <text:p>Art. 29 ust. 1, Pkt 1a</text:p>
          </table:table-cell>
          <table:table-cell table:style-name="ce644" office:value-type="string" calcext:value-type="string">
            <text:p>BiP</text:p>
          </table:table-cell>
          <table:table-cell/>
          <table:table-cell office:value-type="string" calcext:value-type="string">
            <text:p>-oświadczenie inwestora, że planowana budowa jest prowadzona w celu zaspokojenia własnych potrzeb mieszkaniowych</text:p>
            <text:p>oświadczenie inwestora, że:</text:p>
            <text:p>- przyjmuje odpowiedzialność za kierowanie budową w przypadku nieustanowienia kierownika budowy,</text:p>
            <text:p>-dokumentacja dołączona do zgłoszenia jest kompletna</text:p>
          </table:table-cell>
          <table:table-cell table:number-columns-repeated="1016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elektroenergetyczna obejmująca napięcie znamionowe nie wyższe niż 15 kV</text:p>
          </table:table-cell>
          <table:table-cell table:style-name="ce781" office:value-type="string" calcext:value-type="string">
            <text:p><text:span text:style-name="T38">Art. 29 ust. 1, </text:span>Pkt 2 lit a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wodociągowa</text:p>
          </table:table-cell>
          <table:table-cell table:style-name="ce781" office:value-type="string" calcext:value-type="string">
            <text:p><text:span text:style-name="T38">Art. 29 ust. 1, </text:span>Pkt 2 lit b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kanalizacyjna</text:p>
          </table:table-cell>
          <table:table-cell table:style-name="ce781" office:value-type="string" calcext:value-type="string">
            <text:p><text:span text:style-name="T38">Art. 29 ust. 1, </text:span>Pkt 2 lit c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cieplna</text:p>
          </table:table-cell>
          <table:table-cell table:style-name="ce781" office:value-type="string" calcext:value-type="string">
            <text:p><text:span text:style-name="T38">Art. 29 ust. 1, </text:span>Pkt 2 lit d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ieć gazowa o ciśnieniu roboczym nie wyższym niż 0,5 MPa</text:p>
          </table:table-cell>
          <table:table-cell table:style-name="ce781" office:value-type="string" calcext:value-type="string">
            <text:p><text:span text:style-name="T38">Art. 29 ust. 1, </text:span>Pkt 2 lit e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58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wolno stojący parterowy budynek stacji transformatorowych i kontenerowych stacji transformatorowych o powierzchni zabudowy do 35 m2</text:p>
          </table:table-cell>
          <table:table-cell table:style-name="ce781" office:value-type="string" calcext:value-type="string">
            <text:p><text:span text:style-name="T38">Art. 29 ust. 1, </text:span>Pkt 3 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4">
          <table:table-cell/>
          <table:table-cell table:style-name="ce776" office:value-type="string" calcext:value-type="string">
            <text:p>Przebudowa</text:p>
          </table:table-cell>
          <table:table-cell table:style-name="ce785" office:value-type="string" calcext:value-type="string">
            <text:p>przegród zewnętrznych oraz elementów konstrukcyjnych budynków mieszkalnych jednorodzinnych, o ile nie prowadzi ona do zwiększenia obszaru oddziaływania obiektu poza działkę, na której budynek jest usytuowany</text:p>
          </table:table-cell>
          <table:table-cell table:style-name="ce781" office:value-type="string" calcext:value-type="string">
            <text:p>Art. 29 ust. 3, Pkt 1 lit a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na zewnątrz użytkowanego budynku instalacji gazowych</text:p>
          </table:table-cell>
          <table:table-cell table:style-name="ce781" office:value-type="string" calcext:value-type="string">
            <text:p>Art. 29 ust. 3, Pkt 3 lit d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stalowanie</text:p>
          </table:table-cell>
          <table:table-cell table:style-name="ce778" office:value-type="string" calcext:value-type="string">
            <text:p>wewnątrz użytkowanego budynku instalacji gazowych</text:p>
          </table:table-cell>
          <table:table-cell table:style-name="ce781" office:value-type="string" calcext:value-type="string">
            <text:p>Art. 29 ust. 3, Pkt 3 lit d)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>
          <table:table-cell/>
          <table:table-cell table:style-name="ce776" office:value-type="string" calcext:value-type="string">
            <text:p>Inne</text:p>
          </table:table-cell>
          <table:table-cell table:style-name="ce778" office:value-type="string" calcext:value-type="string">
            <text:p>nieskatalogowane</text:p>
          </table:table-cell>
          <table:table-cell table:style-name="ce644" office:value-type="string" calcext:value-type="string">
            <text:p>6743.4</text:p>
          </table:table-cell>
          <table:table-cell table:style-name="ce644" office:value-type="string" calcext:value-type="string">
            <text:p>BiP</text:p>
          </table:table-cell>
          <table:table-cell table:number-columns-repeated="1018"/>
        </table:table-row>
        <table:table-row table:style-name="ro66" table:number-rows-repeated="34">
          <table:table-cell table:number-columns-repeated="1023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(5) 6743.3. - Zm. Sp. Użytk." table:style-name="ta1">
        <office:forms form:automatic-focus="false" form:apply-design-mode="false"/>
        <table:table-column table:style-name="co10" table:default-cell-style-name="ce3"/>
        <table:table-column table:style-name="co10" table:default-cell-style-name="ce169"/>
        <table:table-column table:style-name="co63" table:default-cell-style-name="ce31"/>
        <table:table-column table:style-name="co42" table:default-cell-style-name="ce40"/>
        <table:table-column table:style-name="co42" table:default-cell-style-name="ce60"/>
        <table:table-column table:style-name="co42" table:number-columns-repeated="4" table:default-cell-style-name="ce51"/>
        <table:table-column table:style-name="co42" table:number-columns-repeated="5" table:default-cell-style-name="ce169"/>
        <table:table-column table:style-name="co47" table:default-cell-style-name="ce169"/>
        <table:table-column table:style-name="co2" table:default-cell-style-name="ce544"/>
        <table:table-column table:style-name="co64" table:default-cell-style-name="ce33"/>
        <table:table-column table:style-name="co64" table:default-cell-style-name="ce623"/>
        <table:table-column table:style-name="co64" table:number-columns-repeated="2" table:default-cell-style-name="ce33"/>
        <table:table-column table:style-name="co64" table:default-cell-style-name="ce624"/>
        <table:table-row table:style-name="ro1">
          <table:table-cell table:style-name="Default" table:number-columns-repeated="21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4" table:style-name="ce169"/>
          <table:covered-table-cell table:number-columns-repeated="4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68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5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Zmiana sposbu użytkowania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6]&gt;[.S9];IF([.Q6]=&quot;TAK&quot;;IF(OR([.B11]&gt;[.B15];[.B15]&gt;[.B11]);&quot;postę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6]=&quot;TAK&quot;;IF(OR([.B11]&gt;[.B15];[.B15]&gt;[.B11]);&quot;poste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1-15" calcext:value-type="date">
            <text:p>15.11.2024</text:p>
          </table:table-cell>
          <table:table-cell table:style-name="ce18"/>
          <table:covered-table-cell table:number-columns-repeated="4" table:style-name="Default"/>
          <table:table-cell table:style-name="ce578" office:value-type="string" calcext:value-type="string">
            <text:p>z</text:p>
          </table:table-cell>
          <table:table-cell table:style-name="ce579" table:number-columns-spanned="2" table:number-rows-spanned="1"/>
          <table:covered-table-cell table:style-name="ce64"/>
          <table:table-cell table:style-name="ce578" office:value-type="string" calcext:value-type="string">
            <text:p>na</text:p>
          </table:table-cell>
          <table:table-cell table:style-name="ce580" table:number-columns-spanned="3" table:number-rows-spanned="1"/>
          <table:covered-table-cell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4]);&quot;-&quot;;IF(AND([.Q6]=&quot; &quot;;[.Q9]=&quot; &quot;);IF(OR([.B11]&gt;[.B15];[.B15]&gt;[.B11]);&quot;BiA&quot;;IF(ISBLANK([.U6]);TODAY()-[.B4];TODAY()-[.U6]));IF(AND([.Q6]=&quot;TAK&quot;;[.Q9]=&quot; &quot;);IF(OR([.B11]&gt;[.B15];[.B15]&gt;[.B11]);&quot;BiA&quot;;IF([.Q6]=&quot;TAK&quot;;IF(ISBLANK([.U6]);&quot; - &quot;;IF(ISBLANK([.U6]);TODAY()-[.B4]-([.U6]-[.S6]);TODAY()-[.U6]-([.U6]-[.S6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6]=&quot;TAK&quot;);IF(OR([.B11]&gt;[.B15];[.B15]&gt;[.B11]);&quot;BiA&quot;;IF(OR(AND([.S6]&gt;=[.S9];[.S6]&lt;=[.U9];[.U9]&lt;=[.U6]);AND([.U6]&gt;=[.S9];[.U6]&lt;=[.U9];[.S9]&gt;=[.S6]));IFERROR(IF(ISBLANK([.U6]);TODAY()-[.B4]-(IF(OR(AND([.S6]&gt;=[.S9];[.S6]&lt;=[.U9];[.U9]&lt;=[.U6]);AND([.U6]&gt;=[.S9];[.U6]&lt;=[.U9];[.S9]&gt;=[.S6]));MAX([.U$8:.U$9])-(MIN([.S$8:.S$9]));&quot;licz inaczej&quot;));TODAY()-[.U6]-(IF(OR(AND([.S6]&gt;=[.S9];[.S6]&lt;=[.U9];[.U9]&lt;=[.U6]);AND([.U6]&gt;=[.S9];[.U6]&lt;=[.U9];[.S9]&gt;=[.S6]));MAX([.U$8:.U$9])-(MIN([.S$8:.S$9]));&quot;-&quot;)));&quot;-&quot;);IF(OR(AND([.S9]&lt;[.S6];[.U9]&lt;[.S6]);AND([.S9]&gt;[.U6];[.U9]&gt;[.U6]));IF(OR(AND([.S9]&lt;[.S6];[.U9]&lt;[.S6]);AND([.S9]&gt;[.U6];[.U9]&gt;[.U6]));IFERROR(IF(ISBLANK([.U6]);TODAY()-[.B4]-((IFERROR(IF(ISBLANK([.U6]);&quot;-&quot;;[.U6])-(IF(ISBLANK([.S6]);&quot;-&quot;;[.S6]));&quot;-&quot;))+(IFERROR(IF(ISBLANK([.U9]);&quot;-&quot;;[.U9])-(IF(ISBLANK([.S9]);&quot;-&quot;;[.S9]));&quot;-&quot;)));TODAY()-[.U6]-((IFERROR(IF(ISBLANK([.U6]);&quot;-&quot;;[.U6])-(IF(ISBLANK([.S6]);&quot;-&quot;;[.S6]));&quot;-&quot;))+(IFERROR(IF(ISBLANK([.U9]);&quot;-&quot;;[.U9])-(IF(ISBLANK([.S9]);&quot;-&quot;;[.S9]));&quot;-&quot;))));&quot;-&quot;);&quot;-&quot;);IF(OR(AND([.S9]&lt;[.S6];[.S9]&lt;[.U6];[.U9]&gt;[.U6];[.U9]&gt;[.S6]);AND([.S9]&gt;[.S6];[.S9]&lt;[.U6];[.U9]&gt;[.S6];[.U9]&lt;[.U6]));IFERROR(IF(ISBLANK([.U6]);TODAY()-[.B4]-(IFERROR(IF(OR(AND([.S9]&lt;[.S6];[.S9]&lt;[.U6];[.U9]&gt;[.U6];[.U9]&gt;[.S6]);AND([.S9]&gt;[.S6];[.S9]&lt;[.U6];[.U9]&gt;[.S6];[.U9]&lt;[.U6]));MAX([.U$8:.U$9])-(MIN([.S$8:.S$9]));&quot;-&quot;);&quot;-&quot;));TODAY()-[.U6]-(IFERROR(IF(OR(AND([.S9]&lt;[.S6];[.S9]&lt;[.U6];[.U9]&gt;[.U6];[.U9]&gt;[.S6]);AND([.S9]&gt;[.S6];[.S9]&lt;[.U6];[.U9]&gt;[.S6];[.U9]&lt;[.U6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>
          <table:table-row table:style-name="ro69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1- Budynki</text:p>
            </table:table-cell>
            <table:covered-table-cell table:number-columns-repeated="4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11 – mieszkalne</text:p>
            </table:table-cell>
            <table:covered-table-cell table:number-columns-repeated="4"/>
            <table:table-cell table:style-name="ce85" table:formula="of:=VLOOKUP([.E9];[$PKOB.H3:$PKOB.I1021];2;0)" office:value-type="float" office:value="1122" calcext:value-type="float">
              <text:p>1122</text:p>
            </table:table-cell>
            <table:table-cell table:style-name="ce96" table:formula="of:=VLOOKUP([.E9];[$PKOB.$H$3:$PKOB.$J$999];3;0)" office:value-type="string" office:string-value="ZL III" calcext:value-type="string" table:number-columns-spanned="2" table:number-rows-spanned="1">
              <text:p>ZL III</text:p>
            </table:table-cell>
            <table:covered-table-cell table:style-name="ce99"/>
            <table:table-cell table:style-name="ce102" table:formula="of:=VLOOKUP([.E9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>
            <table:covered-table-cell table:style-name="ce8" table:content-validation-name="val2"/>
            <table:covered-table-cell/>
            <table:table-cell/>
            <table:table-cell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112 – Budynki o dwóch mieszkaniach i wielomieszkaniowe</text:p>
            </table:table-cell>
            <table:covered-table-cell table:number-columns-repeated="4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0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1122 – Budynki o trzech i więcej mieszkaniach</text:p>
            </table:table-cell>
            <table:covered-table-cell table:number-columns-repeated="4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523" table:number-columns-spanned="6" table:number-rows-spanned="9"/>
            <table:covered-table-cell table:number-columns-repeated="4" table:style-name="ce525"/>
            <table:covered-table-cell table:style-name="ce539"/>
          </table:table-row>
          <table:table-row table:style-name="ro1">
            <table:table-cell office:value-type="string" calcext:value-type="string" table:number-columns-spanned="2" table:number-rows-spanned="1">
              <text:p>Zaświadczenie / Decyzja</text:p>
            </table:table-cell>
            <table:covered-table-cell/>
            <table:table-cell/>
            <table:table-cell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budynki o trzech i więcej mieszkaniach</text:p>
            </table:table-cell>
            <table:covered-table-cell table:number-columns-repeated="4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covered-table-cell table:number-columns-repeated="6"/>
          </table:table-row>
          <table:table-row table:style-name="ro1">
            <table:table-cell table:style-name="ce22" table:content-validation-name="val33" office:value-type="string" calcext:value-type="string" table:number-columns-spanned="2" table:number-rows-spanned="1">
              <text:p>Sprzeciwu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 table:style-name="ce57"/>
            <table:covered-table-cell/>
            <table:covered-table-cell table:style-name="ce621"/>
            <table:covered-table-cell table:number-columns-repeated="3" table:style-name="ce31"/>
            <table:covered-table-cell/>
          </table:table-row>
          <table:table-row table:style-name="ro52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/>
            <table:covered-table-cell table:style-name="ce619"/>
            <table:covered-table-cell/>
            <table:covered-table-cell table:style-name="ce33"/>
            <table:covered-table-cell table:number-columns-repeated="3"/>
          </table:table-row>
          <table:table-row table:style-name="ro52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F12];[$GEODEZJA.D3:$GEODEZJA.E1022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12];[$GEODEZJA.E3:$GEODEZJA.F1022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covered-table-cell/>
            <table:covered-table-cell table:content-validation-name="val23"/>
            <table:covered-table-cell table:style-name="ce33"/>
            <table:covered-table-cell table:number-columns-repeated="2" table:style-name="ce18"/>
            <table:covered-table-cell table:style-name="ce558"/>
          </table:table-row>
          <table:table-row table:style-name="ro1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/>
            <table:covered-table-cell/>
            <table:covered-table-cell table:content-validation-name="val23"/>
            <table:covered-table-cell table:style-name="ce18"/>
            <table:covered-table-cell table:number-columns-repeated="3"/>
          </table:table-row>
          <table:table-row table:style-name="ro1">
            <table:table-cell table:style-name="ce22" table:content-validation-name="val3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/>
            <table:covered-table-cell/>
            <table:covered-table-cell table:number-columns-repeated="4" table:style-name="ce31"/>
            <table:covered-table-cell/>
          </table:table-row>
          <table:table-row table:style-name="ro56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/>
            <table:table-cell/>
            <table:table-cell table:style-name="ce60" table:number-columns-repeated="9"/>
            <table:table-cell/>
            <table:covered-table-cell table:number-columns-repeated="6"/>
          </table:table-row>
          <table:table-row table:style-name="ro52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/>
            <table:table-cell/>
            <table:table-cell table:style-name="ce60" table:number-columns-repeated="9"/>
            <table:table-cell table:style-name="Default"/>
            <table:covered-table-cell table:style-name="ce547"/>
            <table:covered-table-cell table:style-name="ce622"/>
            <table:covered-table-cell table:number-columns-repeated="3" table:style-name="ce550"/>
            <table:covered-table-cell table:style-name="ce625"/>
          </table:table-row>
        </table:table-row-group>
        <table:table-row table:style-name="ro1">
          <table:table-cell table:style-name="Default" table:number-columns-repeated="21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4" table:style-name="ce169"/>
          <table:covered-table-cell table:number-columns-repeated="4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7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Zmiana sposbu użytkowania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2]&gt;[.S25];IF([.Q22]=&quot;TAK&quot;;IF(OR([.B27]&gt;[.B31];[.B31]&gt;[.B27]);&quot;postę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2]=&quot;TAK&quot;;IF(OR([.B27]&gt;[.B31];[.B31]&gt;[.B27]);&quot;postepowanie zakończone&quot;;IF(ISBLANK([.S22]);&quot;postanowienie&quot;;IF(ISBLANK([.T22]);TODAY()-[.S22]&amp;&quot; dni od postanowienia&quot;;IF(ISBLANK([.U22]);TODAY()-[.T22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1-20" calcext:value-type="date">
            <text:p>20.11.2024</text:p>
          </table:table-cell>
          <table:table-cell table:style-name="ce18"/>
          <table:covered-table-cell table:number-columns-repeated="4" table:style-name="Default"/>
          <table:table-cell table:style-name="ce578" office:value-type="string" calcext:value-type="string">
            <text:p>z</text:p>
          </table:table-cell>
          <table:table-cell table:style-name="ce579" table:number-columns-spanned="2" table:number-rows-spanned="1"/>
          <table:covered-table-cell table:style-name="ce64"/>
          <table:table-cell table:style-name="ce578" office:value-type="string" calcext:value-type="string">
            <text:p>na</text:p>
          </table:table-cell>
          <table:table-cell table:style-name="ce580" table:number-columns-spanned="3" table:number-rows-spanned="1"/>
          <table:covered-table-cell table:style-name="ce129"/>
          <table:covered-table-cell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20]);&quot;-&quot;;IF(AND([.Q22]=&quot; &quot;;[.Q25]=&quot; &quot;);IF(OR([.B27]&gt;[.B31];[.B31]&gt;[.B27]);&quot;BiA&quot;;IF(ISBLANK([.U22]);TODAY()-[.B20];TODAY()-[.U22]));IF(AND([.Q22]=&quot;TAK&quot;;[.Q25]=&quot; &quot;);IF(OR([.B27]&gt;[.B31];[.B31]&gt;[.B27]);&quot;BiA&quot;;IF([.Q22]=&quot;TAK&quot;;IF(ISBLANK([.U22]);&quot; - &quot;;IF(ISBLANK([.U22]);TODAY()-[.B20]-([.U22]-[.S22]);TODAY()-[.U22]-([.U22]-[.S22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2]=&quot;TAK&quot;);IF(OR([.B27]&gt;[.B31];[.B31]&gt;[.B27]);&quot;BiA&quot;;IF(OR(AND([.S22]&gt;=[.S25];[.S22]&lt;=[.U25];[.U25]&lt;=[.U22]);AND([.U22]&gt;=[.S25];[.U22]&lt;=[.U25];[.S25]&gt;=[.S22]));IFERROR(IF(ISBLANK([.U22]);TODAY()-[.B20]-(IF(OR(AND([.S22]&gt;=[.S25];[.S22]&lt;=[.U25];[.U25]&lt;=[.U22]);AND([.U22]&gt;=[.S25];[.U22]&lt;=[.U25];[.S25]&gt;=[.S22]));MAX([.U$8:.U$9])-(MIN([.S$8:.S$9]));&quot;licz inaczej&quot;));TODAY()-[.U22]-(IF(OR(AND([.S22]&gt;=[.S25];[.S22]&lt;=[.U25];[.U25]&lt;=[.U22]);AND([.U22]&gt;=[.S25];[.U22]&lt;=[.U25];[.S25]&gt;=[.S22]));MAX([.U$8:.U$9])-(MIN([.S$8:.S$9]));&quot;-&quot;)));&quot;-&quot;);IF(OR(AND([.S25]&lt;[.S22];[.U25]&lt;[.S22]);AND([.S25]&gt;[.U22];[.U25]&gt;[.U22]));IF(OR(AND([.S25]&lt;[.S22];[.U25]&lt;[.S22]);AND([.S25]&gt;[.U22];[.U25]&gt;[.U22]));IFERROR(IF(ISBLANK([.U22]);TODAY()-[.B20]-((IFERROR(IF(ISBLANK([.U22]);&quot;-&quot;;[.U22])-(IF(ISBLANK([.S22]);&quot;-&quot;;[.S22]));&quot;-&quot;))+(IFERROR(IF(ISBLANK([.U25]);&quot;-&quot;;[.U25])-(IF(ISBLANK([.S25]);&quot;-&quot;;[.S25]));&quot;-&quot;)));TODAY()-[.U22]-((IFERROR(IF(ISBLANK([.U22]);&quot;-&quot;;[.U22])-(IF(ISBLANK([.S22]);&quot;-&quot;;[.S22]));&quot;-&quot;))+(IFERROR(IF(ISBLANK([.U25]);&quot;-&quot;;[.U25])-(IF(ISBLANK([.S25]);&quot;-&quot;;[.S25]));&quot;-&quot;))));&quot;-&quot;);&quot;-&quot;);IF(OR(AND([.S25]&lt;[.S22];[.S25]&lt;[.U22];[.U25]&gt;[.U22];[.U25]&gt;[.S22]);AND([.S25]&gt;[.S22];[.S25]&lt;[.U22];[.U25]&gt;[.S22];[.U25]&lt;[.U22]));IFERROR(IF(ISBLANK([.U22]);TODAY()-[.B20]-(IFERROR(IF(OR(AND([.S25]&lt;[.S22];[.S25]&lt;[.U22];[.U25]&gt;[.U22];[.U25]&gt;[.S22]);AND([.S25]&gt;[.S22];[.S25]&lt;[.U22];[.U25]&gt;[.S22];[.U25]&lt;[.U22]));MAX([.U$8:.U$9])-(MIN([.S$8:.S$9]));&quot;-&quot;);&quot;-&quot;));TODAY()-[.U22]-(IFERROR(IF(OR(AND([.S25]&lt;[.S22];[.S25]&lt;[.U22];[.U25]&gt;[.U22];[.U25]&gt;[.S22]);AND([.S25]&gt;[.S22];[.S25]&lt;[.U22];[.U25]&gt;[.S22];[.U25]&lt;[.U22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-group table:display="false">
          <table:table-row table:style-name="ro69" table:visibility="collapse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1- Budynki</text:p>
            </table:table-cell>
            <table:covered-table-cell table:number-columns-repeated="4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11 – mieszkalne</text:p>
            </table:table-cell>
            <table:covered-table-cell table:number-columns-repeated="4"/>
            <table:table-cell table:style-name="ce85" table:formula="of:=VLOOKUP([.E25];[$PKOB.H19:$PKOB.I1037];2;0)" office:value-type="float" office:value="1122" calcext:value-type="float">
              <text:p>1122</text:p>
            </table:table-cell>
            <table:table-cell table:style-name="ce96" table:formula="of:=VLOOKUP([.E25];[$PKOB.$H$3:$PKOB.$J$999];3;0)" office:value-type="string" office:string-value="ZL III" calcext:value-type="string" table:number-columns-spanned="2" table:number-rows-spanned="1">
              <text:p>ZL III</text:p>
            </table:table-cell>
            <table:covered-table-cell table:style-name="ce99"/>
            <table:table-cell table:style-name="ce102" table:formula="of:=VLOOKUP([.E25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 table:visibility="collapse">
            <table:covered-table-cell table:style-name="ce8" table:content-validation-name="val2"/>
            <table:covered-table-cell/>
            <table:table-cell/>
            <table:table-cell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112 – Budynki o dwóch mieszkaniach i wielomieszkaniowe</text:p>
            </table:table-cell>
            <table:covered-table-cell table:number-columns-repeated="4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0" table:visibility="collapse">
            <table:table-cell table:style-name="ce23" table:formula="of:=VLOOKUP([.A22];[$Inwestorzy.B20:$Inwestorzy.C1020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1122 – Budynki o trzech i więcej mieszkaniach</text:p>
            </table:table-cell>
            <table:covered-table-cell table:number-columns-repeated="4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523" table:number-columns-spanned="6" table:number-rows-spanned="9"/>
            <table:covered-table-cell table:number-columns-repeated="4" table:style-name="ce525"/>
            <table:covered-table-cell table:style-name="ce539"/>
          </table:table-row>
          <table:table-row table:style-name="ro1" table:visibility="collapse">
            <table:table-cell office:value-type="string" calcext:value-type="string" table:number-columns-spanned="2" table:number-rows-spanned="1">
              <text:p>Zaświadczenie / Decyzja</text:p>
            </table:table-cell>
            <table:covered-table-cell/>
            <table:table-cell/>
            <table:table-cell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budynki o trzech i więcej mieszkaniach</text:p>
            </table:table-cell>
            <table:covered-table-cell table:number-columns-repeated="4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covered-table-cell table:number-columns-repeated="6"/>
          </table:table-row>
          <table:table-row table:style-name="ro1" table:visibility="collapse">
            <table:table-cell table:style-name="ce22" table:content-validation-name="val33" office:value-type="string" calcext:value-type="string" table:number-columns-spanned="2" table:number-rows-spanned="1">
              <text:p>o braku sprzeciwu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 table:style-name="ce57"/>
            <table:covered-table-cell/>
            <table:covered-table-cell table:style-name="ce621"/>
            <table:covered-table-cell table:number-columns-repeated="3" table:style-name="ce31"/>
            <table:covered-table-cell/>
          </table:table-row>
          <table:table-row table:style-name="ro52" table:visibility="collapse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/>
            <table:covered-table-cell table:style-name="ce619"/>
            <table:covered-table-cell/>
            <table:covered-table-cell table:style-name="ce33"/>
            <table:covered-table-cell table:number-columns-repeated="3"/>
          </table:table-row>
          <table:table-row table:style-name="ro52" table:visibility="collapse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F28];[$GEODEZJA.D19:$GEODEZJA.E1038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28];[$GEODEZJA.E19:$GEODEZJA.F1038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/>
            <table:covered-table-cell/>
            <table:covered-table-cell table:content-validation-name="val23"/>
            <table:covered-table-cell table:style-name="ce33"/>
            <table:covered-table-cell table:number-columns-repeated="2" table:style-name="ce18"/>
            <table:covered-table-cell table:style-name="ce558"/>
          </table:table-row>
          <table:table-row table:style-name="ro1" table:visibility="collapse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4" table:style-name="ce169"/>
            <table:covered-table-cell table:number-columns-repeated="5"/>
            <table:table-cell/>
            <table:covered-table-cell/>
            <table:covered-table-cell table:content-validation-name="val23"/>
            <table:covered-table-cell table:style-name="ce18"/>
            <table:covered-table-cell table:number-columns-repeated="3"/>
          </table:table-row>
          <table:table-row table:style-name="ro1" table:visibility="collapse">
            <table:table-cell table:style-name="ce22" table:content-validation-name="val3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60"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/>
            <table:covered-table-cell/>
            <table:covered-table-cell table:number-columns-repeated="4" table:style-name="ce31"/>
            <table:covered-table-cell/>
          </table:table-row>
          <table:table-row table:style-name="ro56" table:visibility="collapse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/>
            <table:table-cell/>
            <table:table-cell table:style-name="ce60" table:number-columns-repeated="9"/>
            <table:table-cell/>
            <table:covered-table-cell table:number-columns-repeated="6"/>
          </table:table-row>
          <table:table-row table:style-name="ro52" table:visibility="collapse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/>
            <table:table-cell/>
            <table:table-cell table:style-name="ce60" table:number-columns-repeated="9"/>
            <table:table-cell table:style-name="Default"/>
            <table:covered-table-cell table:style-name="ce547"/>
            <table:covered-table-cell table:style-name="ce622"/>
            <table:covered-table-cell table:number-columns-repeated="3" table:style-name="ce550"/>
            <table:covered-table-cell table:style-name="ce625"/>
          </table:table-row>
        </table:table-row-group>
      </table:table>
      <table:table table:name="(6) 6743.4 - BiP" table:style-name="ta1">
        <table:table-column table:style-name="co10" table:default-cell-style-name="Default"/>
        <table:table-column table:style-name="co10" table:default-cell-style-name="ce169"/>
        <table:table-column table:style-name="co65" table:default-cell-style-name="ce31"/>
        <table:table-column table:style-name="co66" table:number-columns-repeated="9" table:default-cell-style-name="Default"/>
        <table:table-column table:style-name="co66" table:default-cell-style-name="ce169"/>
        <table:table-column table:style-name="co66" table:default-cell-style-name="Default"/>
        <table:table-column table:style-name="co67" table:default-cell-style-name="ce169"/>
        <table:table-column table:style-name="co68" table:default-cell-style-name="ce544"/>
        <table:table-column table:style-name="co69" table:default-cell-style-name="Default"/>
        <table:table-column table:style-name="co70" table:number-columns-repeated="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7" table:style-name="ce169"/>
          <table:covered-table-cell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1">
          <table:table-cell table:style-name="ce3" office:value-type="string" calcext:value-type="string">
            <text:p>Numer zgłoszenia</text:p>
          </table:table-cell>
          <table:table-cell table:style-name="ce29" office:value-type="string" calcext:value-type="string">
            <text:p>150.2024</text:p>
          </table:table-cell>
          <table:table-cell table:style-name="ce17"/>
          <table:table-cell table:style-name="ce43" office:value-type="string" calcext:value-type="string" table:number-columns-spanned="4" table:number-rows-spanned="1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7]&gt;[.S10];IF([.Q7]=&quot;TAK&quot;;IF(OR([.B12]&gt;[.B16];[.B16]&gt;[.B12]);&quot;postępowanie zakończone&quot;;IF(ISBLANK([.S7]);&quot;postanowienie&quot;;IF(ISBLANK([.T7]);TODAY()-[.S7]&amp;&quot; dni od postanowienia&quot;;IF(ISBLANK([.U7]);TODAY()-[.T7]&amp;&quot; dni od odebrania postanowienia&quot;;&quot;w toku&quot;))));IF([.Q7]=&quot;TAK&quot;;IF([.Q7]=&quot;TAK&quot;;IF(ISBLANK([.S7]);&quot;wezwanie&quot;;IF(ISBLANK([.T7]);TODAY()-[.S7]&amp;&quot; dni od wezwania&quot;;IF(AND(ISBLANK([.U7]);ISBLANK([.B16]));TODAY()-[.T7] &amp;&quot; dni - oczekiwanie na odpowiedź&quot;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);&quot;w toku&quot;)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;IF([.Q10]=&quot;TAK&quot;;IF(OR([.B12]&gt;[.B16];[.B16]&gt;[.B12]);&quot;postępowanie zakończone&quot;;IF(ISBLANK([.S10]);&quot;pismo do Konserwatora&quot;;IF(ISBLANK([.T10]);TODAY()-[.S10]&amp;&quot; dni od pisma do Konserwatora&quot;;IF(ISBLANK([.U10]);TODAY()-[.T10]&amp;&quot; dni od odebrania pisma przez Konserwatora&quot;;&quot;w toku&quot;))));IF([.Q7]=&quot;TAK&quot;;IF(OR([.B12]&gt;[.B16];[.B16]&gt;[.B12]);&quot;postepowanie zakończone&quot;;IF(ISBLANK([.S7]);&quot;postanowienie&quot;;IF(ISBLANK([.T7]);TODAY()-[.S7]&amp;&quot; dni od postanowienia&quot;;IF(ISBLANK([.U7]);TODAY()-[.T7]&amp;&quot; dni od odebrania postanowienia&quot;;&quot;w toku&quot;))));IF([.Q7]=&quot;TAK&quot;;IF([.Q7]=&quot;TAK&quot;;IF(ISBLANK([.S7]);&quot;wezwanie&quot;;IF(ISBLANK([.T7]);TODAY()-[.S7]&amp;&quot; dni od wezwania&quot;;IF(AND(ISBLANK([.U7]);ISBLANK([.B16]));TODAY()-[.T7] &amp;&quot; dni - oczekiwanie na odpowiedź&quot;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);&quot;w toku&quot;);IF(OR([.B12]&gt;[.B16];[.B16]&gt;[.B12]);&quot;postępowanie zakończone&quot;;IF(ISBLANK([.B5]);&quot; &quot;;IF([.Q8]=&quot;TAK&quot;;IF(ISBLANK([.S8]);&quot;zawiadomienie&quot;;IF(ISBLANK([.T8]);TODAY()-[.S8]&amp;&quot; dni od zawiadomienia&quot;;IF(ISBLANK([.T8]);&quot;zawiadomienie&quot;;TODAY()-[.T8]&amp;&quot; dni od odebrania zawiadomienia&quot;)));&quot;w toku&quot;)))))))" office:value-type="string" office:string-value=" " calcext:value-type="string" table:number-columns-spanned="4" table:number-rows-spanned="2">
            <text:p><text:s/></text:p>
          </table:table-cell>
          <table:covered-table-cell table:style-name="ce110"/>
          <table:covered-table-cell table:number-columns-repeated="2" table:style-name="ce63"/>
        </table:table-row>
        <table:table-row table:style-name="ro72">
          <table:table-cell table:style-name="ce7" office:value-type="string" calcext:value-type="string">
            <text:p>Złożony w dniu</text:p>
          </table:table-cell>
          <table:table-cell table:style-name="ce14"/>
          <table:table-cell table:style-name="ce18"/>
          <table:table-cell table:style-name="ce515" table:content-validation-name="val35" office:value-type="string" calcext:value-type="string" table:number-columns-spanned="2" table:number-rows-spanned="1">
            <text:p>Budowa</text:p>
          </table:table-cell>
          <table:covered-table-cell/>
          <table:table-cell table:style-name="ce71" table:formula="of:=VLOOKUP([.H5];[$'art. 29 Pr.bud. BiP'.C2:$'art. 29 Pr.bud. BiP'.D50];2;0)" office:value-type="string" office:string-value="Art. 29 ust. 1, Pkt 2 lit a)" calcext:value-type="string" table:number-columns-spanned="2" table:number-rows-spanned="1">
            <text:p>Art. 29 ust. 1, Pkt 2 lit a)</text:p>
          </table:table-cell>
          <table:covered-table-cell table:style-name="ce85"/>
          <table:table-cell table:style-name="ce55" table:content-validation-name="val36" office:value-type="string" calcext:value-type="string" table:number-columns-spanned="7" table:number-rows-spanned="1">
            <text:p>sieć elektroenergetyczna obejmująca napięcie znamionowe nie wyższe niż 15 kV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5]);&quot;-&quot;;IF(AND([.Q7]=&quot; &quot;;[.Q10]=&quot; &quot;);IF(OR([.B12]&gt;[.B16];[.B16]&gt;[.B12]);&quot;BiA&quot;;IF(ISBLANK([.U7]);TODAY()-[.B5];TODAY()-[.U7]));IF(AND([.Q7]=&quot;TAK&quot;;[.Q10]=&quot; &quot;);IF(OR([.B12]&gt;[.B16];[.B16]&gt;[.B12]);&quot;BiA&quot;;IF([.Q7]=&quot;TAK&quot;;IF(ISBLANK([.U7]);&quot; - &quot;;IF(ISBLANK([.U7]);TODAY()-[.B5]-([.U7]-[.S7]);TODAY()-[.U7]-([.U7]-[.S7])));IF([.Q7]=&quot;TAK&quot;;IF([.Q7]=&quot;TAK&quot;;IF(OR([.B12]&gt;[.B16];[.B16]&gt;[.B12]);&quot;BiA&quot;;IF(ISBLANK([.U7]);&quot; - &quot;;TODAY()-[.U7]));TODAY()-[.B5]);IF(OR([.B12]&gt;[.B16];[.B16]&gt;[.B12]);&quot;BiA&quot;;IF(ISBLANK([.B5]);&quot; &quot;;IF([.Q8]=&quot;TAK&quot;;TODAY()-[.B5];TODAY()-[.B5]))))));IF(AND([.Q10]=&quot;TAK&quot;;[.Q7]=&quot; &quot;);IF(OR([.B12]&gt;[.B16];[.B16]&gt;[.B12]);&quot;BiA&quot;;IF([.Q10]=&quot;TAK&quot;;IF(ISBLANK([.U10]);&quot; - &quot;;IF(ISBLANK([.U7]);TODAY()-[.B5]-([.U10]-[.S10]);TODAY()-[.U7]-([.U10]-[.S10])));IF([.Q7]=&quot;TAK&quot;;IF([.Q7]=&quot;TAK&quot;;IF(OR([.B12]&gt;[.B16];[.B16]&gt;[.B12]);&quot;BiA&quot;;IF(ISBLANK([.U7]);&quot; - &quot;;TODAY()-[.U7]));TODAY()-[.B5]);IF(OR([.B12]&gt;[.B16];[.B16]&gt;[.B12]);&quot;BiA&quot;;IF(ISBLANK([.B5]);&quot; &quot;;IF([.Q8]=&quot;TAK&quot;;TODAY()-[.B5];TODAY()-[.B5]))))));IF(AND([.Q10]=&quot;TAK&quot;;[.Q7]=&quot;TAK&quot;);IF(OR([.B12]&gt;[.B16];[.B16]&gt;[.B12]);&quot;BiA&quot;;IF(OR(AND([.S7]&gt;=[.S10];[.S7]&lt;=[.U10];[.U10]&lt;=[.U7]);AND([.U7]&gt;=[.S10];[.U7]&lt;=[.U10];[.S10]&gt;=[.S7]));IFERROR(IF(ISBLANK([.U7]);TODAY()-[.B5]-(IF(OR(AND([.S7]&gt;=[.S10];[.S7]&lt;=[.U10];[.U10]&lt;=[.U7]);AND([.U7]&gt;=[.S10];[.U7]&lt;=[.U10];[.S10]&gt;=[.S7]));MAX([.U$8:.U$9])-(MIN([.S$8:.S$9]));&quot;licz inaczej&quot;));TODAY()-[.U7]-(IF(OR(AND([.S7]&gt;=[.S10];[.S7]&lt;=[.U10];[.U10]&lt;=[.U7]);AND([.U7]&gt;=[.S10];[.U7]&lt;=[.U10];[.S10]&gt;=[.S7]));MAX([.U$8:.U$9])-(MIN([.S$8:.S$9]));&quot;-&quot;)));&quot;-&quot;);IF(OR(AND([.S10]&lt;[.S7];[.U10]&lt;[.S7]);AND([.S10]&gt;[.U7];[.U10]&gt;[.U7]));IF(OR(AND([.S10]&lt;[.S7];[.U10]&lt;[.S7]);AND([.S10]&gt;[.U7];[.U10]&gt;[.U7]));IFERROR(IF(ISBLANK([.U7]);TODAY()-[.B5]-((IFERROR(IF(ISBLANK([.U7]);&quot;-&quot;;[.U7])-(IF(ISBLANK([.S7]);&quot;-&quot;;[.S7]));&quot;-&quot;))+(IFERROR(IF(ISBLANK([.U10]);&quot;-&quot;;[.U10])-(IF(ISBLANK([.S10]);&quot;-&quot;;[.S10]));&quot;-&quot;)));TODAY()-[.U7]-((IFERROR(IF(ISBLANK([.U7]);&quot;-&quot;;[.U7])-(IF(ISBLANK([.S7]);&quot;-&quot;;[.S7]));&quot;-&quot;))+(IFERROR(IF(ISBLANK([.U10]);&quot;-&quot;;[.U10])-(IF(ISBLANK([.S10]);&quot;-&quot;;[.S10]));&quot;-&quot;))));&quot;-&quot;);&quot;-&quot;);IF(OR(AND([.S10]&lt;[.S7];[.S10]&lt;[.U7];[.U10]&gt;[.U7];[.U10]&gt;[.S7]);AND([.S10]&gt;[.S7];[.S10]&lt;[.U7];[.U10]&gt;[.S7];[.U10]&lt;[.U7]));IFERROR(IF(ISBLANK([.U7]);TODAY()-[.B5]-(IFERROR(IF(OR(AND([.S10]&lt;[.S7];[.S10]&lt;[.U7];[.U10]&gt;[.U7];[.U10]&gt;[.S7]);AND([.S10]&gt;[.S7];[.S10]&lt;[.U7];[.U10]&gt;[.S7];[.U10]&lt;[.U7]));MAX([.U$8:.U$9])-(MIN([.S$8:.S$9]));&quot;-&quot;);&quot;-&quot;));TODAY()-[.U7]-(IFERROR(IF(OR(AND([.S10]&lt;[.S7];[.S10]&lt;[.U7];[.U10]&gt;[.U7];[.U10]&gt;[.S7]);AND([.S10]&gt;[.S7];[.S10]&lt;[.U7];[.U10]&gt;[.S7];[.U10]&lt;[.U7]));MAX([.U$8:.U$9])-(MIN([.S$8:.S$9]));&quot;-&quot;);&quot;-&quot;)));&quot;-&quot;);&quot;-&quot;))));&quot;--- ! ---&quot;))) ))" office:value-type="string" office:string-value="-" calcext:value-type="string">
            <text:p>-</text:p>
          </table:table-cell>
          <table:covered-table-cell table:number-columns-repeated="4" table:style-name="ce169"/>
        </table:table-row>
        <table:table-row-group>
          <table:table-row table:style-name="ro71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134" office:value-type="string" calcext:value-type="string" table:number-columns-spanned="8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205"/>
            <table:covered-table-cell table:style-name="ce528"/>
            <table:covered-table-cell table:style-name="ce529"/>
            <table:table-cell table:style-name="ce60" office:value-type="string" calcext:value-type="string" table:number-columns-spanned="3" table:number-rows-spanned="1">
              <text:p>generuj tabelkę</text:p>
            </table:table-cell>
            <table:covered-table-cell table:number-columns-repeated="2" table:style-name="ce60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71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zabudowy</text:p>
            </table:table-cell>
            <table:covered-table-cell table:number-columns-repeated="3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kubatura</text:p>
            </table:table-cell>
            <table:covered-table-cell table:number-columns-repeated="2"/>
            <table:table-cell table:style-name="ce84"/>
            <table:table-cell table:style-name="ce85" office:value-type="string" calcext:value-type="string">
              <text:p>m3</text:p>
            </table:table-cell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71">
            <table:covered-table-cell table:style-name="ce8" table:content-validation-name="val2"/>
            <table:covered-table-cell/>
            <table:table-cell/>
            <table:table-cell table:style-name="ce134" office:value-type="string" calcext:value-type="string" table:number-columns-spanned="4" table:number-rows-spanned="1">
              <text:p>powierzchnia użytkowa</text:p>
            </table:table-cell>
            <table:covered-table-cell table:number-columns-repeated="3"/>
            <table:table-cell table:style-name="ce84"/>
            <table:table-cell table:style-name="ce85" office:value-type="string" calcext:value-type="string">
              <text:p>m2</text:p>
            </table:table-cell>
            <table:table-cell table:style-name="ce134" office:value-type="string" calcext:value-type="string" table:number-columns-spanned="3" table:number-rows-spanned="1">
              <text:p>ilość obiektów</text:p>
            </table:table-cell>
            <table:covered-table-cell table:style-name="ce530"/>
            <table:covered-table-cell table:style-name="ce531"/>
            <table:table-cell table:style-name="ce84"/>
            <table:table-cell table:style-name="ce85" office:value-type="string" calcext:value-type="string">
              <text:p>szt</text:p>
            </table:table-cell>
            <table:table-cell table:style-name="ce57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1">
            <table:table-cell table:style-name="ce23" table:formula="of:=VLOOKUP([.A7];[$Inwestorzy.B5:$Inwestorzy.C1005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7" table:style-name="ce169"/>
            <table:covered-table-cell/>
            <table:covered-table-cell table:style-name="ce169"/>
            <table:table-cell table:style-name="ce57"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71">
            <table:table-cell table:style-name="ce3" office:value-type="string" calcext:value-type="string" table:number-columns-spanned="2" table:number-rows-spanned="1">
              <text:p>Zaświadczenie / Decyzja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table:style-name="ce523" table:number-columns-spanned="6" table:number-rows-spanned="8"/>
            <table:covered-table-cell table:style-name="ce525" table:content-validation-name="val23"/>
            <table:covered-table-cell table:style-name="ce660"/>
            <table:covered-table-cell table:number-columns-repeated="2" table:style-name="ce661"/>
            <table:covered-table-cell table:style-name="ce662"/>
          </table:table-row>
          <table:table-row table:style-name="ro71">
            <table:table-cell table:style-name="ce22" table:content-validation-name="val33" office:value-type="string" calcext:value-type="string" table:number-columns-spanned="2" table:number-rows-spanned="1">
              <text:p>o braku sprzeciwu</text:p>
            </table:table-cell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Czarne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#REF!</text:p>
            </table:table-cell>
            <table:covered-table-cell table:style-name="ce69"/>
            <table:table-cell table:style-name="ce71" table:formula="of:=VLOOKUP([.F11];[$GEODEZJA.D4:$GEODEZJA.E1023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71" table:formula="of:=VLOOKUP([.H11];[$GEODEZJA.E4:$GEODEZJA.F1023];2;0)" office:value-type="string" office:string-value="" calcext:value-type="error" table:number-columns-spanned="2" table:number-rows-spanned="1">
              <text:p>#N/D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covered-table-cell/>
            <table:covered-table-cell table:style-name="ce33" table:content-validation-name="val23"/>
            <table:covered-table-cell table:style-name="ce33"/>
            <table:covered-table-cell table:number-columns-repeated="2" table:style-name="ce18"/>
            <table:covered-table-cell table:style-name="ce558"/>
          </table:table-row>
          <table:table-row table:style-name="ro71"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7" table:style-name="ce169"/>
            <table:covered-table-cell/>
            <table:covered-table-cell table:style-name="ce169"/>
            <table:table-cell/>
            <table:covered-table-cell table:style-name="ce546"/>
            <table:covered-table-cell table:number-columns-repeated="4" table:style-name="ce242"/>
            <table:covered-table-cell table:style-name="ce559"/>
          </table:table-row>
          <table:table-row table:style-name="ro71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covered-table-cell/>
            <table:covered-table-cell table:style-name="ce164"/>
            <table:covered-table-cell table:style-name="ce175"/>
            <table:covered-table-cell table:style-name="ce526"/>
            <table:covered-table-cell table:style-name="ce158"/>
            <table:covered-table-cell table:style-name="ce560"/>
          </table:table-row>
          <table:table-row table:style-name="ro71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table:style-name="ce60" table:number-columns-repeated="11"/>
            <table:table-cell/>
            <table:covered-table-cell table:style-name="ce634"/>
            <table:covered-table-cell table:style-name="ce18"/>
            <table:covered-table-cell table:style-name="ce33"/>
            <table:covered-table-cell table:style-name="ce551"/>
            <table:covered-table-cell table:style-name="ce554"/>
            <table:covered-table-cell table:style-name="ce561"/>
          </table:table-row>
          <table:table-row table:style-name="ro71">
            <table:table-cell table:style-name="ce22" table:content-validation-name="val34" office:value-type="string" calcext:value-type="string" table:number-columns-spanned="2" table:number-rows-spanned="1">
              <text:p>Wycofanie zgłoszenia</text:p>
            </table:table-cell>
            <table:covered-table-cell/>
            <table:table-cell/>
            <table:table-cell table:style-name="ce60" table:number-columns-repeated="11"/>
            <table:table-cell/>
            <table:covered-table-cell/>
            <table:covered-table-cell table:style-name="ce18"/>
            <table:covered-table-cell table:style-name="ce33"/>
            <table:covered-table-cell table:style-name="ce552"/>
            <table:covered-table-cell table:style-name="ce555"/>
            <table:covered-table-cell table:style-name="ce561"/>
          </table:table-row>
          <table:table-row table:style-name="ro71"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459" table:number-columns-spanned="11" table:number-rows-spanned="2"/>
            <table:covered-table-cell table:number-columns-repeated="9" table:style-name="ce548"/>
            <table:covered-table-cell table:style-name="ce557"/>
            <table:table-cell/>
            <table:covered-table-cell/>
            <table:covered-table-cell table:style-name="ce18"/>
            <table:covered-table-cell table:style-name="ce33"/>
            <table:covered-table-cell table:style-name="ce474"/>
            <table:covered-table-cell table:style-name="ce472"/>
            <table:covered-table-cell table:style-name="ce562"/>
          </table:table-row>
          <table:table-row table:style-name="ro71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covered-table-cell table:style-name="ce631"/>
            <table:covered-table-cell table:number-columns-repeated="9" table:style-name="ce632"/>
            <table:covered-table-cell table:style-name="ce633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style-name="ce165"/>
          <table:table-cell table:number-columns-repeated="5"/>
        </table:table-row>
      </table:table>
      <table:table table:name="(7) 7012 - ZRiD" table:style-name="ta1">
        <table:table-column table:style-name="co10" table:default-cell-style-name="ce3"/>
        <table:table-column table:style-name="co10" table:default-cell-style-name="ce169"/>
        <table:table-column table:style-name="co71" table:default-cell-style-name="ce31"/>
        <table:table-column table:style-name="co72" table:number-columns-repeated="2" table:default-cell-style-name="ce60"/>
        <table:table-column table:style-name="co72" table:number-columns-repeated="9" table:default-cell-style-name="ce169"/>
        <table:table-column table:style-name="co73" table:default-cell-style-name="ce169"/>
        <table:table-column table:style-name="co74" table:default-cell-style-name="ce116"/>
        <table:table-column table:style-name="co75" table:default-cell-style-name="ce110"/>
        <table:table-column table:style-name="co10" table:default-cell-style-name="Default"/>
        <table:table-column table:style-name="co10" table:number-columns-repeated="3" table:default-cell-style-name="ce84"/>
        <table:table-row table:style-name="ro1">
          <table:table-cell table:style-name="Default" table:number-columns-repeated="17"/>
          <table:table-cell/>
          <table:table-cell table:style-name="Default" table:number-columns-repeated="3"/>
        </table:table-row>
        <table:table-row table:style-name="ro73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3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.2023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73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01" calcext:value-type="date">
            <text:p>1.08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float" office:value="110" calcext:value-type="float">
            <text:p>110</text:p>
          </table:table-cell>
          <table:covered-table-cell table:number-columns-repeated="4" table:style-name="ce169"/>
        </table:table-row>
        <table:table-row-group>
          <table:table-row table:style-name="ro73"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/>
            <table:table-cell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73"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/>
            <table:table-cell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/>
            <table:table-cell table:style-name="ce46" office:value-type="string" calcext:value-type="string">
              <text:p>Nr</text:p>
            </table:table-cell>
            <table:table-cell table:style-name="ce57"/>
  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0"/>
            <table:table-cell table:number-columns-repeated="3"/>
          </table:table-row>
          <table:table-row table:style-name="ro73">
            <table:covered-table-cell table:style-name="ce8" table:content-validation-name="val2"/>
            <table:covered-table-cell/>
            <table:table-cell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F7];[$GEODEZJA.D3:$GEODEZJA.E1022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H7];[$GEODEZJA.E3:$GEODEZJA.F1022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/>
            <table:table-cell table:style-name="ce70"/>
            <table:table-cell table:style-name="ce57"/>
            <table:table-cell office:value-type="string" calcext:value-type="string">
              <text:p>ZAWIADOMIENIE 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7]=&quot;TAK&quot;;7;&quot; &quot;)" office:value-type="string" office:string-value=" " calcext:value-type="string">
              <text:p><text:s/></text:p>
            </table:table-cell>
            <table:table-cell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73">
            <table:table-cell table:style-name="ce23" table:formula="of:=VLOOKUP([.A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/>
            <table:table-cell table:style-name="ce57"/>
            <table:table-cell office:value-type="string" calcext:value-type="string">
              <text:p>POSTANOWIENIE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110"/>
            <table:table-cell table:number-columns-repeated="3"/>
          </table:table-row>
          <table:table-row table:style-name="ro73">
            <table:table-cell office:value-type="string" calcext:value-type="string" table:number-columns-spanned="2" table:number-rows-spanned="1">
              <text:p>Decyzja Starosty Człuchowskiego</text:p>
            </table:table-cell>
            <table:covered-table-cell/>
            <table:table-cell/>
            <table:table-cell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 table:style-name="ce57"/>
            <table:table-cell office:value-type="string" calcext:value-type="string">
              <text:p>ZAWIESZENIE POSTĘPOWANI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98" table:formula="of:=IF([.Q9]=&quot;TAK&quot;;1095;&quot; &quot;)" office:value-type="string" office:string-value=" " calcext:value-type="string">
              <text:p><text:s/></text:p>
            </table:table-cell>
            <table:table-cell table:number-columns-repeated="3"/>
          </table:table-row>
          <table:table-row table:style-name="ro73"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/>
            <table:table-cell table:number-columns-repeated="3"/>
            <table:table-cell table:style-name="ce60" table:number-columns-repeated="9"/>
            <table:table-cell table:style-name="ce57"/>
            <table:table-cell office:value-type="string" calcext:value-type="string">
              <text:p>PRZEDŁUŻENIE TERMINU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3">
            <table:table-cell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3" office:value-type="string" calcext:value-type="string" table:number-columns-spanned="11" table:number-rows-spanned="1">
              <text:p>Działki w pasie drogi</text:p>
            </table:table-cell>
            <table:covered-table-cell table:style-name="ce45"/>
            <table:covered-table-cell table:number-columns-repeated="9"/>
            <table:table-cell/>
            <table:table-cell office:value-type="string" calcext:value-type="string">
              <text:p>PUBLICZNA INFORMACJA</text:p>
            </table:table-cell>
            <table:table-cell table:content-validation-name="val23" office:value-type="string" calcext:value-type="string">
              <text:p><text:s/></text:p>
            </table:table-cell>
            <table:table-cell table:style-name="ce84"/>
            <table:table-cell/>
            <table:table-cell table:style-name="ce98"/>
            <table:table-cell/>
          </table:table-row>
          <table:table-row table:style-name="ro73"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number-columns-repeated="2"/>
            <table:table-cell table:style-name="ce60" table:number-columns-repeated="9"/>
            <table:table-cell/>
            <table:table-cell table:style-name="ce137" office:value-type="string" calcext:value-type="string">
              <text:p>Dziennik budowy</text:p>
            </table:table-cell>
            <table:table-cell table:style-name="ce190" office:value-type="string" calcext:value-type="string">
              <text:p>Numer</text:p>
            </table:table-cell>
            <table:table-cell table:style-name="ce198"/>
            <table:table-cell table:style-name="ce190" office:value-type="string" calcext:value-type="string">
              <text:p>z dnia</text:p>
            </table:table-cell>
            <table:table-cell table:style-name="ce199" table:number-columns-spanned="2" table:number-rows-spanned="1"/>
            <table:covered-table-cell table:style-name="ce206"/>
          </table:table-row>
          <table:table-row table:style-name="ro73"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/>
            <table:table-cell/>
            <table:table-cell office:value-type="float" office:value="123" calcext:value-type="float">
              <text:p>123</text:p>
            </table:table-cell>
            <table:table-cell/>
            <table:table-cell table:style-name="ce60" table:number-columns-repeated="9"/>
            <table:table-cell/>
            <table:table-cell table:style-name="Default" table:number-columns-repeated="2"/>
            <table:table-cell/>
            <table:table-cell table:style-name="Default" table:number-columns-repeated="3"/>
          </table:table-row>
          <table:table-row table:style-name="ro73"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/>
            <table:table-cell/>
            <table:table-cell table:style-name="ce43" office:value-type="string" calcext:value-type="string" table:number-columns-spanned="11" table:number-rows-spanned="1">
              <text:p>Działki z ograniczonym korzystaniem</text:p>
            </table:table-cell>
            <table:covered-table-cell table:style-name="ce45"/>
            <table:covered-table-cell table:number-columns-repeated="9"/>
            <table:table-cell/>
            <table:table-cell table:style-name="ce523" table:number-columns-spanned="6" table:number-rows-spanned="3"/>
            <table:covered-table-cell table:style-name="ce661"/>
            <table:covered-table-cell table:style-name="ce525"/>
            <table:covered-table-cell table:number-columns-repeated="2" table:style-name="ce663"/>
            <table:covered-table-cell table:style-name="ce664"/>
          </table:table-row>
          <table:table-row table:style-name="ro73">
            <table:table-cell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number-columns-repeated="2"/>
            <table:table-cell table:style-name="ce60" table:number-columns-repeated="9"/>
            <table:table-cell/>
            <table:covered-table-cell table:style-name="ce544"/>
            <table:covered-table-cell table:style-name="ce18"/>
            <table:covered-table-cell table:style-name="ce33"/>
            <table:covered-table-cell table:style-name="ce474"/>
            <table:covered-table-cell table:style-name="ce472"/>
            <table:covered-table-cell table:style-name="ce562"/>
          </table:table-row>
          <table:table-row table:style-name="ro73"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number-columns-repeated="2"/>
            <table:table-cell table:style-name="ce60" table:number-columns-repeated="9"/>
            <table:table-cell table:style-name="Default"/>
            <table:covered-table-cell table:style-name="ce547"/>
            <table:covered-table-cell table:style-name="ce549"/>
            <table:covered-table-cell table:style-name="ce550"/>
            <table:covered-table-cell table:style-name="ce553"/>
            <table:covered-table-cell table:style-name="ce556"/>
            <table:covered-table-cell table:style-name="ce563"/>
          </table:table-row>
        </table:table-row-group>
        <table:table-row table:style-name="ro1">
          <table:table-cell table:style-name="Default" table:number-columns-repeated="17"/>
          <table:table-cell/>
          <table:table-cell table:style-name="Default"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24]&gt;[.S25];IF([.Q24]=&quot;TAK&quot;;IF(OR([.B27]&gt;[.B31];[.B31]&gt;[.B27]);&quot;postę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;IF([.Q25]=&quot;TAK&quot;;IF(OR([.B27]&gt;[.B31];[.B31]&gt;[.B27]);&quot;postępowanie zakończone&quot;;IF(ISBLANK([.S25]);&quot;pismo do Konserwatora&quot;;IF(ISBLANK([.T25]);TODAY()-[.S25]&amp;&quot; dni od pisma do Konserwatora&quot;;IF(ISBLANK([.U25]);TODAY()-[.T25]&amp;&quot; dni od odebrania pisma przez Konserwatora&quot;;&quot;w toku&quot;))));IF([.Q24]=&quot;TAK&quot;;IF(OR([.B27]&gt;[.B31];[.B31]&gt;[.B27]);&quot;postepowanie zakończone&quot;;IF(ISBLANK([.S24]);&quot;postanowienie&quot;;IF(ISBLANK([.T24]);TODAY()-[.S24]&amp;&quot; dni od postanowienia&quot;;IF(ISBLANK([.U24]);TODAY()-[.T24]&amp;&quot; dni od odebrania postanowienia&quot;;&quot;w toku&quot;))));IF([.Q22]=&quot;TAK&quot;;IF([.Q22]=&quot;TAK&quot;;IF(ISBLANK([.S22]);&quot;wezwanie&quot;;IF(ISBLANK([.T22]);TODAY()-[.S22]&amp;&quot; dni od wezwania&quot;;IF(AND(ISBLANK([.U22]);ISBLANK([.B31]));TODAY()-[.T22] &amp;&quot; dni - oczekiwanie na odpowiedź&quot;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;&quot;w toku&quot;);IF(OR([.B27]&gt;[.B31];[.B31]&gt;[.B27]);&quot;postępowanie zakończone&quot;;IF(ISBLANK([.B20]);&quot; &quot;;IF([.Q23]=&quot;TAK&quot;;IF(ISBLANK([.S23]);&quot;zawiadomienie&quot;;IF(ISBLANK([.T23]);TODAY()-[.S23]&amp;&quot; dni od zawiadomienia&quot;;IF(ISBLANK([.T23]);&quot;zawiadomienie&quot;;TODAY()-[.T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8-18" calcext:value-type="date">
            <text:p>18.08.2024</text:p>
          </table:table-cell>
          <table:table-cell table:style-name="ce18"/>
          <table:covered-table-cell table:number-columns-repeated="4" table:style-name="Default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 table:style-name="Default"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20]);&quot;-&quot;;IF(AND([.Q24]=&quot; &quot;;[.Q25]=&quot; &quot;);IF(OR([.B27]&gt;[.B31];[.B31]&gt;[.B27]);&quot;BiA&quot;;IF(ISBLANK([.U22]);TODAY()-[.B20];TODAY()-[.U22]));IF(AND([.Q24]=&quot;TAK&quot;;[.Q25]=&quot; &quot;);IF(OR([.B27]&gt;[.B31];[.B31]&gt;[.B27]);&quot;BiA&quot;;IF([.Q24]=&quot;TAK&quot;;IF(ISBLANK([.U24]);&quot; - &quot;;IF(ISBLANK([.U22]);TODAY()-[.B20]-([.U24]-[.S24]);TODAY()-[.U22]-([.U24]-[.S24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 &quot;);IF(OR([.B27]&gt;[.B31];[.B31]&gt;[.B27]);&quot;BiA&quot;;IF([.Q25]=&quot;TAK&quot;;IF(ISBLANK([.U25]);&quot; - &quot;;IF(ISBLANK([.U22]);TODAY()-[.B20]-([.U25]-[.S25]);TODAY()-[.U22]-([.U25]-[.S25])));IF([.Q22]=&quot;TAK&quot;;IF([.Q22]=&quot;TAK&quot;;IF(OR([.B27]&gt;[.B31];[.B31]&gt;[.B27]);&quot;BiA&quot;;IF(ISBLANK([.U22]);&quot; - &quot;;TODAY()-[.U22]));TODAY()-[.B20]);IF(OR([.B27]&gt;[.B31];[.B31]&gt;[.B27]);&quot;BiA&quot;;IF(ISBLANK([.B20]);&quot; &quot;;IF([.Q23]=&quot;TAK&quot;;TODAY()-[.B20];TODAY()-[.B20]))))));IF(AND([.Q25]=&quot;TAK&quot;;[.Q24]=&quot;TAK&quot;);IF(OR([.B27]&gt;[.B31];[.B31]&gt;[.B27]);&quot;BiA&quot;;IF(OR(AND([.S24]&gt;=[.S25];[.S24]&lt;=[.U25];[.U25]&lt;=[.U24]);AND([.U24]&gt;=[.S25];[.U24]&lt;=[.U25];[.S25]&gt;=[.S24]));IFERROR(IF(ISBLANK([.U22]);TODAY()-[.B20]-(IF(OR(AND([.S24]&gt;=[.S25];[.S24]&lt;=[.U25];[.U25]&lt;=[.U24]);AND([.U24]&gt;=[.S25];[.U24]&lt;=[.U25];[.S25]&gt;=[.S24]));MAX([.U$8:.U$9])-(MIN([.S$8:.S$9]));&quot;licz inaczej&quot;));TODAY()-[.U22]-(IF(OR(AND([.S24]&gt;=[.S25];[.S24]&lt;=[.U25];[.U25]&lt;=[.U24]);AND([.U24]&gt;=[.S25];[.U24]&lt;=[.U25];[.S25]&gt;=[.S24]));MAX([.U$8:.U$9])-(MIN([.S$8:.S$9]));&quot;-&quot;)));&quot;-&quot;);IF(OR(AND([.S25]&lt;[.S24];[.U25]&lt;[.S24]);AND([.S25]&gt;[.U24];[.U25]&gt;[.U24]));IF(OR(AND([.S25]&lt;[.S24];[.U25]&lt;[.S24]);AND([.S25]&gt;[.U24];[.U25]&gt;[.U24]));IFERROR(IF(ISBLANK([.U22]);TODAY()-[.B20]-((IFERROR(IF(ISBLANK([.U24]);&quot;-&quot;;[.U24])-(IF(ISBLANK([.S24]);&quot;-&quot;;[.S24]));&quot;-&quot;))+(IFERROR(IF(ISBLANK([.U25]);&quot;-&quot;;[.U25])-(IF(ISBLANK([.S25]);&quot;-&quot;;[.S25]));&quot;-&quot;)));TODAY()-[.U22]-((IFERROR(IF(ISBLANK([.U24]);&quot;-&quot;;[.U24])-(IF(ISBLANK([.S24]);&quot;-&quot;;[.S24]));&quot;-&quot;))+(IFERROR(IF(ISBLANK([.U25]);&quot;-&quot;;[.U25])-(IF(ISBLANK([.S25]);&quot;-&quot;;[.S25]));&quot;-&quot;))));&quot;-&quot;);&quot;-&quot;);IF(OR(AND([.S25]&lt;[.S24];[.S25]&lt;[.U24];[.U25]&gt;[.U24];[.U25]&gt;[.S24]);AND([.S25]&gt;[.S24];[.S25]&lt;[.U24];[.U25]&gt;[.S24];[.U25]&lt;[.U24]));IFERROR(IF(ISBLANK([.U22]);TODAY()-[.B20]-(IFERROR(IF(OR(AND([.S25]&lt;[.S24];[.S25]&lt;[.U24];[.U25]&gt;[.U24];[.U25]&gt;[.S24]);AND([.S25]&gt;[.S24];[.S25]&lt;[.U24];[.U25]&gt;[.S24];[.U25]&lt;[.U24]));MAX([.U$8:.U$9])-(MIN([.S$8:.S$9]));&quot;-&quot;);&quot;-&quot;));TODAY()-[.U22]-(IFERROR(IF(OR(AND([.S25]&lt;[.S24];[.S25]&lt;[.U24];[.U25]&gt;[.U24];[.U25]&gt;[.S24]);AND([.S25]&gt;[.S24];[.S25]&lt;[.U24];[.U25]&gt;[.S24];[.U25]&lt;[.U24]));MAX([.U$8:.U$9])-(MIN([.S$8:.S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</table:table>
      <table:table table:name="(8) 670 - Pisma różne" table:style-name="ta1">
        <table:table-column table:style-name="co10" table:default-cell-style-name="ce3"/>
        <table:table-column table:style-name="co10" table:default-cell-style-name="ce169"/>
        <table:table-column table:style-name="co76" table:default-cell-style-name="ce31"/>
        <table:table-column table:style-name="co77" table:number-columns-repeated="11" table:default-cell-style-name="Default"/>
        <table:table-column table:style-name="co47" table:default-cell-style-name="Default"/>
        <table:table-column table:style-name="co78" table:default-cell-style-name="Default"/>
        <table:table-column table:style-name="co10" table:number-columns-repeated="5" table:default-cell-style-name="Default"/>
        <table:table-row table:style-name="ro1">
          <table:table-cell table:style-name="Default" table:number-columns-repeated="3"/>
          <table:table-cell table:number-columns-repeated="18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wniosku</text:p>
          </table:table-cell>
          <table:table-cell table:style-name="ce29"/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 " calcext:value-type="string" table:number-columns-spanned="4" table:number-rows-spanned="2">
            <text:p><text:s/>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style-name="ce7" office:value-type="string" calcext:value-type="string">
            <text:p>Złożony w dniu</text:p>
          </table:table-cell>
          <table:table-cell table:style-name="ce14"/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ormacja publiczna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B4]);&quot;-&quot;;IF(AND([.Q8]=&quot; &quot;;[.Q9]=&quot; &quot;);IF(OR([.B11]&gt;[.B15];[.B15]&gt;[.B11]);&quot;BiA&quot;;IF(ISBLANK([.U6]);TODAY()-[.B4];TODAY()-[.U6]));IF(AND([.Q8]=&quot;TAK&quot;;[.Q9]=&quot; &quot;);IF(OR([.B11]&gt;[.B15];[.B15]&gt;[.B11]);&quot;BiA&quot;;IF([.Q8]=&quot;TAK&quot;;IF(ISBLANK([.U8]);&quot; - &quot;;IF(ISBLANK([.U6]);TODAY()-[.B4]-([.U8]-[.S8]);TODAY()-[.U6]-([.U8]-[.S8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 &quot;);IF(OR([.B11]&gt;[.B15];[.B15]&gt;[.B11]);&quot;BiA&quot;;IF([.Q9]=&quot;TAK&quot;;IF(ISBLANK([.U9]);&quot; - &quot;;IF(ISBLANK([.U6]);TODAY()-[.B4]-([.U9]-[.S9]);TODAY()-[.U6]-([.U9]-[.S9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9]=&quot;TAK&quot;;[.Q8]=&quot;TAK&quot;);IF(OR([.B11]&gt;[.B15];[.B15]&gt;[.B11]);&quot;BiA&quot;;IF(OR(AND([.S8]&gt;=[.S9];[.S8]&lt;=[.U9];[.U9]&lt;=[.U8]);AND([.U8]&gt;=[.S9];[.U8]&lt;=[.U9];[.S9]&gt;=[.S8]));IFERROR(IF(ISBLANK([.U6]);TODAY()-[.B4]-(IF(OR(AND([.S8]&gt;=[.S9];[.S8]&lt;=[.U9];[.U9]&lt;=[.U8]);AND([.U8]&gt;=[.S9];[.U8]&lt;=[.U9];[.S9]&gt;=[.S8]));MAX([.U$8:.U$9])-(MIN([.S$8:.S$9]));&quot;licz inaczej&quot;));TODAY()-[.U6]-(IF(OR(AND([.S8]&gt;=[.S9];[.S8]&lt;=[.U9];[.U9]&lt;=[.U8]);AND([.U8]&gt;=[.S9];[.U8]&lt;=[.U9];[.S9]&gt;=[.S8]));MAX([.U$8:.U$9])-(MIN([.S$8:.S$9]));&quot;-&quot;)));&quot;-&quot;);IF(OR(AND([.S9]&lt;[.S8];[.U9]&lt;[.S8]);AND([.S9]&gt;[.U8];[.U9]&gt;[.U8]));IF(OR(AND([.S9]&lt;[.S8];[.U9]&lt;[.S8]);AND([.S9]&gt;[.U8];[.U9]&gt;[.U8]));IFERROR(IF(ISBLANK([.U6]);TODAY()-[.B4]-((IFERROR(IF(ISBLANK([.U8]);&quot;-&quot;;[.U8])-(IF(ISBLANK([.S8]);&quot;-&quot;;[.S8]));&quot;-&quot;))+(IFERROR(IF(ISBLANK([.U9]);&quot;-&quot;;[.U9])-(IF(ISBLANK([.S9]);&quot;-&quot;;[.S9]));&quot;-&quot;)));TODAY()-[.U6]-((IFERROR(IF(ISBLANK([.U8]);&quot;-&quot;;[.U8])-(IF(ISBLANK([.S8]);&quot;-&quot;;[.S8]));&quot;-&quot;))+(IFERROR(IF(ISBLANK([.U9]);&quot;-&quot;;[.U9])-(IF(ISBLANK([.S9]);&quot;-&quot;;[.S9]));&quot;-&quot;))));&quot;-&quot;);&quot;-&quot;);IF(OR(AND([.S9]&lt;[.S8];[.S9]&lt;[.U8];[.U9]&gt;[.U8];[.U9]&gt;[.S8]);AND([.S9]&gt;[.S8];[.S9]&lt;[.U8];[.U9]&gt;[.S8];[.U9]&lt;[.U8]));IFERROR(IF(ISBLANK([.U6]);TODAY()-[.B4]-(IFERROR(IF(OR(AND([.S9]&lt;[.S8];[.S9]&lt;[.U8];[.U9]&gt;[.U8];[.U9]&gt;[.S8]);AND([.S9]&gt;[.S8];[.S9]&lt;[.U8];[.U9]&gt;[.S8];[.U9]&lt;[.U8]));MAX([.U$8:.U$9])-(MIN([.S$8:.S$9]));&quot;-&quot;);&quot;-&quot;));TODAY()-[.U6]-(IFERROR(IF(OR(AND([.S9]&lt;[.S8];[.S9]&lt;[.U8];[.U9]&gt;[.U8];[.U9]&gt;[.S8]);AND([.S9]&gt;[.S8];[.S9]&lt;[.U8];[.U9]&gt;[.S8];[.U9]&lt;[.U8]));MAX([.U$8:.U$9])-(MIN([.S$8:.S$9]));&quot;-&quot;);&quot;-&quot;)));&quot;-&quot;);&quot;-&quot;))));&quot;--- ! ---&quot;))) ))" office:value-type="string" office:string-value="-" calcext:value-type="string">
            <text:p>-</text:p>
          </table:table-cell>
          <table:covered-table-cell table:number-columns-repeated="4" table:style-name="ce169"/>
        </table:table-row>
        <table:table-row table:style-name="ro52"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43" office:value-type="string" calcext:value-type="string" table:number-columns-spanned="11" table:number-rows-spanned="1">
            <text:p>Dane nieruchomości</text:p>
          </table:table-cell>
          <table:covered-table-cell table:style-name="ce45"/>
          <table:covered-table-cell table:number-columns-repeated="9" table:style-name="ce169"/>
          <table:table-cell table:style-name="ce169"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1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46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ulica</text:p>
          </table:table-cell>
          <table:covered-table-cell table:style-name="ce169"/>
          <table:table-cell table:style-name="ce46" office:value-type="string" calcext:value-type="string">
            <text:p>Nr</text:p>
          </table:table-cell>
          <table:table-cell table:style-name="ce57"/>
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80"/>
          <table:table-cell table:style-name="ce84" table:number-columns-repeated="3"/>
        </table:table-row>
        <table:table-row table:style-name="ro52">
          <table:covered-table-cell table:style-name="ce8" table:content-validation-name="val2"/>
          <table:covered-table-cell/>
          <table:table-cell/>
          <table:table-cell table:style-name="ce59" table:content-validation-name="val5" office:value-type="string" calcext:value-type="string" table:number-columns-spanned="2" table:number-rows-spanned="1">
            <text:p>Przechlewo</text:p>
          </table:table-cell>
          <table:covered-table-cell table:style-name="ce27" table:content-validation-name="val12"/>
          <table:table-cell table:style-name="ce69" table:content-validation-name="val13" office:value-type="string" calcext:value-type="string" table:number-columns-spanned="2" table:number-rows-spanned="1">
            <text:p>Nowa Wieś</text:p>
          </table:table-cell>
          <table:covered-table-cell table:style-name="ce69"/>
          <table:table-cell table:style-name="ce71" table:formula="of:=VLOOKUP([.F7];[$GEODEZJA.D3:$GEODEZJA.E1022];2;0)" office:value-type="string" office:string-value="Nowa Wieś" calcext:value-type="string" table:number-columns-spanned="2" table:number-rows-spanned="1">
            <text:p>Nowa Wieś</text:p>
          </table:table-cell>
          <table:covered-table-cell table:style-name="ce45"/>
          <table:table-cell table:style-name="ce71" table:formula="of:=VLOOKUP([.H7];[$GEODEZJA.E3:$GEODEZJA.F1022];2;0)" office:value-type="string" office:string-value="220306_2.0005" calcext:value-type="string" table:number-columns-spanned="2" table:number-rows-spanned="1">
            <text:p>220306_2.0005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 table:style-name="ce169"/>
          <table:table-cell table:style-name="ce70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table:style-name="ce23" table:formula="of:=VLOOKUP([.A6];[$Inwestorzy.B4:$Inwestorzy.C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43" office:value-type="string" calcext:value-type="string" table:number-columns-spanned="11" table:number-rows-spanned="1">
            <text:p>Działki objęte wnioskiem</text:p>
          </table:table-cell>
          <table:covered-table-cell table:style-name="ce45"/>
          <table:covered-table-cell table:number-columns-repeated="9" table:style-name="ce169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ODPOWIEDŹ</text:p>
          </table:table-cell>
          <table:covered-table-cell/>
          <table:table-cell/>
          <table:table-cell table:style-name="ce60" office:value-type="float" office:value="123" calcext:value-type="float">
            <text:p>123</text:p>
          </table:table-cell>
          <table:table-cell table:style-name="ce60" table:number-columns-repeated="10"/>
          <table:table-cell table:style-name="ce57"/>
          <table:table-cell table:style-name="ce532"/>
          <table:table-cell table:style-name="ce33" table:content-validation-name="val23"/>
          <table:table-cell table:style-name="ce533"/>
          <table:table-cell table:style-name="ce18" table:number-columns-repeated="3"/>
        </table:table-row>
        <table:table-row table:style-name="ro1">
          <table:table-cell table:style-name="ce22" table:content-validation-name="val37" office:value-type="string" calcext:value-type="string" table:number-columns-spanned="2" table:number-rows-spanned="1">
            <text:p>Pozytywna</text:p>
          </table:table-cell>
          <table:covered-table-cell/>
          <table:table-cell/>
          <table:table-cell table:style-name="ce60" table:number-columns-repeated="11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56"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style-name="ce532"/>
          <table:table-cell table:style-name="ce33"/>
          <table:table-cell table:style-name="ce31" table:number-columns-repeated="9"/>
          <table:table-cell table:style-name="ce169"/>
          <table:table-cell table:style-name="ce532"/>
          <table:table-cell table:style-name="ce33" table:content-validation-name="val23"/>
          <table:table-cell table:style-name="ce18"/>
          <table:table-cell table:style-name="ce33" table:number-columns-repeated="3"/>
        </table:table-row>
        <table:table-row table:style-name="ro52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table:style-name="ce527" table:number-columns-repeated="11"/>
          <table:table-cell table:style-name="ce169"/>
          <table:table-cell table:style-name="ce583"/>
          <table:table-cell table:style-name="ce551"/>
          <table:table-cell table:style-name="ce554"/>
          <table:table-cell table:style-name="ce551"/>
          <table:table-cell table:style-name="ce551" table:number-columns-spanned="2" table:number-rows-spanned="1"/>
          <table:covered-table-cell table:style-name="ce184"/>
        </table:table-row>
        <table:table-row table:style-name="ro1">
          <table:table-cell office:value-type="string" calcext:value-type="string" table:number-columns-spanned="2" table:number-rows-spanned="1">
            <text:p>Nr pisma</text:p>
          </table:table-cell>
          <table:covered-table-cell/>
          <table:table-cell table:style-name="Default"/>
          <table:table-cell table:number-columns-repeated="18"/>
        </table:table-row>
        <table:table-row table:style-name="ro1">
          <table:table-cell table:style-name="ce22" table:content-validation-name="val38" office:value-type="string" calcext:value-type="string" table:number-columns-spanned="2" table:number-rows-spanned="1">
            <text:p>Inne rozstrzygnięcie</text:p>
          </table:table-cell>
          <table:covered-table-cell/>
          <table:table-cell table:style-name="Default"/>
          <table:table-cell table:number-columns-repeated="18"/>
        </table:table-row>
        <table:table-row table:style-name="ro56">
          <table:table-cell office:value-type="string" calcext:value-type="string">
            <text:p>Numer pisma</text:p>
          </table:table-cell>
          <table:table-cell table:style-name="ce29"/>
          <table:table-cell table:style-name="Default"/>
          <table:table-cell table:number-columns-repeated="18"/>
        </table:table-row>
        <table:table-row table:style-name="ro52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Default"/>
          <table:table-cell table:number-columns-repeated="18"/>
        </table:table-row>
      </table:table>
      <table:table table:name="(9) 705 - Samodz. Lokali" table:style-name="ta1">
        <table:table-column table:style-name="co10" table:number-columns-repeated="30" table:default-cell-style-name="Default"/>
        <table:table-column table:style-name="co10" table:default-cell-style-name="ce3"/>
        <table:table-column table:style-name="co10" table:default-cell-style-name="ce169"/>
        <table:table-column table:style-name="co79" table:default-cell-style-name="ce31"/>
        <table:table-column table:style-name="co77" table:number-columns-repeated="11" table:default-cell-style-name="Default"/>
        <table:table-column table:style-name="co63" table:default-cell-style-name="Default"/>
        <table:table-column table:style-name="co80" table:default-cell-style-name="Default"/>
        <table:table-column table:style-name="co81" table:number-columns-repeated="5" table:default-cell-style-name="Default"/>
        <table:table-row table:style-name="ro1">
          <table:table-cell table:number-columns-repeated="30"/>
          <table:table-cell table:style-name="Default" table:number-columns-repeated="3"/>
          <table:table-cell table:number-columns-repeated="18"/>
        </table:table-row>
        <table:table-row table:style-name="ro1">
          <table:table-cell table:number-columns-repeated="30"/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table:number-columns-repeated="30"/>
          <table:table-cell office:value-type="string" calcext:value-type="string">
            <text:p>Numer wniosku</text:p>
          </table:table-cell>
          <table:table-cell table:style-name="ce29"/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AW8]&gt;[.AW9];IF([.AU8]=&quot;TAK&quot;;IF(OR([.AF11]&gt;[.AF15];[.AF15]&gt;[.AF11]);&quot;postępowanie zakończone&quot;;IF(ISBLANK([.AW8]);&quot;postanowienie&quot;;IF(ISBLANK([.AX8]);TODAY()-[.AW8]&amp;&quot; dni od postanowienia&quot;;IF(ISBLANK([.AY8]);TODAY()-[.AX8]&amp;&quot; dni od odebrania postanowienia&quot;;&quot;w toku&quot;))));IF([.AU6]=&quot;TAK&quot;;IF([.AU6]=&quot;TAK&quot;;IF(ISBLANK([.AW6]);&quot;wezwanie&quot;;IF(ISBLANK([.AX6]);TODAY()-[.AW6]&amp;&quot; dni od wezwania&quot;;IF(AND(ISBLANK([.AY6]);ISBLANK([.AF15]));TODAY()-[.AX6] &amp;&quot; dni - oczekiwanie na odpowiedź&quot;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);&quot;w toku&quot;)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;IF([.AU9]=&quot;TAK&quot;;IF(OR([.AF11]&gt;[.AF15];[.AF15]&gt;[.AF11]);&quot;postępowanie zakończone&quot;;IF(ISBLANK([.AW9]);&quot;pismo do Konserwatora&quot;;IF(ISBLANK([.AX9]);TODAY()-[.AW9]&amp;&quot; dni od pisma do Konserwatora&quot;;IF(ISBLANK([.AY9]);TODAY()-[.AX9]&amp;&quot; dni od odebrania pisma przez Konserwatora&quot;;&quot;w toku&quot;))));IF([.AU8]=&quot;TAK&quot;;IF(OR([.AF11]&gt;[.AF15];[.AF15]&gt;[.AF11]);&quot;postepowanie zakończone&quot;;IF(ISBLANK([.AW8]);&quot;postanowienie&quot;;IF(ISBLANK([.AX8]);TODAY()-[.AW8]&amp;&quot; dni od postanowienia&quot;;IF(ISBLANK([.AY8]);TODAY()-[.AX8]&amp;&quot; dni od odebrania postanowienia&quot;;&quot;w toku&quot;))));IF([.AU6]=&quot;TAK&quot;;IF([.AU6]=&quot;TAK&quot;;IF(ISBLANK([.AW6]);&quot;wezwanie&quot;;IF(ISBLANK([.AX6]);TODAY()-[.AW6]&amp;&quot; dni od wezwania&quot;;IF(AND(ISBLANK([.AY6]);ISBLANK([.AF15]));TODAY()-[.AX6] &amp;&quot; dni - oczekiwanie na odpowiedź&quot;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);&quot;w toku&quot;);IF(OR([.AF11]&gt;[.AF15];[.AF15]&gt;[.AF11]);&quot;postępowanie zakończone&quot;;IF(ISBLANK([.AF4]);&quot; &quot;;IF([.AU7]=&quot;TAK&quot;;IF(ISBLANK([.AW7]);&quot;zawiadomienie&quot;;IF(ISBLANK([.AX7]);TODAY()-[.AW7]&amp;&quot; dni od zawiadomienia&quot;;IF(ISBLANK([.AX7]);&quot;zawiadomienie&quot;;TODAY()-[.AX7]&amp;&quot; dni od odebrania zawiadomienia&quot;)));&quot;w toku&quot;)))))))" office:value-type="string" office:string-value=" " calcext:value-type="string" table:number-columns-spanned="4" table:number-rows-spanned="2">
            <text:p><text:s/>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number-columns-repeated="30"/>
          <table:table-cell table:style-name="ce7" office:value-type="string" calcext:value-type="string">
            <text:p>Złożony w dniu</text:p>
          </table:table-cell>
          <table:table-cell table:style-name="ce14"/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ormacja publiczna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AF4]);&quot;-&quot;;IF(AND([.AU8]=&quot; &quot;;[.AU9]=&quot; &quot;);IF(OR([.AF11]&gt;[.AF15];[.AF15]&gt;[.AF11]);&quot;BiA&quot;;IF(ISBLANK([.AY6]);TODAY()-[.AF4];TODAY()-[.AY6]));IF(AND([.AU8]=&quot;TAK&quot;;[.AU9]=&quot; &quot;);IF(OR([.AF11]&gt;[.AF15];[.AF15]&gt;[.AF11]);&quot;BiA&quot;;IF([.AU8]=&quot;TAK&quot;;IF(ISBLANK([.AY8]);&quot; - &quot;;IF(ISBLANK([.AY6]);TODAY()-[.AF4]-([.AY8]-[.AW8]);TODAY()-[.AY6]-([.AY8]-[.AW8])));IF([.AU6]=&quot;TAK&quot;;IF([.AU6]=&quot;TAK&quot;;IF(OR([.AF11]&gt;[.AF15];[.AF15]&gt;[.AF11]);&quot;BiA&quot;;IF(ISBLANK([.AY6]);&quot; - &quot;;TODAY()-[.AY6]));TODAY()-[.AF4]);IF(OR([.AF11]&gt;[.AF15];[.AF15]&gt;[.AF11]);&quot;BiA&quot;;IF(ISBLANK([.AF4]);&quot; &quot;;IF([.AU7]=&quot;TAK&quot;;TODAY()-[.AF4];TODAY()-[.AF4]))))));IF(AND([.AU9]=&quot;TAK&quot;;[.AU8]=&quot; &quot;);IF(OR([.AF11]&gt;[.AF15];[.AF15]&gt;[.AF11]);&quot;BiA&quot;;IF([.AU9]=&quot;TAK&quot;;IF(ISBLANK([.AY9]);&quot; - &quot;;IF(ISBLANK([.AY6]);TODAY()-[.AF4]-([.AY9]-[.AW9]);TODAY()-[.AY6]-([.AY9]-[.AW9])));IF([.AU6]=&quot;TAK&quot;;IF([.AU6]=&quot;TAK&quot;;IF(OR([.AF11]&gt;[.AF15];[.AF15]&gt;[.AF11]);&quot;BiA&quot;;IF(ISBLANK([.AY6]);&quot; - &quot;;TODAY()-[.AY6]));TODAY()-[.AF4]);IF(OR([.AF11]&gt;[.AF15];[.AF15]&gt;[.AF11]);&quot;BiA&quot;;IF(ISBLANK([.AF4]);&quot; &quot;;IF([.AU7]=&quot;TAK&quot;;TODAY()-[.AF4];TODAY()-[.AF4]))))));IF(AND([.AU9]=&quot;TAK&quot;;[.AU8]=&quot;TAK&quot;);IF(OR([.AF11]&gt;[.AF15];[.AF15]&gt;[.AF11]);&quot;BiA&quot;;IF(OR(AND([.AW8]&gt;=[.AW9];[.AW8]&lt;=[.AY9];[.AY9]&lt;=[.AY8]);AND([.AY8]&gt;=[.AW9];[.AY8]&lt;=[.AY9];[.AW9]&gt;=[.AW8]));IFERROR(IF(ISBLANK([.AY6]);TODAY()-[.AF4]-(IF(OR(AND([.AW8]&gt;=[.AW9];[.AW8]&lt;=[.AY9];[.AY9]&lt;=[.AY8]);AND([.AY8]&gt;=[.AW9];[.AY8]&lt;=[.AY9];[.AW9]&gt;=[.AW8]));MAX([.AY$8:.AY$9])-(MIN([.AW$8:.AW$9]));&quot;licz inaczej&quot;));TODAY()-[.AY6]-(IF(OR(AND([.AW8]&gt;=[.AW9];[.AW8]&lt;=[.AY9];[.AY9]&lt;=[.AY8]);AND([.AY8]&gt;=[.AW9];[.AY8]&lt;=[.AY9];[.AW9]&gt;=[.AW8]));MAX([.AY$8:.AY$9])-(MIN([.AW$8:.AW$9]));&quot;-&quot;)));&quot;-&quot;);IF(OR(AND([.AW9]&lt;[.AW8];[.AY9]&lt;[.AW8]);AND([.AW9]&gt;[.AY8];[.AY9]&gt;[.AY8]));IF(OR(AND([.AW9]&lt;[.AW8];[.AY9]&lt;[.AW8]);AND([.AW9]&gt;[.AY8];[.AY9]&gt;[.AY8]));IFERROR(IF(ISBLANK([.AY6]);TODAY()-[.AF4]-((IFERROR(IF(ISBLANK([.AY8]);&quot;-&quot;;[.AY8])-(IF(ISBLANK([.AW8]);&quot;-&quot;;[.AW8]));&quot;-&quot;))+(IFERROR(IF(ISBLANK([.AY9]);&quot;-&quot;;[.AY9])-(IF(ISBLANK([.AW9]);&quot;-&quot;;[.AW9]));&quot;-&quot;)));TODAY()-[.AY6]-((IFERROR(IF(ISBLANK([.AY8]);&quot;-&quot;;[.AY8])-(IF(ISBLANK([.AW8]);&quot;-&quot;;[.AW8]));&quot;-&quot;))+(IFERROR(IF(ISBLANK([.AY9]);&quot;-&quot;;[.AY9])-(IF(ISBLANK([.AW9]);&quot;-&quot;;[.AW9]));&quot;-&quot;))));&quot;-&quot;);&quot;-&quot;);IF(OR(AND([.AW9]&lt;[.AW8];[.AW9]&lt;[.AY8];[.AY9]&gt;[.AY8];[.AY9]&gt;[.AW8]);AND([.AW9]&gt;[.AW8];[.AW9]&lt;[.AY8];[.AY9]&gt;[.AW8];[.AY9]&lt;[.AY8]));IFERROR(IF(ISBLANK([.AY6]);TODAY()-[.AF4]-(IFERROR(IF(OR(AND([.AW9]&lt;[.AW8];[.AW9]&lt;[.AY8];[.AY9]&gt;[.AY8];[.AY9]&gt;[.AW8]);AND([.AW9]&gt;[.AW8];[.AW9]&lt;[.AY8];[.AY9]&gt;[.AW8];[.AY9]&lt;[.AY8]));MAX([.AY$8:.AY$9])-(MIN([.AW$8:.AW$9]));&quot;-&quot;);&quot;-&quot;));TODAY()-[.AY6]-(IFERROR(IF(OR(AND([.AW9]&lt;[.AW8];[.AW9]&lt;[.AY8];[.AY9]&gt;[.AY8];[.AY9]&gt;[.AW8]);AND([.AW9]&gt;[.AW8];[.AW9]&lt;[.AY8];[.AY9]&gt;[.AW8];[.AY9]&lt;[.AY8]));MAX([.AY$8:.AY$9])-(MIN([.AW$8:.AW$9]));&quot;-&quot;);&quot;-&quot;)));&quot;-&quot;);&quot;-&quot;))));&quot;--- ! ---&quot;))) ))" office:value-type="string" office:string-value="-" calcext:value-type="string">
            <text:p>-</text:p>
          </table:table-cell>
          <table:covered-table-cell table:number-columns-repeated="4" table:style-name="ce169"/>
        </table:table-row>
        <table:table-row table:style-name="ro69">
          <table:table-cell table:number-columns-repeated="30"/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43" office:value-type="string" calcext:value-type="string" table:number-columns-spanned="11" table:number-rows-spanned="1">
            <text:p>Dane nieruchomości</text:p>
          </table:table-cell>
          <table:covered-table-cell table:style-name="ce45"/>
          <table:covered-table-cell table:number-columns-repeated="9" table:style-name="ce169"/>
          <table:table-cell table:style-name="ce169"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1">
          <table:table-cell table:number-columns-repeated="30"/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46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ulica</text:p>
          </table:table-cell>
          <table:covered-table-cell table:style-name="ce169"/>
          <table:table-cell table:style-name="ce46" office:value-type="string" calcext:value-type="string">
            <text:p>Nr</text:p>
          </table:table-cell>
          <table:table-cell table:style-name="ce57"/>
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80"/>
          <table:table-cell table:style-name="ce84" table:number-columns-repeated="3"/>
        </table:table-row>
        <table:table-row table:style-name="ro1">
          <table:table-cell table:number-columns-repeated="30"/>
          <table:covered-table-cell table:style-name="ce8" table:content-validation-name="val2"/>
          <table:covered-table-cell/>
          <table:table-cell/>
          <table:table-cell table:style-name="ce59" table:content-validation-name="val5" office:value-type="string" calcext:value-type="string" table:number-columns-spanned="2" table:number-rows-spanned="1">
            <text:p>Przechlewo</text:p>
          </table:table-cell>
          <table:covered-table-cell table:style-name="ce27" table:content-validation-name="val12"/>
          <table:table-cell table:style-name="ce69" table:content-validation-name="val13" office:value-type="string" calcext:value-type="string" table:number-columns-spanned="2" table:number-rows-spanned="1">
            <text:p>Nowa Wieś</text:p>
          </table:table-cell>
          <table:covered-table-cell table:style-name="ce69"/>
          <table:table-cell table:style-name="ce71" table:formula="of:=VLOOKUP([.AJ7];[$GEODEZJA.AH3:$GEODEZJA.AI1022];2;0)" office:value-type="string" office:string-value="" calcext:value-type="error" table:number-columns-spanned="2" table:number-rows-spanned="1">
            <text:p>#N/D</text:p>
          </table:table-cell>
          <table:covered-table-cell table:style-name="ce45"/>
          <table:table-cell table:style-name="ce71" table:formula="of:=VLOOKUP([.AL7];[$GEODEZJA.AI3:$GEODEZJA.AJ1022];2;0)" office:value-type="string" office:string-value="" calcext:value-type="error" table:number-columns-spanned="2" table:number-rows-spanned="1">
            <text:p>#N/D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 table:style-name="ce169"/>
          <table:table-cell table:style-name="ce70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table:number-columns-repeated="30"/>
          <table:table-cell table:style-name="ce23" table:formula="of:=VLOOKUP([.AE6];[$Inwestorzy.AF4:$Inwestorzy.AG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43" office:value-type="string" calcext:value-type="string" table:number-columns-spanned="11" table:number-rows-spanned="1">
            <text:p>Działki objęte wnioskiem</text:p>
          </table:table-cell>
          <table:covered-table-cell table:style-name="ce45"/>
          <table:covered-table-cell table:number-columns-repeated="9" table:style-name="ce169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1">
          <table:table-cell table:number-columns-repeated="30"/>
          <table:table-cell office:value-type="string" calcext:value-type="string" table:number-columns-spanned="2" table:number-rows-spanned="1">
            <text:p>Zaświadczenie /Decyzja </text:p>
          </table:table-cell>
          <table:covered-table-cell/>
          <table:table-cell/>
          <table:table-cell table:style-name="ce60" office:value-type="float" office:value="123" calcext:value-type="float">
            <text:p>123</text:p>
          </table:table-cell>
          <table:table-cell table:style-name="ce60" table:number-columns-repeated="10"/>
          <table:table-cell table:style-name="ce57"/>
          <table:table-cell table:style-name="ce532"/>
          <table:table-cell table:style-name="ce33" table:content-validation-name="val23"/>
          <table:table-cell table:style-name="ce533"/>
          <table:table-cell table:style-name="ce18" table:number-columns-repeated="3"/>
        </table:table-row>
        <table:table-row table:style-name="ro1">
          <table:table-cell table:number-columns-repeated="30"/>
          <table:table-cell table:style-name="ce22" table:content-validation-name="val39" office:value-type="string" calcext:value-type="string" table:number-columns-spanned="2" table:number-rows-spanned="1">
            <text:p>Sprzeciwu</text:p>
          </table:table-cell>
          <table:covered-table-cell/>
          <table:table-cell/>
          <table:table-cell table:style-name="ce60" table:number-columns-repeated="11"/>
          <table:table-cell table:style-name="ce57"/>
          <table:table-cell table:style-name="ce532"/>
          <table:table-cell table:style-name="ce33" table:content-validation-name="val23"/>
          <table:table-cell table:style-name="ce33"/>
          <table:table-cell table:style-name="ce18" table:number-columns-repeated="3"/>
        </table:table-row>
        <table:table-row table:style-name="ro56">
          <table:table-cell table:number-columns-repeated="30"/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style-name="ce532"/>
          <table:table-cell table:style-name="ce33"/>
          <table:table-cell table:style-name="ce31" table:number-columns-repeated="9"/>
          <table:table-cell table:style-name="ce169"/>
          <table:table-cell table:style-name="ce532"/>
          <table:table-cell table:style-name="ce33" table:content-validation-name="val23"/>
          <table:table-cell table:style-name="ce18"/>
          <table:table-cell table:style-name="ce33" table:number-columns-repeated="3"/>
        </table:table-row>
        <table:table-row table:style-name="ro52">
          <table:table-cell table:number-columns-repeated="30"/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table:style-name="ce527" table:number-columns-repeated="11"/>
          <table:table-cell table:style-name="ce169"/>
          <table:table-cell table:style-name="ce583"/>
          <table:table-cell table:style-name="ce551"/>
          <table:table-cell table:style-name="ce554"/>
          <table:table-cell table:style-name="ce551"/>
          <table:table-cell table:style-name="ce551" table:number-columns-spanned="2" table:number-rows-spanned="1"/>
          <table:covered-table-cell table:style-name="ce184"/>
        </table:table-row>
        <table:table-row table:style-name="ro1">
          <table:table-cell table:number-columns-repeated="30"/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 table:style-name="Default"/>
          <table:table-cell table:number-columns-repeated="18"/>
        </table:table-row>
        <table:table-row table:style-name="ro1">
          <table:table-cell table:number-columns-repeated="30"/>
          <table:table-cell table:style-name="ce22" table:content-validation-name="val29" office:value-type="string" calcext:value-type="string" table:number-columns-spanned="2" table:number-rows-spanned="1">
            <text:p>- </text:p>
          </table:table-cell>
          <table:covered-table-cell/>
          <table:table-cell table:style-name="Default"/>
          <table:table-cell table:number-columns-repeated="18"/>
        </table:table-row>
        <table:table-row table:style-name="ro56">
          <table:table-cell table:number-columns-repeated="30"/>
          <table:table-cell office:value-type="string" calcext:value-type="string">
            <text:p>Numer pisma</text:p>
          </table:table-cell>
          <table:table-cell table:style-name="ce29"/>
          <table:table-cell table:style-name="Default"/>
          <table:table-cell table:number-columns-repeated="18"/>
        </table:table-row>
        <table:table-row table:style-name="ro52">
          <table:table-cell table:number-columns-repeated="30"/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Default"/>
          <table:table-cell table:number-columns-repeated="18"/>
        </table:table-row>
      </table:table>
      <table:table table:name="(10) Dz. bud" table:style-name="ta1">
        <table:table-column table:style-name="co82" table:default-cell-style-name="Default"/>
        <table:table-column table:style-name="co10" table:default-cell-style-name="ce303"/>
        <table:table-column table:style-name="co83" table:default-cell-style-name="Default"/>
        <table:table-column table:style-name="co10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" office:value-type="string" calcext:value-type="string" table:number-columns-spanned="2" table:number-rows-spanned="1">
            <text:p>Dziennik budowy</text:p>
          </table:table-cell>
          <table:covered-table-cell table:style-name="ce129"/>
          <table:table-cell table:style-name="ce33"/>
        </table:table-row>
        <table:table-row table:style-name="ro74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10-01" calcext:value-type="date">
            <text:p>1.10.2024</text:p>
          </table:table-cell>
          <table:table-cell table:style-name="ce18"/>
          <table:table-cell table:style-name="ce3" office:value-type="string" calcext:value-type="string">
            <text:p>Nr dziennika</text:p>
          </table:table-cell>
          <table:table-cell table:style-name="ce29" office:value-type="string" calcext:value-type="string">
            <text:p>AB-01</text:p>
          </table:table-cell>
          <table:table-cell table:style-name="ce17"/>
        </table:table-row>
        <table:table-row table:style-name="ro74">
          <table:table-cell table:style-name="ce7" table:content-validation-name="val40" office:value-type="string" calcext:value-type="string">
            <text:p><text:s/>- </text:p>
          </table:table-cell>
          <table:table-cell table:style-name="ce717" office:value-type="string" calcext:value-type="string">
            <text:p>321.2023</text:p>
          </table:table-cell>
          <table:table-cell table:style-name="ce587"/>
          <table:table-cell table:style-name="ce10" office:value-type="string" calcext:value-type="string">
            <text:p>Wydany w dniu</text:p>
          </table:table-cell>
          <table:table-cell table:style-name="ce14" office:value-type="date" office:date-value="2024-10-03" calcext:value-type="date">
            <text:p>3.10.2024</text:p>
          </table:table-cell>
          <table:table-cell table:style-name="ce18"/>
        </table:table-row>
        <table:table-row table:style-name="ro74">
          <table:table-cell table:style-name="ce7" office:value-type="string" calcext:value-type="string">
            <text:p>Typ dziennika</text:p>
          </table:table-cell>
          <table:table-cell table:style-name="ce717" table:content-validation-name="val41" office:value-type="string" calcext:value-type="string">
            <text:p>Elektroniczny</text:p>
          </table:table-cell>
          <table:table-cell table:style-name="ce18"/>
          <table:table-cell table:style-name="ce3" office:value-type="string" calcext:value-type="string">
            <text:p>Nr Tomu</text:p>
          </table:table-cell>
          <table:table-cell table:style-name="ce70" office:value-type="float" office:value="1" calcext:value-type="float">
            <text:p>1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31" table:number-columns-repeated="4"/>
        </table:table-row>
        <table:table-row table:style-name="ro1">
          <table:table-cell table:number-columns-repeated="2"/>
          <table:table-cell table:style-name="ce242" table:number-columns-repeated="3"/>
          <table:table-cell table:style-name="ce31"/>
        </table:table-row>
        <table:table-row table:style-name="ro1">
          <table:table-cell table:style-name="ce584"/>
          <table:table-cell table:style-name="ce31" table:number-columns-repeated="5"/>
        </table:table-row>
        <table:table-row table:style-name="ro1">
          <table:table-cell table:style-name="ce532"/>
          <table:table-cell table:style-name="ce31" table:number-columns-repeated="5"/>
        </table:table-row>
        <table:table-row table:style-name="ro1">
          <table:table-cell table:style-name="ce532" table:content-validation-name="val3"/>
          <table:table-cell table:style-name="ce31" table:number-columns-repeated="5"/>
        </table:table-row>
        <table:table-row table:style-name="ro1">
          <table:table-cell table:style-name="ce242"/>
          <table:table-cell table:style-name="ce243"/>
          <table:table-cell table:style-name="ce242" table:number-columns-repeated="3"/>
          <table:table-cell table:style-name="ce17"/>
        </table:table-row>
        <table:table-row table:style-name="ro1">
          <table:table-cell table:style-name="ce242"/>
          <table:table-cell table:style-name="ce243"/>
          <table:table-cell table:style-name="ce242" table:number-columns-repeated="3"/>
          <table:table-cell table:style-name="ce18"/>
        </table:table-row>
        <table:table-row table:style-name="ro1">
          <table:table-cell table:style-name="ce33"/>
          <table:table-cell table:style-name="ce31" table:number-columns-repeated="5"/>
        </table:table-row>
        <table:table-row table:style-name="ro1">
          <table:table-cell table:style-name="ce532" table:content-validation-name="val26"/>
          <table:table-cell table:style-name="ce31" table:number-columns-repeated="5"/>
        </table:table-row>
        <table:table-row table:style-name="ro56">
          <table:table-cell table:style-name="ce532"/>
          <table:table-cell table:style-name="ce587" table:number-columns-repeated="4"/>
          <table:table-cell table:style-name="ce17"/>
        </table:table-row>
        <table:table-row table:style-name="ro1">
          <table:table-cell table:style-name="ce585"/>
          <table:table-cell table:style-name="ce18" table:number-columns-repeated="5"/>
        </table:table-row>
        <table:table-row table:style-name="ro1" table:number-rows-repeated="2">
          <table:table-cell table:number-columns-repeated="2"/>
          <table:table-cell table:style-name="ce242" table:number-columns-repeated="3"/>
          <table:table-cell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rt.29 pr.bud. tymczasem" table:style-name="ta1">
        <office:forms form:automatic-focus="false" form:apply-design-mode="false"/>
        <table:table-column table:style-name="co57" table:default-cell-style-name="ce773"/>
        <table:table-column table:style-name="co26" table:default-cell-style-name="ce169"/>
        <table:table-column table:style-name="co58" table:default-cell-style-name="ce773"/>
        <table:table-column table:style-name="co59" table:default-cell-style-name="ce780"/>
        <table:table-column table:style-name="co10" table:default-cell-style-name="ce772"/>
        <table:table-column table:style-name="co10" table:number-columns-repeated="1015" table:default-cell-style-name="ce773"/>
        <table:table-row table:style-name="ro45">
          <table:table-cell table:style-name="ce772"/>
          <table:table-cell table:style-name="ce774" office:value-type="string" calcext:value-type="string">
            <text:p>Rodzaj</text:p>
          </table:table-cell>
          <table:table-cell table:style-name="ce777" office:value-type="string" calcext:value-type="string">
            <text:p>Zamierzenie budowlane </text:p>
          </table:table-cell>
          <table:table-cell table:style-name="ce779" office:value-type="string" calcext:value-type="string">
            <text:p>Podstawa prawna</text:p>
          </table:table-cell>
          <table:table-cell table:style-name="ce777" office:value-type="string" calcext:value-type="string">
            <text:p>Nr reejstru</text:p>
          </table:table-cell>
          <table:table-cell table:style-name="ce772" table:number-columns-repeated="1015"/>
        </table:table-row>
        <table:table-row table:style-name="ro1">
          <table:table-cell table:number-columns-repeated="1020"/>
        </table:table-row>
        <table:table-row table:style-name="ro75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stacji regazyfikacji LNG o pojemności zbiornika magazynowania gazu równej lub przekraczającej 10 m3</text:p>
          </table:table-cell>
          <table:table-cell table:style-name="ce781" office:value-type="string" calcext:value-type="string">
            <text:p>Art. 29 ust. 1, Pkt 30a</text:p>
          </table:table-cell>
          <table:table-cell table:style-name="ce644" office:value-type="string" calcext:value-type="string">
            <text:p>6743.5</text:p>
          </table:table-cell>
          <table:table-cell table:number-columns-repeated="1015"/>
        </table:table-row>
        <table:table-row table:style-name="ro67">
          <table:table-cell/>
          <table:table-cell table:style-name="ce775" office:value-type="string" calcext:value-type="string">
            <text:p>Budowa</text:p>
          </table:table-cell>
          <table:table-cell table:style-name="ce778" office:value-type="string" calcext:value-type="string">
            <text:p>tymczasowego obiektu budowlanego niepołączonego trwale z gruntem i przewidziany do rozbiórki lub przeniesienia w inne miejsce</text:p>
          </table:table-cell>
          <table:table-cell table:style-name="ce781" office:value-type="string" calcext:value-type="string">
            <text:p>Art. 29 ust. 1, Pkt 7</text:p>
          </table:table-cell>
          <table:table-cell table:style-name="ce644" office:value-type="string" calcext:value-type="string">
            <text:p>6743.5</text:p>
          </table:table-cell>
          <table:table-cell table:number-columns-repeated="1015"/>
        </table:table-row>
        <table:table-row table:style-name="ro66">
          <table:table-cell/>
          <table:table-cell table:style-name="ce776" office:value-type="string" calcext:value-type="string">
            <text:p>Inne</text:p>
          </table:table-cell>
          <table:table-cell table:style-name="ce778" office:value-type="string" calcext:value-type="string">
            <text:p>nieskatalogowane</text:p>
          </table:table-cell>
          <table:table-cell table:number-columns-repeated="2" table:style-name="ce644" office:value-type="string" calcext:value-type="string">
            <text:p>6743.5</text:p>
          </table:table-cell>
          <table:table-cell table:number-columns-repeated="1015"/>
        </table:table-row>
        <table:table-row table:style-name="ro66" table:number-rows-repeated="34">
          <table:table-cell table:number-columns-repeated="1020"/>
        </table:table-row>
        <table:table-row table:style-name="ro1" table:number-rows-repeated="10485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(11) 6743.5_Tymczasem_EB" table:style-name="ta1">
        <table:table-column table:style-name="co10" table:default-cell-style-name="ce3"/>
        <table:table-column table:style-name="co10" table:default-cell-style-name="ce169"/>
        <table:table-column table:style-name="co84" table:default-cell-style-name="ce31"/>
        <table:table-column table:style-name="co85" table:default-cell-style-name="ce43"/>
        <table:table-column table:style-name="co85" table:number-columns-repeated="3" table:default-cell-style-name="Default"/>
        <table:table-column table:style-name="co85" table:number-columns-repeated="3" table:default-cell-style-name="ce169"/>
        <table:table-column table:style-name="co85" table:default-cell-style-name="Default"/>
        <table:table-column table:style-name="co85" table:number-columns-repeated="3" table:default-cell-style-name="ce169"/>
        <table:table-column table:style-name="co86" table:default-cell-style-name="ce169"/>
        <table:table-column table:style-name="co87" table:default-cell-style-name="ce116"/>
        <table:table-column table:style-name="co88" table:default-cell-style-name="ce110"/>
        <table:table-column table:style-name="co89" table:default-cell-style-name="ce110"/>
        <table:table-column table:style-name="co89" table:number-columns-repeated="3" table:default-cell-style-name="ce84"/>
        <table:table-row table:style-name="ro1">
          <table:table-cell table:style-name="Default" table:number-columns-repeated="3"/>
          <table:table-cell table:style-name="ce731" office:value-type="string" calcext:value-type="string" table:number-columns-spanned="11" table:number-rows-spanned="1">
            <text:p>Na podstawie Zarządzenia Nr 6/2022 Starosty Człuchowskiego <text:s/>z dnia 28 lutego 2022 r.</text:p>
          </table:table-cell>
          <table:covered-table-cell table:number-columns-repeated="3"/>
          <table:covered-table-cell table:number-columns-repeated="3" table:style-name="Default"/>
          <table:covered-table-cell/>
          <table:covered-table-cell table:number-columns-repeated="3" table:style-name="Default"/>
          <table:table-cell table:style-name="Default" table:number-columns-repeated="7"/>
        </table:table-row>
        <table:table-row table:style-name="ro76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2" table:style-name="ce169"/>
          <table:covered-table-cell table:number-columns-repeated="3"/>
          <table:covered-table-cell table:style-name="ce169"/>
          <table:covered-table-cell table:number-columns-repeated="2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6">
          <table:table-cell office:value-type="string" calcext:value-type="string">
            <text:p>Numer zgłoszenia [1]</text:p>
          </table:table-cell>
          <table:table-cell table:style-name="ce29" office:value-type="string" calcext:value-type="string">
            <text:p>123.2024</text:p>
          </table:table-cell>
          <table:table-cell table:style-name="ce17"/>
          <table:table-cell office:value-type="string" calcext:value-type="string" table:number-columns-spanned="4" table:number-rows-spanned="1">
            <text:p>Nazwa zamierzenia budowlanego [3]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....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6]&gt;[.S10];IF([.Q6]=&quot;TAK&quot;;IF(OR([.B11]&gt;[.B15];[.B15]&gt;[.B11]);&quot;postę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10]=&quot;TAK&quot;;IF(OR([.B11]&gt;[.B15];[.B15]&gt;[.B11]);&quot;postępowanie zakończone&quot;;IF(ISBLANK([.S10]);&quot;Kontrola&quot;;IF(ISBLANK([.T10]);TODAY()-[.S10]&amp;&quot; dni kontroli&quot;;IF(ISBLANK([.U10]);TODAY()-[.T10]&amp;&quot; dni od odebrania pisma przez Inwestora&quot;;&quot;w toku&quot;))));IF([.Q6]=&quot;TAK&quot;;IF(OR([.B11]&gt;[.B15];[.B15]&gt;[.B11]);&quot;postepowanie zakończone&quot;;IF(ISBLANK([.S6]);&quot;postanowienie&quot;;IF(ISBLANK([.T6]);TODAY()-[.S6]&amp;&quot; dni od postanowienia&quot;;IF(ISBLANK([.U6]);TODAY()-[.T6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76">
          <table:table-cell table:style-name="ce7" office:value-type="string" calcext:value-type="string">
            <text:p>Złożony w dniu [4]</text:p>
          </table:table-cell>
          <table:table-cell table:style-name="ce14" office:value-type="date" office:date-value="2024-10-12" calcext:value-type="date">
            <text:p>12.10.2024</text:p>
          </table:table-cell>
          <table:table-cell table:style-name="ce18"/>
          <table:table-cell table:style-name="ce84" office:value-type="string" calcext:value-type="string" table:number-columns-spanned="2" table:number-rows-spanned="1">
            <text:p>Budowa</text:p>
          </table:table-cell>
          <table:covered-table-cell/>
          <table:table-cell table:style-name="ce71" table:content-validation-name="val43" office:value-type="string" calcext:value-type="string" table:number-columns-spanned="2" table:number-rows-spanned="1">
            <text:p>art. 29 ust.1 pkt 30a</text:p>
          </table:table-cell>
          <table:covered-table-cell table:style-name="ce85"/>
          <table:table-cell table:style-name="ce55" table:content-validation-name="val44" office:value-type="string" calcext:value-type="string" table:number-columns-spanned="7" table:number-rows-spanned="1">
            <text:p>stacji regazyfikacji LNG o pojemności zbiornika magazynowania gazu równej lub przekraczającej 10 m3</text:p>
          </table:table-cell>
          <table:covered-table-cell table:number-columns-repeated="3" table:style-name="ce64"/>
          <table:covered-table-cell table:number-columns-repeated="2" table:style-name="ce129"/>
          <table:covered-table-cell/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4]);&quot;-&quot;;IF(AND([.Q6]=&quot; &quot;;[.Q10]=&quot; &quot;);IF(OR([.B11]&gt;[.B15];[.B15]&gt;[.B11]);&quot;BiA&quot;;IF(ISBLANK([.U6]);TODAY()-[.B4];TODAY()-[.U6]));IF(AND([.Q6]=&quot;TAK&quot;;[.Q10]=&quot; &quot;);IF(OR([.B11]&gt;[.B15];[.B15]&gt;[.B11]);&quot;BiA&quot;;IF([.Q6]=&quot;TAK&quot;;IF(ISBLANK([.U6]);&quot; - &quot;;IF(ISBLANK([.U6]);TODAY()-[.B4]-([.U6]-[.S6]);TODAY()-[.U6]-([.U6]-[.S6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10]=&quot;TAK&quot;;[.Q6]=&quot; &quot;);IF(OR([.B11]&gt;[.B15];[.B15]&gt;[.B11]);&quot;BiA&quot;;IF([.Q10]=&quot;TAK&quot;;IF(ISBLANK([.U10]);&quot; - &quot;;IF(ISBLANK([.U6]);TODAY()-[.B4]-([.U10]-[.S10]);TODAY()-[.U6]-([.U10]-[.S10])));IF([.Q6]=&quot;TAK&quot;;IF([.Q6]=&quot;TAK&quot;;IF(OR([.B11]&gt;[.B15];[.B15]&gt;[.B11]);&quot;BiA&quot;;IF(ISBLANK([.U6]);&quot; - &quot;;TODAY()-[.U6]));TODAY()-[.B4]);IF(OR([.B11]&gt;[.B15];[.B15]&gt;[.B11]);&quot;BiA&quot;;IF(ISBLANK([.B4]);&quot; &quot;;IF([.Q7]=&quot;TAK&quot;;TODAY()-[.B4];TODAY()-[.B4]))))));IF(AND([.Q10]=&quot;TAK&quot;;[.Q6]=&quot;TAK&quot;);IF(OR([.B11]&gt;[.B15];[.B15]&gt;[.B11]);&quot;BiA&quot;;IF(OR(AND([.S6]&gt;=[.S10];[.S6]&lt;=[.U10];[.U10]&lt;=[.U6]);AND([.U6]&gt;=[.S10];[.U6]&lt;=[.U10];[.S10]&gt;=[.S6]));IFERROR(IF(ISBLANK([.U6]);TODAY()-[.B4]-(IF(OR(AND([.S6]&gt;=[.S10];[.S6]&lt;=[.U10];[.U10]&lt;=[.U6]);AND([.U6]&gt;=[.S10];[.U6]&lt;=[.U10];[.S10]&gt;=[.S6]));MAX([.U$9:.U$10])-(MIN([.S$9:.S$10]));&quot;licz inaczej&quot;));TODAY()-[.U6]-(IF(OR(AND([.S6]&gt;=[.S10];[.S6]&lt;=[.U10];[.U10]&lt;=[.U6]);AND([.U6]&gt;=[.S10];[.U6]&lt;=[.U10];[.S10]&gt;=[.S6]));MAX([.U$9:.U$10])-(MIN([.S$9:.S$10]));&quot;-&quot;)));&quot;-&quot;);IF(OR(AND([.S10]&lt;[.S6];[.U10]&lt;[.S6]);AND([.S10]&gt;[.U6];[.U10]&gt;[.U6]));IF(OR(AND([.S10]&lt;[.S6];[.U10]&lt;[.S6]);AND([.S10]&gt;[.U6];[.U10]&gt;[.U6]));IFERROR(IF(ISBLANK([.U6]);TODAY()-[.B4]-((IFERROR(IF(ISBLANK([.U6]);&quot;-&quot;;[.U6])-(IF(ISBLANK([.S6]);&quot;-&quot;;[.S6]));&quot;-&quot;))+(IFERROR(IF(ISBLANK([.U10]);&quot;-&quot;;[.U10])-(IF(ISBLANK([.S10]);&quot;-&quot;;[.S10]));&quot;-&quot;)));TODAY()-[.U6]-((IFERROR(IF(ISBLANK([.U6]);&quot;-&quot;;[.U6])-(IF(ISBLANK([.S6]);&quot;-&quot;;[.S6]));&quot;-&quot;))+(IFERROR(IF(ISBLANK([.U10]);&quot;-&quot;;[.U10])-(IF(ISBLANK([.S10]);&quot;-&quot;;[.S10]));&quot;-&quot;))));&quot;-&quot;);&quot;-&quot;);IF(OR(AND([.S10]&lt;[.S6];[.S10]&lt;[.U6];[.U10]&gt;[.U6];[.U10]&gt;[.S6]);AND([.S10]&gt;[.S6];[.S10]&lt;[.U6];[.U10]&gt;[.S6];[.U10]&lt;[.U6]));IFERROR(IF(ISBLANK([.U6]);TODAY()-[.B4]-(IFERROR(IF(OR(AND([.S10]&lt;[.S6];[.S10]&lt;[.U6];[.U10]&gt;[.U6];[.U10]&gt;[.S6]);AND([.S10]&gt;[.S6];[.S10]&lt;[.U6];[.U10]&gt;[.S6];[.U10]&lt;[.U6]));MAX([.U$9:.U$10])-(MIN([.S$9:.S$10]));&quot;-&quot;);&quot;-&quot;));TODAY()-[.U6]-(IFERROR(IF(OR(AND([.S10]&lt;[.S6];[.S10]&lt;[.U6];[.U10]&gt;[.U6];[.U10]&gt;[.S6]);AND([.S10]&gt;[.S6];[.S10]&lt;[.U6];[.U10]&gt;[.S6];[.U10]&lt;[.U6]));MAX([.U$9:.U$10])-(MIN([.S$9:.S$10]));&quot;-&quot;);&quot;-&quot;)));&quot;-&quot;);&quot;-&quot;))));&quot;--- ! ---&quot;))) ))" office:value-type="float" office:value="38" calcext:value-type="float">
            <text:p>38</text:p>
          </table:table-cell>
          <table:covered-table-cell table:number-columns-repeated="4" table:style-name="ce169"/>
        </table:table-row>
        <table:table-row table:style-name="ro76">
          <table:table-cell table:style-name="ce6" office:value-type="string" calcext:value-type="string" table:number-columns-spanned="2" table:number-rows-spanned="1">
            <text:p>Inwestor: [2]</text:p>
          </table:table-cell>
          <table:covered-table-cell/>
          <table:table-cell/>
          <table:table-cell office:value-type="string" calcext:value-type="string" table:number-columns-spanned="4" table:number-rows-spanned="1">
            <text:p>Termin lokalizacji obiektu [5]</text:p>
          </table:table-cell>
          <table:covered-table-cell table:number-columns-repeated="3"/>
          <table:table-cell table:style-name="ce134" office:value-type="string" calcext:value-type="string">
            <text:p>od</text:p>
          </table:table-cell>
          <table:table-cell table:style-name="ce84" table:number-columns-spanned="3" table:number-rows-spanned="1"/>
          <table:covered-table-cell table:style-name="Default"/>
          <table:covered-table-cell/>
          <table:table-cell table:style-name="ce134" office:value-type="string" calcext:value-type="string">
            <text:p>do</text:p>
          </table:table-cell>
          <table:table-cell table:style-name="ce84" table:number-columns-spanned="2" table:number-rows-spanned="1"/>
          <table:covered-table-cell table:style-name="Default"/>
          <table:table-cell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76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134" office:value-type="string" calcext:value-type="string" table:number-columns-spanned="11" table:number-rows-spanned="1">
            <text:p>Charakterystyczne parametry </text:p>
          </table:table-cell>
          <table:covered-table-cell table:style-name="ce164"/>
          <table:covered-table-cell table:style-name="ce175"/>
          <table:covered-table-cell table:style-name="ce526"/>
          <table:covered-table-cell table:style-name="ce158"/>
          <table:covered-table-cell table:style-name="ce205"/>
          <table:covered-table-cell table:style-name="ce528"/>
          <table:covered-table-cell table:number-columns-repeated="4" table:style-name="ce529"/>
          <table:table-cell table:style-name="ce57"/>
          <table:table-cell office:value-type="string" calcext:value-type="string">
            <text:p>POSTANOWIENIE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76">
          <table:covered-table-cell table:style-name="ce8" table:content-validation-name="val2"/>
          <table:covered-table-cell/>
          <table:table-cell/>
          <table:table-cell table:style-name="ce134" office:value-type="string" calcext:value-type="string" table:number-columns-spanned="4" table:number-rows-spanned="1">
            <text:p>powierzchnia zabudowy</text:p>
          </table:table-cell>
          <table:covered-table-cell table:number-columns-repeated="3"/>
          <table:table-cell table:style-name="ce84"/>
          <table:table-cell table:style-name="ce85" office:value-type="string" calcext:value-type="string">
            <text:p>m2</text:p>
          </table:table-cell>
          <table:table-cell table:style-name="ce134" office:value-type="string" calcext:value-type="string" table:number-columns-spanned="3" table:number-rows-spanned="1">
            <text:p>kubatura</text:p>
          </table:table-cell>
          <table:covered-table-cell/>
          <table:covered-table-cell table:style-name="Default"/>
          <table:table-cell table:style-name="ce84"/>
          <table:table-cell table:style-name="ce85" office:value-type="string" calcext:value-type="string">
            <text:p>m3</text:p>
          </table:table-cell>
          <table:table-cell table:style-name="ce57"/>
          <table:table-cell office:value-type="string" calcext:value-type="string">
            <text:p>PRZEDŁUŻENIE TERMINU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4"/>
          <table:table-cell table:style-name="ce98" table:number-columns-repeated="3"/>
        </table:table-row>
        <table:table-row table:style-name="ro76">
          <table:table-cell table:style-name="ce23" table:formula="of:=VLOOKUP([.A6];[$Inwestorzy.B4:$Inwestorzy.C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134" office:value-type="string" calcext:value-type="string" table:number-columns-spanned="4" table:number-rows-spanned="1">
            <text:p>powierzchnia użytkowa</text:p>
          </table:table-cell>
          <table:covered-table-cell table:number-columns-repeated="3"/>
          <table:table-cell table:style-name="ce84"/>
          <table:table-cell table:style-name="ce85" office:value-type="string" calcext:value-type="string">
            <text:p>m2</text:p>
          </table:table-cell>
          <table:table-cell table:style-name="ce134" office:value-type="string" calcext:value-type="string" table:number-columns-spanned="3" table:number-rows-spanned="1">
            <text:p>ilość obiektów</text:p>
          </table:table-cell>
          <table:covered-table-cell table:style-name="ce530"/>
          <table:covered-table-cell table:style-name="ce531"/>
          <table:table-cell table:style-name="ce84"/>
          <table:table-cell table:style-name="ce85" office:value-type="string" calcext:value-type="string">
            <text:p>szt</text:p>
          </table:table-cell>
          <table:table-cell table:style-name="ce57"/>
          <table:table-cell office:value-type="string" calcext:value-type="string">
            <text:p>ZAWIADOMIENIE O KONTROLI [Zał 3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76">
          <table:table-cell office:value-type="string" calcext:value-type="string" table:number-columns-spanned="2" table:number-rows-spanned="1">
            <text:p>Zaświadczenie / Decyzja </text:p>
          </table:table-cell>
          <table:covered-table-cell/>
          <table:table-cell/>
          <table:table-cell office:value-type="string" calcext:value-type="string" table:number-columns-spanned="11" table:number-rows-spanned="1">
            <text:p>Dane nieruchomości</text:p>
          </table:table-cell>
          <table:covered-table-cell table:style-name="ce45"/>
          <table:covered-table-cell table:number-columns-repeated="2" table:style-name="ce169"/>
          <table:covered-table-cell table:number-columns-repeated="3"/>
          <table:covered-table-cell table:style-name="ce169"/>
          <table:covered-table-cell table:number-columns-repeated="3"/>
          <table:table-cell table:style-name="ce57"/>
          <table:table-cell office:value-type="string" calcext:value-type="string">
            <text:p>ZGŁOSZENIE ROZBIÓRKI [6] [7]</text:p>
          </table:table-cell>
          <table:table-cell table:content-validation-name="val23" office:value-type="string" calcext:value-type="string">
            <text:p><text:s/></text:p>
          </table:table-cell>
          <table:table-cell table:style-name="ce98"/>
          <table:table-cell/>
          <table:table-cell table:style-name="ce98" table:number-columns-repeated="2"/>
        </table:table-row>
        <table:table-row table:style-name="ro76">
          <table:table-cell table:style-name="ce22" table:content-validation-name="val30" office:value-type="string" calcext:value-type="string" table:number-columns-spanned="2" table:number-rows-spanned="1">
            <text:p><text:s/></text:p>
          </table:table-cell>
          <table:covered-table-cell/>
          <table:table-cell/>
          <table:table-cell table:style-name="ce46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ulica</text:p>
          </table:table-cell>
          <table:covered-table-cell/>
          <table:table-cell table:style-name="ce46" office:value-type="string" calcext:value-type="string">
            <text:p>Nr</text:p>
          </table:table-cell>
          <table:table-cell table:style-name="ce57"/>
          <table:table-cell office:value-type="string" calcext:value-type="string">
            <text:p>KONTROLA [8]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4"/>
          <table:table-cell table:number-columns-repeated="3"/>
        </table:table-row>
        <table:table-row table:style-name="ro76">
          <table:table-cell office:value-type="string" calcext:value-type="string">
            <text:p>Numer decyzji</text:p>
          </table:table-cell>
          <table:table-cell table:style-name="ce29"/>
          <table:table-cell table:style-name="ce17"/>
          <table:table-cell table:style-name="ce59" table:content-validation-name="val5" office:value-type="string" calcext:value-type="string" table:number-columns-spanned="2" table:number-rows-spanned="1">
            <text:p>Koczała</text:p>
          </table:table-cell>
          <table:covered-table-cell table:style-name="ce27" table:content-validation-name="val12"/>
          <table:table-cell table:style-name="ce69" table:content-validation-name="val13" office:value-type="string" calcext:value-type="string" table:number-columns-spanned="2" table:number-rows-spanned="1">
            <text:p>Domyśl</text:p>
          </table:table-cell>
          <table:covered-table-cell table:style-name="ce69"/>
          <table:table-cell table:style-name="ce71" table:formula="of:=VLOOKUP([.F11];[$GEODEZJA.D3:$GEODEZJA.E1022];2;0)" office:value-type="string" office:string-value="Sokole" calcext:value-type="string" table:number-columns-spanned="2" table:number-rows-spanned="1">
            <text:p>Sokole</text:p>
          </table:table-cell>
          <table:covered-table-cell table:style-name="ce45"/>
          <table:table-cell table:style-name="ce71" table:formula="of:=VLOOKUP([.H11];[$GEODEZJA.E3:$GEODEZJA.F1022];2;0)" office:value-type="string" office:string-value="220302_5.0009" calcext:value-type="string" table:number-columns-spanned="2" table:number-rows-spanned="1">
            <text:p>220302_5.0009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/>
          <table:table-cell table:style-name="ce70"/>
          <table:table-cell/>
          <table:table-cell office:value-type="string" calcext:value-type="string">
            <text:p>WYNIK KONTROLI [9]</text:p>
          </table:table-cell>
          <table:table-cell table:content-validation-name="val45" office:value-type="string" calcext:value-type="string">
            <text:p><text:s/></text:p>
          </table:table-cell>
          <table:table-cell table:style-name="ce98" table:number-columns-spanned="4" table:number-rows-spanned="1"/>
          <table:covered-table-cell table:number-columns-repeated="2" table:style-name="ce18"/>
          <table:covered-table-cell table:style-name="ce558"/>
        </table:table-row>
        <table:table-row table:style-name="ro76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office:value-type="string" calcext:value-type="string" table:number-columns-spanned="11" table:number-rows-spanned="1">
            <text:p>Działki objęte inwestycją </text:p>
          </table:table-cell>
          <table:covered-table-cell table:style-name="ce45"/>
          <table:covered-table-cell table:number-columns-repeated="2" table:style-name="ce169"/>
          <table:covered-table-cell table:number-columns-repeated="3"/>
          <table:covered-table-cell table:style-name="ce169"/>
          <table:covered-table-cell table:number-columns-repeated="3"/>
          <table:table-cell/>
          <table:table-cell office:value-type="string" calcext:value-type="string">
            <text:p>UWAGI [10]</text:p>
          </table:table-cell>
          <table:table-cell table:style-name="ce84" table:content-validation-name="val46" table:number-columns-spanned="5" table:number-rows-spanned="1"/>
          <table:covered-table-cell table:number-columns-repeated="3" table:style-name="ce242"/>
          <table:covered-table-cell table:style-name="ce559"/>
        </table:table-row>
        <table:table-row table:style-name="ro76"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/>
          <table:table-cell table:style-name="ce60" table:number-columns-repeated="11"/>
          <table:table-cell/>
          <table:table-cell table:style-name="ce58" office:value-type="string" calcext:value-type="string" table:number-columns-spanned="6" table:number-rows-spanned="1">
            <text:p>POSTĘPOWANIE EGZEKUCYJNE</text:p>
          </table:table-cell>
          <table:covered-table-cell table:style-name="ce84"/>
          <table:covered-table-cell table:style-name="ce175"/>
          <table:covered-table-cell table:style-name="ce526"/>
          <table:covered-table-cell table:style-name="ce158"/>
          <table:covered-table-cell table:style-name="ce560"/>
        </table:table-row>
        <table:table-row table:style-name="ro76">
          <table:table-cell table:style-name="ce22" table:content-validation-name="val42" office:value-type="string" calcext:value-type="string" table:number-columns-spanned="2" table:number-rows-spanned="1">
            <text:p>Pozwolenie na Budowę</text:p>
          </table:table-cell>
          <table:covered-table-cell/>
          <table:table-cell/>
          <table:table-cell table:style-name="ce732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style-name="ce733"/>
          <table:table-cell/>
          <table:table-cell office:value-type="string" calcext:value-type="string">
            <text:p>WEZWANIE [Zał 2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77"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style-name="ce521"/>
          <table:table-cell table:style-name="ce527" table:number-columns-repeated="9"/>
          <table:table-cell table:style-name="ce540"/>
          <table:table-cell/>
          <table:table-cell office:value-type="string" calcext:value-type="string">
            <text:p>UPOMNIENIE [Zał 5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  <table:table-row table:style-name="ro78"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ce18"/>
          <table:table-cell table:style-name="ce522"/>
          <table:table-cell table:style-name="ce538" table:number-columns-repeated="9"/>
          <table:table-cell table:style-name="ce542"/>
          <table:table-cell table:style-name="Default"/>
          <table:table-cell office:value-type="string" calcext:value-type="string">
            <text:p>ZAWIADOMIENIE O PONOWNEJ KONRTOLI [Zał 6]</text:p>
          </table:table-cell>
          <table:table-cell table:content-validation-name="val23" office:value-type="string" calcext:value-type="string">
            <text:p><text:s/></text:p>
          </table:table-cell>
          <table:table-cell table:number-columns-repeated="4"/>
        </table:table-row>
      </table:table>
      <table:table table:name="PRZYDZIAŁ" table:style-name="ta1">
        <table:table-column table:style-name="co10" table:default-cell-style-name="ce722"/>
        <table:table-column table:style-name="co90" table:number-columns-repeated="2" table:default-cell-style-name="Default"/>
        <table:table-column table:style-name="co91" table:default-cell-style-name="Default"/>
        <table:table-column table:style-name="co92" table:number-columns-repeated="11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number-columns-repeated="5" table:default-cell-style-name="Default"/>
        <table:table-row table:style-name="ro1">
          <table:table-cell table:number-columns-repeated="22"/>
        </table:table-row>
        <table:table-row table:style-name="ro1">
          <table:table-cell table:style-name="ce669" office:value-type="string" calcext:value-type="string">
            <text:p>PRZYDZIAŁ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76">
          <table:table-cell table:style-name="ce640" table:content-validation-name="val47" office:value-type="string" calcext:value-type="string" table:number-columns-spanned="1" table:number-rows-spanned="2">
            <text:p>RB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8]&gt;[.T9];IF([.R8]=&quot;TAK&quot;;IF(OR([.C11]&gt;[.C15];[.C15]&gt;[.C11]);&quot;postępowanie zakończone&quot;;IF(ISBLANK([.T8]);&quot;postanowienie&quot;;IF(ISBLANK([.U8]);TODAY()-[.T8]&amp;&quot; dni od postanowienia&quot;;IF(ISBLANK([.V8]);TODAY()-[.U8]&amp;&quot; dni od odebrania postanowienia&quot;;&quot;w toku&quot;))));IF([.R6]=&quot;TAK&quot;;IF([.R6]=&quot;TAK&quot;;IF(ISBLANK([.T6]);&quot;wezwanie&quot;;IF(ISBLANK([.U6]);TODAY()-[.T6]&amp;&quot; dni od wezwania&quot;;IF(AND(ISBLANK([.V6]);ISBLANK([.C15]));TODAY()-[.U6] &amp;&quot; dni - oczekiwanie na odpowiedź&quot;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);&quot;w toku&quot;)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;IF([.R9]=&quot;TAK&quot;;IF(OR([.C11]&gt;[.C15];[.C15]&gt;[.C11]);&quot;postępowanie zakończone&quot;;IF(ISBLANK([.T9]);&quot;pismo do Konserwatora&quot;;IF(ISBLANK([.U9]);TODAY()-[.T9]&amp;&quot; dni od pisma do Konserwatora&quot;;IF(ISBLANK([.V9]);TODAY()-[.U9]&amp;&quot; dni od odebrania pisma przez Konserwatora&quot;;&quot;w toku&quot;))));IF([.R8]=&quot;TAK&quot;;IF(OR([.C11]&gt;[.C15];[.C15]&gt;[.C11]);&quot;postepowanie zakończone&quot;;IF(ISBLANK([.T8]);&quot;postanowienie&quot;;IF(ISBLANK([.U8]);TODAY()-[.T8]&amp;&quot; dni od postanowienia&quot;;IF(ISBLANK([.V8]);TODAY()-[.U8]&amp;&quot; dni od odebrania postanowienia&quot;;&quot;w toku&quot;))));IF([.R6]=&quot;TAK&quot;;IF([.R6]=&quot;TAK&quot;;IF(ISBLANK([.T6]);&quot;wezwanie&quot;;IF(ISBLANK([.U6]);TODAY()-[.T6]&amp;&quot; dni od wezwania&quot;;IF(AND(ISBLANK([.V6]);ISBLANK([.C15]));TODAY()-[.U6] &amp;&quot; dni - oczekiwanie na odpowiedź&quot;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);&quot;w toku&quot;);IF(OR([.C11]&gt;[.C15];[.C15]&gt;[.C11]);&quot;postępowanie zakończone&quot;;IF(ISBLANK([.C4]);&quot; &quot;;IF([.R7]=&quot;TAK&quot;;IF(ISBLANK([.T7]);&quot;zawiadomienie&quot;;IF(ISBLANK([.U7]);TODAY()-[.T7]&amp;&quot; dni od zawiadomienia&quot;;IF(ISBLANK([.U7]);&quot;zawiadomienie&quot;;TODAY()-[.U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76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4]);&quot;-&quot;;IF(AND([.R8]=&quot; &quot;;[.R9]=&quot; &quot;);IF(OR([.C11]&gt;[.C15];[.C15]&gt;[.C11]);&quot;BiA&quot;;IF(ISBLANK([.V6]);TODAY()-[.C4];TODAY()-[.V6]));IF(AND([.R8]=&quot;TAK&quot;;[.R9]=&quot; &quot;);IF(OR([.C11]&gt;[.C15];[.C15]&gt;[.C11]);&quot;BiA&quot;;IF([.R8]=&quot;TAK&quot;;IF(ISBLANK([.V8]);&quot; - &quot;;IF(ISBLANK([.V6]);TODAY()-[.C4]-([.V8]-[.T8]);TODAY()-[.V6]-([.V8]-[.T8])));IF([.R6]=&quot;TAK&quot;;IF([.R6]=&quot;TAK&quot;;IF(OR([.C11]&gt;[.C15];[.C15]&gt;[.C11]);&quot;BiA&quot;;IF(ISBLANK([.V6]);&quot; - &quot;;TODAY()-[.V6]));TODAY()-[.C4]);IF(OR([.C11]&gt;[.C15];[.C15]&gt;[.C11]);&quot;BiA&quot;;IF(ISBLANK([.C4]);&quot; &quot;;IF([.R7]=&quot;TAK&quot;;TODAY()-[.C4];TODAY()-[.C4]))))));IF(AND([.R9]=&quot;TAK&quot;;[.R8]=&quot; &quot;);IF(OR([.C11]&gt;[.C15];[.C15]&gt;[.C11]);&quot;BiA&quot;;IF([.R9]=&quot;TAK&quot;;IF(ISBLANK([.V9]);&quot; - &quot;;IF(ISBLANK([.V6]);TODAY()-[.C4]-([.V9]-[.T9]);TODAY()-[.V6]-([.V9]-[.T9])));IF([.R6]=&quot;TAK&quot;;IF([.R6]=&quot;TAK&quot;;IF(OR([.C11]&gt;[.C15];[.C15]&gt;[.C11]);&quot;BiA&quot;;IF(ISBLANK([.V6]);&quot; - &quot;;TODAY()-[.V6]));TODAY()-[.C4]);IF(OR([.C11]&gt;[.C15];[.C15]&gt;[.C11]);&quot;BiA&quot;;IF(ISBLANK([.C4]);&quot; &quot;;IF([.R7]=&quot;TAK&quot;;TODAY()-[.C4];TODAY()-[.C4]))))));IF(AND([.R9]=&quot;TAK&quot;;[.R8]=&quot;TAK&quot;);IF(OR([.C11]&gt;[.C15];[.C15]&gt;[.C11]);&quot;BiA&quot;;IF(OR(AND([.T8]&gt;=[.T9];[.T8]&lt;=[.V9];[.V9]&lt;=[.V8]);AND([.V8]&gt;=[.T9];[.V8]&lt;=[.V9];[.T9]&gt;=[.T8]));IFERROR(IF(ISBLANK([.V6]);TODAY()-[.C4]-(IF(OR(AND([.T8]&gt;=[.T9];[.T8]&lt;=[.V9];[.V9]&lt;=[.V8]);AND([.V8]&gt;=[.T9];[.V8]&lt;=[.V9];[.T9]&gt;=[.T8]));MAX([.V$8:.V$9])-(MIN([.T$8:.T$9]));&quot;licz inaczej&quot;));TODAY()-[.V6]-(IF(OR(AND([.T8]&gt;=[.T9];[.T8]&lt;=[.V9];[.V9]&lt;=[.V8]);AND([.V8]&gt;=[.T9];[.V8]&lt;=[.V9];[.T9]&gt;=[.T8]));MAX([.V$8:.V$9])-(MIN([.T$8:.T$9]));&quot;-&quot;)));&quot;-&quot;);IF(OR(AND([.T9]&lt;[.T8];[.V9]&lt;[.T8]);AND([.T9]&gt;[.V8];[.V9]&gt;[.V8]));IF(OR(AND([.T9]&lt;[.T8];[.V9]&lt;[.T8]);AND([.T9]&gt;[.V8];[.V9]&gt;[.V8]));IFERROR(IF(ISBLANK([.V6]);TODAY()-[.C4]-((IFERROR(IF(ISBLANK([.V8]);&quot;-&quot;;[.V8])-(IF(ISBLANK([.T8]);&quot;-&quot;;[.T8]));&quot;-&quot;))+(IFERROR(IF(ISBLANK([.V9]);&quot;-&quot;;[.V9])-(IF(ISBLANK([.T9]);&quot;-&quot;;[.T9]));&quot;-&quot;)));TODAY()-[.V6]-((IFERROR(IF(ISBLANK([.V8]);&quot;-&quot;;[.V8])-(IF(ISBLANK([.T8]);&quot;-&quot;;[.T8]));&quot;-&quot;))+(IFERROR(IF(ISBLANK([.V9]);&quot;-&quot;;[.V9])-(IF(ISBLANK([.T9]);&quot;-&quot;;[.T9]));&quot;-&quot;))));&quot;-&quot;);&quot;-&quot;);IF(OR(AND([.T9]&lt;[.T8];[.T9]&lt;[.V8];[.V9]&gt;[.V8];[.V9]&gt;[.T8]);AND([.T9]&gt;[.T8];[.T9]&lt;[.V8];[.V9]&gt;[.T8];[.V9]&lt;[.V8]));IFERROR(IF(ISBLANK([.V6]);TODAY()-[.C4]-(IFERROR(IF(OR(AND([.T9]&lt;[.T8];[.T9]&lt;[.V8];[.V9]&gt;[.V8];[.V9]&gt;[.T8]);AND([.T9]&gt;[.T8];[.T9]&lt;[.V8];[.V9]&gt;[.T8];[.V9]&lt;[.V8]));MAX([.V$8:.V$9])-(MIN([.T$8:.T$9]));&quot;-&quot;);&quot;-&quot;));TODAY()-[.V6]-(IFERROR(IF(OR(AND([.T9]&lt;[.T8];[.T9]&lt;[.V8];[.V9]&gt;[.V8];[.V9]&gt;[.T8]);AND([.T9]&gt;[.T8];[.T9]&lt;[.V8];[.V9]&gt;[.T8];[.V9]&lt;[.V8]));MAX([.V$8:.V$9])-(MIN([.T$8:.T$9]));&quot;-&quot;);&quot;-&quot;)));&quot;-&quot;);&quot;-&quot;))));&quot;--- ! ---&quot;))) ))" office:value-type="float" office:value="79" calcext:value-type="float">
            <text:p>79</text:p>
          </table:table-cell>
          <table:covered-table-cell table:number-columns-repeated="4" table:style-name="ce169"/>
        </table:table-row>
        <table:table-row-group table:display="false">
          <table:table-row table:style-name="ro76" table:visibility="collapse">
            <table:table-cell/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51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 table:style-name="ce169"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76" table:visibility="collapse">
            <table:table-cell/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51"/>
            <table:table-cell table:style-name="ce85" table:formula="of:=VLOOKUP([.F9];[$PKOB.H3:$PKOB.I1021];2;0)" office:value-type="float" office:value="2153" calcext:value-type="float">
              <text:p>2153</text:p>
            </table:table-cell>
            <table:table-cell table:style-name="ce96" table:formula="of:=VLOOKUP([.F9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F9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</table:table-row>
          <table:table-row table:style-name="ro76" table:visibility="collapse">
            <table:table-cell/>
            <table:covered-table-cell table:style-name="ce8" table:content-validation-name="val2"/>
            <table:covered-table-cell table:style-name="ce169"/>
            <table:table-cell table:style-name="ce31"/>
            <table:table-cell table:style-name="ce40"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51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ZAWIADOMIENIE 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7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76" table:visibility="collapse">
            <table:table-cell/>
            <table:table-cell table:style-name="ce23" table:formula="of:=VLOOKUP([.B6];[$Inwestorzy.B4:$Inwestorzy.C1004];2;0)" office:value-type="string" office:string-value="" calcext:value-type="error" table:number-columns-spanned="2" table:number-rows-spanned="1">
              <text:p>#N/D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51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76" table:visibility="collapse">
            <table:table-cell/>
            <table:table-cell table:style-name="ce3" office:value-type="string" calcext:value-type="string" table:number-columns-spanned="2" table:number-rows-spanned="1">
              <text:p>Decyzja Starosty Człuchowskiego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51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116" office:value-type="string" calcext:value-type="string">
              <text:p>KONSERWATOR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1" table:formula="of:=IF([.R9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76" table:visibility="collapse">
            <table:table-cell/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 table:style-name="ce169"/>
            <table:table-cell table:style-name="ce57"/>
            <table:table-cell table:style-name="ce116" office:value-type="string" calcext:value-type="string">
              <text:p>ZAWIESZENIE POSTĘPOWANI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10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76" table:visibility="collapse">
            <table:table-cell/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 table:style-name="ce169"/>
            <table:table-cell table:style-name="ce46" office:value-type="string" calcext:value-type="string">
              <text:p>Nr</text:p>
            </table:table-cell>
            <table:table-cell table:style-name="ce169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76" table:visibility="collapse">
            <table:table-cell/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G12];[$GEODEZJA.D3:$GEODEZJA.E1022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I12];[$GEODEZJA.E3:$GEODEZJA.F1022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 table:style-name="ce169"/>
            <table:table-cell table:style-name="ce70"/>
            <table:table-cell table:style-name="ce169"/>
            <table:table-cell table:style-name="ce116" office:value-type="string" calcext:value-type="string">
              <text:p>PUBLICZNA INFORMACJ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12]=&quot;TAK&quot;;14;&quot; &quot;)" office:value-type="string" office:string-value=" " calcext:value-type="string">
              <text:p><text:s/></text:p>
            </table:table-cell>
            <table:table-cell table:style-name="ce84"/>
            <table:table-cell table:style-name="ce98" table:number-columns-repeated="2"/>
          </table:table-row>
          <table:table-row table:style-name="ro76" table:visibility="collapse">
            <table:table-cell/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 table:style-name="ce169"/>
            <table:table-cell table:style-name="ce169"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/>
          </table:table-row>
          <table:table-row table:style-name="ro76" table:visibility="collapse">
            <table:table-cell/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 table:style-name="ce169"/>
            <table:table-cell table:style-name="ce31"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 table:style-name="ce169"/>
            <table:table-cell table:style-name="ce116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</table:table-row>
          <table:table-row table:style-name="ro76" table:visibility="collapse">
            <table:table-cell/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 table:style-name="ce169"/>
            <table:table-cell table:style-name="ce116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</table:table-row>
          <table:table-row table:style-name="ro76" table:visibility="collapse">
            <table:table-cell/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</table:table-row>
        </table:table-row-group>
        <table:table-row table:style-name="ro1">
          <table:table-cell/>
          <table:table-cell table:style-name="ce585"/>
          <table:table-cell table:style-name="ce18" table:number-columns-repeated="2"/>
          <table:table-cell table:style-name="ce527" table:number-columns-repeated="11"/>
          <table:table-cell table:style-name="ce242"/>
          <table:table-cell table:style-name="ce583"/>
          <table:table-cell table:style-name="ce533"/>
          <table:table-cell table:style-name="ce18"/>
          <table:table-cell table:style-name="ce533"/>
          <table:table-cell table:style-name="ce18"/>
          <table:table-cell table:style-name="ce207"/>
        </table:table-row>
        <table:table-row table:style-name="ro1">
          <table:table-cell table:style-name="ce669" office:value-type="string" calcext:value-type="string">
            <text:p>PRZYDZIAŁ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table:style-name="ce640" table:content-validation-name="val47" office:value-type="string" calcext:value-type="string" table:number-columns-spanned="1" table:number-rows-spanned="2">
            <text:p>RB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24]&gt;[.T25];IF([.R24]=&quot;TAK&quot;;IF(OR([.C27]&gt;[.C31];[.C31]&gt;[.C27]);&quot;postępowanie zakończone&quot;;IF(ISBLANK([.T24]);&quot;postanowienie&quot;;IF(ISBLANK([.U24]);TODAY()-[.T24]&amp;&quot; dni od postanowienia&quot;;IF(ISBLANK([.V24]);TODAY()-[.U24]&amp;&quot; dni od odebrania postanowienia&quot;;&quot;w toku&quot;))));IF([.R22]=&quot;TAK&quot;;IF([.R22]=&quot;TAK&quot;;IF(ISBLANK([.T22]);&quot;wezwanie&quot;;IF(ISBLANK([.U22]);TODAY()-[.T22]&amp;&quot; dni od wezwania&quot;;IF(AND(ISBLANK([.V22]);ISBLANK([.C31]));TODAY()-[.U22] &amp;&quot; dni - oczekiwanie na odpowiedź&quot;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);&quot;w toku&quot;)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;IF([.R25]=&quot;TAK&quot;;IF(OR([.C27]&gt;[.C31];[.C31]&gt;[.C27]);&quot;postępowanie zakończone&quot;;IF(ISBLANK([.T25]);&quot;pismo do Konserwatora&quot;;IF(ISBLANK([.U25]);TODAY()-[.T25]&amp;&quot; dni od pisma do Konserwatora&quot;;IF(ISBLANK([.V25]);TODAY()-[.U25]&amp;&quot; dni od odebrania pisma przez Konserwatora&quot;;&quot;w toku&quot;))));IF([.R24]=&quot;TAK&quot;;IF(OR([.C27]&gt;[.C31];[.C31]&gt;[.C27]);&quot;postepowanie zakończone&quot;;IF(ISBLANK([.T24]);&quot;postanowienie&quot;;IF(ISBLANK([.U24]);TODAY()-[.T24]&amp;&quot; dni od postanowienia&quot;;IF(ISBLANK([.V24]);TODAY()-[.U24]&amp;&quot; dni od odebrania postanowienia&quot;;&quot;w toku&quot;))));IF([.R22]=&quot;TAK&quot;;IF([.R22]=&quot;TAK&quot;;IF(ISBLANK([.T22]);&quot;wezwanie&quot;;IF(ISBLANK([.U22]);TODAY()-[.T22]&amp;&quot; dni od wezwania&quot;;IF(AND(ISBLANK([.V22]);ISBLANK([.C31]));TODAY()-[.U22] &amp;&quot; dni - oczekiwanie na odpowiedź&quot;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);&quot;w toku&quot;);IF(OR([.C27]&gt;[.C31];[.C31]&gt;[.C27]);&quot;postępowanie zakończone&quot;;IF(ISBLANK([.C20]);&quot; &quot;;IF([.R23]=&quot;TAK&quot;;IF(ISBLANK([.T23]);&quot;zawiadomienie&quot;;IF(ISBLANK([.U23]);TODAY()-[.T23]&amp;&quot; dni od zawiadomienia&quot;;IF(ISBLANK([.U23]);&quot;zawiadomienie&quot;;TODAY()-[.U23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5" calcext:value-type="date">
            <text:p>5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20]);&quot;-&quot;;IF(AND([.R24]=&quot; &quot;;[.R25]=&quot; &quot;);IF(OR([.C27]&gt;[.C31];[.C31]&gt;[.C27]);&quot;BiA&quot;;IF(ISBLANK([.V22]);TODAY()-[.C20];TODAY()-[.V22]));IF(AND([.R24]=&quot;TAK&quot;;[.R25]=&quot; &quot;);IF(OR([.C27]&gt;[.C31];[.C31]&gt;[.C27]);&quot;BiA&quot;;IF([.R24]=&quot;TAK&quot;;IF(ISBLANK([.V24]);&quot; - &quot;;IF(ISBLANK([.V22]);TODAY()-[.C20]-([.V24]-[.T24]);TODAY()-[.V22]-([.V24]-[.T24])));IF([.R22]=&quot;TAK&quot;;IF([.R22]=&quot;TAK&quot;;IF(OR([.C27]&gt;[.C31];[.C31]&gt;[.C27]);&quot;BiA&quot;;IF(ISBLANK([.V22]);&quot; - &quot;;TODAY()-[.V22]));TODAY()-[.C20]);IF(OR([.C27]&gt;[.C31];[.C31]&gt;[.C27]);&quot;BiA&quot;;IF(ISBLANK([.C20]);&quot; &quot;;IF([.R23]=&quot;TAK&quot;;TODAY()-[.C20];TODAY()-[.C20]))))));IF(AND([.R25]=&quot;TAK&quot;;[.R24]=&quot; &quot;);IF(OR([.C27]&gt;[.C31];[.C31]&gt;[.C27]);&quot;BiA&quot;;IF([.R25]=&quot;TAK&quot;;IF(ISBLANK([.V25]);&quot; - &quot;;IF(ISBLANK([.V22]);TODAY()-[.C20]-([.V25]-[.T25]);TODAY()-[.V22]-([.V25]-[.T25])));IF([.R22]=&quot;TAK&quot;;IF([.R22]=&quot;TAK&quot;;IF(OR([.C27]&gt;[.C31];[.C31]&gt;[.C27]);&quot;BiA&quot;;IF(ISBLANK([.V22]);&quot; - &quot;;TODAY()-[.V22]));TODAY()-[.C20]);IF(OR([.C27]&gt;[.C31];[.C31]&gt;[.C27]);&quot;BiA&quot;;IF(ISBLANK([.C20]);&quot; &quot;;IF([.R23]=&quot;TAK&quot;;TODAY()-[.C20];TODAY()-[.C20]))))));IF(AND([.R25]=&quot;TAK&quot;;[.R24]=&quot;TAK&quot;);IF(OR([.C27]&gt;[.C31];[.C31]&gt;[.C27]);&quot;BiA&quot;;IF(OR(AND([.T24]&gt;=[.T25];[.T24]&lt;=[.V25];[.V25]&lt;=[.V24]);AND([.V24]&gt;=[.T25];[.V24]&lt;=[.V25];[.T25]&gt;=[.T24]));IFERROR(IF(ISBLANK([.V22]);TODAY()-[.C20]-(IF(OR(AND([.T24]&gt;=[.T25];[.T24]&lt;=[.V25];[.V25]&lt;=[.V24]);AND([.V24]&gt;=[.T25];[.V24]&lt;=[.V25];[.T25]&gt;=[.T24]));MAX([.V$8:.V$9])-(MIN([.T$8:.T$9]));&quot;licz inaczej&quot;));TODAY()-[.V22]-(IF(OR(AND([.T24]&gt;=[.T25];[.T24]&lt;=[.V25];[.V25]&lt;=[.V24]);AND([.V24]&gt;=[.T25];[.V24]&lt;=[.V25];[.T25]&gt;=[.T24]));MAX([.V$8:.V$9])-(MIN([.T$8:.T$9]));&quot;-&quot;)));&quot;-&quot;);IF(OR(AND([.T25]&lt;[.T24];[.V25]&lt;[.T24]);AND([.T25]&gt;[.V24];[.V25]&gt;[.V24]));IF(OR(AND([.T25]&lt;[.T24];[.V25]&lt;[.T24]);AND([.T25]&gt;[.V24];[.V25]&gt;[.V24]));IFERROR(IF(ISBLANK([.V22]);TODAY()-[.C20]-((IFERROR(IF(ISBLANK([.V24]);&quot;-&quot;;[.V24])-(IF(ISBLANK([.T24]);&quot;-&quot;;[.T24]));&quot;-&quot;))+(IFERROR(IF(ISBLANK([.V25]);&quot;-&quot;;[.V25])-(IF(ISBLANK([.T25]);&quot;-&quot;;[.T25]));&quot;-&quot;)));TODAY()-[.V22]-((IFERROR(IF(ISBLANK([.V24]);&quot;-&quot;;[.V24])-(IF(ISBLANK([.T24]);&quot;-&quot;;[.T24]));&quot;-&quot;))+(IFERROR(IF(ISBLANK([.V25]);&quot;-&quot;;[.V25])-(IF(ISBLANK([.T25]);&quot;-&quot;;[.T25]));&quot;-&quot;))));&quot;-&quot;);&quot;-&quot;);IF(OR(AND([.T25]&lt;[.T24];[.T25]&lt;[.V24];[.V25]&gt;[.V24];[.V25]&gt;[.T24]);AND([.T25]&gt;[.T24];[.T25]&lt;[.V24];[.V25]&gt;[.T24];[.V25]&lt;[.V24]));IFERROR(IF(ISBLANK([.V22]);TODAY()-[.C20]-(IFERROR(IF(OR(AND([.T25]&lt;[.T24];[.T25]&lt;[.V24];[.V25]&gt;[.V24];[.V25]&gt;[.T24]);AND([.T25]&gt;[.T24];[.T25]&lt;[.V24];[.V25]&gt;[.T24];[.V25]&lt;[.V24]));MAX([.V$8:.V$9])-(MIN([.T$8:.T$9]));&quot;-&quot;);&quot;-&quot;));TODAY()-[.V22]-(IFERROR(IF(OR(AND([.T25]&lt;[.T24];[.T25]&lt;[.V24];[.V25]&gt;[.V24];[.V25]&gt;[.T24]);AND([.T25]&gt;[.T24];[.T25]&lt;[.V24];[.V25]&gt;[.T24];[.V25]&lt;[.V24]));MAX([.V$8:.V$9])-(MIN([.T$8:.T$9]));&quot;-&quot;);&quot;-&quot;)));&quot;-&quot;);&quot;-&quot;))));&quot;--- ! ---&quot;))) ))" office:value-type="float" office:value="75" calcext:value-type="float">
            <text:p>75</text:p>
          </table:table-cell>
          <table:covered-table-cell table:number-columns-repeated="4" table:style-name="ce169"/>
        </table:table-row>
        <table:table-row-group table:display="false">
          <table:table-row table:style-name="ro69" table:visibility="collapse">
            <table:table-cell/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51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 table:style-name="ce169"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/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51"/>
            <table:table-cell table:style-name="ce85" table:formula="of:=VLOOKUP([.F25];[$PKOB.H18:$PKOB.I1036];2;0)" office:value-type="float" office:value="2153" calcext:value-type="float">
              <text:p>2153</text:p>
            </table:table-cell>
            <table:table-cell table:style-name="ce96" table:formula="of:=VLOOKUP([.F25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F25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</table:table-row>
          <table:table-row table:style-name="ro1" table:visibility="collapse">
            <table:table-cell/>
            <table:covered-table-cell table:style-name="ce8" table:content-validation-name="val2"/>
            <table:covered-table-cell table:style-name="ce169"/>
            <table:table-cell table:style-name="ce31"/>
            <table:table-cell table:style-name="ce40"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51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ZAWIADOMIENIE 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23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2" table:visibility="collapse">
            <table:table-cell/>
            <table:table-cell table:style-name="ce23" table:formula="of:=VLOOKUP([.B22];[$Inwestorzy.B19:$Inwestorzy.C1019];2;0)" office:value-type="string" office:string-value="" calcext:value-type="error" table:number-columns-spanned="2" table:number-rows-spanned="1">
              <text:p>#N/D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51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3" office:value-type="string" calcext:value-type="string" table:number-columns-spanned="2" table:number-rows-spanned="1">
              <text:p>Decyzja Starosty Człuchowskiego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51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116" office:value-type="string" calcext:value-type="string">
              <text:p>KONSERWATOR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1" table:formula="of:=IF([.R25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 table:style-name="ce169"/>
            <table:table-cell table:style-name="ce57"/>
            <table:table-cell table:style-name="ce116" office:value-type="string" calcext:value-type="string">
              <text:p>ZAWIESZENIE POSTĘPOWANI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26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 table:style-name="ce169"/>
            <table:table-cell table:style-name="ce46" office:value-type="string" calcext:value-type="string">
              <text:p>Nr</text:p>
            </table:table-cell>
            <table:table-cell table:style-name="ce169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2" table:visibility="collapse">
            <table:table-cell/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G28];[$GEODEZJA.D18:$GEODEZJA.E1037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I28];[$GEODEZJA.E18:$GEODEZJA.F1037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 table:style-name="ce169"/>
            <table:table-cell table:style-name="ce70"/>
            <table:table-cell table:style-name="ce169"/>
            <table:table-cell table:style-name="ce116" office:value-type="string" calcext:value-type="string">
              <text:p>PUBLICZNA INFORMACJ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 table:number-columns-repeated="2"/>
            <table:table-cell table:style-name="ce98"/>
            <table:table-cell table:style-name="ce84"/>
          </table:table-row>
          <table:table-row table:style-name="ro1" table:visibility="collapse">
            <table:table-cell/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 table:style-name="ce169"/>
            <table:table-cell table:style-name="ce169"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/>
          </table:table-row>
          <table:table-row table:style-name="ro52" table:visibility="collapse">
            <table:table-cell/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 table:style-name="ce169"/>
            <table:table-cell table:style-name="ce31"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 table:style-name="ce169"/>
            <table:table-cell table:style-name="ce116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</table:table-row>
          <table:table-row table:style-name="ro69" table:visibility="collapse">
            <table:table-cell/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 table:style-name="ce169"/>
            <table:table-cell table:style-name="ce116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</table:table-row>
          <table:table-row table:style-name="ro52" table:visibility="collapse">
            <table:table-cell/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</table:table-row>
        </table:table-row-group>
        <table:table-row table:style-name="ro1">
          <table:table-cell/>
          <table:table-cell table:style-name="ce169" table:number-columns-repeated="2"/>
          <table:table-cell table:style-name="ce31"/>
          <table:table-cell table:number-columns-repeated="13"/>
          <table:table-cell table:style-name="ce165"/>
          <table:table-cell table:style-name="ce180"/>
          <table:table-cell table:number-columns-repeated="3"/>
        </table:table-row>
        <table:table-row table:style-name="ro1" table:number-rows-repeated="11">
          <table:table-cell table:number-columns-repeated="22"/>
        </table:table-row>
        <table:table-row table:style-name="ro1">
          <table:table-cell table:style-name="ce669" office:value-type="string" calcext:value-type="string">
            <text:p>Nr rejestru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table:style-name="ce670" office:value-type="float" office:value="6740" calcext:value-type="float" table:number-columns-spanned="1" table:number-rows-spanned="2">
            <text:p>6740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51]&gt;[.T52];IF([.R51]=&quot;TAK&quot;;IF(OR([.C54]&gt;[.C58];[.C58]&gt;[.C54]);&quot;postępowanie zakończone&quot;;IF(ISBLANK([.T51]);&quot;postanowienie&quot;;IF(ISBLANK([.U51]);TODAY()-[.T51]&amp;&quot; dni od postanowienia&quot;;IF(ISBLANK([.V51]);TODAY()-[.U51]&amp;&quot; dni od odebrania postanowienia&quot;;&quot;w toku&quot;))));IF([.R49]=&quot;TAK&quot;;IF([.R49]=&quot;TAK&quot;;IF(ISBLANK([.T49]);&quot;wezwanie&quot;;IF(ISBLANK([.U49]);TODAY()-[.T49]&amp;&quot; dni od wezwania&quot;;IF(AND(ISBLANK([.V49]);ISBLANK([.C58]));TODAY()-[.U49] &amp;&quot; dni - oczekiwanie na odpowiedź&quot;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);&quot;w toku&quot;)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;IF([.R52]=&quot;TAK&quot;;IF(OR([.C54]&gt;[.C58];[.C58]&gt;[.C54]);&quot;postępowanie zakończone&quot;;IF(ISBLANK([.T52]);&quot;pismo do Konserwatora&quot;;IF(ISBLANK([.U52]);TODAY()-[.T52]&amp;&quot; dni od pisma do Konserwatora&quot;;IF(ISBLANK([.V52]);TODAY()-[.U52]&amp;&quot; dni od odebrania pisma przez Konserwatora&quot;;&quot;w toku&quot;))));IF([.R51]=&quot;TAK&quot;;IF(OR([.C54]&gt;[.C58];[.C58]&gt;[.C54]);&quot;postepowanie zakończone&quot;;IF(ISBLANK([.T51]);&quot;postanowienie&quot;;IF(ISBLANK([.U51]);TODAY()-[.T51]&amp;&quot; dni od postanowienia&quot;;IF(ISBLANK([.V51]);TODAY()-[.U51]&amp;&quot; dni od odebrania postanowienia&quot;;&quot;w toku&quot;))));IF([.R49]=&quot;TAK&quot;;IF([.R49]=&quot;TAK&quot;;IF(ISBLANK([.T49]);&quot;wezwanie&quot;;IF(ISBLANK([.U49]);TODAY()-[.T49]&amp;&quot; dni od wezwania&quot;;IF(AND(ISBLANK([.V49]);ISBLANK([.C58]));TODAY()-[.U49] &amp;&quot; dni - oczekiwanie na odpowiedź&quot;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);&quot;w toku&quot;);IF(OR([.C54]&gt;[.C58];[.C58]&gt;[.C54]);&quot;postępowanie zakończone&quot;;IF(ISBLANK([.C47]);&quot; &quot;;IF([.R50]=&quot;TAK&quot;;IF(ISBLANK([.T50]);&quot;zawiadomienie&quot;;IF(ISBLANK([.U50]);TODAY()-[.T50]&amp;&quot; dni od zawiadomienia&quot;;IF(ISBLANK([.U50]);&quot;zawiadomienie&quot;;TODAY()-[.U50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47]);&quot;-&quot;;IF(AND([.R51]=&quot; &quot;;[.R52]=&quot; &quot;);IF(OR([.C54]&gt;[.C58];[.C58]&gt;[.C54]);&quot;BiA&quot;;IF(ISBLANK([.V49]);TODAY()-[.C47];TODAY()-[.V49]));IF(AND([.R51]=&quot;TAK&quot;;[.R52]=&quot; &quot;);IF(OR([.C54]&gt;[.C58];[.C58]&gt;[.C54]);&quot;BiA&quot;;IF([.R51]=&quot;TAK&quot;;IF(ISBLANK([.V51]);&quot; - &quot;;IF(ISBLANK([.V49]);TODAY()-[.C47]-([.V51]-[.T51]);TODAY()-[.V49]-([.V51]-[.T51])));IF([.R49]=&quot;TAK&quot;;IF([.R49]=&quot;TAK&quot;;IF(OR([.C54]&gt;[.C58];[.C58]&gt;[.C54]);&quot;BiA&quot;;IF(ISBLANK([.V49]);&quot; - &quot;;TODAY()-[.V49]));TODAY()-[.C47]);IF(OR([.C54]&gt;[.C58];[.C58]&gt;[.C54]);&quot;BiA&quot;;IF(ISBLANK([.C47]);&quot; &quot;;IF([.R50]=&quot;TAK&quot;;TODAY()-[.C47];TODAY()-[.C47]))))));IF(AND([.R52]=&quot;TAK&quot;;[.R51]=&quot; &quot;);IF(OR([.C54]&gt;[.C58];[.C58]&gt;[.C54]);&quot;BiA&quot;;IF([.R52]=&quot;TAK&quot;;IF(ISBLANK([.V52]);&quot; - &quot;;IF(ISBLANK([.V49]);TODAY()-[.C47]-([.V52]-[.T52]);TODAY()-[.V49]-([.V52]-[.T52])));IF([.R49]=&quot;TAK&quot;;IF([.R49]=&quot;TAK&quot;;IF(OR([.C54]&gt;[.C58];[.C58]&gt;[.C54]);&quot;BiA&quot;;IF(ISBLANK([.V49]);&quot; - &quot;;TODAY()-[.V49]));TODAY()-[.C47]);IF(OR([.C54]&gt;[.C58];[.C58]&gt;[.C54]);&quot;BiA&quot;;IF(ISBLANK([.C47]);&quot; &quot;;IF([.R50]=&quot;TAK&quot;;TODAY()-[.C47];TODAY()-[.C47]))))));IF(AND([.R52]=&quot;TAK&quot;;[.R51]=&quot;TAK&quot;);IF(OR([.C54]&gt;[.C58];[.C58]&gt;[.C54]);&quot;BiA&quot;;IF(OR(AND([.T51]&gt;=[.T52];[.T51]&lt;=[.V52];[.V52]&lt;=[.V51]);AND([.V51]&gt;=[.T52];[.V51]&lt;=[.V52];[.T52]&gt;=[.T51]));IFERROR(IF(ISBLANK([.V49]);TODAY()-[.C47]-(IF(OR(AND([.T51]&gt;=[.T52];[.T51]&lt;=[.V52];[.V52]&lt;=[.V51]);AND([.V51]&gt;=[.T52];[.V51]&lt;=[.V52];[.T52]&gt;=[.T51]));MAX([.V$8:.V$9])-(MIN([.T$8:.T$9]));&quot;licz inaczej&quot;));TODAY()-[.V49]-(IF(OR(AND([.T51]&gt;=[.T52];[.T51]&lt;=[.V52];[.V52]&lt;=[.V51]);AND([.V51]&gt;=[.T52];[.V51]&lt;=[.V52];[.T52]&gt;=[.T51]));MAX([.V$8:.V$9])-(MIN([.T$8:.T$9]));&quot;-&quot;)));&quot;-&quot;);IF(OR(AND([.T52]&lt;[.T51];[.V52]&lt;[.T51]);AND([.T52]&gt;[.V51];[.V52]&gt;[.V51]));IF(OR(AND([.T52]&lt;[.T51];[.V52]&lt;[.T51]);AND([.T52]&gt;[.V51];[.V52]&gt;[.V51]));IFERROR(IF(ISBLANK([.V49]);TODAY()-[.C47]-((IFERROR(IF(ISBLANK([.V51]);&quot;-&quot;;[.V51])-(IF(ISBLANK([.T51]);&quot;-&quot;;[.T51]));&quot;-&quot;))+(IFERROR(IF(ISBLANK([.V52]);&quot;-&quot;;[.V52])-(IF(ISBLANK([.T52]);&quot;-&quot;;[.T52]));&quot;-&quot;)));TODAY()-[.V49]-((IFERROR(IF(ISBLANK([.V51]);&quot;-&quot;;[.V51])-(IF(ISBLANK([.T51]);&quot;-&quot;;[.T51]));&quot;-&quot;))+(IFERROR(IF(ISBLANK([.V52]);&quot;-&quot;;[.V52])-(IF(ISBLANK([.T52]);&quot;-&quot;;[.T52]));&quot;-&quot;))));&quot;-&quot;);&quot;-&quot;);IF(OR(AND([.T52]&lt;[.T51];[.T52]&lt;[.V51];[.V52]&gt;[.V51];[.V52]&gt;[.T51]);AND([.T52]&gt;[.T51];[.T52]&lt;[.V51];[.V52]&gt;[.T51];[.V52]&lt;[.V51]));IFERROR(IF(ISBLANK([.V49]);TODAY()-[.C47]-(IFERROR(IF(OR(AND([.T52]&lt;[.T51];[.T52]&lt;[.V51];[.V52]&gt;[.V51];[.V52]&gt;[.T51]);AND([.T52]&gt;[.T51];[.T52]&lt;[.V51];[.V52]&gt;[.T51];[.V52]&lt;[.V51]));MAX([.V$8:.V$9])-(MIN([.T$8:.T$9]));&quot;-&quot;);&quot;-&quot;));TODAY()-[.V49]-(IFERROR(IF(OR(AND([.T52]&lt;[.T51];[.T52]&lt;[.V51];[.V52]&gt;[.V51];[.V52]&gt;[.T51]);AND([.T52]&gt;[.T51];[.T52]&lt;[.V51];[.V52]&gt;[.T51];[.V52]&lt;[.V51]));MAX([.V$8:.V$9])-(MIN([.T$8:.T$9]));&quot;-&quot;);&quot;-&quot;)));&quot;-&quot;);&quot;-&quot;))));&quot;--- ! ---&quot;))) ))" office:value-type="float" office:value="79" calcext:value-type="float">
            <text:p>79</text:p>
          </table:table-cell>
          <table:covered-table-cell table:number-columns-repeated="4" table:style-name="ce169"/>
        </table:table-row>
        <table:table-row-group table:display="false">
          <table:table-row table:style-name="ro69" table:visibility="collapse">
            <table:table-cell/>
            <table:table-cell table:style-name="ce6" office:value-type="string" calcext:value-type="string" table:number-columns-spanned="2" table:number-rows-spanned="1">
              <text:p>Inwestor: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Sekcja</text:p>
            </table:table-cell>
            <table:table-cell table:style-name="ce51" table:content-validation-name="val7" office:value-type="string" calcext:value-type="string" table:number-columns-spanned="5" table:number-rows-spanned="1">
              <text:p>2 – Obiekty inż. lądowej i wodnej</text:p>
            </table:table-cell>
            <table:covered-table-cell table:number-columns-repeated="4" table:style-name="ce51"/>
            <table:table-cell table:style-name="ce73" office:value-type="string" calcext:value-type="string">
              <text:p>PKOB</text:p>
            </table:table-cell>
            <table:table-cell table:style-name="ce115" office:value-type="string" calcext:value-type="string" table:number-columns-spanned="2" table:number-rows-spanned="1">
              <text:p>Kat.Zag.Ludzi</text:p>
            </table:table-cell>
            <table:covered-table-cell table:style-name="ce115"/>
            <table:table-cell table:style-name="ce115" office:value-type="string" calcext:value-type="string" table:number-columns-spanned="2" table:number-rows-spanned="1">
              <text:p>Kat. Obiektu</text:p>
            </table:table-cell>
            <table:covered-table-cell table:style-name="ce115"/>
            <table:table-cell table:style-name="ce169"/>
            <table:table-cell table:style-name="ce98" office:value-type="string" calcext:value-type="string">
              <text:p>Czynności</text:p>
            </table:table-cell>
            <table:table-cell table:style-name="ce98" office:value-type="string" calcext:value-type="string">
              <text:p>wybór</text:p>
            </table:table-cell>
            <table:table-cell table:style-name="ce98" office:value-type="string" calcext:value-type="string">
              <text:p>termin [dni]</text:p>
            </table:table-cell>
            <table:table-cell table:style-name="ce98" office:value-type="string" calcext:value-type="string">
              <text:p>data pisma</text:p>
            </table:table-cell>
            <table:table-cell table:style-name="ce98" office:value-type="string" calcext:value-type="string">
              <text:p>data odebrania</text:p>
            </table:table-cell>
            <table:table-cell table:style-name="ce98" office:value-type="string" calcext:value-type="string">
              <text:p>data odpowiedzi</text:p>
            </table:table-cell>
          </table:table-row>
          <table:table-row table:style-name="ro1" table:visibility="collapse">
            <table:table-cell/>
            <table:table-cell table:style-name="ce12" table:content-validation-name="val1" office:value-type="string" calcext:value-type="string" table:number-columns-spanned="2" table:number-rows-spanned="2">
              <text:p>-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Dział </text:p>
            </table:table-cell>
            <table:table-cell table:style-name="ce51" table:content-validation-name="val8" office:value-type="string" calcext:value-type="string" table:number-columns-spanned="5" table:number-rows-spanned="1">
              <text:p>21- Infrastruktura transportu</text:p>
            </table:table-cell>
            <table:covered-table-cell table:number-columns-repeated="4" table:style-name="ce51"/>
            <table:table-cell table:style-name="ce85" table:formula="of:=VLOOKUP([.F52];[$PKOB.H46:$PKOB.I1064];2;0)" office:value-type="float" office:value="2153" calcext:value-type="float">
              <text:p>2153</text:p>
            </table:table-cell>
            <table:table-cell table:style-name="ce96" table:formula="of:=VLOOKUP([.F52];[$PKOB.$H$3:$PKOB.$J$999];3;0)" office:value-type="float" office:value="0" calcext:value-type="float" table:number-columns-spanned="2" table:number-rows-spanned="1">
              <text:p/>
            </table:table-cell>
            <table:covered-table-cell table:style-name="ce99"/>
            <table:table-cell table:style-name="ce102" table:formula="of:=VLOOKUP([.F52];[$PKOB.$H$3:$PKOB.$K$999];4;0)" office:value-type="float" office:value="0" calcext:value-type="float" table:number-columns-spanned="2" table:number-rows-spanned="1">
              <text:p/>
            </table:table-cell>
            <table:covered-table-cell table:style-name="ce85"/>
            <table:table-cell table:style-name="ce57"/>
            <table:table-cell table:style-name="ce116" table:formula="of:=IF([$'(1) 6740 - PnB'.$U$6]-[$'(1) 6740 - PnB'.$T$6]&gt;[$'(1) 6740 - PnB'.$R$6];&quot;termin przekroczony&quot;;&quot;WEZWANANIE&quot;)" office:value-type="string" office:string-value="WEZWANANIE" calcext:value-type="string">
              <text:p>WEZWANA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0"/>
            <table:table-cell table:style-name="ce84" table:number-columns-repeated="3"/>
          </table:table-row>
          <table:table-row table:style-name="ro1" table:visibility="collapse">
            <table:table-cell/>
            <table:covered-table-cell table:style-name="ce8" table:content-validation-name="val2"/>
            <table:covered-table-cell table:style-name="ce169"/>
            <table:table-cell table:style-name="ce31"/>
            <table:table-cell table:style-name="ce40" office:value-type="string" calcext:value-type="string">
              <text:p>Grupa</text:p>
            </table:table-cell>
            <table:table-cell table:style-name="ce51" table:content-validation-name="val9" office:value-type="string" calcext:value-type="string" table:number-columns-spanned="5" table:number-rows-spanned="1">
              <text:p>215 - Budowle wodne</text:p>
            </table:table-cell>
            <table:covered-table-cell table:number-columns-repeated="4" table:style-name="ce51"/>
            <table:table-cell table:style-name="ce85" office:value-type="string" calcext:value-type="string" table:number-columns-spanned="5" table:number-rows-spanned="1">
              <text:p>Forma <text:s/>budownictwa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ZAWIADOMIENIE 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50]=&quot;TAK&quot;;7;&quot; &quot;)" office:value-type="string" office:string-value=" " calcext:value-type="string">
              <text:p><text:s/></text:p>
            </table:table-cell>
            <table:table-cell table:style-name="ce84" table:number-columns-repeated="2"/>
            <table:table-cell table:style-name="ce88" office:value-type="string" calcext:value-type="string">
              <text:p>-</text:p>
            </table:table-cell>
          </table:table-row>
          <table:table-row table:style-name="ro52" table:visibility="collapse">
            <table:table-cell/>
            <table:table-cell table:style-name="ce23" table:formula="of:=VLOOKUP([.B49];[$Inwestorzy.B47:$Inwestorzy.C1047];2;0)" office:value-type="string" office:string-value="" calcext:value-type="error" table:number-columns-spanned="2" table:number-rows-spanned="1">
              <text:p>#N/D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Klasa</text:p>
            </table:table-cell>
            <table:table-cell table:style-name="ce51" table:content-validation-name="val10" office:value-type="string" calcext:value-type="string" table:number-columns-spanned="5" table:number-rows-spanned="1">
              <text:p>2153 - Budowle inżynierskie służące do nawadniania i kultywacji ziemi</text:p>
            </table:table-cell>
            <table:covered-table-cell table:number-columns-repeated="4" table:style-name="ce51"/>
            <table:table-cell table:style-name="ce110" table:content-validation-name="val19" office:value-type="string" calcext:value-type="string" table:number-columns-spanned="5" table:number-rows-spanned="1">
              <text:p><text:s/>- </text:p>
            </table:table-cell>
            <table:covered-table-cell table:number-columns-repeated="4" table:style-name="ce97"/>
            <table:table-cell table:style-name="ce57"/>
            <table:table-cell table:style-name="ce116" office:value-type="string" calcext:value-type="string">
              <text:p>POSTANOWIENIE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110"/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3" office:value-type="string" calcext:value-type="string" table:number-columns-spanned="2" table:number-rows-spanned="1">
              <text:p>Decyzja Starosty Człuchowskiego</text:p>
            </table:table-cell>
            <table:covered-table-cell table:style-name="ce169"/>
            <table:table-cell table:style-name="ce31"/>
            <table:table-cell table:style-name="ce40" office:value-type="string" calcext:value-type="string">
              <text:p>Wysz.</text:p>
            </table:table-cell>
            <table:table-cell table:style-name="ce51" table:content-validation-name="val11" office:value-type="string" calcext:value-type="string" table:number-columns-spanned="5" table:number-rows-spanned="1">
              <text:p>Akwedukty</text:p>
            </table:table-cell>
            <table:covered-table-cell table:number-columns-repeated="4" table:style-name="ce51"/>
            <table:table-cell table:style-name="ce85" office:value-type="string" calcext:value-type="string" table:number-columns-spanned="4" table:number-rows-spanned="1">
              <text:p>Planowanie przestrzenne</text:p>
            </table:table-cell>
            <table:covered-table-cell table:style-name="ce33"/>
            <table:covered-table-cell table:number-columns-repeated="2" table:style-name="ce31"/>
            <table:table-cell table:style-name="ce114" table:content-validation-name="val22" office:value-type="string" calcext:value-type="string">
              <text:p><text:s/>- </text:p>
            </table:table-cell>
            <table:table-cell table:style-name="ce57"/>
            <table:table-cell table:style-name="ce116" office:value-type="string" calcext:value-type="string">
              <text:p>KONSERWATOR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1" table:formula="of:=IF([.R52]=&quot;TAK&quot;;30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22" table:content-validation-name="val3" office:value-type="string" calcext:value-type="string" table:number-columns-spanned="2" table:number-rows-spanned="1">
              <text:p>Inne rozstrzygnięcie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ane nieruchomości</text:p>
            </table:table-cell>
            <table:covered-table-cell table:style-name="ce45"/>
            <table:covered-table-cell table:number-columns-repeated="9" table:style-name="ce169"/>
            <table:table-cell table:style-name="ce57"/>
            <table:table-cell table:style-name="ce116" office:value-type="string" calcext:value-type="string">
              <text:p>ZAWIESZENIE POSTĘPOWANI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53]=&quot;TAK&quot;;1095;&quot; &quot;)" office:value-type="string" office:string-value=" " calcext:value-type="string">
              <text:p><text:s/></text:p>
            </table:table-cell>
            <table:table-cell table:style-name="ce84" table:number-columns-repeated="3"/>
          </table:table-row>
          <table:table-row table:style-name="ro52" table:visibility="collapse">
            <table:table-cell/>
            <table:table-cell table:style-name="ce3" office:value-type="string" calcext:value-type="string">
              <text:p>Numer decyzji</text:p>
            </table:table-cell>
            <table:table-cell table:style-name="ce29"/>
            <table:table-cell table:style-name="ce17"/>
            <table:table-cell table:style-name="ce46" office:value-type="string" calcext:value-type="string" table:number-columns-spanned="2" table:number-rows-spanned="1">
              <text:p>gmina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miejscowość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obręb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jedn.ewid.</text:p>
            </table:table-cell>
            <table:covered-table-cell table:style-name="ce26"/>
            <table:table-cell table:style-name="ce46" office:value-type="string" calcext:value-type="string" table:number-columns-spanned="2" table:number-rows-spanned="1">
              <text:p>ulica</text:p>
            </table:table-cell>
            <table:covered-table-cell table:style-name="ce169"/>
            <table:table-cell table:style-name="ce46" office:value-type="string" calcext:value-type="string">
              <text:p>Nr</text:p>
            </table:table-cell>
            <table:table-cell table:style-name="ce169"/>
            <table:table-cell table:style-name="ce116" office:value-type="string" calcext:value-type="string">
              <text:p>PRZEDŁUŻENIE TERMINU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84"/>
            <table:table-cell table:style-name="ce98" table:number-columns-repeated="3"/>
          </table:table-row>
          <table:table-row table:style-name="ro52" table:visibility="collapse">
            <table:table-cell/>
            <table:table-cell table:style-name="ce10" office:value-type="string" calcext:value-type="string">
              <text:p>Wydana w dniu</text:p>
            </table:table-cell>
            <table:table-cell table:style-name="ce14"/>
            <table:table-cell table:style-name="ce18"/>
            <table:table-cell table:style-name="ce59" table:content-validation-name="val5" office:value-type="string" calcext:value-type="string" table:number-columns-spanned="2" table:number-rows-spanned="1">
              <text:p>Przechlewo</text:p>
            </table:table-cell>
            <table:covered-table-cell table:style-name="ce27" table:content-validation-name="val12"/>
            <table:table-cell table:style-name="ce69" table:content-validation-name="val13" office:value-type="string" calcext:value-type="string" table:number-columns-spanned="2" table:number-rows-spanned="1">
              <text:p>Nowa Wieś</text:p>
            </table:table-cell>
            <table:covered-table-cell table:style-name="ce69"/>
            <table:table-cell table:style-name="ce71" table:formula="of:=VLOOKUP([.G55];[$GEODEZJA.D46:$GEODEZJA.E1065];2;0)" office:value-type="string" office:string-value="Nowa Wieś" calcext:value-type="string" table:number-columns-spanned="2" table:number-rows-spanned="1">
              <text:p>Nowa Wieś</text:p>
            </table:table-cell>
            <table:covered-table-cell table:style-name="ce45"/>
            <table:table-cell table:style-name="ce71" table:formula="of:=VLOOKUP([.I55];[$GEODEZJA.E46:$GEODEZJA.F1065];2;0)" office:value-type="string" office:string-value="220306_2.0005" calcext:value-type="string" table:number-columns-spanned="2" table:number-rows-spanned="1">
              <text:p>220306_2.0005</text:p>
            </table:table-cell>
            <table:covered-table-cell table:style-name="ce45"/>
            <table:table-cell table:style-name="ce52" table:content-validation-name="val20" office:value-type="string" calcext:value-type="string" table:number-columns-spanned="2" table:number-rows-spanned="1">
              <text:p>-</text:p>
            </table:table-cell>
            <table:covered-table-cell table:style-name="ce169"/>
            <table:table-cell table:style-name="ce70"/>
            <table:table-cell table:style-name="ce169"/>
            <table:table-cell table:style-name="ce116" office:value-type="string" calcext:value-type="string">
              <text:p>PUBLICZNA INFORMACJA</text:p>
            </table:table-cell>
            <table:table-cell table:style-name="ce110" table:content-validation-name="val23" office:value-type="string" calcext:value-type="string">
              <text:p><text:s/></text:p>
            </table:table-cell>
            <table:table-cell table:style-name="ce98" table:formula="of:=IF([.R55]=&quot;TAK&quot;;14;&quot; &quot;)" office:value-type="string" office:string-value=" " calcext:value-type="string">
              <text:p><text:s/></text:p>
            </table:table-cell>
            <table:table-cell table:style-name="ce84"/>
            <table:table-cell table:style-name="ce98" table:number-columns-repeated="2"/>
          </table:table-row>
          <table:table-row table:style-name="ro1" table:visibility="collapse">
            <table:table-cell/>
            <table:table-cell table:style-name="ce7" office:value-type="string" calcext:value-type="string" table:number-columns-spanned="2" table:number-rows-spanned="1">
              <text:p>Inne roztrzygnięcia</text:p>
            </table:table-cell>
            <table:covered-table-cell table:style-name="ce169"/>
            <table:table-cell table:style-name="ce31"/>
            <table:table-cell table:style-name="ce43" office:value-type="string" calcext:value-type="string" table:number-columns-spanned="11" table:number-rows-spanned="1">
              <text:p>Działki objęte inwestycją </text:p>
            </table:table-cell>
            <table:covered-table-cell table:style-name="ce45"/>
            <table:covered-table-cell table:number-columns-repeated="9" table:style-name="ce169"/>
            <table:table-cell table:style-name="ce169"/>
            <table:table-cell table:style-name="ce134" office:value-type="string" calcext:value-type="string" table:number-columns-spanned="6" table:number-rows-spanned="1">
              <text:p>Charakterystyczne parametry </text:p>
            </table:table-cell>
            <table:covered-table-cell table:style-name="ce164"/>
            <table:covered-table-cell table:style-name="ce175"/>
            <table:covered-table-cell table:number-columns-repeated="3"/>
          </table:table-row>
          <table:table-row table:style-name="ro52" table:visibility="collapse">
            <table:table-cell/>
            <table:table-cell table:style-name="ce22" table:content-validation-name="val4" office:value-type="string" calcext:value-type="string" table:number-columns-spanned="2" table:number-rows-spanned="1">
              <text:p>- </text:p>
            </table:table-cell>
            <table:covered-table-cell table:style-name="ce169"/>
            <table:table-cell table:style-name="ce31"/>
            <table:table-cell table:style-name="ce60" office:value-type="float" office:value="123" calcext:value-type="float">
              <text:p>123</text:p>
            </table:table-cell>
            <table:table-cell table:style-name="ce60" table:number-columns-repeated="10"/>
            <table:table-cell table:style-name="ce169"/>
            <table:table-cell table:style-name="ce116" office:value-type="string" calcext:value-type="string">
              <text:p>powierzchnia zabudowy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kubatura</text:p>
            </table:table-cell>
            <table:table-cell table:style-name="ce84"/>
            <table:table-cell table:style-name="ce98" office:value-type="string" calcext:value-type="string">
              <text:p>m3</text:p>
            </table:table-cell>
          </table:table-row>
          <table:table-row table:style-name="ro69" table:visibility="collapse">
            <table:table-cell/>
            <table:table-cell table:style-name="ce3" office:value-type="string" calcext:value-type="string">
              <text:p>Numer pisma</text:p>
            </table:table-cell>
            <table:table-cell table:style-name="ce29"/>
            <table:table-cell table:style-name="ce17"/>
            <table:table-cell table:style-name="ce60" table:number-columns-repeated="11"/>
            <table:table-cell table:style-name="ce169"/>
            <table:table-cell table:style-name="ce116" office:value-type="string" calcext:value-type="string">
              <text:p>powierzchnia użytkowa</text:p>
            </table:table-cell>
            <table:table-cell table:style-name="ce84"/>
            <table:table-cell table:style-name="ce98" office:value-type="string" calcext:value-type="string">
              <text:p>m2</text:p>
            </table:table-cell>
            <table:table-cell table:style-name="ce116" office:value-type="string" calcext:value-type="string">
              <text:p>ilość budynków</text:p>
            </table:table-cell>
            <table:table-cell table:style-name="ce84"/>
            <table:table-cell table:style-name="ce98" office:value-type="string" calcext:value-type="string">
              <text:p>szt</text:p>
            </table:table-cell>
          </table:table-row>
          <table:table-row table:style-name="ro52" table:visibility="collapse">
            <table:table-cell/>
            <table:table-cell table:style-name="ce10" office:value-type="string" calcext:value-type="string">
              <text:p>wydane w dniu</text:p>
            </table:table-cell>
            <table:table-cell table:style-name="ce14"/>
            <table:table-cell table:style-name="ce18"/>
            <table:table-cell table:style-name="ce60" table:number-columns-repeated="11"/>
            <table:table-cell/>
            <table:table-cell table:style-name="ce137" office:value-type="string" calcext:value-type="string">
              <text:p>Dziennik budowy</text:p>
            </table:table-cell>
            <table:table-cell table:style-name="ce81" office:value-type="string" calcext:value-type="string">
              <text:p>Nr</text:p>
            </table:table-cell>
            <table:table-cell table:style-name="ce84"/>
            <table:table-cell table:style-name="ce81" office:value-type="string" calcext:value-type="string">
              <text:p>z dnia</text:p>
            </table:table-cell>
            <table:table-cell table:style-name="ce84" table:number-columns-spanned="2" table:number-rows-spanned="1"/>
            <table:covered-table-cell table:style-name="ce189"/>
          </table:table-row>
        </table:table-row-group>
        <table:table-row table:style-name="ro1">
          <table:table-cell/>
          <table:table-cell table:style-name="ce585"/>
          <table:table-cell table:style-name="ce18" table:number-columns-repeated="2"/>
          <table:table-cell table:style-name="ce527" table:number-columns-repeated="11"/>
          <table:table-cell table:style-name="ce242"/>
          <table:table-cell table:style-name="ce583"/>
          <table:table-cell table:style-name="ce533"/>
          <table:table-cell table:style-name="ce18"/>
          <table:table-cell table:style-name="ce533"/>
          <table:table-cell table:style-name="ce18"/>
          <table:table-cell table:style-name="ce207"/>
        </table:table-row>
        <table:table-row table:style-name="ro1">
          <table:table-cell table:style-name="ce669" office:value-type="string" calcext:value-type="string">
            <text:p>Nr rejestru</text:p>
          </table:table-cell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table:style-name="ce670" office:value-type="string" calcext:value-type="string" table:number-columns-spanned="1" table:number-rows-spanned="2">
            <text:p>6743.2</text:p>
          </table:table-cell>
          <table:table-cell table:style-name="ce3" office:value-type="string" calcext:value-type="string">
            <text:p>Numer wniosku</text:p>
          </table:table-cell>
          <table:table-cell table:style-name="ce29" office:value-type="string" calcext:value-type="string">
            <text:p>102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1">
            <text:p>Budowa budynku mieszkalnego jednorodzinnego 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 table:style-name="ce169"/>
          <table:table-cell table:style-name="ce116"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T67]&gt;[.T68];IF([.R67]=&quot;TAK&quot;;IF(OR([.C70]&gt;[.C74];[.C74]&gt;[.C70]);&quot;postępowanie zakończone&quot;;IF(ISBLANK([.T67]);&quot;postanowienie&quot;;IF(ISBLANK([.U67]);TODAY()-[.T67]&amp;&quot; dni od postanowienia&quot;;IF(ISBLANK([.V67]);TODAY()-[.U67]&amp;&quot; dni od odebrania postanowienia&quot;;&quot;w toku&quot;))));IF([.R65]=&quot;TAK&quot;;IF([.R65]=&quot;TAK&quot;;IF(ISBLANK([.T65]);&quot;wezwanie&quot;;IF(ISBLANK([.U65]);TODAY()-[.T65]&amp;&quot; dni od wezwania&quot;;IF(AND(ISBLANK([.V65]);ISBLANK([.C74]));TODAY()-[.U65] &amp;&quot; dni - oczekiwanie na odpowiedź&quot;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);&quot;w toku&quot;)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;IF([.R68]=&quot;TAK&quot;;IF(OR([.C70]&gt;[.C74];[.C74]&gt;[.C70]);&quot;postępowanie zakończone&quot;;IF(ISBLANK([.T68]);&quot;pismo do Konserwatora&quot;;IF(ISBLANK([.U68]);TODAY()-[.T68]&amp;&quot; dni od pisma do Konserwatora&quot;;IF(ISBLANK([.V68]);TODAY()-[.U68]&amp;&quot; dni od odebrania pisma przez Konserwatora&quot;;&quot;w toku&quot;))));IF([.R67]=&quot;TAK&quot;;IF(OR([.C70]&gt;[.C74];[.C74]&gt;[.C70]);&quot;postepowanie zakończone&quot;;IF(ISBLANK([.T67]);&quot;postanowienie&quot;;IF(ISBLANK([.U67]);TODAY()-[.T67]&amp;&quot; dni od postanowienia&quot;;IF(ISBLANK([.V67]);TODAY()-[.U67]&amp;&quot; dni od odebrania postanowienia&quot;;&quot;w toku&quot;))));IF([.R65]=&quot;TAK&quot;;IF([.R65]=&quot;TAK&quot;;IF(ISBLANK([.T65]);&quot;wezwanie&quot;;IF(ISBLANK([.U65]);TODAY()-[.T65]&amp;&quot; dni od wezwania&quot;;IF(AND(ISBLANK([.V65]);ISBLANK([.C74]));TODAY()-[.U65] &amp;&quot; dni - oczekiwanie na odpowiedź&quot;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);&quot;w toku&quot;);IF(OR([.C70]&gt;[.C74];[.C74]&gt;[.C70]);&quot;postępowanie zakończone&quot;;IF(ISBLANK([.C63]);&quot; &quot;;IF([.R66]=&quot;TAK&quot;;IF(ISBLANK([.T66]);&quot;zawiadomienie&quot;;IF(ISBLANK([.U66]);TODAY()-[.T66]&amp;&quot; dni od zawiadomienia&quot;;IF(ISBLANK([.U66]);&quot;zawiadomienie&quot;;TODAY()-[.U66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79">
          <table:covered-table-cell/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5" calcext:value-type="date">
            <text:p>5.09.2024</text:p>
          </table:table-cell>
          <table:table-cell table:style-name="ce18"/>
          <table:covered-table-cell table:number-columns-repeated="4"/>
          <table:table-cell table:style-name="ce56" office:value-type="string" calcext:value-type="string" table:number-columns-spanned="6" table:number-rows-spanned="1">
            <text:p>infrastruktura towarzysząca </text:p>
          </table:table-cell>
          <table:covered-table-cell/>
          <table:covered-table-cell table:style-name="ce85"/>
          <table:covered-table-cell table:number-columns-repeated="3" table:style-name="ce94"/>
          <table:table-cell table:style-name="ce114" table:content-validation-name="val21" office:value-type="string" calcext:value-type="string">
            <text:p><text:s/>-</text:p>
          </table:table-cell>
          <table:table-cell table:style-name="ce169"/>
          <table:table-cell table:style-name="ce116" office:value-type="string" calcext:value-type="string">
            <text:p>upływający czas w dniach</text:p>
          </table:table-cell>
          <table:table-cell table:style-name="ce144" table:formula="of:=IF(ISBLANK([.C63]);&quot;-&quot;;IF(AND([.R67]=&quot; &quot;;[.R68]=&quot; &quot;);IF(OR([.C70]&gt;[.C74];[.C74]&gt;[.C70]);&quot;BiA&quot;;IF(ISBLANK([.V65]);TODAY()-[.C63];TODAY()-[.V65]));IF(AND([.R67]=&quot;TAK&quot;;[.R68]=&quot; &quot;);IF(OR([.C70]&gt;[.C74];[.C74]&gt;[.C70]);&quot;BiA&quot;;IF([.R67]=&quot;TAK&quot;;IF(ISBLANK([.V67]);&quot; - &quot;;IF(ISBLANK([.V65]);TODAY()-[.C63]-([.V67]-[.T67]);TODAY()-[.V65]-([.V67]-[.T67])));IF([.R65]=&quot;TAK&quot;;IF([.R65]=&quot;TAK&quot;;IF(OR([.C70]&gt;[.C74];[.C74]&gt;[.C70]);&quot;BiA&quot;;IF(ISBLANK([.V65]);&quot; - &quot;;TODAY()-[.V65]));TODAY()-[.C63]);IF(OR([.C70]&gt;[.C74];[.C74]&gt;[.C70]);&quot;BiA&quot;;IF(ISBLANK([.C63]);&quot; &quot;;IF([.R66]=&quot;TAK&quot;;TODAY()-[.C63];TODAY()-[.C63]))))));IF(AND([.R68]=&quot;TAK&quot;;[.R67]=&quot; &quot;);IF(OR([.C70]&gt;[.C74];[.C74]&gt;[.C70]);&quot;BiA&quot;;IF([.R68]=&quot;TAK&quot;;IF(ISBLANK([.V68]);&quot; - &quot;;IF(ISBLANK([.V65]);TODAY()-[.C63]-([.V68]-[.T68]);TODAY()-[.V65]-([.V68]-[.T68])));IF([.R65]=&quot;TAK&quot;;IF([.R65]=&quot;TAK&quot;;IF(OR([.C70]&gt;[.C74];[.C74]&gt;[.C70]);&quot;BiA&quot;;IF(ISBLANK([.V65]);&quot; - &quot;;TODAY()-[.V65]));TODAY()-[.C63]);IF(OR([.C70]&gt;[.C74];[.C74]&gt;[.C70]);&quot;BiA&quot;;IF(ISBLANK([.C63]);&quot; &quot;;IF([.R66]=&quot;TAK&quot;;TODAY()-[.C63];TODAY()-[.C63]))))));IF(AND([.R68]=&quot;TAK&quot;;[.R67]=&quot;TAK&quot;);IF(OR([.C70]&gt;[.C74];[.C74]&gt;[.C70]);&quot;BiA&quot;;IF(OR(AND([.T67]&gt;=[.T68];[.T67]&lt;=[.V68];[.V68]&lt;=[.V67]);AND([.V67]&gt;=[.T68];[.V67]&lt;=[.V68];[.T68]&gt;=[.T67]));IFERROR(IF(ISBLANK([.V65]);TODAY()-[.C63]-(IF(OR(AND([.T67]&gt;=[.T68];[.T67]&lt;=[.V68];[.V68]&lt;=[.V67]);AND([.V67]&gt;=[.T68];[.V67]&lt;=[.V68];[.T68]&gt;=[.T67]));MAX([.V$8:.V$9])-(MIN([.T$8:.T$9]));&quot;licz inaczej&quot;));TODAY()-[.V65]-(IF(OR(AND([.T67]&gt;=[.T68];[.T67]&lt;=[.V68];[.V68]&lt;=[.V67]);AND([.V67]&gt;=[.T68];[.V67]&lt;=[.V68];[.T68]&gt;=[.T67]));MAX([.V$8:.V$9])-(MIN([.T$8:.T$9]));&quot;-&quot;)));&quot;-&quot;);IF(OR(AND([.T68]&lt;[.T67];[.V68]&lt;[.T67]);AND([.T68]&gt;[.V67];[.V68]&gt;[.V67]));IF(OR(AND([.T68]&lt;[.T67];[.V68]&lt;[.T67]);AND([.T68]&gt;[.V67];[.V68]&gt;[.V67]));IFERROR(IF(ISBLANK([.V65]);TODAY()-[.C63]-((IFERROR(IF(ISBLANK([.V67]);&quot;-&quot;;[.V67])-(IF(ISBLANK([.T67]);&quot;-&quot;;[.T67]));&quot;-&quot;))+(IFERROR(IF(ISBLANK([.V68]);&quot;-&quot;;[.V68])-(IF(ISBLANK([.T68]);&quot;-&quot;;[.T68]));&quot;-&quot;)));TODAY()-[.V65]-((IFERROR(IF(ISBLANK([.V67]);&quot;-&quot;;[.V67])-(IF(ISBLANK([.T67]);&quot;-&quot;;[.T67]));&quot;-&quot;))+(IFERROR(IF(ISBLANK([.V68]);&quot;-&quot;;[.V68])-(IF(ISBLANK([.T68]);&quot;-&quot;;[.T68]));&quot;-&quot;))));&quot;-&quot;);&quot;-&quot;);IF(OR(AND([.T68]&lt;[.T67];[.T68]&lt;[.V67];[.V68]&gt;[.V67];[.V68]&gt;[.T67]);AND([.T68]&gt;[.T67];[.T68]&lt;[.V67];[.V68]&gt;[.T67];[.V68]&lt;[.V67]));IFERROR(IF(ISBLANK([.V65]);TODAY()-[.C63]-(IFERROR(IF(OR(AND([.T68]&lt;[.T67];[.T68]&lt;[.V67];[.V68]&gt;[.V67];[.V68]&gt;[.T67]);AND([.T68]&gt;[.T67];[.T68]&lt;[.V67];[.V68]&gt;[.T67];[.V68]&lt;[.V67]));MAX([.V$8:.V$9])-(MIN([.T$8:.T$9]));&quot;-&quot;);&quot;-&quot;));TODAY()-[.V65]-(IFERROR(IF(OR(AND([.T68]&lt;[.T67];[.T68]&lt;[.V67];[.V68]&gt;[.V67];[.V68]&gt;[.T67]);AND([.T68]&gt;[.T67];[.T68]&lt;[.V67];[.V68]&gt;[.T67];[.V68]&lt;[.V67]));MAX([.V$8:.V$9])-(MIN([.T$8:.T$9]));&quot;-&quot;);&quot;-&quot;)));&quot;-&quot;);&quot;-&quot;))));&quot;--- ! ---&quot;))) ))" office:value-type="string" office:string-value="--- ! ---" calcext:value-type="string">
            <text:p>--- ! ---</text:p>
          </table:table-cell>
          <table:covered-table-cell table:number-columns-repeated="4" table:style-name="ce169"/>
        </table:table-row>
        <table:table-row table:style-name="ro1" table:number-rows-repeated="104851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(12) Rejestry Uzpełniajace" table:style-name="ta1">
        <table:table-column table:style-name="co96" table:default-cell-style-name="Default"/>
        <table:table-column table:style-name="co97" table:default-cell-style-name="ce169"/>
        <table:table-column table:style-name="co98" table:default-cell-style-name="ce31"/>
        <table:table-column table:style-name="co99" table:default-cell-style-name="ce169"/>
        <table:table-column table:style-name="co100" table:default-cell-style-name="ce116"/>
        <table:table-column table:style-name="co101" table:default-cell-style-name="ce110"/>
        <table:table-column table:style-name="co101" table:default-cell-style-name="ce98"/>
        <table:table-column table:style-name="co101" table:number-columns-repeated="2" table:default-cell-style-name="ce84"/>
        <table:table-column table:style-name="co101" table:default-cell-style-name="ce98"/>
        <table:table-row table:style-name="ro1" table:number-rows-repeated="2">
          <table:table-cell/>
          <table:table-cell table:style-name="Default" table:number-columns-repeated="9"/>
        </table:table-row>
        <table:table-row table:style-name="ro80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80">
          <table:table-cell table:style-name="ce741" table:content-validation-name="val48" office:value-type="string" calcext:value-type="string" table:number-columns-spanned="2" table:number-rows-spanned="1">
            <text:p>Zmiana do Pozwolenia na rozbiórkę</text:p>
          </table:table-cell>
          <table:covered-table-cell table:style-name="Default"/>
          <table:table-cell table:style-name="ce17"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H9]&gt;[.H10];IF([.F9]=&quot;TAK&quot;;IF(OR([.B13]&gt;[.B17];[.B17]&gt;[.B13]);&quot;postępowanie zakończone&quot;;IF(ISBLANK([.H9]);&quot;postanowienie&quot;;IF(ISBLANK([.I9]);TODAY()-[.H9]&amp;&quot; dni od postanowienia&quot;;IF(ISBLANK([.J9]);TODAY()-[.I9]&amp;&quot; dni od odebrania postanowienia&quot;;&quot;w toku&quot;))));IF([.F7]=&quot;TAK&quot;;IF([.F7]=&quot;TAK&quot;;IF(ISBLANK([.H7]);&quot;wezwanie&quot;;IF(ISBLANK([.I7]);TODAY()-[.H7]&amp;&quot; dni od wezwania&quot;;IF(AND(ISBLANK([.J7]);ISBLANK([.B17]));TODAY()-[.I7] &amp;&quot; dni - oczekiwanie na odpowiedź&quot;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);&quot;w toku&quot;)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;IF([.F10]=&quot;TAK&quot;;IF(OR([.B13]&gt;[.B17];[.B17]&gt;[.B13]);&quot;postępowanie zakończone&quot;;IF(ISBLANK([.H10]);&quot;pismo do Konserwatora&quot;;IF(ISBLANK([.I10]);TODAY()-[.H10]&amp;&quot; dni od pisma do Konserwatora&quot;;IF(ISBLANK([.J10]);TODAY()-[.I10]&amp;&quot; dni od odebrania pisma przez Konserwatora&quot;;&quot;w toku&quot;))));IF([.F9]=&quot;TAK&quot;;IF(OR([.B13]&gt;[.B17];[.B17]&gt;[.B13]);&quot;postepowanie zakończone&quot;;IF(ISBLANK([.H9]);&quot;postanowienie&quot;;IF(ISBLANK([.I9]);TODAY()-[.H9]&amp;&quot; dni od postanowienia&quot;;IF(ISBLANK([.J9]);TODAY()-[.I9]&amp;&quot; dni od odebrania postanowienia&quot;;&quot;w toku&quot;))));IF([.F7]=&quot;TAK&quot;;IF([.F7]=&quot;TAK&quot;;IF(ISBLANK([.H7]);&quot;wezwanie&quot;;IF(ISBLANK([.I7]);TODAY()-[.H7]&amp;&quot; dni od wezwania&quot;;IF(AND(ISBLANK([.J7]);ISBLANK([.B17]));TODAY()-[.I7] &amp;&quot; dni - oczekiwanie na odpowiedź&quot;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);&quot;w toku&quot;);IF(OR([.B13]&gt;[.B17];[.B17]&gt;[.B13]);&quot;postępowanie zakończone&quot;;IF(ISBLANK([.B6]);&quot; &quot;;IF([.F8]=&quot;TAK&quot;;IF(ISBLANK([.H8]);&quot;zawiadomienie&quot;;IF(ISBLANK([.I8]);TODAY()-[.H8]&amp;&quot; dni od zawiadomienia&quot;;IF(ISBLANK([.I8]);&quot;zawiadomienie&quot;;TODAY()-[.I8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80">
          <table:table-cell table:style-name="ce742" table:content-validation-name="val49" office:value-type="string" calcext:value-type="string">
            <text:p>Decyzja na Rozbiórkę</text:p>
          </table:table-cell>
          <table:table-cell table:style-name="ce29" office:value-type="string" calcext:value-type="string">
            <text:p>100.2024</text:p>
          </table:table-cell>
          <table:table-cell table:style-name="ce18"/>
          <table:table-cell/>
          <table:table-cell office:value-type="string" calcext:value-type="string">
            <text:p>upływający czas w dniach</text:p>
          </table:table-cell>
          <table:table-cell table:style-name="ce144" table:formula="of:=IF(ISBLANK([.B6]);&quot;-&quot;;IF(AND([.F9]=&quot; &quot;;[.F10]=&quot; &quot;);IF(OR([.B13]&gt;[.B17];[.B17]&gt;[.B13]);&quot;BiA&quot;;IF(ISBLANK([.J7]);TODAY()-[.B6];TODAY()-[.J7]));IF(AND([.F9]=&quot;TAK&quot;;[.F10]=&quot; &quot;);IF(OR([.B13]&gt;[.B17];[.B17]&gt;[.B13]);&quot;BiA&quot;;IF([.F9]=&quot;TAK&quot;;IF(ISBLANK([.J9]);&quot; - &quot;;IF(ISBLANK([.J7]);TODAY()-[.B6]-([.J9]-[.H9]);TODAY()-[.J7]-([.J9]-[.H9])));IF([.F7]=&quot;TAK&quot;;IF([.F7]=&quot;TAK&quot;;IF(OR([.B13]&gt;[.B17];[.B17]&gt;[.B13]);&quot;BiA&quot;;IF(ISBLANK([.J7]);&quot; - &quot;;TODAY()-[.J7]));TODAY()-[.B6]);IF(OR([.B13]&gt;[.B17];[.B17]&gt;[.B13]);&quot;BiA&quot;;IF(ISBLANK([.B6]);&quot; &quot;;IF([.F8]=&quot;TAK&quot;;TODAY()-[.B6];TODAY()-[.B6]))))));IF(AND([.F10]=&quot;TAK&quot;;[.F9]=&quot; &quot;);IF(OR([.B13]&gt;[.B17];[.B17]&gt;[.B13]);&quot;BiA&quot;;IF([.F10]=&quot;TAK&quot;;IF(ISBLANK([.J10]);&quot; - &quot;;IF(ISBLANK([.J7]);TODAY()-[.B6]-([.J10]-[.H10]);TODAY()-[.J7]-([.J10]-[.H10])));IF([.F7]=&quot;TAK&quot;;IF([.F7]=&quot;TAK&quot;;IF(OR([.B13]&gt;[.B17];[.B17]&gt;[.B13]);&quot;BiA&quot;;IF(ISBLANK([.J7]);&quot; - &quot;;TODAY()-[.J7]));TODAY()-[.B6]);IF(OR([.B13]&gt;[.B17];[.B17]&gt;[.B13]);&quot;BiA&quot;;IF(ISBLANK([.B6]);&quot; &quot;;IF([.F8]=&quot;TAK&quot;;TODAY()-[.B6];TODAY()-[.B6]))))));IF(AND([.F10]=&quot;TAK&quot;;[.F9]=&quot;TAK&quot;);IF(OR([.B13]&gt;[.B17];[.B17]&gt;[.B13]);&quot;BiA&quot;;IF(OR(AND([.H9]&gt;=[.H10];[.H9]&lt;=[.J10];[.J10]&lt;=[.J9]);AND([.J9]&gt;=[.H10];[.J9]&lt;=[.J10];[.H10]&gt;=[.H9]));IFERROR(IF(ISBLANK([.J7]);TODAY()-[.B6]-(IF(OR(AND([.H9]&gt;=[.H10];[.H9]&lt;=[.J10];[.J10]&lt;=[.J9]);AND([.J9]&gt;=[.H10];[.J9]&lt;=[.J10];[.H10]&gt;=[.H9]));MAX([.J$8:.J$9])-(MIN([.H$8:.H$9]));&quot;licz inaczej&quot;));TODAY()-[.J7]-(IF(OR(AND([.H9]&gt;=[.H10];[.H9]&lt;=[.J10];[.J10]&lt;=[.J9]);AND([.J9]&gt;=[.H10];[.J9]&lt;=[.J10];[.H10]&gt;=[.H9]));MAX([.J$8:.J$9])-(MIN([.H$8:.H$9]));&quot;-&quot;)));&quot;-&quot;);IF(OR(AND([.H10]&lt;[.H9];[.J10]&lt;[.H9]);AND([.H10]&gt;[.J9];[.J10]&gt;[.J9]));IF(OR(AND([.H10]&lt;[.H9];[.J10]&lt;[.H9]);AND([.H10]&gt;[.J9];[.J10]&gt;[.J9]));IFERROR(IF(ISBLANK([.J7]);TODAY()-[.B6]-((IFERROR(IF(ISBLANK([.J9]);&quot;-&quot;;[.J9])-(IF(ISBLANK([.H9]);&quot;-&quot;;[.H9]));&quot;-&quot;))+(IFERROR(IF(ISBLANK([.J10]);&quot;-&quot;;[.J10])-(IF(ISBLANK([.H10]);&quot;-&quot;;[.H10]));&quot;-&quot;)));TODAY()-[.J7]-((IFERROR(IF(ISBLANK([.J9]);&quot;-&quot;;[.J9])-(IF(ISBLANK([.H9]);&quot;-&quot;;[.H9]));&quot;-&quot;))+(IFERROR(IF(ISBLANK([.J10]);&quot;-&quot;;[.J10])-(IF(ISBLANK([.H10]);&quot;-&quot;;[.H10]));&quot;-&quot;))));&quot;-&quot;);&quot;-&quot;);IF(OR(AND([.H10]&lt;[.H9];[.H10]&lt;[.J9];[.J10]&gt;[.J9];[.J10]&gt;[.H9]);AND([.H10]&gt;[.H9];[.H10]&lt;[.J9];[.J10]&gt;[.H9];[.J10]&lt;[.J9]));IFERROR(IF(ISBLANK([.J7]);TODAY()-[.B6]-(IFERROR(IF(OR(AND([.H10]&lt;[.H9];[.H10]&lt;[.J9];[.J10]&gt;[.J9];[.J10]&gt;[.H9]);AND([.H10]&gt;[.H9];[.H10]&lt;[.J9];[.J10]&gt;[.H9];[.J10]&lt;[.J9]));MAX([.J$8:.J$9])-(MIN([.H$8:.H$9]));&quot;-&quot;);&quot;-&quot;));TODAY()-[.J7]-(IFERROR(IF(OR(AND([.H10]&lt;[.H9];[.H10]&lt;[.J9];[.J10]&gt;[.J9];[.J10]&gt;[.H9]);AND([.H10]&gt;[.H9];[.H10]&lt;[.J9];[.J10]&gt;[.H9];[.J10]&lt;[.J9]));MAX([.J$8:.J$9])-(MIN([.H$8:.H$9]));&quot;-&quot;);&quot;-&quot;)));&quot;-&quot;);&quot;-&quot;))));&quot;--- ! ---&quot;))) ))" office:value-type="float" office:value="79" calcext:value-type="float">
            <text:p>79</text:p>
          </table:table-cell>
          <table:covered-table-cell table:number-columns-repeated="4" table:style-name="ce169"/>
        </table:table-row>
        <table:table-row table:style-name="ro80">
          <table:table-cell table:style-name="ce7" office:value-type="string" calcext:value-type="string">
            <text:p>wydane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number-columns-repeated="2"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office:value-type="string" calcext:value-type="string">
            <text:p>data odpowiedzi</text:p>
          </table:table-cell>
        </table:table-row>
        <table:table-row table:style-name="ro80"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57"/>
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0"/>
          <table:table-cell table:number-columns-repeated="2"/>
          <table:table-cell table:style-name="ce84"/>
        </table:table-row>
        <table:table-row table:style-name="ro80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57"/>
          <table:table-cell office:value-type="string" calcext:value-type="string">
            <text:p>ZAWIADOMIENIE </text:p>
          </table:table-cell>
          <table:table-cell table:content-validation-name="val23" office:value-type="string" calcext:value-type="string">
            <text:p><text:s/></text:p>
          </table:table-cell>
          <table:table-cell table:formula="of:=IF([.F8]=&quot;TAK&quot;;7;&quot; &quot;)" office:value-type="string" office:string-value=" " calcext:value-type="string">
            <text:p><text:s/></text:p>
          </table:table-cell>
          <table:table-cell table:number-columns-repeated="2"/>
          <table:table-cell table:style-name="ce88" office:value-type="string" calcext:value-type="string">
            <text:p>-</text:p>
          </table:table-cell>
        </table:table-row>
        <table:table-row table:style-name="ro80">
          <table:covered-table-cell table:style-name="ce8" table:content-validation-name="val2"/>
          <table:covered-table-cell/>
          <table:table-cell/>
          <table:table-cell table:style-name="ce57"/>
          <table:table-cell office:value-type="string" calcext:value-type="string">
            <text:p>POSTANOWIENIE</text:p>
          </table:table-cell>
          <table:table-cell table:content-validation-name="val23" office:value-type="string" calcext:value-type="string">
            <text:p><text:s/></text:p>
          </table:table-cell>
          <table:table-cell table:style-name="ce110"/>
          <table:table-cell table:number-columns-repeated="2"/>
          <table:table-cell table:style-name="ce84"/>
        </table:table-row>
        <table:table-row table:style-name="ro80">
          <table:table-cell table:style-name="ce23" table:formula="of:=VLOOKUP([.A8];[$Inwestorzy.B5:$Inwestorzy.C1005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57"/>
          <table:table-cell office:value-type="string" calcext:value-type="string">
            <text:p>ZAWIESZENIE POSTĘPOWANIA</text:p>
          </table:table-cell>
          <table:table-cell table:content-validation-name="val23" office:value-type="string" calcext:value-type="string">
            <text:p><text:s/></text:p>
          </table:table-cell>
          <table:table-cell table:formula="of:=IF([.F10]=&quot;TAK&quot;;1095;&quot; &quot;)" office:value-type="string" office:string-value=" " calcext:value-type="string">
            <text:p><text:s/></text:p>
          </table:table-cell>
          <table:table-cell table:number-columns-repeated="2"/>
          <table:table-cell table:style-name="ce84"/>
        </table:table-row>
        <table:table-row table:style-name="ro80">
          <table:table-cell table:style-name="ce3" office:value-type="string" calcext:value-type="string" table:number-columns-spanned="2" table:number-rows-spanned="1">
            <text:p>Decyzja Starosty Człuchowskiego</text:p>
          </table:table-cell>
          <table:covered-table-cell/>
          <table:table-cell/>
          <table:table-cell table:style-name="ce57"/>
          <table:table-cell office:value-type="string" calcext:value-type="string">
            <text:p>PRZEDŁUŻENIE TERMINU</text:p>
          </table:table-cell>
          <table:table-cell table:content-validation-name="val23" office:value-type="string" calcext:value-type="string">
            <text:p><text:s/></text:p>
          </table:table-cell>
          <table:table-cell table:style-name="ce84"/>
          <table:table-cell table:style-name="ce98" table:number-columns-repeated="2"/>
          <table:table-cell/>
        </table:table-row>
        <table:table-row table:style-name="ro80">
          <table:table-cell table:style-name="ce22" table:content-validation-name="val3" office:value-type="string" calcext:value-type="string" table:number-columns-spanned="2" table:number-rows-spanned="1">
            <text:p>Inne rozstrzygnięcie</text:p>
          </table:table-cell>
          <table:covered-table-cell/>
          <table:table-cell table:style-name="ce17"/>
          <table:table-cell/>
          <table:table-cell office:value-type="string" calcext:value-type="string">
            <text:p>PUBLICZNA INFORMACJA</text:p>
          </table:table-cell>
          <table:table-cell table:content-validation-name="val23" office:value-type="string" calcext:value-type="string">
            <text:p><text:s/></text:p>
          </table:table-cell>
          <table:table-cell table:formula="of:=IF([.F12]=&quot;TAK&quot;;14;&quot; &quot;)" office:value-type="string" office:string-value=" " calcext:value-type="string">
            <text:p><text:s/></text:p>
          </table:table-cell>
          <table:table-cell/>
          <table:table-cell table:style-name="ce98"/>
          <table:table-cell/>
        </table:table-row>
        <table:table-row table:style-name="ro80">
          <table:table-cell table:style-name="ce3" office:value-type="string" calcext:value-type="string">
            <text:p>Numer decyzji</text:p>
          </table:table-cell>
          <table:table-cell table:style-name="ce29"/>
          <table:table-cell table:style-name="ce18"/>
          <table:table-cell/>
          <table:table-cell table:style-name="ce134" office:value-type="string" calcext:value-type="string" table:number-columns-spanned="6" table:number-rows-spanned="1">
            <text:p>Nowe charakterystyczne parametry </text:p>
          </table:table-cell>
          <table:covered-table-cell table:style-name="ce164"/>
          <table:covered-table-cell table:style-name="ce175"/>
          <table:covered-table-cell table:number-columns-repeated="3" table:style-name="Default"/>
        </table:table-row>
        <table:table-row table:style-name="ro80">
          <table:table-cell table:style-name="ce10" office:value-type="string" calcext:value-type="string">
            <text:p>Wydana w dniu</text:p>
          </table:table-cell>
          <table:table-cell table:style-name="ce14"/>
          <table:table-cell table:number-columns-repeated="2"/>
          <table:table-cell office:value-type="string" calcext:value-type="string">
            <text:p>powierzchnia zabudowy</text:p>
          </table:table-cell>
          <table:table-cell table:style-name="ce84"/>
          <table:table-cell office:value-type="string" calcext:value-type="string">
            <text:p>m2</text:p>
          </table:table-cell>
          <table:table-cell table:style-name="ce116" office:value-type="string" calcext:value-type="string">
            <text:p>kubatura</text:p>
          </table:table-cell>
          <table:table-cell/>
          <table:table-cell office:value-type="string" calcext:value-type="string">
            <text:p>m3</text:p>
          </table:table-cell>
        </table:table-row>
        <table:table-row table:style-name="ro80"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 table:number-columns-repeated="2"/>
          <table:table-cell office:value-type="string" calcext:value-type="string">
            <text:p>powierzchnia użytkowa</text:p>
          </table:table-cell>
          <table:table-cell table:style-name="ce84"/>
          <table:table-cell office:value-type="string" calcext:value-type="string">
            <text:p>m2</text:p>
          </table:table-cell>
          <table:table-cell table:style-name="ce116" office:value-type="string" calcext:value-type="string">
            <text:p>ilość budynków</text:p>
          </table:table-cell>
          <table:table-cell/>
          <table:table-cell office:value-type="string" calcext:value-type="string">
            <text:p>szt</text:p>
          </table:table-cell>
        </table:table-row>
        <table:table-row table:style-name="ro80">
          <table:table-cell table:style-name="ce22" table:content-validation-name="val4" office:value-type="string" calcext:value-type="string" table:number-columns-spanned="2" table:number-rows-spanned="1">
            <text:p>- </text:p>
          </table:table-cell>
          <table:covered-table-cell/>
          <table:table-cell table:style-name="ce17"/>
          <table:table-cell/>
          <table:table-cell table:style-name="ce134" office:value-type="string" calcext:value-type="string" table:number-columns-spanned="6" table:number-rows-spanned="1">
            <text:p>Nowe dane do wniosku</text:p>
          </table:table-cell>
          <table:covered-table-cell table:number-columns-repeated="5" table:style-name="Default"/>
        </table:table-row>
        <table:table-row table:style-name="ro80">
          <table:table-cell table:style-name="ce3" office:value-type="string" calcext:value-type="string">
            <text:p>Numer pisma</text:p>
          </table:table-cell>
          <table:table-cell table:style-name="ce29"/>
          <table:table-cell table:style-name="ce18"/>
          <table:table-cell table:style-name="Default"/>
          <table:table-cell table:style-name="ce6" office:value-type="string" calcext:value-type="string" table:number-columns-spanned="2" table:number-rows-spanned="1">
            <text:p>Inwestor:</text:p>
          </table:table-cell>
          <table:covered-table-cell table:style-name="Default"/>
          <table:table-cell table:style-name="ce55" table:content-validation-name="val1" office:value-type="string" calcext:value-type="string" table:number-columns-spanned="4" table:number-rows-spanned="1">
            <text:p>-</text:p>
          </table:table-cell>
          <table:covered-table-cell table:number-columns-repeated="3" table:style-name="Default"/>
        </table:table-row>
        <table:table-row table:style-name="ro1"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Default" table:number-columns-repeated="8"/>
        </table:table-row>
      </table:table>
      <table:table table:name="(13) 6742 - Wejscie na dz. sąsiednią" table:style-name="ta1">
        <table:table-column table:style-name="co10" table:default-cell-style-name="ce3"/>
        <table:table-column table:style-name="co102" table:default-cell-style-name="ce169"/>
        <table:table-column table:style-name="co103" table:default-cell-style-name="ce31"/>
        <table:table-column table:style-name="co104" table:number-columns-repeated="11" table:default-cell-style-name="Default"/>
        <table:table-column table:style-name="co99" table:default-cell-style-name="ce169"/>
        <table:table-column table:style-name="co74" table:default-cell-style-name="ce116"/>
        <table:table-column table:style-name="co105" table:number-columns-repeated="5" table:default-cell-style-name="Default"/>
        <table:table-row table:style-name="ro1">
          <table:table-cell table:style-name="Default" table:number-columns-repeated="3"/>
          <table:table-cell table:number-columns-repeated="11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2" table:number-rows-spanned="1">
            <text:p>DANE WNIOSKU</text:p>
          </table:table-cell>
          <table:covered-table-cell table:style-name="ce129"/>
          <table:table-cell table:style-name="ce33"/>
          <table:table-cell table:style-name="ce42" office:value-type="string" calcext:value-type="string" table:number-columns-spanned="11" table:number-rows-spanned="1">
            <text:p>ZAMIERZENIE BUDOWLANE</text:p>
          </table:table-cell>
          <table:covered-table-cell table:style-name="ce42"/>
          <table:covered-table-cell table:number-columns-repeated="8" table:style-name="ce169"/>
          <table:covered-table-cell table:style-name="ce129"/>
          <table:table-cell table:style-name="ce78"/>
          <table:table-cell table:style-name="ce58" office:value-type="string" calcext:value-type="string" table:number-columns-spanned="6" table:number-rows-spanned="1">
            <text:p>POSTĘPOWANIE ADMINISTRACYJNE</text:p>
          </table:table-cell>
          <table:covered-table-cell table:number-columns-repeated="5" table:style-name="ce169"/>
        </table:table-row>
        <table:table-row table:style-name="ro52">
          <table:table-cell office:value-type="string" calcext:value-type="string">
            <text:p>Numer wniosku</text:p>
          </table:table-cell>
          <table:table-cell table:style-name="ce29" office:value-type="string" calcext:value-type="string">
            <text:p>100.2024</text:p>
          </table:table-cell>
          <table:table-cell table:style-name="ce17"/>
          <table:table-cell table:style-name="ce43" office:value-type="string" calcext:value-type="string" table:number-columns-spanned="4" table:number-rows-spanned="2">
            <text:p>Nazwa zamierzenia budowlanego</text:p>
          </table:table-cell>
          <table:covered-table-cell table:style-name="ce12" table:content-validation-name="val6"/>
          <table:covered-table-cell table:number-columns-repeated="2" table:style-name="ce12"/>
          <table:table-cell table:style-name="ce55" office:value-type="string" calcext:value-type="string" table:number-columns-spanned="7" table:number-rows-spanned="2">
            <text:p>Zgoda wejścia na dz. sąsiednią......</text:p>
          </table:table-cell>
          <table:covered-table-cell table:number-columns-repeated="3" table:style-name="ce64"/>
          <table:covered-table-cell table:number-columns-repeated="2" table:style-name="ce129"/>
          <table:covered-table-cell table:style-name="ce169"/>
          <table:table-cell/>
          <table:table-cell office:value-type="string" calcext:value-type="string" table:number-columns-spanned="2" table:number-rows-spanned="1">
            <text:p>informacja o postepowaniu</text:p>
          </table:table-cell>
          <table:covered-table-cell table:style-name="ce63"/>
          <table:table-cell table:style-name="ce79" table:formula="of:=IF([.S8]&gt;[.S9];IF([.Q8]=&quot;TAK&quot;;IF(OR([.B11]&gt;[.B15];[.B15]&gt;[.B11]);&quot;postę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;IF([.Q9]=&quot;TAK&quot;;IF(OR([.B11]&gt;[.B15];[.B15]&gt;[.B11]);&quot;postępowanie zakończone&quot;;IF(ISBLANK([.S9]);&quot;pismo do Konserwatora&quot;;IF(ISBLANK([.T9]);TODAY()-[.S9]&amp;&quot; dni od pisma do Konserwatora&quot;;IF(ISBLANK([.U9]);TODAY()-[.T9]&amp;&quot; dni od odebrania pisma przez Konserwatora&quot;;&quot;w toku&quot;))));IF([.Q8]=&quot;TAK&quot;;IF(OR([.B11]&gt;[.B15];[.B15]&gt;[.B11]);&quot;postepowanie zakończone&quot;;IF(ISBLANK([.S8]);&quot;postanowienie&quot;;IF(ISBLANK([.T8]);TODAY()-[.S8]&amp;&quot; dni od postanowienia&quot;;IF(ISBLANK([.U8]);TODAY()-[.T8]&amp;&quot; dni od odebrania postanowienia&quot;;&quot;w toku&quot;))));IF([.Q6]=&quot;TAK&quot;;IF([.Q6]=&quot;TAK&quot;;IF(ISBLANK([.S6]);&quot;wezwanie&quot;;IF(ISBLANK([.T6]);TODAY()-[.S6]&amp;&quot; dni od wezwania&quot;;IF(AND(ISBLANK([.U6]);ISBLANK([.B15]));TODAY()-[.T6] &amp;&quot; dni - oczekiwanie na odpowiedź&quot;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;&quot;w toku&quot;);IF(OR([.B11]&gt;[.B15];[.B15]&gt;[.B11]);&quot;postępowanie zakończone&quot;;IF(ISBLANK([.B4]);&quot; &quot;;IF([.Q7]=&quot;TAK&quot;;IF(ISBLANK([.S7]);&quot;zawiadomienie&quot;;IF(ISBLANK([.T7]);TODAY()-[.S7]&amp;&quot; dni od zawiadomienia&quot;;IF(ISBLANK([.T7]);&quot;zawiadomienie&quot;;TODAY()-[.T7]&amp;&quot; dni od odebrania zawiadomienia&quot;)));&quot;w toku&quot;)))))))" office:value-type="string" office:string-value="w toku" calcext:value-type="string" table:number-columns-spanned="4" table:number-rows-spanned="2">
            <text:p>w toku</text:p>
          </table:table-cell>
          <table:covered-table-cell table:style-name="ce110"/>
          <table:covered-table-cell table:number-columns-repeated="2" table:style-name="ce63"/>
        </table:table-row>
        <table:table-row table:style-name="ro52">
          <table:table-cell table:style-name="ce7" office:value-type="string" calcext:value-type="string">
            <text:p>Złożony w dniu</text:p>
          </table:table-cell>
          <table:table-cell table:style-name="ce14" office:value-type="date" office:date-value="2024-09-01" calcext:value-type="date">
            <text:p>1.09.2024</text:p>
          </table:table-cell>
          <table:table-cell table:style-name="ce18"/>
          <table:covered-table-cell table:number-columns-repeated="4"/>
          <table:covered-table-cell table:style-name="ce56" office:value-type="string" calcext:value-type="string">
            <text:p>infrastruktura towarzysząca </text:p>
          </table:covered-table-cell>
          <table:covered-table-cell/>
          <table:covered-table-cell table:style-name="ce85"/>
          <table:covered-table-cell table:number-columns-repeated="3" table:style-name="ce94"/>
          <table:covered-table-cell table:style-name="ce114" table:content-validation-name="val21" office:value-type="string" calcext:value-type="string">
            <text:p><text:s/>-</text:p>
          </table:covered-table-cell>
          <table:table-cell/>
          <table:table-cell office:value-type="string" calcext:value-type="string">
            <text:p>upływający czas w dniach</text:p>
          </table:table-cell>
          <table:table-cell table:style-name="ce144" office:value-type="string" calcext:value-type="string">
            <text:p>14 dni !!!</text:p>
          </table:table-cell>
          <table:covered-table-cell table:number-columns-repeated="4" table:style-name="ce169"/>
        </table:table-row>
        <table:table-row table:style-name="ro52">
          <table:table-cell table:style-name="ce6" office:value-type="string" calcext:value-type="string" table:number-columns-spanned="2" table:number-rows-spanned="1">
            <text:p>Inwestor:</text:p>
          </table:table-cell>
          <table:covered-table-cell/>
          <table:table-cell/>
          <table:table-cell table:style-name="ce43" office:value-type="string" calcext:value-type="string" table:number-columns-spanned="7" table:number-rows-spanned="1">
            <text:p>Dane nieruchomości sąsiedniej</text:p>
          </table:table-cell>
          <table:covered-table-cell table:style-name="ce45"/>
          <table:covered-table-cell table:number-columns-repeated="5" table:style-name="ce169"/>
          <table:table-cell table:style-name="ce743" table:content-validation-name="val50" table:number-columns-spanned="4" table:number-rows-spanned="1"/>
          <table:covered-table-cell table:number-columns-repeated="3" table:style-name="ce169"/>
          <table:table-cell/>
          <table:table-cell table:style-name="ce98" office:value-type="string" calcext:value-type="string">
            <text:p>Czynności</text:p>
          </table:table-cell>
          <table:table-cell table:style-name="ce98" office:value-type="string" calcext:value-type="string">
            <text:p>wybór</text:p>
          </table:table-cell>
          <table:table-cell table:style-name="ce98" office:value-type="string" calcext:value-type="string">
            <text:p>termin [dni]</text:p>
          </table:table-cell>
          <table:table-cell table:style-name="ce98" office:value-type="string" calcext:value-type="string">
            <text:p>data pisma</text:p>
          </table:table-cell>
          <table:table-cell table:style-name="ce98" office:value-type="string" calcext:value-type="string">
            <text:p>data odebrania</text:p>
          </table:table-cell>
          <table:table-cell table:style-name="ce98" office:value-type="string" calcext:value-type="string">
            <text:p>data odpowiedzi</text:p>
          </table:table-cell>
        </table:table-row>
        <table:table-row table:style-name="ro1">
          <table:table-cell table:style-name="ce12" table:content-validation-name="val1" office:value-type="string" calcext:value-type="string" table:number-columns-spanned="2" table:number-rows-spanned="2">
            <text:p>-</text:p>
          </table:table-cell>
          <table:covered-table-cell/>
          <table:table-cell/>
          <table:table-cell table:style-name="ce46" office:value-type="string" calcext:value-type="string" table:number-columns-spanned="2" table:number-rows-spanned="1">
            <text:p>gmina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miejscowość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obręb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jedn.ewid.</text:p>
          </table:table-cell>
          <table:covered-table-cell table:style-name="ce26"/>
          <table:table-cell table:style-name="ce46" office:value-type="string" calcext:value-type="string" table:number-columns-spanned="2" table:number-rows-spanned="1">
            <text:p>ulica</text:p>
          </table:table-cell>
          <table:covered-table-cell table:style-name="ce169"/>
          <table:table-cell table:style-name="ce46" office:value-type="string" calcext:value-type="string">
            <text:p>Nr</text:p>
          </table:table-cell>
          <table:table-cell table:style-name="ce57"/>
          <table:table-cell table:formula="of:=IF([$'(1) 6740 - PnB'.$U$6]-[$'(1) 6740 - PnB'.$T$6]&gt;[$'(1) 6740 - PnB'.$R$6];&quot;termin przekroczony&quot;;&quot;WEZWANANIE&quot;)" office:value-type="string" office:string-value="WEZWANANIE" calcext:value-type="string">
            <text:p>WEZWANANIE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80"/>
          <table:table-cell table:style-name="ce84" table:number-columns-repeated="3"/>
        </table:table-row>
        <table:table-row table:style-name="ro1">
          <table:covered-table-cell table:style-name="ce8" table:content-validation-name="val2"/>
          <table:covered-table-cell/>
          <table:table-cell/>
          <table:table-cell table:style-name="ce59" table:content-validation-name="val5" office:value-type="string" calcext:value-type="string" table:number-columns-spanned="2" table:number-rows-spanned="1">
            <text:p>Koczała</text:p>
          </table:table-cell>
          <table:covered-table-cell table:style-name="ce27" table:content-validation-name="val12"/>
          <table:table-cell table:style-name="ce69" table:content-validation-name="val13" office:value-type="string" calcext:value-type="string" table:number-columns-spanned="2" table:number-rows-spanned="1">
            <text:p>Łękinia</text:p>
          </table:table-cell>
          <table:covered-table-cell table:style-name="ce69"/>
          <table:table-cell table:style-name="ce71" table:formula="of:=VLOOKUP([.F7];[$GEODEZJA.D3:$GEODEZJA.E1022];2;0)" office:value-type="string" office:string-value="Łękinia" calcext:value-type="string" table:number-columns-spanned="2" table:number-rows-spanned="1">
            <text:p>Łękinia</text:p>
          </table:table-cell>
          <table:covered-table-cell table:style-name="ce45"/>
          <table:table-cell table:style-name="ce71" table:formula="of:=VLOOKUP([.H7];[$GEODEZJA.E3:$GEODEZJA.F1022];2;0)" office:value-type="string" office:string-value="220305_2.0003" calcext:value-type="string" table:number-columns-spanned="2" table:number-rows-spanned="1">
            <text:p>220305_2.0003</text:p>
          </table:table-cell>
          <table:covered-table-cell table:style-name="ce45"/>
          <table:table-cell table:style-name="ce52" table:content-validation-name="val20" office:value-type="string" calcext:value-type="string" table:number-columns-spanned="2" table:number-rows-spanned="1">
            <text:p>-</text:p>
          </table:table-cell>
          <table:covered-table-cell table:style-name="ce169"/>
          <table:table-cell table:style-name="ce70"/>
          <table:table-cell table:style-name="ce57"/>
          <table:table-cell office:value-type="string" calcext:value-type="string">
            <text:p>ZAWIADOMIENIE 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98" table:formula="of:=IF([.Q7]=&quot;TAK&quot;;7;&quot; &quot;)" office:value-type="string" office:string-value=" " calcext:value-type="string">
            <text:p><text:s/></text:p>
          </table:table-cell>
          <table:table-cell table:style-name="ce84" table:number-columns-repeated="2"/>
          <table:table-cell table:style-name="ce88" office:value-type="string" calcext:value-type="string">
            <text:p>-</text:p>
          </table:table-cell>
        </table:table-row>
        <table:table-row table:style-name="ro1">
          <table:table-cell table:style-name="ce23" table:formula="of:=VLOOKUP([.A6];[$Inwestorzy.B4:$Inwestorzy.C1004];2;0)" office:value-type="string" office:string-value="" calcext:value-type="error" table:number-columns-spanned="2" table:number-rows-spanned="1">
            <text:p>#N/D</text:p>
          </table:table-cell>
          <table:covered-table-cell/>
          <table:table-cell/>
          <table:table-cell table:style-name="ce43" office:value-type="string" calcext:value-type="string" table:number-columns-spanned="11" table:number-rows-spanned="1">
            <text:p>Działki objęte inwestycją </text:p>
          </table:table-cell>
          <table:covered-table-cell table:style-name="ce45"/>
          <table:covered-table-cell table:number-columns-repeated="9" table:style-name="ce169"/>
          <table:table-cell table:style-name="ce57"/>
          <table:table-cell office:value-type="string" calcext:value-type="string">
            <text:p>POSTANOWIENIE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110"/>
          <table:table-cell table:style-name="ce84" table:number-columns-repeated="3"/>
        </table:table-row>
        <table:table-row table:style-name="ro52">
          <table:table-cell office:value-type="string" calcext:value-type="string" table:number-columns-spanned="2" table:number-rows-spanned="1">
            <text:p>Decyzja Starosty Człuchowskiego</text:p>
          </table:table-cell>
          <table:covered-table-cell/>
          <table:table-cell/>
          <table:table-cell table:style-name="ce60" office:value-type="float" office:value="123" calcext:value-type="float">
            <text:p>123</text:p>
          </table:table-cell>
          <table:table-cell table:style-name="ce60" table:number-columns-repeated="10"/>
          <table:table-cell table:style-name="ce57"/>
          <table:table-cell office:value-type="string" calcext:value-type="string">
            <text:p>KONSERWATOR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81" table:formula="of:=IF([.Q9]=&quot;TAK&quot;;30;&quot; &quot;)" office:value-type="string" office:string-value=" " calcext:value-type="string">
            <text:p><text:s/></text:p>
          </table:table-cell>
          <table:table-cell table:style-name="ce84" table:number-columns-repeated="3"/>
        </table:table-row>
        <table:table-row table:style-name="ro52">
          <table:table-cell table:style-name="ce22" table:content-validation-name="val3" office:value-type="string" calcext:value-type="string" table:number-columns-spanned="2" table:number-rows-spanned="1">
            <text:p>Inne rozstrzygnięcie</text:p>
          </table:table-cell>
          <table:covered-table-cell/>
          <table:table-cell/>
          <table:table-cell table:style-name="ce60" table:number-columns-repeated="11"/>
          <table:table-cell table:style-name="ce57"/>
          <table:table-cell office:value-type="string" calcext:value-type="string">
            <text:p>ZAWIESZENIE POSTĘPOWANIA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98" table:formula="of:=IF([.Q10]=&quot;TAK&quot;;1095;&quot; &quot;)" office:value-type="string" office:string-value=" " calcext:value-type="string">
            <text:p><text:s/></text:p>
          </table:table-cell>
          <table:table-cell table:style-name="ce84" table:number-columns-repeated="3"/>
        </table:table-row>
        <table:table-row table:style-name="ro52">
          <table:table-cell office:value-type="string" calcext:value-type="string">
            <text:p>Numer decyzji</text:p>
          </table:table-cell>
          <table:table-cell table:style-name="ce29"/>
          <table:table-cell table:style-name="ce17"/>
          <table:table-cell table:style-name="ce60" table:number-columns-repeated="11"/>
          <table:table-cell/>
          <table:table-cell office:value-type="string" calcext:value-type="string">
            <text:p>PRZEDŁUŻENIE TERMINU</text:p>
          </table:table-cell>
          <table:table-cell table:style-name="ce110" table:content-validation-name="val23" office:value-type="string" calcext:value-type="string">
            <text:p><text:s/></text:p>
          </table:table-cell>
          <table:table-cell table:style-name="ce84"/>
          <table:table-cell table:style-name="ce98" table:number-columns-repeated="3"/>
        </table:table-row>
        <table:table-row table:style-name="ro52">
          <table:table-cell table:style-name="ce10" office:value-type="string" calcext:value-type="string">
            <text:p>Wydana w dniu</text:p>
          </table:table-cell>
          <table:table-cell table:style-name="ce14"/>
          <table:table-cell table:style-name="ce18"/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Inne roztrzygnięcia</text:p>
          </table:table-cell>
          <table:covered-table-cell/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- </text:p>
          </table:table-cell>
          <table:covered-table-cell/>
          <table:table-cell table:number-columns-repeated="13"/>
          <table:table-cell table:style-name="Default"/>
          <table:table-cell table:number-columns-repeated="5"/>
        </table:table-row>
        <table:table-row table:style-name="ro56">
          <table:table-cell office:value-type="string" calcext:value-type="string">
            <text:p>Numer pisma</text:p>
          </table:table-cell>
          <table:table-cell table:style-name="ce29"/>
          <table:table-cell table:style-name="ce17"/>
          <table:table-cell table:number-columns-repeated="12"/>
          <table:table-cell table:style-name="Default"/>
          <table:table-cell table:number-columns-repeated="5"/>
        </table:table-row>
        <table:table-row table:style-name="ro52">
          <table:table-cell table:style-name="ce10" office:value-type="string" calcext:value-type="string">
            <text:p>wydane w dniu</text:p>
          </table:table-cell>
          <table:table-cell table:style-name="ce14"/>
          <table:table-cell table:style-name="ce18"/>
          <table:table-cell table:number-columns-repeated="11"/>
          <table:table-cell table:style-name="Default" table:number-columns-repeated="2"/>
          <table:table-cell table:number-columns-repeated="5"/>
        </table:table-row>
      </table:table>
      <table:named-expressions/>
      <table:database-ranges>
        <table:database-range table:name="__Anonymous_DB__1" table:target-range-address="'(1) 6740 - PnB'.L11:'(1) 6740 - PnB'.L12" table:contains-header="false" table:orientation="column"/>
        <table:database-range table:name="__Anonymous_DB__2" table:target-range-address="'(1) 6740 - PnB'.A8:'(1) 6740 - PnB'.A16" table:contains-header="false" table:orientation="column"/>
        <table:database-range table:name="__Anonymous_Sheet_DB__5" table:target-range-address="'(3) 6743.1 - Zg. Rozb.'.B3:'(3) 6743.1 - Zg. Rozb.'.B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wiss"/>
    <style:font-face style:name="Times New Roman3" svg:font-family="'Times New Roman'"/>
    <style:font-face style:name="TimesNewRoman" svg:font-family="TimesNew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text-style style:name="N100">
      <number:text-content/>
    </number:text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/>
      <number:text> </number:text>
    </number:number-style>
    <number:number-style style:name="N117">
      <number:text>(</number:text>
      <number:number number:decimal-places="0" number:min-decimal-places="0" number:min-integer-digits="1"/>
      <number:text>)</number:text>
      <style:map style:condition="value()&gt;=0" style:apply-style-name="N117P0"/>
    </number:number-style>
    <number:date-style style:name="N118">
      <number:day/>
      <number:text>.</number:text>
      <number:month number:style="long"/>
      <number:text>.</number:text>
      <number:year number:style="long"/>
      <number:text> decyzja</number:text>
    </number:date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0" number:min-decimal-places="0" number:min-integer-digits="1"/>
      <number:text>,</number:text>
    </number:number-style>
    <number:number-style style:name="N124">
      <number:number number:min-integer-digits="1"/>
      <number:text> decyzja</number:text>
    </number:number-style>
    <number:number-style style:name="N125">
      <number:text>decyzja</number:text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0115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5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5P0"/>
    </number:number-style>
    <number:number-style style:name="N10116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6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6P0"/>
    </number:number-style>
    <number:number-style style:name="N10118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8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9P0"/>
    </number:number-style>
    <number:date-style style:name="N1012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1" number:language="pl" number:country="PL">
      <number:day number:style="long"/>
      <number:text>-</number:text>
      <number:month number:textual="true"/>
    </number:date-style>
    <number:date-style style:name="N10122" number:language="pl" number:country="PL">
      <number:month number:textual="true"/>
      <number:text>-</number:text>
      <number:year/>
    </number:date-style>
    <number:time-style style:name="N10123" number:language="pl" number:country="PL">
      <number:hours/>
      <number:text>:</number:text>
      <number:minutes number:style="long"/>
      <number:text> </number:text>
      <number:am-pm/>
    </number:time-style>
    <number:time-style style:name="N1012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6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7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number-style style:name="N10129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9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0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3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2" style:volatile="true" number:language="pl" number:country="PL">
      <number:text> </number:text>
      <number:fill-character> </number:fill-character>
      <number:text>-      </number:text>
    </number:number-style>
    <number:text-style style:name="N10134" number:language="pl" number:country="PL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 </number:text>
      <number:fill-character> </number:fill-character>
      <number:text>- zł </number:text>
    </number:number-style>
    <number:text-style style:name="N10138" number:language="pl" number:country="PL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pl" number:country="PL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6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6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46" number:language="pl" number:country="PL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Bez_20_tytułu1" style:display-name="Bez tytułu1" style:family="table-cell" style:parent-style-name="Default"/>
    <style:style style:name="Pozytywna" style:family="table-cell" style:parent-style-name="Default" style:data-style-name="N100">
      <style:table-cell-properties fo:background-color="#81d41a" style:diagonal-bl-tr="none" style:diagonal-tl-br="none" loext:vertical-justify="auto"/>
      <style:paragraph-properties css3t:text-justify="auto"/>
      <style:text-properties fo:color="#000000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fo:background-color="transparent" style:scale-to="169%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1DT1H59M19S</meta:editing-duration>
    <meta:editing-cycles>156</meta:editing-cycles>
    <meta:generator>LibreOffice/24.8.1.2$Windows_X86_64 LibreOffice_project/87fa9aec1a63e70835390b81c40bb8993f1d4ff6</meta:generator>
    <dc:date>2024-11-19T16:44:05.848000000</dc:date>
    <meta:document-statistic meta:table-count="20" meta:cell-count="7286" meta:object-count="0"/>
    <meta:user-defined meta:name="Info 1"/>
    <meta:user-defined meta:name="Info 2"/>
    <meta:user-defined meta:name="Info 3"/>
    <meta:user-defined meta:name="Info 4"/>
  </office:meta>
</office:document-meta>
</file>